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ObjectReplacements/Obj100"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roman" style:font-charset="x-symbol"/>
  </office:font-face-decls>
  <office:automatic-styles>
    <style:style style:name="co1" style:family="table-column">
      <style:table-column-properties fo:break-before="auto" style:column-width="0.2055in"/>
    </style:style>
    <style:style style:name="co2" style:family="table-column">
      <style:table-column-properties fo:break-before="auto" style:column-width="1.85in"/>
    </style:style>
    <style:style style:name="co3" style:family="table-column">
      <style:table-column-properties fo:break-before="auto" style:column-width="1.028in"/>
    </style:style>
    <style:style style:name="co4" style:family="table-column">
      <style:table-column-properties fo:break-before="auto" style:column-width="0.5138in"/>
    </style:style>
    <style:style style:name="co5" style:family="table-column">
      <style:table-column-properties fo:break-before="auto" style:column-width="4.1535in"/>
    </style:style>
    <style:style style:name="co6" style:family="table-column">
      <style:table-column-properties fo:break-before="auto" style:column-width="0.7193in"/>
    </style:style>
    <style:style style:name="co7" style:family="table-column">
      <style:table-column-properties fo:break-before="auto" style:column-width="0.6846in"/>
    </style:style>
    <style:style style:name="co8" style:family="table-column">
      <style:table-column-properties fo:break-before="auto" style:column-width="1.0102in"/>
    </style:style>
    <style:style style:name="co9" style:family="table-column">
      <style:table-column-properties fo:break-before="auto" style:column-width="0.3083in"/>
    </style:style>
    <style:style style:name="co10" style:family="table-column">
      <style:table-column-properties fo:break-before="auto" style:column-width="0.7453in"/>
    </style:style>
    <style:style style:name="co11" style:family="table-column">
      <style:table-column-properties fo:break-before="auto" style:column-width="0.8138in"/>
    </style:style>
    <style:style style:name="co12" style:family="table-column">
      <style:table-column-properties fo:break-before="auto" style:column-width="0.6689in"/>
    </style:style>
    <style:style style:name="co13" style:family="table-column">
      <style:table-column-properties fo:break-before="auto" style:column-width="0.6165in"/>
    </style:style>
    <style:style style:name="co14" style:family="table-column">
      <style:table-column-properties fo:break-before="auto" style:column-width="0.6075in"/>
    </style:style>
    <style:style style:name="co15" style:family="table-column">
      <style:table-column-properties fo:break-before="auto" style:column-width="0.6425in"/>
    </style:style>
    <style:style style:name="co16" style:family="table-column">
      <style:table-column-properties fo:break-before="auto" style:column-width="0.6335in"/>
    </style:style>
    <style:style style:name="co17" style:family="table-column">
      <style:table-column-properties fo:break-before="auto" style:column-width="0.728in"/>
    </style:style>
    <style:style style:name="co18" style:family="table-column">
      <style:table-column-properties fo:break-before="auto" style:column-width="0.7366in"/>
    </style:style>
    <style:style style:name="co19" style:family="table-column">
      <style:table-column-properties fo:break-before="auto" style:column-width="0.6508in"/>
    </style:style>
    <style:style style:name="co20" style:family="table-column">
      <style:table-column-properties fo:break-before="auto" style:column-width="0.7709in"/>
    </style:style>
    <style:style style:name="co21" style:family="table-column">
      <style:table-column-properties fo:break-before="auto" style:column-width="0.8307in"/>
    </style:style>
    <style:style style:name="co22" style:family="table-column">
      <style:table-column-properties fo:break-before="auto" style:column-width="0.7791in"/>
    </style:style>
    <style:style style:name="co23" style:family="table-column">
      <style:table-column-properties fo:break-before="auto" style:column-width="0.7965in"/>
    </style:style>
    <style:style style:name="co24" style:family="table-column">
      <style:table-column-properties fo:break-before="auto" style:column-width="0.7874in"/>
    </style:style>
    <style:style style:name="co25" style:family="table-column">
      <style:table-column-properties fo:break-before="auto" style:column-width="1.2161in"/>
    </style:style>
    <style:style style:name="co26" style:family="table-column">
      <style:table-column-properties fo:break-before="auto" style:column-width="0.9508in"/>
    </style:style>
    <style:style style:name="co27" style:family="table-column">
      <style:table-column-properties fo:break-before="auto" style:column-width="0.4283in"/>
    </style:style>
    <style:style style:name="co28" style:family="table-column">
      <style:table-column-properties fo:break-before="auto" style:column-width="9.8665in"/>
    </style:style>
    <style:style style:name="co29" style:family="table-column">
      <style:table-column-properties fo:break-before="auto" style:column-width="1.0535in"/>
    </style:style>
    <style:style style:name="ro1" style:family="table-row">
      <style:table-row-properties style:row-height="0.1772in" fo:break-before="auto" style:use-optimal-row-height="true"/>
    </style:style>
    <style:style style:name="ro2" style:family="table-row">
      <style:table-row-properties style:row-height="0.2083in" fo:break-before="auto" style:use-optimal-row-height="true"/>
    </style:style>
    <style:style style:name="ro3" style:family="table-row">
      <style:table-row-properties style:row-height="0.1772in" fo:break-before="auto" style:use-optimal-row-height="false"/>
    </style:style>
    <style:style style:name="ro4" style:family="table-row">
      <style:table-row-properties style:row-height="0.1874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178in" fo:break-before="auto" style:use-optimal-row-height="true"/>
    </style:style>
    <style:style style:name="ro7" style:family="table-row">
      <style:table-row-properties style:row-height="0.3752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3543in" fo:break-before="auto" style:use-optimal-row-height="false"/>
    </style:style>
    <style:style style:name="ro10" style:family="table-row">
      <style:table-row-properties style:row-height="0.5209in" fo:break-before="auto" style:use-optimal-row-height="false"/>
    </style:style>
    <style:style style:name="ro11" style:family="table-row">
      <style:table-row-properties style:row-height="0.7665in" fo:break-before="auto" style:use-optimal-row-height="true"/>
    </style:style>
    <style:style style:name="ro12" style:family="table-row">
      <style:table-row-properties style:row-height="1.1398in" fo:break-before="auto" style:use-optimal-row-height="true"/>
    </style:style>
    <style:style style:name="ta1" style:family="table" style:master-page-name="PageStyle_5f_Design_20_Calculation">
      <style:table-properties table:display="true" style:writing-mode="lr-tb"/>
    </style:style>
    <style:style style:name="ta2" style:family="table" style:master-page-name="PageStyle_5f_Frequency_20_Response_20_Calculation">
      <style:table-properties table:display="false" style:writing-mode="lr-tb"/>
    </style:style>
    <style:style style:name="ta3" style:family="table" style:master-page-name="PageStyle_5f_LegalDisclaimer">
      <style:table-properties table:display="true" style:writing-mode="lr-tb"/>
    </style: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number-style style:name="N81">
      <number:scientific-number number:decimal-places="2" number:min-decimal-places="2" number:min-integer-digits="1" number:min-exponent-digits="2" number:exponent-interval="1" number:forced-exponent-sign="true"/>
    </number:number-style>
    <style:style style:name="ce1" style:family="table-cell" style:parent-style-name="Default">
      <style:table-cell-properties fo:background-color="#ff0000" style:cell-protect="protected formula-hidden" style:print-content="true" style:rotation-align="none"/>
      <style:text-properties fo:color="#ff66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cell-protect="protected formula-hidden" style:print-content="true" fo:background-color="transparent" style:rotation-align="none"/>
      <style:text-properties fo:color="#ff66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0000" style:cell-protect="protected formula-hidden" style:print-content="tru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2.49pt solid #000000"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2.49pt solid #000000" style:rotation-angle="0" style:rotation-align="none" style:shrink-to-fit="false" fo:border-top="none"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none"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2.49pt solid #000000" style:direction="ltr" fo:border-right="2.49pt solid #000000" style:rotation-angle="0" style:rotation-align="none" style:shrink-to-fit="false" fo:border-top="none" style:vertical-align="bottom" loext:vertical-justify="auto">
        <loext:background-complex-color loext:theme-type="light1" loext:color-type="theme"/>
      </style:table-cell-properties>
      <style:paragraph-properties fo:text-align="start" css3t:text-justify="auto" fo:margin-left="0in" style:writing-mode="page"/>
    </style:style>
    <style:style style:name="ce8" style:family="table-cell" style:parent-style-name="Default">
      <style:table-cell-properties fo:border-bottom="none" fo:background-color="#ffffff" style:cell-protect="protected formula-hidden" style:print-content="true" style:diagonal-bl-tr="none" style:diagonal-tl-br="none" style:text-align-source="value-type" style:repeat-content="false" fo:wrap-option="no-wrap" fo:border-left="2.49pt solid #000000" style:direction="ltr" fo:border-right="none" style:rotation-angle="0" style:rotation-align="none" style:shrink-to-fit="false" fo:border-top="none" style:vertical-align="bottom" loext:vertical-justify="auto">
        <loext:background-complex-color loext:theme-type="light1" loext:color-type="theme"/>
      </style:table-cell-properties>
      <style:paragraph-properties css3t:text-justify="auto" fo:margin-left="0in" style:writing-mode="page"/>
    </style:style>
    <style:style style:name="ce9" style:family="table-cell" style:parent-style-name="Default">
      <style:table-cell-properties fo:border-bottom="none" fo:background-color="#ffffff" style:cell-protect="protected formula-hidden" style:print-content="true" style:diagonal-bl-tr="none" style:diagonal-tl-br="none" fo:border-left="2.49pt solid #000000" fo:border-right="none" style:rotation-align="none" fo:border-top="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0.74pt solid #000000" fo:background-color="#b7dee8" style:cell-protect="protected formula-hidden" style:print-content="true" style:diagonal-bl-tr="none" style:diagonal-tl-br="none" fo:border-left="2.49pt solid #000000" fo:border-right="0.74pt solid #000000" style:rotation-align="none" fo:border-top="0.74pt solid #000000">
        <loext:background-complex-color loext:theme-type="accent5" loext:color-type="theme">
          <loext:transformation loext:type="lummod" loext:value="4000"/>
          <loext:transformation loext:type="lumoff" loext:value="5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fo:border-bottom="0.74pt solid #000000" fo:background-color="#b7dee8" style:cell-protect="protected formula-hidden" style:print-content="true"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middle" loext:vertical-justify="auto">
        <loext:background-complex-color loext:theme-type="accent5"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0.74pt solid #000000" fo:background-color="#ffffff" style:cell-protect="protected formula-hidden" style:print-content="true" style:diagonal-bl-tr="none" style:diagonal-tl-br="none" fo:border-left="2.49pt solid #000000" fo:border-right="0.74pt solid #000000" style:rotation-align="none" fo:border-top="0.74pt solid #000000">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0.74pt solid #000000" fo:background-color="#ffffff" style:cell-protect="protected formula-hidden" style:print-content="true" style:diagonal-bl-tr="none" style:diagonal-tl-br="none" fo:border-left="2.49pt solid #000000" fo:border-right="0.74pt solid #000000" style:rotation-align="none" fo:border-top="0.74pt solid #000000">
        <loext:background-complex-color loext:theme-type="light1" loext:color-type="theme"/>
      </style:table-cell-properties>
      <style:text-properties fo:color="#ff66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4"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bottom"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2.49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style:table-cell-properties>
      <style:paragraph-properties fo:text-align="start" css3t:text-justify="auto" fo:margin-left="0in" style:writing-mode="page"/>
      <style:text-properties fo:color="#ff66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7"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2.49pt solid #000000" style:direction="ltr" fo:border-right="0.74pt solid #000000" style:rotation-angle="0" style:rotation-align="none" style:shrink-to-fit="false" fo:border-top="none" style:vertical-align="bottom" loext:vertical-justify="auto">
        <loext:background-complex-color loext:theme-type="light1" loext:color-type="theme"/>
      </style:table-cell-properties>
      <style:paragraph-properties fo:text-align="start" css3t:text-justify="auto" fo:margin-left="0in" style:writing-mode="page"/>
      <style:text-properties fo:color="#ff6600"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8" style:family="table-cell" style:parent-style-name="Default">
      <style:table-cell-properties fo:border-bottom="0.74pt solid #000000" fo:background-color="#ffffff" style:cell-protect="protected formula-hidden" style:print-content="true"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b7dee8" style:cell-protect="protected formula-hidden" style:print-content="true" style:diagonal-bl-tr="none" style:diagonal-tl-br="none" style:text-align-source="fix" style:repeat-content="false" fo:wrap-option="no-wrap" fo:border-left="2.49pt solid #000000" style:direction="ltr" fo:border-right="none" style:rotation-angle="0" style:rotation-align="none" style:shrink-to-fit="false" fo:border-top="0.74pt solid #000000" style:vertical-align="middle" loext:vertical-justify="auto">
        <loext:background-complex-color loext:theme-type="accent5"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none" fo:background-color="#ffffff" style:cell-protect="protected formula-hidden" style:print-content="true" style:diagonal-bl-tr="none" style:diagonal-tl-br="none" fo:border-left="2.49pt solid #000000" fo:border-right="0.74pt solid #000000" style:rotation-align="none" fo:border-top="0.74pt solid #000000">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none" fo:background-color="#ffffff" style:cell-protect="protected formula-hidden" style:print-content="true" style:diagonal-bl-tr="none" style:diagonal-tl-br="none" style:text-align-source="value-type" style:repeat-content="false" fo:wrap-option="wrap" fo:border-left="2.49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2.49pt solid #000000" fo:background-color="#ffffff" style:cell-protect="protected formula-hidden" style:print-content="true" style:diagonal-bl-tr="none" style:diagonal-tl-br="none" fo:border-left="2.49pt solid #000000" fo:border-right="0.74pt solid #000000" style:rotation-align="none" fo:border-top="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0000"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cell-protect="protected formula-hidden" style:print-content="tru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91"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ffff" style:cell-protect="protected formula-hidden" style:print-content="true" style:diagonal-bl-tr="none" style:diagonal-tl-br="none" style:text-align-source="fix"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in" style:writing-mode="page"/>
    </style:style>
    <style:style style:name="ce193"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style>
    <style:style style:name="ce29" style:family="table-cell" style:parent-style-name="Default">
      <style:table-cell-properties fo:background-color="#00ff00"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ackground-color="#fac090" style:cell-protect="protected formula-hidden" style:print-content="true" style:diagonal-bl-tr="none" style:diagonal-tl-br="none" fo:border="none"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fo:background-color="#bfbfbf" style:cell-protect="protected formula-hidden" style:print-content="true" style:diagonal-bl-tr="none" style:diagonal-tl-br="none" fo:border="none" style:rotation-align="none">
        <loext:background-complex-color loext:theme-type="light1" loext:color-type="theme">
          <loext:transformation loext:type="lummod" loext:value="7500"/>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ackground-color="#b7dee8" style:cell-protect="protected formula-hidden" style:print-content="true" style:diagonal-bl-tr="none" style:diagonal-tl-br="none" fo:border="0.74pt solid #000000" style:rotation-align="none">
        <loext:background-complex-color loext:theme-type="accent5" loext:color-type="theme">
          <loext:transformation loext:type="lummod" loext:value="4000"/>
          <loext:transformation loext:type="lumoff" loext:value="5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fo:background-color="#b7dee8"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5"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1" style:family="table-cell" style:parent-style-name="Default" style:data-style-name="N168">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data-style-name="N168">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data-style-name="N168">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 style:family="table-cell" style:parent-style-name="Default" style:data-style-name="N1">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68">
      <style:table-cell-properties fo:background-color="#bfbfbf" style:cell-protect="none" style:print-content="true" style:diagonal-bl-tr="none" style:diagonal-tl-br="none" fo:border="0.74pt solid #000000" style:rotation-align="none">
        <loext:background-complex-color loext:theme-type="light1" loext:color-type="theme">
          <loext:transformation loext:type="lummod" loext:value="7500"/>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6]=&quot;External&quot;)" style:apply-style-name="ConditionalStyle_5f_4" style:base-cell-address="'Design Calculation'.C25"/>
      <style:map style:condition="is-true-formula([.$C$16]=&quot;Internal&quot;)" style:apply-style-name="ConditionalStyle_5f_3" style:base-cell-address="'Design Calculation'.C25"/>
    </style:style>
    <style:style style:name="ce43" style:family="table-cell" style:parent-style-name="Default" style:data-style-name="N168">
      <style:table-cell-properties fo:background-color="#bfbfbf" style:cell-protect="protected formula-hidden" style:print-content="true" style:diagonal-bl-tr="none" style:diagonal-tl-br="none" fo:border="0.74pt solid #000000" style:rotation-align="none">
        <loext:background-complex-color loext:theme-type="light1" loext:color-type="theme">
          <loext:transformation loext:type="lummod" loext:value="7500"/>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16]=&quot;External&quot;)" style:apply-style-name="ConditionalStyle_5f_2" style:base-cell-address="'Design Calculation'.C26"/>
      <style:map style:condition="is-true-formula([.$C$16]=&quot;Internal&quot;)" style:apply-style-name="ConditionalStyle_5f_1" style:base-cell-address="'Design Calculation'.C26"/>
    </style:style>
    <style:style style:name="ce44" style:family="table-cell" style:parent-style-name="Default">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27]=&quot;Disable&quot;)" style:apply-style-name="ConditionalStyle_5f_10" style:base-cell-address="'Design Calculation'.C28"/>
      <style:map style:condition="is-true-formula([.$C$27]=&quot;Enable&quot;)" style:apply-style-name="ConditionalStyle_5f_9" style:base-cell-address="'Design Calculation'.C28"/>
    </style:style>
    <style:style style:name="ce45" style:family="table-cell" style:parent-style-name="Default">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Default" style:data-style-name="N2">
      <style:table-cell-properties fo:background-color="#fac090" style:cell-protect="protected formula-hidden" style:print-content="true" style:diagonal-bl-tr="none" style:diagonal-tl-br="non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Default" style:data-style-name="N3">
      <style:table-cell-properties fo:background-color="#00ff00" style:cell-protect="none" style:print-content="true" style:diagonal-bl-tr="none" style:diagonal-tl-br="none" fo:border="0.74pt solid #000000" style:rotation-align="none" style:vertical-align="middl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data-style-name="N3">
      <style:table-cell-properties fo:background-color="#fac090" style:cell-protect="protected formula-hidden" style:print-content="true" style:diagonal-bl-tr="none" style:diagonal-tl-br="non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data-style-name="N3">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Default" style:data-style-name="N171">
      <style:table-cell-properties fo:background-color="#fac090" style:cell-protect="protected formula-hidden" style:print-content="true" style:diagonal-bl-tr="none" style:diagonal-tl-br="non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data-style-name="N4">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81">
      <style:table-cell-properties fo:background-color="#fac090" style:cell-protect="protected formula-hidden" style:print-content="true" style:diagonal-bl-tr="none" style:diagonal-tl-br="non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81">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81">
      <style:table-cell-properties fo:border-bottom="0.74pt solid #000000" fo:background-color="#00ff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173">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Default" style:data-style-name="N173">
      <style:table-cell-properties fo:border-bottom="0.74pt solid #000000" fo:background-color="#00ff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data-style-name="N4">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data-style-name="N4">
      <style:table-cell-properties fo:border-bottom="0.74pt solid #000000" fo:background-color="#00ff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81">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81">
      <style:table-cell-properties fo:border-bottom="0.74pt solid #000000" fo:background-color="#fac090"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Excel_20_Built-in_20_Percent" style:data-style-name="N169">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Percent" style:data-style-name="N169">
      <style:table-cell-properties fo:border-bottom="0.74pt solid #000000" fo:background-color="#00ff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order-bottom="0.74pt solid #000000" fo:background-color="#00ff00"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81">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
      <style:table-cell-properties fo:background-color="#fac090" style:cell-protect="protected formula-hidden" style:print-content="true" style:diagonal-bl-tr="none" style:diagonal-tl-br="none" fo:border="0.74pt solid #000000" style:rotation-align="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170">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1">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62]=&quot;External&quot;)" style:apply-style-name="ConditionalStyle_5f_14" style:base-cell-address="'Design Calculation'.C63"/>
      <style:map style:condition="is-true-formula([.$C$62]=&quot;Internal&quot;)" style:apply-style-name="ConditionalStyle_5f_13" style:base-cell-address="'Design Calculation'.C63"/>
    </style:style>
    <style:style style:name="ce68" style:family="table-cell" style:parent-style-name="Default" style:data-style-name="N1">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62]=&quot;External&quot;)" style:apply-style-name="ConditionalStyle_5f_6" style:base-cell-address="'Design Calculation'.C64"/>
      <style:map style:condition="is-true-formula([.$C$62]=&quot;Internal&quot;)" style:apply-style-name="ConditionalStyle_5f_5" style:base-cell-address="'Design Calculation'.C64"/>
    </style:style>
    <style:style style:name="ce69" style:family="table-cell" style:parent-style-name="Default" style:data-style-name="N1">
      <style:table-cell-properties fo:background-color="#00ff0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62]=&quot;External&quot;)" style:apply-style-name="ConditionalStyle_5f_8" style:base-cell-address="'Design Calculation'.C65"/>
      <style:map style:condition="is-true-formula([.$C$62]=&quot;Internal&quot;)" style:apply-style-name="ConditionalStyle_5f_7" style:base-cell-address="'Design Calculation'.C65"/>
    </style:style>
    <style:style style:name="ce36" style:family="table-cell" style:parent-style-name="Default" style:data-style-name="N168">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2">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
      <style:table-cell-properties fo:background-color="#00ff00"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fo:border-bottom="0.74pt solid #000000" fo:background-color="#b7dee8" style:cell-protect="protected formula-hidden" style:print-content="true"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5"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data-style-name="N1">
      <style:table-cell-properties fo:background-color="#bfbfb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loext:transformation loext:type="lummod" loext:value="7500"/>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1">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C$74]=&quot;Boost&quot;)" style:apply-style-name="ConditionalStyle_5f_12" style:base-cell-address="'Design Calculation'.C77"/>
      <style:map style:condition="is-true-formula([.$C$74]=&quot;Buck&quot;)" style:apply-style-name="ConditionalStyle_5f_11" style:base-cell-address="'Design Calculation'.C77"/>
    </style:style>
    <style:style style:name="ce75" style:family="table-cell" style:parent-style-name="Default" style:data-style-name="N81">
      <style:table-cell-properties fo:background-color="#bfbfbf" style:cell-protect="protected formula-hidden" style:print-content="true" style:diagonal-bl-tr="none" style:diagonal-tl-br="none" fo:border="0.74pt solid #000000" style:rotation-align="none">
        <loext:background-complex-color loext:theme-type="light1" loext:color-type="theme">
          <loext:transformation loext:type="lummod" loext:value="7500"/>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data-style-name="N81">
      <style:table-cell-properties fo:border-bottom="none" fo:background-color="#00ff00" style:cell-protect="none" style:print-content="true" style:diagonal-bl-tr="none" style:diagonal-tl-br="none" fo:border-left="0.74pt solid #000000"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data-style-name="N1">
      <style:table-cell-properties fo:border-bottom="none" fo:background-color="#fac090" style:cell-protect="protected formula-hidden" style:print-content="true" style:diagonal-bl-tr="none" style:diagonal-tl-br="none" fo:border-left="0.74pt solid #000000" fo:border-right="0.74pt solid #000000" style:rotation-align="none" fo:border-top="0.74pt solid #000000">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data-style-name="N2">
      <style:table-cell-properties fo:border-bottom="none" fo:background-color="#fac090" style:cell-protect="protected formula-hidden" style:print-content="true" style:diagonal-bl-tr="none" style:diagonal-tl-br="none" fo:border-left="0.74pt solid #000000" fo:border-right="0.74pt solid #000000" style:rotation-align="none" fo:border-top="0.74pt solid #000000">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data-style-name="N168">
      <style:table-cell-properties fo:background-color="#bfbfbf" style:cell-protect="protected formula-hidden" style:print-content="true" style:diagonal-bl-tr="none" style:diagonal-tl-br="none" fo:border="0.74pt solid #000000" style:rotation-align="none">
        <loext:background-complex-color loext:theme-type="light1" loext:color-type="theme">
          <loext:transformation loext:type="lummod" loext:value="7500"/>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data-style-name="N171">
      <style:table-cell-properties fo:background-color="#00ff00"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data-style-name="N169">
      <style:table-cell-properties fo:border-bottom="none" fo:background-color="#fac090" style:cell-protect="protected formula-hidden" style:print-content="true" style:diagonal-bl-tr="none" style:diagonal-tl-br="none" fo:border-left="0.74pt solid #000000" fo:border-right="0.74pt solid #000000" style:rotation-align="none" fo:border-top="0.74pt solid #000000">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Default" style:data-style-name="N168">
      <style:table-cell-properties fo:border-bottom="2.49pt solid #000000" fo:background-color="#fac090" style:cell-protect="protected formula-hidden" style:print-content="true" style:diagonal-bl-tr="none" style:diagonal-tl-br="none" fo:border-left="0.74pt solid #000000" fo:border-right="0.74pt solid #000000" style:rotation-align="none" fo:border-top="none">
        <loext:background-complex-color loext:theme-type="accent6" loext:color-type="theme">
          <loext:transformation loext:type="lummod" loext:value="6000"/>
          <loext:transformation loext:type="lumoff" loext:value="3999"/>
        </loext:background-complex-color>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data-style-name="N169">
      <style:table-cell-properties fo:background-color="#ff0000"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data-style-name="N2">
      <style:table-cell-properties style:cell-protect="protected formula-hidden" style:print-content="tru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fo:background-color="#ffffff" style:cell-protect="protected formula-hidden" style:print-content="true" style:diagonal-bl-tr="none" style:diagonal-tl-br="none" fo:border="0.74pt solid #000000" style:rotation-align="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order-bottom="none" fo:background-color="#ffffff" style:cell-protect="protected formula-hidden" style:print-content="true" style:diagonal-bl-tr="none" style:diagonal-tl-br="none" fo:border-left="0.74pt solid #000000" fo:border-right="0.74pt solid #000000" style:rotation-align="none" fo:border-top="0.74pt solid #000000">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2.49pt solid #000000" fo:background-color="#ffffff" style:cell-protect="protected formula-hidden" style:print-content="true" style:diagonal-bl-tr="none" style:diagonal-tl-br="none" fo:border-left="0.74pt solid #000000" fo:border-right="0.74pt solid #000000" style:rotation-align="none" fo:border-top="none">
        <loext:background-complex-color loext:theme-type="light1" loext:color-type="theme"/>
      </style:table-cell-properties>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data-style-name="N172">
      <style:table-cell-properties style:cell-protect="protected formula-hidden" style:print-content="tru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6" style:family="table-cell" style:parent-style-name="Default">
      <style:table-cell-properties fo:background-color="#ffffff" style:cell-protect="protected formula-hidden" style:print-content="true" style:diagonal-bl-tr="none" style:diagonal-tl-br="none" style:text-align-source="value-type" style:repeat-content="false" fo:wrap-option="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loext:background-complex-color loext:theme-type="light1" loext:color-type="theme"/>
      </style:table-cell-properties>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Default">
      <style:table-cell-properties fo:border-bottom="none" fo:background-color="#ffffff" style:cell-protect="protected formula-hidden" style:print-content="tru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fo:background-color="#ffffff" style:cell-protect="protected formula-hidden"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fo:border-bottom="2.49pt solid #000000" fo:background-color="#ffffff" style:cell-protect="protected formula-hidden" style:print-content="tru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able-cell-properties fo:background-color="#ff0000" style:cell-protect="protected formula-hidden"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Default">
      <style:table-cell-properties fo:background-color="#ff0000" style:cell-protect="protected formula-hidden" style:print-content="true" style:rotation-align="none"/>
    </style:style>
    <style:style style:name="ce105"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loext:background-complex-color loext:theme-type="light1" loext:color-type="theme"/>
      </style:table-cell-properties>
      <style:paragraph-properties fo:text-align="center" css3t:text-justify="auto" fo:margin-left="0in" style:writing-mode="page"/>
    </style:style>
    <style:style style:name="ce106" style:family="table-cell" style:parent-style-name="Default">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style>
    <style:style style:name="ce275" style:family="table-cell" style:parent-style-name="Default">
      <style:table-cell-properties fo:border-bottom="0.74pt solid #000000" fo:background-color="#b7dee8" style:cell-protect="protected formula-hidden" style:print-content="tru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loext:background-complex-color loext:theme-type="accent5"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8" style:family="table-cell" style:parent-style-name="Default">
      <style:table-cell-properties fo:border-bottom="none" fo:background-color="#ffffff" style:cell-protect="protected formula-hidden" style:print-content="tru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9" style:family="table-cell" style:parent-style-name="Default">
      <style:table-cell-properties fo:background-color="#ffffff" style:cell-protect="protected formula-hidden"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loext:background-complex-color loext:theme-type="light1" loext:color-type="theme"/>
      </style:table-cell-properties>
      <style:paragraph-properties css3t:text-justify="auto" fo:margin-left="0in" style:writing-mode="page"/>
    </style:style>
    <style:style style:name="ce110" style:family="table-cell" style:parent-style-name="Default">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Default">
      <style:table-cell-properties fo:background-color="#fffff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0"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data-style-name="N175">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style>
    <style:style style:name="ce114" style:family="table-cell" style:parent-style-name="Default">
      <style:table-cell-properties fo:border-bottom="2.49pt solid #000000" fo:background-color="#ffffff" style:cell-protect="protected formula-hidden" style:print-content="true" style:diagonal-bl-tr="none" style:diagonal-tl-br="none" fo:border-left="none" fo:border-right="none" style:rotation-align="none" fo:border-top="none">
        <loext:background-complex-color loext:theme-type="light1" loext:color-type="theme"/>
      </style:table-cell-properties>
    </style:style>
    <style:style style:name="ce115" style:family="table-cell" style:parent-style-name="Default">
      <style:table-cell-properties fo:background-color="#ff0000" style:cell-protect="protected formula-hidden" style:print-content="true" style:diagonal-bl-tr="none" style:diagonal-tl-br="none" fo:border="none" style:rotation-align="none"/>
    </style:style>
    <style:style style:name="ce284" style:family="table-cell" style:parent-style-name="Default">
      <style:table-cell-properties style:cell-protect="protected formula-hidden" style:print-content="true" style:rotation-align="none"/>
    </style:style>
    <style:style style:name="ce117" style:family="table-cell" style:parent-style-name="Default">
      <style:table-cell-properties fo:background-color="#ffffff" style:cell-protect="protected formula-hidden"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8"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7" style:family="table-cell" style:parent-style-name="Default">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in" style:writing-mode="page"/>
    </style:style>
    <style:style style:name="ce120" style:family="table-cell" style:parent-style-name="Default">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style:cell-protect="protected formula-hidden"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3" style:family="table-cell" style:parent-style-name="Default">
      <style:table-cell-properties fo:background-color="#fac090"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4" style:family="table-cell" style:parent-style-name="Default">
      <style:table-cell-properties fo:background-color="#bfbfbf"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in" style:writing-mode="page"/>
    </style:style>
    <style:style style:name="ce125" style:family="table-cell" style:parent-style-name="Default">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Symbo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fo:background-color="#fac090" style:cell-protect="protected formula-hidden"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style>
    <style:style style:name="ce295" style:family="table-cell" style:parent-style-name="Default">
      <style:table-cell-properties fo:background-color="#00ff00"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8"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style>
    <style:style style:name="ce129" style:family="table-cell" style:parent-style-name="Default">
      <style:table-cell-properties fo:background-color="#bfbfb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loext:transformation loext:type="lummod" loext:value="7500"/>
        </loext:background-complex-color>
      </style:table-cell-properties>
      <style:paragraph-properties fo:text-align="center" css3t:text-justify="auto" fo:margin-left="0in" style:writing-mode="page"/>
    </style:style>
    <style:style style:name="ce130" style:family="table-cell" style:parent-style-name="Default" style:data-style-name="N1">
      <style:table-cell-properties fo:background-color="#ffffff" style:cell-protect="protected formula-hidden" style:print-content="true" style:diagonal-bl-tr="none" style:diagonal-tl-br="none" fo:border="none" style:rotation-align="none">
        <loext:background-complex-color loext:theme-type="light1" loext:color-type="theme"/>
      </style:table-cell-properties>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Default" style:data-style-name="N172">
      <style:table-cell-properties style:cell-protect="protected formula-hidden" style:print-content="true" style:rotation-align="none"/>
    </style:style>
    <style:style style:name="ce132" style:family="table-cell" style:parent-style-name="Default" style:data-style-name="N1">
      <style:table-cell-properties fo:background-color="#ffffff"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Default" style:data-style-name="N1">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data-style-name="N169">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style:cell-protect="protected formula-hidden"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fo:background-color="#fac090" style:cell-protect="protected formula-hidden"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style>
    <style:style style:name="ce138" style:family="table-cell" style:parent-style-name="Default">
      <style:table-cell-properties style:cell-protect="protected formula-hidden" style:print-content="true"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cell-protect="protected formula-hidden" style:print-content="true" fo:background-color="transparent" style:rotation-align="none"/>
    </style:style>
    <style:style style:name="ce140"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1"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none" style:vertical-align="bottom"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Default">
      <style:table-cell-properties fo:border-bottom="none" fo:background-color="#ffffff" style:cell-protect="protected formula-hidden" style:print-content="true" style:diagonal-bl-tr="none" style:diagonal-tl-br="none" fo:border-left="none" fo:border-right="2.49pt solid #000000" style:rotation-align="none" fo:border-top="none">
        <loext:background-complex-color loext:theme-type="light1" loext:color-type="theme"/>
      </style:table-cell-properties>
    </style:style>
    <style:style style:name="ce143" style:family="table-cell" style:parent-style-name="Default">
      <style:table-cell-properties fo:border-bottom="none" fo:background-color="#ffffff" style:cell-protect="protected formula-hidden" style:print-content="true" style:diagonal-bl-tr="none" style:diagonal-tl-br="none" style:text-align-source="fix" style:repeat-content="false" fo:wrap-option="wrap" fo:border-left="none" style:direction="ltr" fo:border-right="2.49pt solid #000000" style:rotation-angle="0" style:rotation-align="none" style:shrink-to-fit="false" fo:border-top="none" style:vertical-align="bottom" loext:vertical-justify="auto">
        <loext:background-complex-color loext:theme-type="light1" loext:color-type="theme"/>
      </style:table-cell-properties>
      <style:paragraph-properties fo:text-align="start" css3t:text-justify="auto" fo:margin-left="0in" style:writing-mode="page"/>
    </style:style>
    <style:style style:name="ce144" style:family="table-cell" style:parent-style-name="Default">
      <style:table-cell-properties fo:border-bottom="none" fo:background-color="#ffffff" style:cell-protect="protected formula-hidden" style:print-content="tru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middle" loext:vertical-justify="auto">
        <loext:background-complex-color loext:theme-type="light1" loext:color-type="theme"/>
      </style:table-cell-properties>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5" style:family="table-cell" style:parent-style-name="Default">
      <style:table-cell-properties fo:border-bottom="0.74pt solid #000000" fo:background-color="#b7dee8" style:cell-protect="protected formula-hidden" style:print-content="true" style:diagonal-bl-tr="none" style:diagonal-tl-br="none" style:text-align-source="fix" style:repeat-content="false" fo:wrap-option="no-wrap" fo:border-left="none" style:direction="ltr" fo:border-right="2.49pt solid #000000" style:rotation-angle="0" style:rotation-align="none" style:shrink-to-fit="false" fo:border-top="0.74pt solid #000000" style:vertical-align="middle" loext:vertical-justify="auto">
        <loext:background-complex-color loext:theme-type="accent5" loext:color-type="theme">
          <loext:transformation loext:type="lummod" loext:value="4000"/>
          <loext:transformation loext:type="lumoff" loext:value="5999"/>
        </loext:background-complex-color>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6" style:family="table-cell" style:parent-style-name="Default">
      <style:table-cell-properties fo:border-bottom="0.74pt solid #000000" fo:background-color="#ffffff" style:cell-protect="protected formula-hidden" style:print-content="true" style:diagonal-bl-tr="none" style:diagonal-tl-br="none" style:text-align-source="fix" style:repeat-content="false" fo:wrap-option="wrap" fo:border-left="0.74pt solid #000000" style:direction="ltr" fo:border-right="2.49pt solid #000000" style:rotation-angle="0" style:rotation-align="none" style:shrink-to-fit="false" fo:border-top="0.74pt solid #000000" style:vertical-align="middle" loext:vertical-justify="auto">
        <loext:background-complex-color loext:theme-type="light1" loext:color-type="theme"/>
      </style:table-cell-properties>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5" style:family="table-cell" style:parent-style-name="Default">
      <style:table-cell-properties fo:border-bottom="0.74pt solid #000000" fo:background-color="#fac090" style:cell-protect="protected formula-hidden" style:print-content="true" style:diagonal-bl-tr="none" style:diagonal-tl-br="none" style:text-align-source="fix" style:repeat-content="false" fo:wrap-option="no-wrap" fo:border-left="0.74pt solid #000000" style:direction="ltr" fo:border-right="2.49pt solid #000000" style:rotation-angle="0" style:rotation-align="none" style:shrink-to-fit="false" fo:border-top="0.74pt solid #000000"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style>
    <style:style style:name="ce148" style:family="table-cell" style:parent-style-name="Default">
      <style:table-cell-properties fo:border-bottom="0.74pt solid #000000" fo:background-color="#fac090" style:cell-protect="protected formula-hidden" style:print-content="true" style:diagonal-bl-tr="none" style:diagonal-tl-br="none" style:text-align-source="fix" style:repeat-content="false" fo:wrap-option="no-wrap" fo:border-left="0.74pt solid #000000" style:direction="ltr" fo:border-right="2.49pt solid #000000" style:rotation-angle="0" style:rotation-align="none" style:shrink-to-fit="false" fo:border-top="none" style:vertical-align="middle" loext:vertical-justify="auto">
        <loext:background-complex-color loext:theme-type="accent6" loext:color-type="theme">
          <loext:transformation loext:type="lummod" loext:value="6000"/>
          <loext:transformation loext:type="lumoff" loext:value="3999"/>
        </loext:background-complex-color>
      </style:table-cell-properties>
      <style:paragraph-properties fo:text-align="center" css3t:text-justify="auto" fo:margin-left="0in" style:writing-mode="page"/>
    </style:style>
    <style:style style:name="ce149" style:family="table-cell" style:parent-style-name="Default">
      <style:table-cell-properties fo:border-bottom="2.49pt solid #000000" fo:background-color="#ffffff" style:cell-protect="protected formula-hidden" style:print-content="true" style:diagonal-bl-tr="none" style:diagonal-tl-br="none" fo:border-left="none" fo:border-right="2.49pt solid #000000" style:rotation-align="none" fo:border-top="none">
        <loext:background-complex-color loext:theme-type="light1" loext:color-type="theme"/>
      </style:table-cell-properties>
    </style:style>
    <style:style style:name="ce318" style:family="table-cell" style:parent-style-name="Default">
      <style:table-cell-properties fo:background-color="#ffff00" style:diagonal-bl-tr="none" style:diagonal-tl-br="none" style:text-align-source="fix" style:repeat-content="false" fo:wrap-option="no-wrap" fo:border="2.49pt solid #000000"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in" style:writing-mode="page"/>
    </style:style>
    <style:style style:name="ce152" style:family="table-cell" style:parent-style-name="Default">
      <style:table-cell-properties fo:border-bottom="none" style:diagonal-bl-tr="none" style:diagonal-tl-br="none" fo:border-left="2.49pt solid #000000" fo:border-right="none" style:rotation-align="none" fo:border-top="none"/>
    </style:style>
    <style:style style:name="ce153" style:family="table-cell" style:parent-style-name="Default">
      <style:table-cell-properties fo:border-bottom="none" style:diagonal-bl-tr="none" style:diagonal-tl-br="none" fo:background-color="transparent" fo:border-left="2.49pt solid #000000" fo:border-right="none" style:rotation-align="none" fo:border-top="none"/>
    </style:style>
    <style:style style:name="ce154" style:family="table-cell" style:parent-style-name="Default">
      <style:table-cell-properties fo:border-bottom="2.49pt solid #000000" style:diagonal-bl-tr="none" style:diagonal-tl-br="none" fo:border-left="2.49pt solid #000000" fo:border-right="none" style:rotation-align="none" fo:border-top="none"/>
    </style:style>
    <style:style style:name="ce323" style:family="table-cell" style:parent-style-name="Default">
      <style:table-cell-properties fo:border-bottom="2.49pt solid #000000" fo:background-color="#ffff00" style:diagonal-bl-tr="none" style:diagonal-tl-br="none" style:text-align-source="fix" style:repeat-content="false" fo:wrap-option="no-wrap" fo:border-left="none" style:direction="ltr" fo:border-right="2.49pt solid #000000"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in" style:writing-mode="page"/>
    </style:style>
    <style:style style:name="ce157" style:family="table-cell" style:parent-style-name="Default" style:data-style-name="N3">
      <style:table-cell-properties fo:background-color="#fdeada" style:diagonal-bl-tr="none" style:diagonal-tl-br="none" fo:border="none" style:rotation-align="none">
        <loext:background-complex-color loext:theme-type="accent6" loext:color-type="theme">
          <loext:transformation loext:type="lummod" loext:value="2000"/>
          <loext:transformation loext:type="lumoff" loext:value="7999"/>
        </loext:background-complex-color>
      </style:table-cell-properties>
    </style:style>
    <style:style style:name="ce158" style:family="table-cell" style:parent-style-name="Default" style:data-style-name="N3">
      <style:table-cell-properties style:diagonal-bl-tr="none" style:diagonal-tl-br="none" fo:border="none" style:rotation-align="none"/>
    </style:style>
    <style:style style:name="ce159" style:family="table-cell" style:parent-style-name="Default" style:data-style-name="N3">
      <style:table-cell-properties style:diagonal-bl-tr="none" style:diagonal-tl-br="none" fo:background-color="transparent" fo:border="none" style:rotation-align="none"/>
    </style:style>
    <style:style style:name="ce160" style:family="table-cell" style:parent-style-name="Default" style:data-style-name="N3">
      <style:table-cell-properties fo:border-bottom="2.49pt solid #000000" fo:background-color="#fdeada" style:diagonal-bl-tr="none" style:diagonal-tl-br="none" fo:border-left="none" fo:border-right="none" style:rotation-align="none" fo:border-top="none">
        <loext:background-complex-color loext:theme-type="accent6" loext:color-type="theme">
          <loext:transformation loext:type="lummod" loext:value="2000"/>
          <loext:transformation loext:type="lumoff" loext:value="7999"/>
        </loext:background-complex-color>
      </style:table-cell-properties>
    </style:style>
    <style:style style:name="ce16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2.49pt solid #000000" style:vertical-align="bottom" loext:vertical-justify="auto"/>
      <style:paragraph-properties css3t:text-justify="auto" fo:margin-left="0in" style:writing-mode="page"/>
    </style:style>
    <style:style style:name="ce162" style:family="table-cell" style:parent-style-name="Default" style:data-style-name="N172">
      <style:table-cell-properties fo:border-bottom="none" style:diagonal-bl-tr="none" style:diagonal-tl-br="none" fo:border-left="0.74pt solid #000000" fo:border-right="none" style:rotation-align="none" fo:border-top="none"/>
    </style:style>
    <style:style style:name="ce163" style:family="table-cell" style:parent-style-name="Default" style:data-style-name="N172">
      <style:table-cell-properties fo:border-bottom="2.49pt solid #000000" style:diagonal-bl-tr="none" style:diagonal-tl-br="none" fo:border-left="0.74pt solid #000000" fo:border-right="none" style:rotation-align="none" fo:border-top="none"/>
    </style:style>
    <style:style style:name="ce164" style:family="table-cell" style:parent-style-name="Default">
      <style:table-cell-properties fo:border-bottom="2.49pt solid #000000" fo:background-color="#ffff00" style:diagonal-bl-tr="none" style:diagonal-tl-br="none" style:text-align-source="fix" style:repeat-content="false" fo:wrap-option="no-wrap" fo:border-left="none"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5" style:family="table-cell" style:parent-style-name="Default" style:data-style-name="N172">
      <style:table-cell-properties style:diagonal-bl-tr="none" style:diagonal-tl-br="none" fo:border="none" style:rotation-align="none"/>
    </style:style>
    <style:style style:name="ce166" style:family="table-cell" style:parent-style-name="Default" style:data-style-name="N172">
      <style:table-cell-properties style:diagonal-bl-tr="none" style:diagonal-tl-br="none" fo:background-color="transparent" fo:border="none" style:rotation-align="none"/>
    </style:style>
    <style:style style:name="ce167" style:family="table-cell" style:parent-style-name="Default" style:data-style-name="N172">
      <style:table-cell-properties fo:border-bottom="2.49pt solid #000000" style:diagonal-bl-tr="none" style:diagonal-tl-br="none" fo:border-left="none" fo:border-right="none" style:rotation-align="none" fo:border-top="none"/>
    </style:style>
    <style:style style:name="ce16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2.49pt solid #000000" style:vertical-align="bottom" loext:vertical-justify="auto"/>
      <style:paragraph-properties css3t:text-justify="auto" fo:margin-left="0in" style:writing-mode="page"/>
    </style:style>
    <style:style style:name="ce169" style:family="table-cell" style:parent-style-name="Default" style:data-style-name="N172">
      <style:table-cell-properties fo:border-bottom="none" style:diagonal-bl-tr="none" style:diagonal-tl-br="none" fo:border-left="none" fo:border-right="0.74pt solid #000000" style:rotation-align="none" fo:border-top="none"/>
    </style:style>
    <style:style style:name="ce170" style:family="table-cell" style:parent-style-name="Default" style:data-style-name="N172">
      <style:table-cell-properties fo:border-bottom="2.49pt solid #000000" style:diagonal-bl-tr="none" style:diagonal-tl-br="none" fo:border-left="none" fo:border-right="0.74pt solid #000000" style:rotation-align="none" fo:border-top="none"/>
    </style:style>
    <style:style style:name="ce171" style:family="table-cell" style:parent-style-name="Default">
      <style:table-cell-properties fo:border-bottom="2.49pt solid #000000" fo:background-color="#ffff00" style:diagonal-bl-tr="none" style:diagonal-tl-br="none" style:text-align-source="fix" style:repeat-content="false" fo:wrap-option="no-wrap" fo:border-left="2.49pt solid #000000" style:direction="ltr" fo:border-right="none" style:rotation-angle="0" style:rotation-align="none" style:shrink-to-fit="false" fo:border-top="2.49pt solid #000000"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2"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in" style:writing-mode="page"/>
    </style:style>
    <style:style style:name="ce173" style:family="table-cell" style:parent-style-name="Default" style:data-style-name="N172">
      <style:table-cell-properties fo:border-bottom="none" style:diagonal-bl-tr="none" style:diagonal-tl-br="none" fo:border-left="none" fo:border-right="2.49pt solid #000000" style:rotation-align="none" fo:border-top="none"/>
    </style:style>
    <style:style style:name="ce174" style:family="table-cell" style:parent-style-name="Default" style:data-style-name="N172">
      <style:table-cell-properties fo:border-bottom="2.49pt solid #000000" style:diagonal-bl-tr="none" style:diagonal-tl-br="none" fo:border-left="none" fo:border-right="2.49pt solid #000000" style:rotation-align="none" fo:border-top="none"/>
    </style:style>
    <style:style style:name="ce17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7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in" style:writing-mode="page"/>
    </style:style>
    <style:style style:name="ce177"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Unicode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gr1" style:family="graphic" style:parent-style-name="Default">
      <style:graphic-properties draw:stroke="none" draw:fill="none" draw:textarea-horizontal-align="center" draw:textarea-vertical-align="middle" draw:visible-area-left="0in" draw:visible-area-top="0in" draw:visible-area-width="1.9685in" draw:visible-area-height="1.9685in" draw:ole-draw-aspect="1" loext:decorative="false"/>
      <style:paragraph-properties fo:text-align="center"/>
    </style:style>
    <style:style style:name="gr2" style:family="graphic">
      <style:graphic-properties loext:decorative="false"/>
    </style:style>
    <style:style style:name="gr3" style:family="graphic" style:parent-style-name="Default">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ole-draw-aspect="1" loext:decorative="false"/>
      <style:paragraph-properties fo:text-align="start"/>
      <style:text-properties fo:font-size="18pt"/>
    </style:style>
    <style:style style:name="gr4" style:family="graphic" style:parent-style-name="Default">
      <style:graphic-properties draw:stroke="solid" svg:stroke-width="0.0138in" svg:stroke-color="#000000" svg:stroke-linecap="butt" draw:fill="none" loext:fill-use-slide-background="false" draw:textarea-horizontal-align="center" draw:textarea-vertical-align="top" draw:auto-grow-height="false" fo:padding-top="0.0492in" fo:padding-bottom="0.0492in" fo:padding-left="0.0984in" fo:padding-right="0.0984in" fo:wrap-option="wrap" loext:decorative="false">
        <loext:stroke-complex-color loext:theme-type="dark1" loext:color-type="theme"/>
      </style:graphic-properties>
      <style:paragraph-properties fo:text-align="start"/>
      <style:text-properties fo:font-size="18pt"/>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style:style style:name="T1" style:family="text">
      <style:text-properties style:use-window-font-color="true" style:font-name="Calibri"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style:use-window-font-color="true"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font-name="Arial" style:font-name-complex="Arial"/>
    </style:style>
    <style:style style:name="T3" style:family="text">
      <style:text-properties style:use-window-font-color="true"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Internal&quot;;&quot;External&quot;)" table:allow-empty-cell="true" table:display-list="unsorted" table:base-cell-address="LegalDisclaimer.C62">
          <table:help-message table:display="true"/>
          <table:error-message table:message-type="stop" table:display="true"/>
        </table:content-validation>
        <table:content-validation table:name="val2" table:condition="of:cell-content-is-in-list(&quot;5&quot;;&quot;10&quot;;&quot;15&quot;;&quot;20&quot;)" table:allow-empty-cell="true" table:display-list="unsorted" table:base-cell-address="LegalDisclaimer.C18">
          <table:help-message table:display="true"/>
        </table:content-validation>
        <table:content-validation table:name="val3" table:condition="of:cell-content-is-in-list(&quot;FPWM&quot;;&quot;APFM&quot;)" table:allow-empty-cell="true" table:display-list="unsorted" table:base-cell-address="LegalDisclaimer.C22">
          <table:help-message table:display="true"/>
          <table:error-message table:message-type="stop" table:display="true"/>
        </table:content-validation>
        <table:content-validation table:name="val4" table:condition="of:cell-content-is-in-list(&quot;74&quot;;&quot;75&quot;)" table:allow-empty-cell="true" table:display-list="unsorted" table:base-cell-address="LegalDisclaimer.C23">
          <table:help-message table:display="true"/>
          <table:error-message table:message-type="stop" table:display="true"/>
        </table:content-validation>
        <table:content-validation table:name="val5" table:condition="of:cell-content-is-in-list(&quot;Enable&quot;;&quot;Disable&quot;)" table:allow-empty-cell="true" table:display-list="unsorted" table:base-cell-address="LegalDisclaimer.C27">
          <table:help-message table:display="true"/>
          <table:error-message table:message-type="stop" table:display="true"/>
        </table:content-validation>
        <table:content-validation table:name="val6" table:condition="of:cell-content-is-in-list(&quot;0&quot;;&quot;2&quot;;&quot;4&quot;;&quot;6&quot;;&quot;8&quot;;&quot;10&quot;;&quot;12&quot;;&quot;14&quot;)" table:allow-empty-cell="true" table:display-list="unsorted" table:base-cell-address="LegalDisclaimer.C63">
          <table:help-message table:display="true"/>
          <table:error-message table:message-type="stop" table:display="true"/>
        </table:content-validation>
        <table:content-validation table:name="val7" table:condition="of:cell-content-is-in-list(&quot;0.1&quot;;&quot;3&quot;;&quot;6&quot;;&quot;12&quot;)" table:allow-empty-cell="true" table:display-list="unsorted" table:base-cell-address="LegalDisclaimer.C66">
          <table:help-message table:display="true"/>
          <table:error-message table:message-type="stop" table:display="true"/>
        </table:content-validation>
        <table:content-validation table:name="val8" table:condition="of:cell-content-is-in-list(&quot;1.25&quot;;&quot;2.5&quot;;&quot;5&quot;;&quot;10&quot;)" table:allow-empty-cell="true" table:display-list="unsorted" table:base-cell-address="LegalDisclaimer.C67">
          <table:help-message table:display="true"/>
          <table:error-message table:message-type="stop" table:display="true"/>
        </table:content-validation>
        <table:content-validation table:name="val9" table:condition="of:cell-content-is-in-list(&quot;OFF -0&quot;;&quot;ON -1&quot;)" table:allow-empty-cell="true" table:display-list="unsorted" table:base-cell-address="LegalDisclaimer.H52">
          <table:help-message table:display="true"/>
          <table:error-message table:message-type="stop" table:display="true"/>
        </table:content-validation>
        <table:content-validation table:name="val10" table:condition="of:cell-content-is-in-list(&quot;DIS -0&quot;;&quot;ENA -1&quot;)" table:allow-empty-cell="true" table:display-list="unsorted" table:base-cell-address="LegalDisclaimer.I52">
          <table:help-message table:display="true"/>
          <table:error-message table:message-type="stop" table:display="true"/>
        </table:content-validation>
        <table:content-validation table:name="val11" table:condition="of:cell-content-is-in-list(&quot;INT -0&quot;;&quot;EXT -1&quot;)" table:allow-empty-cell="true" table:display-list="unsorted" table:base-cell-address="LegalDisclaimer.L52">
          <table:help-message table:display="true"/>
          <table:error-message table:message-type="stop" table:display="true"/>
        </table:content-validation>
        <table:content-validation table:name="val12" table:condition="of:cell-content-is-in-list(&quot;74H -0&quot;;&quot;75H -1&quot;)" table:allow-empty-cell="true" table:display-list="unsorted" table:base-cell-address="LegalDisclaimer.M52">
          <table:help-message table:display="true"/>
          <table:error-message table:message-type="stop" table:display="true"/>
        </table:content-validation>
        <table:content-validation table:name="val13" table:condition="of:cell-content-is-in-list(&quot;PFM -0&quot;;&quot;PWM -1&quot;)" table:allow-empty-cell="true" table:display-list="unsorted" table:base-cell-address="LegalDisclaimer.N52">
          <table:help-message table:display="true"/>
          <table:error-message table:message-type="stop" table:display="true"/>
        </table:content-validation>
        <table:content-validation table:name="val14" table:condition="of:cell-content-is-in-list(&quot;EXT -0&quot;;&quot;INT -1&quot;)" table:allow-empty-cell="true" table:display-list="unsorted" table:base-cell-address="LegalDisclaimer.O52">
          <table:help-message table:display="true"/>
          <table:error-message table:message-type="stop" table:display="true"/>
        </table:content-validation>
        <table:content-validation table:name="val15" table:condition="of:is-true-formula(&quot;AND(S15=&quot;internal&quot;）&quot;)" table:allow-empty-cell="true" table:base-cell-address="LegalDisclaimer.S17">
          <table:help-message table:display="true"/>
          <table:error-message table:message-type="stop" table:display="true"/>
        </table:content-validation>
      </table:content-validations>
      <table:table table:name="Design Calculation" table:style-name="ta1" table:protected="true" table:protection-key="r6QLNP6yHZhDqjWyKC5DTjkcS9o=" table:protection-key-digest-algorithm="http://docs.oasis-open.org/office/ns/table/legacy-hash-excel" loext:protection-key-digest-algorithm-2="http://www.w3.org/2000/09/xmldsig#sha1">
        <loext:table-protection loext:select-protected-cells="true" loext:select-unprotected-cells="true"/>
        <office:forms form:automatic-focus="false" form:apply-design-mode="false"/>
        <table:shapes>
          <draw:frame draw:z-index="1" draw:name="Object 185" draw:style-name="gr1" draw:text-style-name="P1" svg:width="7.4366in" svg:height="3.75in" svg:x="7.8236in" svg:y="2.3122in">
            <draw:object-ole draw:class-id="00000000-0000-0000-0000-000000000000" xlink:href="./Obj100" xlink:type="simple" xlink:show="embed" xlink:actuate="onLoad">
              <loext:p/>
            </draw:object-ole>
            <draw:image xlink:href="./ObjectReplacements/Obj100" xlink:type="simple" xlink:show="embed" xlink:actuate="onLoad"/>
          </draw:frame>
        </table:shapes>
        <table:table-column table:style-name="co1" table:default-cell-style-name="ce2"/>
        <table:table-column table:style-name="co2" table:default-cell-style-name="ce24"/>
        <table:table-column table:style-name="co3" table:default-cell-style-name="ce24"/>
        <table:table-column table:style-name="co4" table:default-cell-style-name="ce24"/>
        <table:table-column table:style-name="co5" table:default-cell-style-name="ce24"/>
        <table:table-column table:style-name="co6" table:default-cell-style-name="ce284"/>
        <table:table-column table:style-name="co7" table:number-columns-repeated="4" table:default-cell-style-name="ce284"/>
        <table:table-column table:style-name="co7" table:default-cell-style-name="ce139"/>
        <table:table-column table:style-name="co7" table:number-columns-repeated="2" table:default-cell-style-name="ce284"/>
        <table:table-column table:style-name="co8" table:default-cell-style-name="ce284"/>
        <table:table-column table:style-name="co7" table:number-columns-repeated="2" table:default-cell-style-name="ce284"/>
        <table:table-column table:style-name="co1" table:default-cell-style-name="ce284"/>
        <table:table-column table:style-name="co7" table:number-columns-repeated="16367" table:default-cell-style-name="ce284"/>
        <table:table-row table:style-name="ro1">
          <table:table-cell table:style-name="ce1"/>
          <table:table-cell table:style-name="ce3" table:number-columns-repeated="4"/>
          <table:table-cell table:style-name="ce104" table:number-columns-repeated="12"/>
          <table:table-cell table:style-name="ce139" table:number-columns-repeated="16367"/>
        </table:table-row>
        <table:table-row table:style-name="ro2">
          <table:table-cell table:style-name="ce1"/>
          <table:table-cell table:style-name="ce4" office:value-type="string" calcext:value-type="string" table:number-columns-spanned="15" table:number-rows-spanned="1">
            <text:p>Design Tool for TPS55288</text:p>
          </table:table-cell>
          <table:covered-table-cell table:number-columns-repeated="13" table:style-name="ce25"/>
          <table:covered-table-cell table:style-name="ce140"/>
          <table:table-cell table:style-name="ce104"/>
          <table:table-cell table:style-name="ce139" table:number-columns-repeated="16367"/>
        </table:table-row>
        <table:table-row table:style-name="ro1">
          <table:table-cell table:style-name="ce1"/>
          <table:table-cell table:style-name="ce5" office:value-type="string" calcext:value-type="string" table:number-columns-spanned="15" table:number-rows-spanned="1">
            <text:p>V1.0 (06/14/2020)</text:p>
          </table:table-cell>
          <table:covered-table-cell table:number-columns-repeated="13" table:style-name="ce191"/>
          <table:covered-table-cell table:style-name="ce141"/>
          <table:table-cell table:style-name="ce104"/>
          <table:table-cell table:style-name="ce139" table:number-columns-repeated="16367"/>
        </table:table-row>
        <table:table-row table:style-name="ro1">
          <table:table-cell table:style-name="ce1"/>
          <table:table-cell table:style-name="ce5" table:number-columns-spanned="15" table:number-rows-spanned="1"/>
          <table:covered-table-cell table:number-columns-repeated="13" table:style-name="ce191"/>
          <table:covered-table-cell table:style-name="ce141"/>
          <table:table-cell table:style-name="ce104"/>
          <table:table-cell table:style-name="ce139" table:number-columns-repeated="16367"/>
        </table:table-row>
        <table:table-row table:style-name="ro1">
          <table:table-cell table:style-name="ce1"/>
          <table:table-cell table:style-name="ce6"/>
          <table:table-cell table:style-name="ce191" table:number-columns-repeated="3"/>
          <table:table-cell table:style-name="ce105" table:number-columns-repeated="5"/>
          <table:table-cell table:style-name="ce106" table:number-columns-repeated="5"/>
          <table:table-cell table:style-name="ce142"/>
          <table:table-cell table:style-name="ce104"/>
          <table:table-cell table:style-name="ce139" table:number-columns-repeated="16367"/>
        </table:table-row>
        <table:table-row table:style-name="ro3">
          <table:table-cell table:style-name="ce1"/>
          <table:table-cell table:style-name="ce7" office:value-type="string" calcext:value-type="string" table:number-columns-spanned="15" table:number-rows-spanned="1">
            <text:p>This tool is designed to aid the user in designing the TPS55288 buck-boost converter. Refer to TPS55288 datasheet for detail design precedure and all equations.</text:p>
          </table:table-cell>
          <table:covered-table-cell table:number-columns-repeated="13" table:style-name="ce27"/>
          <table:covered-table-cell table:style-name="ce143"/>
          <table:table-cell table:style-name="ce104"/>
          <table:table-cell table:style-name="ce139" table:number-columns-repeated="16367"/>
        </table:table-row>
        <table:table-row table:style-name="ro1">
          <table:table-cell table:style-name="ce1"/>
          <table:table-cell table:style-name="ce8" table:number-columns-spanned="9" table:number-rows-spanned="1"/>
          <table:covered-table-cell table:number-columns-repeated="8" table:style-name="ce193"/>
          <table:table-cell table:style-name="ce106" table:number-columns-repeated="5"/>
          <table:table-cell table:style-name="ce142"/>
          <table:table-cell table:style-name="ce104"/>
          <table:table-cell table:style-name="ce139" table:number-columns-repeated="16367"/>
        </table:table-row>
        <table:table-row table:style-name="ro2">
          <table:table-cell table:style-name="ce1"/>
          <table:table-cell table:style-name="ce9"/>
          <table:table-cell table:style-name="ce29"/>
          <table:table-cell table:style-name="ce85" office:value-type="string" calcext:value-type="string">
            <text:p>User input value</text:p>
          </table:table-cell>
          <table:table-cell table:style-name="ce95"/>
          <table:table-cell table:style-name="ce106" table:number-columns-repeated="10"/>
          <table:table-cell table:style-name="ce142"/>
          <table:table-cell table:style-name="ce104"/>
          <table:table-cell table:number-columns-repeated="16367"/>
        </table:table-row>
        <table:table-row table:style-name="ro2">
          <table:table-cell table:style-name="ce1"/>
          <table:table-cell table:style-name="ce9"/>
          <table:table-cell table:style-name="ce30"/>
          <table:table-cell table:style-name="ce85" office:value-type="string" calcext:value-type="string">
            <text:p>Calculated value</text:p>
          </table:table-cell>
          <table:table-cell table:style-name="ce95"/>
          <table:table-cell table:style-name="ce106" table:number-columns-repeated="10"/>
          <table:table-cell table:style-name="ce142"/>
          <table:table-cell table:style-name="ce104"/>
          <table:table-cell table:number-columns-repeated="16367"/>
        </table:table-row>
        <table:table-row table:style-name="ro4">
          <table:table-cell table:style-name="ce1"/>
          <table:table-cell table:style-name="ce9"/>
          <table:table-cell table:style-name="ce31"/>
          <table:table-cell table:style-name="ce85" office:value-type="string" calcext:value-type="string">
            <text:p>No use or internal value</text:p>
          </table:table-cell>
          <table:table-cell table:style-name="ce32"/>
          <table:table-cell table:style-name="ce106" table:number-columns-repeated="10"/>
          <table:table-cell table:style-name="ce142"/>
          <table:table-cell table:style-name="ce104"/>
          <table:table-cell table:number-columns-repeated="16367"/>
        </table:table-row>
        <table:table-row table:style-name="ro4">
          <table:table-cell table:style-name="ce1"/>
          <table:table-cell table:style-name="ce9"/>
          <table:table-cell table:style-name="ce32"/>
          <table:table-cell table:style-name="ce85"/>
          <table:table-cell table:style-name="ce32"/>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0" office:value-type="string" calcext:value-type="string">
            <text:p>Description</text:p>
          </table:table-cell>
          <table:table-cell table:style-name="ce33" office:value-type="string" calcext:value-type="string">
            <text:p>Value</text:p>
          </table:table-cell>
          <table:table-cell table:style-name="ce33" office:value-type="string" calcext:value-type="string">
            <text:p>Units</text:p>
          </table:table-cell>
          <table:table-cell table:style-name="ce33" office:value-type="string" calcext:value-type="string">
            <text:p>Instructions/Comments</text:p>
          </table:table-cell>
          <table:table-cell table:style-name="ce275" office:value-type="string" calcext:value-type="string" table:number-columns-spanned="11" table:number-rows-spanned="1">
            <text:p>Schematic</text:p>
          </table:table-cell>
          <table:covered-table-cell table:number-columns-repeated="9" table:style-name="ce34"/>
          <table:covered-table-cell table:style-name="ce275"/>
          <table:table-cell table:style-name="ce104"/>
          <table:table-cell table:number-columns-repeated="16367"/>
        </table:table-row>
        <table:table-row table:style-name="ro1">
          <table:table-cell table:style-name="ce1"/>
          <table:table-cell table:style-name="ce11" office:value-type="string" calcext:value-type="string" table:number-columns-spanned="4" table:number-rows-spanned="1">
            <text:p>Component Value</text:p>
          </table:table-cell>
          <table:covered-table-cell table:number-columns-repeated="3" table:style-name="ce34"/>
          <table:table-cell table:style-name="ce108"/>
          <table:table-cell table:style-name="ce117" table:number-columns-repeated="9"/>
          <table:table-cell table:style-name="ce144"/>
          <table:table-cell table:style-name="ce104"/>
          <table:table-cell table:number-columns-repeated="16367"/>
        </table:table-row>
        <table:table-row table:style-name="ro1">
          <table:table-cell table:style-name="ce1"/>
          <table:table-cell table:style-name="ce12" office:value-type="string" calcext:value-type="string">
            <text:p>Vin(min)</text:p>
          </table:table-cell>
          <table:table-cell table:style-name="ce35" office:value-type="float" office:value="5" calcext:value-type="float">
            <text:p>5</text:p>
          </table:table-cell>
          <table:table-cell table:style-name="ce86" office:value-type="string" calcext:value-type="string">
            <text:p>V</text:p>
          </table:table-cell>
          <table:table-cell table:style-name="ce96" office:value-type="string" calcext:value-type="string">
            <text:p>&gt;=2.7V</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Vin(max)</text:p>
          </table:table-cell>
          <table:table-cell table:style-name="ce35" office:value-type="float" office:value="20" calcext:value-type="float">
            <text:p>20</text:p>
          </table:table-cell>
          <table:table-cell table:style-name="ce86" office:value-type="string" calcext:value-type="string">
            <text:p>V</text:p>
          </table:table-cell>
          <table:table-cell table:style-name="ce96" office:value-type="string" calcext:value-type="string">
            <text:p>&lt;=36V</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Output feedback selection</text:p>
          </table:table-cell>
          <table:table-cell table:style-name="ce201" table:content-validation-name="val1" office:value-type="string" calcext:value-type="string">
            <text:p>Internal</text:p>
          </table:table-cell>
          <table:table-cell table:style-name="ce86"/>
          <table:table-cell table:style-name="ce96" office:value-type="string" calcext:value-type="string">
            <text:p>Select internal feedback or external feedback</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Vout</text:p>
          </table:table-cell>
          <table:table-cell table:style-name="ce37" office:value-type="float" office:value="0.1" calcext:value-type="float">
            <text:p>0.10</text:p>
          </table:table-cell>
          <table:table-cell table:style-name="ce86" office:value-type="string" calcext:value-type="string">
            <text:p>V</text:p>
          </table:table-cell>
          <table:table-cell table:style-name="ce96" office:value-type="string" calcext:value-type="string">
            <text:p>Must be lower than or equal to the 1.063x Vout(max)</text:p>
          </table:table-cell>
          <table:table-cell table:style-name="ce106" table:number-columns-repeated="10"/>
          <table:table-cell table:style-name="ce142"/>
          <table:table-cell table:style-name="ce104"/>
          <table:table-cell/>
          <table:table-cell table:content-validation-name="val15"/>
          <table:table-cell table:number-columns-repeated="16365"/>
        </table:table-row>
        <table:table-row table:style-name="ro1">
          <table:table-cell table:style-name="ce1"/>
          <table:table-cell table:style-name="ce12" office:value-type="string" calcext:value-type="string">
            <text:p>Vout(max)</text:p>
          </table:table-cell>
          <table:table-cell table:style-name="ce203" table:content-validation-name="val2" office:value-type="float" office:value="20" calcext:value-type="float">
            <text:p>20.0</text:p>
          </table:table-cell>
          <table:table-cell table:style-name="ce86" office:value-type="string" calcext:value-type="string">
            <text:p>V</text:p>
          </table:table-cell>
          <table:table-cell table:style-name="ce96" table:formula="of:=IF([.C16]=&quot;Internal&quot;; &quot;Select 5V, 10V, 15V, 20V maximum Vout with Vref set to 1.129V&quot;; &quot;Input desired maximum Vout with Vref set to 1.129V&quot;)" office:value-type="string" office:string-value="Select 5V, 10V, 15V, 20V maximum Vout with Vref set to 1.129V" calcext:value-type="string">
            <text:p>Select 5V, 10V, 15V, 20V maximum Vout with Vref set to 1.129V</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out(max)</text:p>
          </table:table-cell>
          <table:table-cell table:style-name="ce35" office:value-type="float" office:value="5" calcext:value-type="float">
            <text:p>5</text:p>
          </table:table-cell>
          <table:table-cell table:style-name="ce86" office:value-type="string" calcext:value-type="string">
            <text:p>A</text:p>
          </table:table-cell>
          <table:table-cell table:style-name="ce96" office:value-type="string" calcext:value-type="string">
            <text:p>Maximum output curren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Register VREF</text:p>
          </table:table-cell>
          <table:table-cell table:style-name="ce39" table:formula="of:=IF(Vout&lt;=1.063*Vout_max; DEC2HEX((Vout/Vout_max*1.129-0.045)*1000/1.129; 4); &quot;Vout is too high&quot;)" office:value-type="string" office:string-value="FFFFFFFFDD" calcext:value-type="string">
            <text:p>FFFFFFFFDD</text:p>
          </table:table-cell>
          <table:table-cell table:style-name="ce86" office:value-type="string" calcext:value-type="string">
            <text:p>Hex</text:p>
          </table:table-cell>
          <table:table-cell table:style-name="ce96" office:value-type="string" calcext:value-type="string">
            <text:p>Register 00H and 01H value for Vref</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VCC</text:p>
          </table:table-cell>
          <table:table-cell table:style-name="ce201" table:content-validation-name="val1" office:value-type="string" calcext:value-type="string">
            <text:p>Internal</text:p>
          </table:table-cell>
          <table:table-cell table:style-name="ce86"/>
          <table:table-cell table:style-name="ce96" office:value-type="string" calcext:value-type="string">
            <text:p>Select internal VCC or use external VCC power supply</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Switching Mode at light load</text:p>
          </table:table-cell>
          <table:table-cell table:style-name="ce201" table:content-validation-name="val3" office:value-type="string" calcext:value-type="string">
            <text:p>FPWM</text:p>
          </table:table-cell>
          <table:table-cell table:style-name="ce86"/>
          <table:table-cell table:style-name="ce96" office:value-type="string" calcext:value-type="string">
            <text:p>Select Forced PWM or Auto PFM mode at light load</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2C address</text:p>
          </table:table-cell>
          <table:table-cell table:style-name="ce205" table:content-validation-name="val4" office:value-type="float" office:value="74" calcext:value-type="float">
            <text:p>74</text:p>
          </table:table-cell>
          <table:table-cell table:style-name="ce86" office:value-type="string" calcext:value-type="string">
            <text:p>Hex</text:p>
          </table:table-cell>
          <table:table-cell table:style-name="ce96" office:value-type="string" calcext:value-type="string">
            <text:p>Select I2C slave address</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R6</text:p>
          </table:table-cell>
          <table:table-cell table:style-name="ce41" table:formula="of:=IF(([.C21]=&quot;Internal&quot;)*([.C22]=&quot;FPWM&quot;)*([.C23]=74);0;IF(([.C21]=&quot;Internal&quot;)*([.C22]=&quot;APFM&quot;)*([.C23]=74);6190;IF(([.C21]=&quot;Internal&quot;)*([.C22]=&quot;FPWM&quot;)*([.C23]=75);14300;IF(([.C21]=&quot;Internal&quot;)*([.C22]=&quot;APFM&quot;)*([.C23]=75);24900;IF(([.C21]=&quot;External&quot;)*([.C22]=&quot;FPWM&quot;)*([.C23]=74);51100;IF(([.C21]=&quot;External&quot;)*([.C22]=&quot;APFM&quot;)*([.C23]=74);75000;IF(([.C21]=&quot;external&quot;)*([.C22]=&quot;FPWM&quot;)*([.C23]=75);10500;&quot;floating&quot;)))))))" office:value-type="float" office:value="0" calcext:value-type="float">
            <text:p>0</text:p>
          </table:table-cell>
          <table:table-cell table:style-name="ce86" office:value-type="string" calcext:value-type="string">
            <text:p>Ω</text:p>
          </table:table-cell>
          <table:table-cell table:style-name="ce96" office:value-type="string" calcext:value-type="string">
            <text:p>Mode setting resistor</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R7</text:p>
          </table:table-cell>
          <table:table-cell table:style-name="ce42" office:value-type="float" office:value="100000" calcext:value-type="float">
            <text:p>100000.0</text:p>
          </table:table-cell>
          <table:table-cell table:style-name="ce86" office:value-type="string" calcext:value-type="string">
            <text:p>Ω</text:p>
          </table:table-cell>
          <table:table-cell table:style-name="ce96" office:value-type="string" calcext:value-type="string">
            <text:p>Up resistor value of the extenral feedback resistor value. It is recommended to 100k<text:span text:style-name="T3">Ω</text:span></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R8 recommended</text:p>
          </table:table-cell>
          <table:table-cell table:style-name="ce43" table:formula="of:=R_7/(Vout_max/1.129-1)" office:value-type="float" office:value="5982.72481585502" calcext:value-type="float">
            <text:p>5982.7</text:p>
          </table:table-cell>
          <table:table-cell table:style-name="ce86" office:value-type="string" calcext:value-type="string">
            <text:p>Ω</text:p>
          </table:table-cell>
          <table:table-cell table:style-name="ce96" office:value-type="string" calcext:value-type="string">
            <text:p>Bottom resistor value of the external feedback resistor divider</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Enable Output current limit</text:p>
          </table:table-cell>
          <table:table-cell table:style-name="ce201" table:content-validation-name="val5" office:value-type="string" calcext:value-type="string">
            <text:p>Enable</text:p>
          </table:table-cell>
          <table:table-cell table:style-name="ce86"/>
          <table:table-cell table:style-name="ce96" office:value-type="string" calcext:value-type="string">
            <text:p>Enable output current limi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out(limit)</text:p>
          </table:table-cell>
          <table:table-cell table:style-name="ce44" office:value-type="float" office:value="4.5" calcext:value-type="float">
            <text:p>4.5</text:p>
          </table:table-cell>
          <table:table-cell table:style-name="ce86" office:value-type="string" calcext:value-type="string">
            <text:p>A</text:p>
          </table:table-cell>
          <table:table-cell table:style-name="ce96" office:value-type="string" calcext:value-type="string">
            <text:p>Output current limit setting</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R1</text:p>
          </table:table-cell>
          <table:table-cell table:style-name="ce35" office:value-type="float" office:value="10" calcext:value-type="float">
            <text:p>10</text:p>
          </table:table-cell>
          <table:table-cell table:style-name="ce86" office:value-type="string" calcext:value-type="string">
            <text:p>m<text:span text:style-name="T3">Ω</text:span></text:p>
          </table:table-cell>
          <table:table-cell table:style-name="ce96" office:value-type="string" calcext:value-type="string">
            <text:p>Output current sensing resistor</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Register 02H</text:p>
          </table:table-cell>
          <table:table-cell table:style-name="ce45" table:formula="of:=IF(Iout_limit*R_1&lt;=63.5;DEC2HEX(ROUNDUP(Iout_limit*R_1/0.5;0)+IF(([.C27]=&quot;Enable&quot;);128;0));&quot;error&quot;)" office:value-type="string" office:string-value="DA" calcext:value-type="string">
            <text:p>DA</text:p>
          </table:table-cell>
          <table:table-cell table:style-name="ce86" office:value-type="string" calcext:value-type="string">
            <text:p>Hex</text:p>
          </table:table-cell>
          <table:table-cell table:style-name="ce96" office:value-type="string" calcext:value-type="string">
            <text:p>Register 02H value for current setting. Iout(max)*R1 must be less than 63.5mV</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text:span text:style-name="T1">Δ</text:span><text:span text:style-name="T2">Iout(Cout_rms)</text:span></text:p>
          </table:table-cell>
          <table:table-cell table:style-name="ce46" table:formula="of:=IF((Vout&gt;Vin_min); SQRT((Vout-Vin_min)/Vin_min)*Ioutmax; 1/SQRT(12)*Vout*(1-Vout/Vin_max)/L/fsw)" office:value-type="float" office:value="0.0124466680643861" calcext:value-type="float">
            <text:p>0.01</text:p>
          </table:table-cell>
          <table:table-cell table:style-name="ce86" office:value-type="string" calcext:value-type="string">
            <text:p>Arms</text:p>
          </table:table-cell>
          <table:table-cell table:style-name="ce96" office:value-type="string" calcext:value-type="string">
            <text:p>The equivalent output capacitor current ripple spec must be higher than this value.</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text:span text:style-name="T3">ΔIin(Cin_rms)</text:span></text:p>
          </table:table-cell>
          <table:table-cell table:style-name="ce46" table:formula="of:=IF((Vin_max&gt;Vout); IF(Vin_max&lt;(2*Vout); Ioutmax*SQRT(Vout*(Vin_max-Vout)/Vin_max/Vin_max); Ioutmax/2); IF(Vin_min&gt;Vout/2; 1/SQRT(12)*Vin_min*(1-Vin_min/Vout)/L/fsw; 1/SQRT(12)*Vout/4/L/fsw))" office:value-type="float" office:value="2.5" calcext:value-type="float">
            <text:p>2.50</text:p>
          </table:table-cell>
          <table:table-cell table:style-name="ce86" office:value-type="string" calcext:value-type="string">
            <text:p>Arms</text:p>
          </table:table-cell>
          <table:table-cell table:style-name="ce96" office:value-type="string" calcext:value-type="string">
            <text:p>The equivalent input capacitor current ripple spec must be higher than this value</text:p>
          </table:table-cell>
          <table:table-cell table:style-name="ce106" table:number-columns-repeated="10"/>
          <table:table-cell table:style-name="ce142"/>
          <table:table-cell table:style-name="ce104"/>
          <table:table-cell table:number-columns-repeated="16367"/>
        </table:table-row>
        <table:table-row table:style-name="ro6">
          <table:table-cell table:style-name="ce1"/>
          <table:table-cell table:style-name="ce12" office:value-type="string" calcext:value-type="string">
            <text:p>f(sw)</text:p>
          </table:table-cell>
          <table:table-cell table:style-name="ce212" office:value-type="float" office:value="491000" calcext:value-type="float">
            <text:p>491,000</text:p>
          </table:table-cell>
          <table:table-cell table:style-name="ce86" office:value-type="string" calcext:value-type="string">
            <text:p>Hz</text:p>
          </table:table-cell>
          <table:table-cell table:style-name="ce96" office:value-type="string" calcext:value-type="string">
            <text:p>Typical switching frequency</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R2 recommended</text:p>
          </table:table-cell>
          <table:table-cell table:style-name="ce48" table:formula="of:=(10^9/fsw-20)/0.05-250" office:value-type="float" office:value="40083.1975560081" calcext:value-type="float">
            <text:p>40,083</text:p>
          </table:table-cell>
          <table:table-cell table:style-name="ce86" office:value-type="string" calcext:value-type="string">
            <text:p>Ω</text:p>
          </table:table-cell>
          <table:table-cell table:style-name="ce96" office:value-type="string" calcext:value-type="string">
            <text:p>Switching frequency setting resistor</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Frequency dithering f(mod)</text:p>
          </table:table-cell>
          <table:table-cell table:style-name="ce47" office:value-type="float" office:value="500" calcext:value-type="float">
            <text:p>500</text:p>
          </table:table-cell>
          <table:table-cell table:style-name="ce86" office:value-type="string" calcext:value-type="string">
            <text:p>Hz</text:p>
          </table:table-cell>
          <table:table-cell table:style-name="ce96" office:value-type="string" calcext:value-type="string">
            <text:p>Modulation frequency for spread spectrum</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C8 recommended</text:p>
          </table:table-cell>
          <table:table-cell table:style-name="ce49" table:formula="of:=1/2.8/[.C34]/[.C35]" office:value-type="float" office:value="0.0000000178200781833247" calcext:value-type="float">
            <text:p>1.8E-08</text:p>
          </table:table-cell>
          <table:table-cell table:style-name="ce86" office:value-type="string" calcext:value-type="string">
            <text:p>F</text:p>
          </table:table-cell>
          <table:table-cell table:style-name="ce96"/>
          <table:table-cell table:style-name="ce275" office:value-type="string" calcext:value-type="string" table:number-columns-spanned="11" table:number-rows-spanned="1">
            <text:p>Register Setting</text:p>
          </table:table-cell>
          <table:covered-table-cell table:number-columns-repeated="9" table:style-name="ce72"/>
          <table:covered-table-cell table:style-name="ce145"/>
          <table:table-cell table:style-name="ce104"/>
          <table:table-cell table:number-columns-repeated="16367"/>
        </table:table-row>
        <table:table-row table:style-name="ro5">
          <table:table-cell table:style-name="ce1"/>
          <table:table-cell table:style-name="ce12" office:value-type="string" calcext:value-type="string">
            <text:p><text:span text:style-name="T1">Δ</text:span><text:span text:style-name="T2">Vout(pk-pk)</text:span></text:p>
          </table:table-cell>
          <table:table-cell table:style-name="ce50" office:value-type="float" office:value="0.001" calcext:value-type="float">
            <text:p>0.00</text:p>
          </table:table-cell>
          <table:table-cell table:style-name="ce86" office:value-type="string" calcext:value-type="string">
            <text:p>Vpp</text:p>
          </table:table-cell>
          <table:table-cell table:style-name="ce96" office:value-type="string" calcext:value-type="string">
            <text:p>Maximum desired output ripple solely due to output capacitance (ignores ESR)</text:p>
          </table:table-cell>
          <table:table-cell table:style-name="ce109"/>
          <table:table-cell table:style-name="ce106" table:number-columns-repeated="9"/>
          <table:table-cell table:style-name="ce142"/>
          <table:table-cell table:style-name="ce104"/>
          <table:table-cell table:number-columns-repeated="16367"/>
        </table:table-row>
        <table:table-row table:style-name="ro7">
          <table:table-cell table:style-name="ce1"/>
          <table:table-cell table:style-name="ce13" office:value-type="string" calcext:value-type="string">
            <text:p>Cout(min) recommended</text:p>
          </table:table-cell>
          <table:table-cell table:style-name="ce51" table:formula="of:=MAX((Vout-Vin_min)/Vout/fsw*Ioutmax/dVoutpkpk; 1/8/fsw*(ILpeak_max-ILvalley_max)/dVoutpkpk)" office:value-type="float" office:value="0.0000109767115440235" calcext:value-type="float">
            <text:p>1.10E-05</text:p>
          </table:table-cell>
          <table:table-cell table:style-name="ce86" office:value-type="string" calcext:value-type="string">
            <text:p>F</text:p>
          </table:table-cell>
          <table:table-cell table:style-name="ce96" office:value-type="string" calcext:value-type="string">
            <text:p>Minimum output capacitance needed for Vout ripple requirement</text:p>
          </table:table-cell>
          <table:table-cell table:style-name="ce110" office:value-type="string" calcext:value-type="string">
            <text:p>Register Name</text:p>
          </table:table-cell>
          <table:table-cell table:style-name="ce118" office:value-type="string" calcext:value-type="string">
            <text:p>Address</text:p>
          </table:table-cell>
          <table:table-cell table:style-name="ce118" office:value-type="string" calcext:value-type="string">
            <text:p>b7</text:p>
          </table:table-cell>
          <table:table-cell table:style-name="ce132" office:value-type="string" calcext:value-type="string">
            <text:p>b6</text:p>
          </table:table-cell>
          <table:table-cell table:style-name="ce118" office:value-type="string" calcext:value-type="string">
            <text:p>b5</text:p>
          </table:table-cell>
          <table:table-cell table:style-name="ce110" office:value-type="string" calcext:value-type="string">
            <text:p>b4</text:p>
          </table:table-cell>
          <table:table-cell table:style-name="ce118" office:value-type="string" calcext:value-type="string">
            <text:p>b3</text:p>
          </table:table-cell>
          <table:table-cell table:style-name="ce118" office:value-type="string" calcext:value-type="string">
            <text:p>b2</text:p>
          </table:table-cell>
          <table:table-cell table:style-name="ce118" office:value-type="string" calcext:value-type="string">
            <text:p>b1</text:p>
          </table:table-cell>
          <table:table-cell table:style-name="ce118" office:value-type="string" calcext:value-type="string">
            <text:p>b0</text:p>
          </table:table-cell>
          <table:table-cell table:style-name="ce146" office:value-type="string" calcext:value-type="string">
            <text:p>HEX Value</text:p>
          </table:table-cell>
          <table:table-cell table:style-name="ce104"/>
          <table:table-cell table:number-columns-repeated="16367"/>
        </table:table-row>
        <table:table-row table:style-name="ro6">
          <table:table-cell table:style-name="ce1"/>
          <table:table-cell table:style-name="ce14" office:value-type="string" calcext:value-type="string" table:number-columns-spanned="1" table:number-rows-spanned="2">
            <text:p>C2 actual</text:p>
          </table:table-cell>
          <table:table-cell table:style-name="ce52" office:value-type="float" office:value="0.000022" calcext:value-type="float" table:number-columns-spanned="1" table:number-rows-spanned="2">
            <text:p>2.20E-05</text:p>
          </table:table-cell>
          <table:table-cell table:style-name="ce87" office:value-type="string" calcext:value-type="string" table:number-columns-spanned="1" table:number-rows-spanned="2">
            <text:p>F</text:p>
          </table:table-cell>
          <table:table-cell table:style-name="ce97" office:value-type="string" calcext:value-type="string" table:number-columns-spanned="1" table:number-rows-spanned="2">
            <text:p>Effective ceramic capacitance at VOUT. Need to consider the derating with DC bias voltage</text:p>
          </table:table-cell>
          <table:table-cell table:style-name="ce279" office:value-type="string" calcext:value-type="string" table:number-columns-spanned="1" table:number-rows-spanned="2">
            <text:p>VREF_L</text:p>
          </table:table-cell>
          <table:table-cell table:style-name="ce287" office:value-type="string" calcext:value-type="string" table:number-columns-spanned="1" table:number-rows-spanned="2">
            <text:p>00H</text:p>
          </table:table-cell>
          <table:table-cell table:style-name="ce122" office:value-type="string" calcext:value-type="string">
            <text:p>VREF[7]</text:p>
          </table:table-cell>
          <table:table-cell table:style-name="ce122" office:value-type="string" calcext:value-type="string">
            <text:p>VREF[6]</text:p>
          </table:table-cell>
          <table:table-cell table:style-name="ce122" office:value-type="string" calcext:value-type="string">
            <text:p>VREF[5]</text:p>
          </table:table-cell>
          <table:table-cell table:style-name="ce122" office:value-type="string" calcext:value-type="string">
            <text:p>VREF[4]</text:p>
          </table:table-cell>
          <table:table-cell table:style-name="ce122" office:value-type="string" calcext:value-type="string">
            <text:p>VREF[3]</text:p>
          </table:table-cell>
          <table:table-cell table:style-name="ce122" office:value-type="string" calcext:value-type="string">
            <text:p>VREF[2]</text:p>
          </table:table-cell>
          <table:table-cell table:style-name="ce122" office:value-type="string" calcext:value-type="string">
            <text:p>VREF[1]</text:p>
          </table:table-cell>
          <table:table-cell table:style-name="ce122" office:value-type="string" calcext:value-type="string">
            <text:p>VREF[0]</text:p>
          </table:table-cell>
          <table:table-cell table:style-name="ce315" table:formula="of:=RIGHT(Reg_Vref; 2)" office:value-type="string" office:string-value="DD" calcext:value-type="string" table:number-columns-spanned="1" table:number-rows-spanned="2">
            <text:p>DD</text:p>
          </table:table-cell>
          <table:table-cell table:style-name="ce104"/>
          <table:table-cell table:number-columns-repeated="16367"/>
        </table:table-row>
        <table:table-row table:style-name="ro6">
          <table:table-cell table:style-name="ce1"/>
          <table:covered-table-cell table:style-name="ce15"/>
          <table:covered-table-cell table:style-name="ce53"/>
          <table:covered-table-cell table:style-name="ce88"/>
          <table:covered-table-cell table:style-name="ce98"/>
          <table:covered-table-cell table:style-name="ce279"/>
          <table:covered-table-cell table:style-name="ce287"/>
          <table:table-cell table:style-name="ce123" table:formula="of:=MID(HEX2BIN(RIGHT(Reg_Vref; 2); 8); 1; 1)" office:value-type="string" office:string-value="1" calcext:value-type="string">
            <text:p>1</text:p>
          </table:table-cell>
          <table:table-cell table:style-name="ce133" table:formula="of:=MID(HEX2BIN(RIGHT(Reg_Vref; 2); 8); 2; 1)" office:value-type="string" office:string-value="1" calcext:value-type="string">
            <text:p>1</text:p>
          </table:table-cell>
          <table:table-cell table:style-name="ce135" table:formula="of:=MID(HEX2BIN(RIGHT(Reg_Vref; 2); 8); 3; 1)" office:value-type="string" office:string-value="0" calcext:value-type="string">
            <text:p>0</text:p>
          </table:table-cell>
          <table:table-cell table:style-name="ce123" table:formula="of:=MID(HEX2BIN(RIGHT(Reg_Vref; 2); 8); 4; 1)" office:value-type="string" office:string-value="1" calcext:value-type="string">
            <text:p>1</text:p>
          </table:table-cell>
          <table:table-cell table:style-name="ce137" table:formula="of:=MID(HEX2BIN(RIGHT(Reg_Vref; 2); 8); 5; 1)" office:value-type="string" office:string-value="1" calcext:value-type="string">
            <text:p>1</text:p>
          </table:table-cell>
          <table:table-cell table:style-name="ce137" table:formula="of:=MID(HEX2BIN(RIGHT(Reg_Vref; 2); 8); 6; 1)" office:value-type="string" office:string-value="1" calcext:value-type="string">
            <text:p>1</text:p>
          </table:table-cell>
          <table:table-cell table:style-name="ce137" table:formula="of:=MID(HEX2BIN(RIGHT(Reg_Vref; 2); 8); 7; 1)" office:value-type="string" office:string-value="0" calcext:value-type="string">
            <text:p>0</text:p>
          </table:table-cell>
          <table:table-cell table:style-name="ce137" table:formula="of:=MID(HEX2BIN(RIGHT(Reg_Vref; 2); 8); 8; 1)" office:value-type="string" office:string-value="1" calcext:value-type="string">
            <text:p>1</text:p>
          </table:table-cell>
          <table:covered-table-cell table:style-name="ce315"/>
          <table:table-cell table:style-name="ce104"/>
          <table:table-cell table:number-columns-repeated="16367"/>
        </table:table-row>
        <table:table-row table:style-name="ro6">
          <table:table-cell table:style-name="ce1"/>
          <table:table-cell table:style-name="ce14" office:value-type="string" calcext:value-type="string" table:number-columns-spanned="1" table:number-rows-spanned="2">
            <text:p>C3 actual</text:p>
          </table:table-cell>
          <table:table-cell table:style-name="ce52" office:value-type="float" office:value="0.00022" calcext:value-type="float" table:number-columns-spanned="1" table:number-rows-spanned="2">
            <text:p>2.20E-04</text:p>
          </table:table-cell>
          <table:table-cell table:style-name="ce87" office:value-type="string" calcext:value-type="string" table:number-columns-spanned="1" table:number-rows-spanned="2">
            <text:p>F</text:p>
          </table:table-cell>
          <table:table-cell table:style-name="ce97" office:value-type="string" calcext:value-type="string" table:number-columns-spanned="1" table:number-rows-spanned="2">
            <text:p>Effective electrolytic capacitance. Need to consider the derating with DC bias voltage</text:p>
          </table:table-cell>
          <table:table-cell table:style-name="ce279" office:value-type="string" calcext:value-type="string" table:number-columns-spanned="1" table:number-rows-spanned="2">
            <text:p>VREF_H</text:p>
          </table:table-cell>
          <table:table-cell table:style-name="ce287" office:value-type="string" calcext:value-type="string" table:number-columns-spanned="1" table:number-rows-spanned="2">
            <text:p>01H</text:p>
          </table:table-cell>
          <table:table-cell table:number-columns-repeated="6" table:style-name="ce122" office:value-type="string" calcext:value-type="string">
            <text:p>Reserved</text:p>
          </table:table-cell>
          <table:table-cell table:style-name="ce122" office:value-type="string" calcext:value-type="string">
            <text:p>VREF[9]</text:p>
          </table:table-cell>
          <table:table-cell table:style-name="ce122" office:value-type="string" calcext:value-type="string">
            <text:p>VREF[8]</text:p>
          </table:table-cell>
          <table:table-cell table:style-name="ce315" table:formula="of:=LEFT(Reg_Vref; 2)" office:value-type="string" office:string-value="FF" calcext:value-type="string" table:number-columns-spanned="1" table:number-rows-spanned="2">
            <text:p>FF</text:p>
          </table:table-cell>
          <table:table-cell table:style-name="ce104"/>
          <table:table-cell table:number-columns-repeated="16367"/>
        </table:table-row>
        <table:table-row table:style-name="ro6">
          <table:table-cell table:style-name="ce1"/>
          <table:covered-table-cell table:style-name="ce15"/>
          <table:covered-table-cell table:style-name="ce53"/>
          <table:covered-table-cell table:style-name="ce88"/>
          <table:covered-table-cell table:style-name="ce98"/>
          <table:covered-table-cell table:style-name="ce279"/>
          <table:covered-table-cell table:style-name="ce287"/>
          <table:table-cell table:number-columns-repeated="6" table:style-name="ce124" office:value-type="float" office:value="0" calcext:value-type="float">
            <text:p>0</text:p>
          </table:table-cell>
          <table:table-cell table:style-name="ce137" table:formula="of:=MID(HEX2BIN(LEFT(Reg_Vref; 2); 8); 7; 1)" office:value-type="string" office:string-value="1" calcext:value-type="string">
            <text:p>1</text:p>
          </table:table-cell>
          <table:table-cell table:style-name="ce137" table:formula="of:=MID(HEX2BIN(LEFT(Reg_Vref; 2); 8); 8; 1)" office:value-type="string" office:string-value="1" calcext:value-type="string">
            <text:p>1</text:p>
          </table:table-cell>
          <table:covered-table-cell table:style-name="ce315"/>
          <table:table-cell table:style-name="ce104"/>
          <table:table-cell table:number-columns-repeated="16367"/>
        </table:table-row>
        <table:table-row table:style-name="ro1">
          <table:table-cell table:style-name="ce1"/>
          <table:table-cell table:style-name="ce14" office:value-type="string" calcext:value-type="string" table:number-columns-spanned="1" table:number-rows-spanned="2">
            <text:p>ESR of C3</text:p>
          </table:table-cell>
          <table:table-cell table:style-name="ce54" office:value-type="float" office:value="0.027" calcext:value-type="float" table:number-columns-spanned="1" table:number-rows-spanned="2">
            <text:p>0.027</text:p>
          </table:table-cell>
          <table:table-cell table:style-name="ce87" office:value-type="string" calcext:value-type="string" table:number-columns-spanned="1" table:number-rows-spanned="2">
            <text:p>Ω</text:p>
          </table:table-cell>
          <table:table-cell table:style-name="ce97" office:value-type="string" calcext:value-type="string" table:number-columns-spanned="1" table:number-rows-spanned="2">
            <text:p>Equivalent ESR if multiple high ESR electrolytic capacitors in parallel</text:p>
          </table:table-cell>
          <table:table-cell table:style-name="ce279" office:value-type="string" calcext:value-type="string" table:number-columns-spanned="1" table:number-rows-spanned="2">
            <text:p>I_LIMIT</text:p>
          </table:table-cell>
          <table:table-cell table:style-name="ce287" office:value-type="string" calcext:value-type="string" table:number-columns-spanned="1" table:number-rows-spanned="2">
            <text:p>02H</text:p>
          </table:table-cell>
          <table:table-cell table:style-name="ce122" office:value-type="string" calcext:value-type="string">
            <text:p>ILIM_EN</text:p>
          </table:table-cell>
          <table:table-cell table:style-name="ce122" office:value-type="string" calcext:value-type="string">
            <text:p>I_LIM[6]</text:p>
          </table:table-cell>
          <table:table-cell table:style-name="ce122" office:value-type="string" calcext:value-type="string">
            <text:p>I_LIM[5]</text:p>
          </table:table-cell>
          <table:table-cell table:style-name="ce122" office:value-type="string" calcext:value-type="string">
            <text:p>I_LIM[4]</text:p>
          </table:table-cell>
          <table:table-cell table:style-name="ce122" office:value-type="string" calcext:value-type="string">
            <text:p>I_LIM[3]</text:p>
          </table:table-cell>
          <table:table-cell table:style-name="ce128" office:value-type="string" calcext:value-type="string">
            <text:p>I_LIM[2]</text:p>
          </table:table-cell>
          <table:table-cell table:style-name="ce128" office:value-type="string" calcext:value-type="string">
            <text:p>I_LIM[1]</text:p>
          </table:table-cell>
          <table:table-cell table:style-name="ce128" office:value-type="string" calcext:value-type="string">
            <text:p>I_LIM[0]</text:p>
          </table:table-cell>
          <table:table-cell table:style-name="ce315" table:formula="of:=Reg_Ilimit" office:value-type="string" office:string-value="DA" calcext:value-type="string" table:number-columns-spanned="1" table:number-rows-spanned="2">
            <text:p>DA</text:p>
          </table:table-cell>
          <table:table-cell table:style-name="ce104"/>
          <table:table-cell table:number-columns-repeated="16367"/>
        </table:table-row>
        <table:table-row table:style-name="ro1">
          <table:table-cell table:style-name="ce1"/>
          <table:covered-table-cell table:style-name="ce15"/>
          <table:covered-table-cell table:style-name="ce55"/>
          <table:covered-table-cell table:style-name="ce88"/>
          <table:covered-table-cell table:style-name="ce98"/>
          <table:covered-table-cell table:style-name="ce279"/>
          <table:covered-table-cell table:style-name="ce287"/>
          <table:table-cell table:style-name="ce125" table:formula="of:=MID(HEX2BIN(Reg_Ilimit; 8); 1; 1)" office:value-type="string" office:string-value="1" calcext:value-type="string">
            <text:p>1</text:p>
          </table:table-cell>
          <table:table-cell table:style-name="ce134" table:formula="of:=MID(HEX2BIN(Reg_Ilimit; 8); 2; 1)" office:value-type="string" office:string-value="1" calcext:value-type="string">
            <text:p>1</text:p>
          </table:table-cell>
          <table:table-cell table:style-name="ce135" table:formula="of:=MID(HEX2BIN(Reg_Ilimit; 8); 3; 1)" office:value-type="string" office:string-value="0" calcext:value-type="string">
            <text:p>0</text:p>
          </table:table-cell>
          <table:table-cell table:style-name="ce123" table:formula="of:=MID(HEX2BIN(Reg_Ilimit; 8); 4; 1)" office:value-type="string" office:string-value="1" calcext:value-type="string">
            <text:p>1</text:p>
          </table:table-cell>
          <table:table-cell table:style-name="ce137" table:formula="of:=MID(HEX2BIN(Reg_Ilimit; 8); 5; 1)" office:value-type="string" office:string-value="1" calcext:value-type="string">
            <text:p>1</text:p>
          </table:table-cell>
          <table:table-cell table:style-name="ce137" table:formula="of:=MID(HEX2BIN(Reg_Ilimit; 8); 6; 1)" office:value-type="string" office:string-value="0" calcext:value-type="string">
            <text:p>0</text:p>
          </table:table-cell>
          <table:table-cell table:style-name="ce137" table:formula="of:=MID(HEX2BIN(Reg_Ilimit; 8); 7; 1)" office:value-type="string" office:string-value="1" calcext:value-type="string">
            <text:p>1</text:p>
          </table:table-cell>
          <table:table-cell table:style-name="ce137" table:formula="of:=MID(HEX2BIN(Reg_Ilimit; 8);8; 1)" office:value-type="string" office:string-value="0" calcext:value-type="string">
            <text:p>0</text:p>
          </table:table-cell>
          <table:covered-table-cell table:style-name="ce315"/>
          <table:table-cell table:style-name="ce104"/>
          <table:table-cell table:number-columns-repeated="16367"/>
        </table:table-row>
        <table:table-row table:style-name="ro1">
          <table:table-cell table:style-name="ce1"/>
          <table:table-cell table:style-name="ce14" office:value-type="string" calcext:value-type="string" table:number-columns-spanned="1" table:number-rows-spanned="2">
            <text:p><text:span text:style-name="T3">ΔVin(pk-pk)</text:span></text:p>
          </table:table-cell>
          <table:table-cell table:style-name="ce56" office:value-type="float" office:value="0.05" calcext:value-type="float" table:number-columns-spanned="1" table:number-rows-spanned="2">
            <text:p>0.05</text:p>
          </table:table-cell>
          <table:table-cell table:style-name="ce87" office:value-type="string" calcext:value-type="string" table:number-columns-spanned="1" table:number-rows-spanned="2">
            <text:p>Vpp</text:p>
          </table:table-cell>
          <table:table-cell table:style-name="ce97" office:value-type="string" calcext:value-type="string" table:number-columns-spanned="1" table:number-rows-spanned="2">
            <text:p>Maximum desired input ripple due to solely to input capacitance at buck mode</text:p>
          </table:table-cell>
          <table:table-cell table:style-name="ce279" office:value-type="string" calcext:value-type="string" table:number-columns-spanned="1" table:number-rows-spanned="2">
            <text:p>VOUT_SR</text:p>
          </table:table-cell>
          <table:table-cell table:style-name="ce287" office:value-type="string" calcext:value-type="string" table:number-columns-spanned="1" table:number-rows-spanned="2">
            <text:p>03H</text:p>
          </table:table-cell>
          <table:table-cell table:number-columns-repeated="2" table:style-name="ce122" office:value-type="string" calcext:value-type="string">
            <text:p>Reserved</text:p>
          </table:table-cell>
          <table:table-cell table:style-name="ce136" office:value-type="string" calcext:value-type="string">
            <text:p>OCPD[1]</text:p>
          </table:table-cell>
          <table:table-cell table:style-name="ce138" office:value-type="string" calcext:value-type="string">
            <text:p>OCPD[0]</text:p>
          </table:table-cell>
          <table:table-cell table:number-columns-repeated="2" table:style-name="ce122" office:value-type="string" calcext:value-type="string">
            <text:p>Reserved</text:p>
          </table:table-cell>
          <table:table-cell table:style-name="ce128" office:value-type="string" calcext:value-type="string">
            <text:p>VOSR[1]</text:p>
          </table:table-cell>
          <table:table-cell table:style-name="ce128" office:value-type="string" calcext:value-type="string">
            <text:p>VOSR[0]</text:p>
          </table:table-cell>
          <table:table-cell table:style-name="ce315" table:formula="of:=DEC2HEX(([.O46]+[.N46]*2+[.K46]*16+[.J46]*32);2)" office:value-type="string" office:string-value="01" calcext:value-type="string" table:number-columns-spanned="1" table:number-rows-spanned="2">
            <text:p>01</text:p>
          </table:table-cell>
          <table:table-cell table:style-name="ce104"/>
          <table:table-cell table:number-columns-repeated="16367"/>
        </table:table-row>
        <table:table-row table:style-name="ro1">
          <table:table-cell table:style-name="ce1"/>
          <table:covered-table-cell table:style-name="ce15"/>
          <table:covered-table-cell table:style-name="ce57"/>
          <table:covered-table-cell table:style-name="ce88"/>
          <table:covered-table-cell table:style-name="ce98"/>
          <table:covered-table-cell table:style-name="ce279"/>
          <table:covered-table-cell table:style-name="ce287"/>
          <table:table-cell table:number-columns-repeated="2" table:style-name="ce124" office:value-type="float" office:value="0" calcext:value-type="float">
            <text:p>0</text:p>
          </table:table-cell>
          <table:table-cell table:style-name="ce137" table:formula="of:=IF(OR(([.C66]=0.1);([.C66]=3));0;1)" office:value-type="float" office:value="0" calcext:value-type="float">
            <text:p>0</text:p>
          </table:table-cell>
          <table:table-cell table:style-name="ce137" table:formula="of:=IF(OR(([.C66]=0.1);([.C66]=6));0;1)" office:value-type="float" office:value="0" calcext:value-type="float">
            <text:p>0</text:p>
          </table:table-cell>
          <table:table-cell table:number-columns-repeated="2" table:style-name="ce124" office:value-type="float" office:value="0" calcext:value-type="float">
            <text:p>0</text:p>
          </table:table-cell>
          <table:table-cell table:style-name="ce137" table:formula="of:=IF(OR(([.C67]=1.25);([.C67]=2.5));0;1)" office:value-type="float" office:value="0" calcext:value-type="float">
            <text:p>0</text:p>
          </table:table-cell>
          <table:table-cell table:style-name="ce137" table:formula="of:=IF(OR(([.C67]=1.25);([.C67]=5));0;1)" office:value-type="float" office:value="1" calcext:value-type="float">
            <text:p>1</text:p>
          </table:table-cell>
          <table:covered-table-cell table:style-name="ce315"/>
          <table:table-cell table:style-name="ce104"/>
          <table:table-cell table:number-columns-repeated="16367"/>
        </table:table-row>
        <table:table-row table:style-name="ro1">
          <table:table-cell table:style-name="ce1"/>
          <table:table-cell table:style-name="ce16" office:value-type="string" calcext:value-type="string" table:number-columns-spanned="1" table:number-rows-spanned="2">
            <text:p>Cin(min) recommended</text:p>
          </table:table-cell>
          <table:table-cell table:style-name="ce225" table:formula="of:=Ioutmax*0.25/dVinpkpk/fsw" office:value-type="float" office:value="0.0000509164969450102" calcext:value-type="float" table:number-columns-spanned="1" table:number-rows-spanned="2">
            <text:p>5.09E-05</text:p>
          </table:table-cell>
          <table:table-cell table:style-name="ce87" office:value-type="string" calcext:value-type="string" table:number-columns-spanned="1" table:number-rows-spanned="2">
            <text:p>F</text:p>
          </table:table-cell>
          <table:table-cell table:style-name="ce97" office:value-type="string" calcext:value-type="string" table:number-columns-spanned="1" table:number-rows-spanned="2">
            <text:p>Minimum input capacitance needed for Vin ripple requirement</text:p>
          </table:table-cell>
          <table:table-cell table:style-name="ce279" office:value-type="string" calcext:value-type="string" table:number-columns-spanned="1" table:number-rows-spanned="2">
            <text:p>VOUT_FS</text:p>
          </table:table-cell>
          <table:table-cell table:style-name="ce287" office:value-type="string" calcext:value-type="string" table:number-columns-spanned="1" table:number-rows-spanned="2">
            <text:p>04H</text:p>
          </table:table-cell>
          <table:table-cell table:style-name="ce122" office:value-type="string" calcext:value-type="string">
            <text:p>FBSEL</text:p>
          </table:table-cell>
          <table:table-cell table:number-columns-repeated="5" table:style-name="ce122" office:value-type="string" calcext:value-type="string">
            <text:p>Reserved</text:p>
          </table:table-cell>
          <table:table-cell table:style-name="ce128" office:value-type="string" calcext:value-type="string">
            <text:p>INTFB[1]</text:p>
          </table:table-cell>
          <table:table-cell table:style-name="ce128" office:value-type="string" calcext:value-type="string">
            <text:p>INTFB[0]</text:p>
          </table:table-cell>
          <table:table-cell table:style-name="ce315" table:formula="of:=DEC2HEX(IF([.C16]=&quot;Internal&quot;;0;128)+Vout_max/5-1; 2)" office:value-type="string" office:string-value="03" calcext:value-type="string" table:number-columns-spanned="1" table:number-rows-spanned="2">
            <text:p>03</text:p>
          </table:table-cell>
          <table:table-cell table:style-name="ce104"/>
          <table:table-cell table:number-columns-repeated="16367"/>
        </table:table-row>
        <table:table-row table:style-name="ro1">
          <table:table-cell table:style-name="ce1"/>
          <table:covered-table-cell table:style-name="ce17"/>
          <table:covered-table-cell table:style-name="ce59"/>
          <table:covered-table-cell table:style-name="ce88"/>
          <table:covered-table-cell table:style-name="ce98"/>
          <table:covered-table-cell table:style-name="ce279"/>
          <table:covered-table-cell table:style-name="ce287"/>
          <table:table-cell table:style-name="ce126" table:formula="of:=IF([.C16]=&quot;Internal&quot;; 0; 1)" office:value-type="float" office:value="0" calcext:value-type="float">
            <text:p>0</text:p>
          </table:table-cell>
          <table:table-cell table:number-columns-repeated="5" table:style-name="ce124" office:value-type="float" office:value="0" calcext:value-type="float">
            <text:p>0</text:p>
          </table:table-cell>
          <table:table-cell table:style-name="ce137" table:formula="of:=MID(DEC2BIN((Vout_max/5)-1; 2); 1; 1)" office:value-type="string" office:string-value="1" calcext:value-type="string">
            <text:p>1</text:p>
          </table:table-cell>
          <table:table-cell table:style-name="ce137" table:formula="of:=MID(DEC2BIN((Vout_max/5)-1; 2); 2; 1)" office:value-type="string" office:string-value="1" calcext:value-type="string">
            <text:p>1</text:p>
          </table:table-cell>
          <table:covered-table-cell table:style-name="ce315"/>
          <table:table-cell table:style-name="ce104"/>
          <table:table-cell table:number-columns-repeated="16367"/>
        </table:table-row>
        <table:table-row table:style-name="ro1">
          <table:table-cell table:style-name="ce1"/>
          <table:table-cell table:style-name="ce14" office:value-type="string" calcext:value-type="string" table:number-columns-spanned="1" table:number-rows-spanned="2">
            <text:p>Cin actual</text:p>
          </table:table-cell>
          <table:table-cell table:style-name="ce52" office:value-type="float" office:value="0.00006" calcext:value-type="float" table:number-columns-spanned="1" table:number-rows-spanned="2">
            <text:p>6.00E-05</text:p>
          </table:table-cell>
          <table:table-cell table:style-name="ce87" office:value-type="string" calcext:value-type="string" table:number-columns-spanned="1" table:number-rows-spanned="2">
            <text:p>F</text:p>
          </table:table-cell>
          <table:table-cell table:style-name="ce97" office:value-type="string" calcext:value-type="string" table:number-columns-spanned="1" table:number-rows-spanned="2">
            <text:p>effective output capacitance. Need to consider the derating with DC bias voltage when using ceramic cap</text:p>
          </table:table-cell>
          <table:table-cell table:style-name="ce280" office:value-type="string" calcext:value-type="string" table:number-columns-spanned="1" table:number-rows-spanned="2">
            <text:p>CDC</text:p>
          </table:table-cell>
          <table:table-cell table:style-name="ce287" office:value-type="string" calcext:value-type="string" table:number-columns-spanned="1" table:number-rows-spanned="2">
            <text:p>05H</text:p>
          </table:table-cell>
          <table:table-cell table:style-name="ce122" office:value-type="string" calcext:value-type="string">
            <text:p>SCMASK</text:p>
          </table:table-cell>
          <table:table-cell table:style-name="ce122" office:value-type="string" calcext:value-type="string">
            <text:p>OCMASK</text:p>
          </table:table-cell>
          <table:table-cell table:style-name="ce122" office:value-type="string" calcext:value-type="string">
            <text:p>OVMASK</text:p>
          </table:table-cell>
          <table:table-cell table:style-name="ce122" office:value-type="string" calcext:value-type="string">
            <text:p>Reserved</text:p>
          </table:table-cell>
          <table:table-cell table:style-name="ce122" office:value-type="string" calcext:value-type="string">
            <text:p>INTCDC</text:p>
          </table:table-cell>
          <table:table-cell table:style-name="ce122" office:value-type="string" calcext:value-type="string">
            <text:p>CDC[2]</text:p>
          </table:table-cell>
          <table:table-cell table:style-name="ce128" office:value-type="string" calcext:value-type="string">
            <text:p>CDC[1]</text:p>
          </table:table-cell>
          <table:table-cell table:style-name="ce128" office:value-type="string" calcext:value-type="string">
            <text:p>CDC[0]</text:p>
          </table:table-cell>
          <table:table-cell table:style-name="ce315" table:formula="of:=DEC2HEX([.C63]/2+[.L50]*8+[.J50]*32+[.I50]*64+[.H50]*128; 2)" office:value-type="string" office:string-value="E7" calcext:value-type="string" table:number-columns-spanned="1" table:number-rows-spanned="2">
            <text:p>E7</text:p>
          </table:table-cell>
          <table:table-cell table:style-name="ce104"/>
          <table:table-cell table:number-columns-repeated="16367"/>
        </table:table-row>
        <table:table-row table:style-name="ro1">
          <table:table-cell table:style-name="ce1"/>
          <table:covered-table-cell table:style-name="ce15"/>
          <table:covered-table-cell table:style-name="ce53"/>
          <table:covered-table-cell table:style-name="ce88"/>
          <table:covered-table-cell table:style-name="ce98"/>
          <table:covered-table-cell table:style-name="ce280"/>
          <table:covered-table-cell table:style-name="ce287"/>
          <table:table-cell table:style-name="ce126" table:formula="of:=IF([.C68]=&quot;Enable&quot;; 1; 0)" office:value-type="float" office:value="1" calcext:value-type="float">
            <text:p>1</text:p>
          </table:table-cell>
          <table:table-cell table:style-name="ce126" table:formula="of:=IF([.C69]=&quot;Enable&quot;; 1; 0)" office:value-type="float" office:value="1" calcext:value-type="float">
            <text:p>1</text:p>
          </table:table-cell>
          <table:table-cell table:style-name="ce126" table:formula="of:=IF([.C70]=&quot;Enable&quot;; 1; 0)" office:value-type="float" office:value="1" calcext:value-type="float">
            <text:p>1</text:p>
          </table:table-cell>
          <table:table-cell table:style-name="ce124" office:value-type="float" office:value="0" calcext:value-type="float">
            <text:p>0</text:p>
          </table:table-cell>
          <table:table-cell table:style-name="ce126" table:formula="of:=IF([.C62]=&quot;Internal&quot;; 0; 1)" office:value-type="float" office:value="0" calcext:value-type="float">
            <text:p>0</text:p>
          </table:table-cell>
          <table:table-cell table:style-name="ce137" table:formula="of:=MID(DEC2BIN(([.C63]/2); 3); 1; 1)" office:value-type="string" office:string-value="1" calcext:value-type="string">
            <text:p>1</text:p>
          </table:table-cell>
          <table:table-cell table:style-name="ce137" table:formula="of:=MID(DEC2BIN(([.C63]/2); 3); 2; 1)" office:value-type="string" office:string-value="1" calcext:value-type="string">
            <text:p>1</text:p>
          </table:table-cell>
          <table:table-cell table:style-name="ce137" table:formula="of:=MID(DEC2BIN(([.C63]/2); 3); 3; 1)" office:value-type="string" office:string-value="1" calcext:value-type="string">
            <text:p>1</text:p>
          </table:table-cell>
          <table:covered-table-cell table:style-name="ce315"/>
          <table:table-cell table:style-name="ce104"/>
          <table:table-cell table:number-columns-repeated="16367"/>
        </table:table-row>
        <table:table-row table:style-name="ro1">
          <table:table-cell table:style-name="ce1"/>
          <table:table-cell table:style-name="ce14" office:value-type="string" calcext:value-type="string" table:number-columns-spanned="1" table:number-rows-spanned="2">
            <text:p><text:span text:style-name="T1">η</text:span><text:span text:style-name="T2"> estimate</text:span></text:p>
          </table:table-cell>
          <table:table-cell table:style-name="ce60" office:value-type="percentage" office:value="0.97" calcext:value-type="percentage" table:number-columns-spanned="1" table:number-rows-spanned="2">
            <text:p>97.0%</text:p>
          </table:table-cell>
          <table:table-cell table:style-name="ce89" table:number-columns-spanned="1" table:number-rows-spanned="2"/>
          <table:table-cell table:style-name="ce97" office:value-type="string" calcext:value-type="string" table:number-columns-spanned="1" table:number-rows-spanned="2">
            <text:p>Efficiency estimate. Correct it after getting the calculated efficiency</text:p>
          </table:table-cell>
          <table:table-cell table:style-name="ce280" office:value-type="string" calcext:value-type="string" table:number-columns-spanned="1" table:number-rows-spanned="2">
            <text:p>MODE</text:p>
          </table:table-cell>
          <table:table-cell table:style-name="ce287" office:value-type="string" calcext:value-type="string" table:number-columns-spanned="1" table:number-rows-spanned="2">
            <text:p>06H</text:p>
          </table:table-cell>
          <table:table-cell table:style-name="ce122" office:value-type="string" calcext:value-type="string">
            <text:p>OE</text:p>
          </table:table-cell>
          <table:table-cell table:style-name="ce122" office:value-type="string" calcext:value-type="string">
            <text:p>FSWDBL</text:p>
          </table:table-cell>
          <table:table-cell table:style-name="ce122" office:value-type="string" calcext:value-type="string">
            <text:p>HICCUP</text:p>
          </table:table-cell>
          <table:table-cell table:style-name="ce122" office:value-type="string" calcext:value-type="string">
            <text:p>DISCHG</text:p>
          </table:table-cell>
          <table:table-cell table:style-name="ce122" office:value-type="string" calcext:value-type="string">
            <text:p>VCCSEL</text:p>
          </table:table-cell>
          <table:table-cell table:style-name="ce122" office:value-type="string" calcext:value-type="string">
            <text:p>I2CADD</text:p>
          </table:table-cell>
          <table:table-cell table:style-name="ce122" office:value-type="string" calcext:value-type="string">
            <text:p>PFMSEL</text:p>
          </table:table-cell>
          <table:table-cell table:style-name="ce122" office:value-type="string" calcext:value-type="string">
            <text:p>MODEST</text:p>
          </table:table-cell>
          <table:table-cell table:style-name="ce315" table:formula="of:=DEC2HEX(RIGHT([.H52];1)*128+RIGHT([.I52];1)*64+RIGHT([.J52];1)*32+RIGHT([.K52];1)*16+RIGHT([.L52];1)*8+RIGHT([.M52];1)*4+RIGHT([.N52];1)*2+RIGHT([.O52];1); 2)" office:value-type="string" office:string-value="20" calcext:value-type="string" table:number-columns-spanned="1" table:number-rows-spanned="2">
            <text:p>20</text:p>
          </table:table-cell>
          <table:table-cell table:style-name="ce104"/>
          <table:table-cell table:number-columns-repeated="16367"/>
        </table:table-row>
        <table:table-row table:style-name="ro1">
          <table:table-cell table:style-name="ce1"/>
          <table:covered-table-cell table:style-name="ce15"/>
          <table:covered-table-cell table:style-name="ce61"/>
          <table:covered-table-cell table:style-name="ce90"/>
          <table:covered-table-cell table:style-name="ce98"/>
          <table:covered-table-cell table:style-name="ce280"/>
          <table:covered-table-cell table:style-name="ce287"/>
          <table:table-cell table:style-name="ce295" table:content-validation-name="val9" office:value-type="string" calcext:value-type="string">
            <text:p>OFF -0</text:p>
          </table:table-cell>
          <table:table-cell table:style-name="ce295" table:content-validation-name="val10" office:value-type="string" calcext:value-type="string">
            <text:p>DIS -0</text:p>
          </table:table-cell>
          <table:table-cell table:style-name="ce295" table:content-validation-name="val10" office:value-type="string" calcext:value-type="string">
            <text:p>ENA -1</text:p>
          </table:table-cell>
          <table:table-cell table:style-name="ce295" table:content-validation-name="val10" office:value-type="string" calcext:value-type="string">
            <text:p>DIS -0</text:p>
          </table:table-cell>
          <table:table-cell table:style-name="ce295" table:content-validation-name="val11" office:value-type="string" calcext:value-type="string">
            <text:p>INT -0</text:p>
          </table:table-cell>
          <table:table-cell table:style-name="ce295" table:content-validation-name="val12" office:value-type="string" calcext:value-type="string">
            <text:p>74H -0</text:p>
          </table:table-cell>
          <table:table-cell table:style-name="ce295" table:content-validation-name="val13" office:value-type="string" calcext:value-type="string">
            <text:p>PFM -0</text:p>
          </table:table-cell>
          <table:table-cell table:style-name="ce295" table:content-validation-name="val14" office:value-type="string" calcext:value-type="string">
            <text:p>EXT -0</text:p>
          </table:table-cell>
          <table:covered-table-cell table:style-name="ce315"/>
          <table:table-cell table:style-name="ce104"/>
          <table:table-cell table:number-columns-repeated="16367"/>
        </table:table-row>
        <table:table-row table:style-name="ro1">
          <table:table-cell table:style-name="ce1"/>
          <table:table-cell table:style-name="ce14" office:value-type="string" calcext:value-type="string" table:number-columns-spanned="1" table:number-rows-spanned="2">
            <text:p>K</text:p>
          </table:table-cell>
          <table:table-cell table:style-name="ce62" office:value-type="float" office:value="0.2" calcext:value-type="float" table:number-columns-spanned="1" table:number-rows-spanned="2">
            <text:p>0.2</text:p>
          </table:table-cell>
          <table:table-cell table:style-name="ce89" table:number-columns-spanned="1" table:number-rows-spanned="2"/>
          <table:table-cell table:style-name="ce97" office:value-type="string" calcext:value-type="string" table:number-columns-spanned="1" table:number-rows-spanned="2">
            <text:p>Fraction of maximum average inductor current that is ripple current (0.2-0.6 typically)</text:p>
          </table:table-cell>
          <table:table-cell table:style-name="ce280" office:value-type="string" calcext:value-type="string" table:number-columns-spanned="1" table:number-rows-spanned="2">
            <text:p>STATUS</text:p>
          </table:table-cell>
          <table:table-cell table:style-name="ce287" office:value-type="string" calcext:value-type="string" table:number-columns-spanned="1" table:number-rows-spanned="2">
            <text:p>07H</text:p>
          </table:table-cell>
          <table:table-cell table:style-name="ce128" office:value-type="string" calcext:value-type="string">
            <text:p>SCP</text:p>
          </table:table-cell>
          <table:table-cell table:style-name="ce128" office:value-type="string" calcext:value-type="string">
            <text:p>OCP</text:p>
          </table:table-cell>
          <table:table-cell table:style-name="ce128" office:value-type="string" calcext:value-type="string">
            <text:p>OVP</text:p>
          </table:table-cell>
          <table:table-cell table:number-columns-repeated="2" table:style-name="ce128" office:value-type="string" calcext:value-type="string">
            <text:p>Reserved</text:p>
          </table:table-cell>
          <table:table-cell table:style-name="ce122" office:value-type="string" calcext:value-type="string">
            <text:p>Reserved</text:p>
          </table:table-cell>
          <table:table-cell table:style-name="ce128" office:value-type="string" calcext:value-type="string">
            <text:p>STATUS1</text:p>
          </table:table-cell>
          <table:table-cell table:style-name="ce128" office:value-type="string" calcext:value-type="string">
            <text:p>STATUS0</text:p>
          </table:table-cell>
          <table:table-cell table:style-name="ce315" table:formula="of:=DEC2HEX([.H54]*128+[.I54]*64+[.J54]*32+[.K54]*16+[.L54]*8+[.M54]*4+[.N54]*2+[.O54]; 2)" office:value-type="string" office:string-value="00" calcext:value-type="string" table:number-columns-spanned="1" table:number-rows-spanned="2">
            <text:p>00</text:p>
          </table:table-cell>
          <table:table-cell table:style-name="ce104"/>
          <table:table-cell table:number-columns-repeated="16367"/>
        </table:table-row>
        <table:table-row table:style-name="ro1">
          <table:table-cell table:style-name="ce1"/>
          <table:covered-table-cell table:style-name="ce15"/>
          <table:covered-table-cell table:style-name="ce63"/>
          <table:covered-table-cell table:style-name="ce90"/>
          <table:covered-table-cell table:style-name="ce98"/>
          <table:covered-table-cell table:style-name="ce280"/>
          <table:covered-table-cell table:style-name="ce287"/>
          <table:table-cell table:number-columns-repeated="5" table:style-name="ce129" office:value-type="float" office:value="0" calcext:value-type="float">
            <text:p>0</text:p>
          </table:table-cell>
          <table:table-cell table:style-name="ce124" office:value-type="float" office:value="0" calcext:value-type="float">
            <text:p>0</text:p>
          </table:table-cell>
          <table:table-cell table:number-columns-repeated="2" table:style-name="ce129" office:value-type="float" office:value="0" calcext:value-type="float">
            <text:p>0</text:p>
          </table:table-cell>
          <table:covered-table-cell table:style-name="ce148"/>
          <table:table-cell table:style-name="ce104"/>
          <table:table-cell table:number-columns-repeated="16367"/>
        </table:table-row>
        <table:table-row table:style-name="ro5">
          <table:table-cell table:style-name="ce1"/>
          <table:table-cell table:style-name="ce12" office:value-type="string" calcext:value-type="string">
            <text:p>L1 recommended min</text:p>
          </table:table-cell>
          <table:table-cell table:style-name="ce51" table:formula="of:=IF(Vout&gt;Vin_min; Vin_min^2*eff*(Vout-Vin_min)/(K*Ioutmax*fsw*Vout^2); (1-Vout/Vin_max)*Vout/(K*Ioutmax*fsw))" office:value-type="float" office:value="0.000000202647657841141" calcext:value-type="float">
            <text:p>2.03E-07</text:p>
          </table:table-cell>
          <table:table-cell table:style-name="ce86" office:value-type="string" calcext:value-type="string">
            <text:p>H</text:p>
          </table:table-cell>
          <table:table-cell table:style-name="ce96" office:value-type="string" calcext:value-type="string">
            <text:p>L1's minimum recommended inductance value to meet inductor current ripple ratio at boost mode with Vin_min</text:p>
          </table:table-cell>
          <table:table-cell table:style-name="ce193"/>
          <table:table-cell table:style-name="ce106" table:number-columns-repeated="9"/>
          <table:table-cell table:style-name="ce142"/>
          <table:table-cell table:style-name="ce104"/>
          <table:table-cell table:number-columns-repeated="16367"/>
        </table:table-row>
        <table:table-row table:style-name="ro8">
          <table:table-cell table:style-name="ce1"/>
          <table:table-cell table:style-name="ce12" office:value-type="string" calcext:value-type="string">
            <text:p>L1 actual</text:p>
          </table:table-cell>
          <table:table-cell table:style-name="ce64" office:value-type="float" office:value="0.0000047" calcext:value-type="float">
            <text:p>4.70E-06</text:p>
          </table:table-cell>
          <table:table-cell table:style-name="ce86" office:value-type="string" calcext:value-type="string">
            <text:p>H</text:p>
          </table:table-cell>
          <table:table-cell table:style-name="ce96"/>
          <table:table-cell table:style-name="ce193"/>
          <table:table-cell table:style-name="ce106"/>
          <table:table-cell table:style-name="ce193" table:number-columns-repeated="2"/>
          <table:table-cell table:style-name="ce106" table:number-columns-repeated="6"/>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Lrms) max</text:p>
          </table:table-cell>
          <table:table-cell table:style-name="ce46" table:formula="of:=IF(Vout&gt;Vin_min; ((Ioutmax/(Vin_min/Vout)/eff)^2+1/12*(Vin_min/L*(1-Vin_min/Vout)/fsw)^2)^0.5; ((Ioutmax^2+1/12*(Vout/L*(1-Vout/Vin_max)/fsw)^2)^0.5))" office:value-type="float" office:value="5.00001549193059" calcext:value-type="float">
            <text:p>5.00</text:p>
          </table:table-cell>
          <table:table-cell table:style-name="ce86" office:value-type="string" calcext:value-type="string">
            <text:p>Arms</text:p>
          </table:table-cell>
          <table:table-cell table:style-name="ce96" office:value-type="string" calcext:value-type="string">
            <text:p>Inductor maximum RMS current</text:p>
          </table:table-cell>
          <table:table-cell table:style-name="ce106" table:number-columns-repeated="10"/>
          <table:table-cell table:style-name="ce142"/>
          <table:table-cell table:style-name="ce104"/>
          <table:table-cell table:number-columns-repeated="16367"/>
        </table:table-row>
        <table:table-row table:style-name="ro9">
          <table:table-cell table:style-name="ce1"/>
          <table:table-cell table:style-name="ce12" office:value-type="string" calcext:value-type="string">
            <text:p>I(Lpeak) max</text:p>
          </table:table-cell>
          <table:table-cell table:style-name="ce46" table:formula="of:=IF(Vout&gt;Vin_min; (Ioutmax/(Vin_min/Vout)/eff+(1/2*Vin_min/L*(1-Vin_min/Vout)/fsw)); Ioutmax+1/2*(Vout*(1-Vout/Vin_max)/L/fsw))" office:value-type="float" office:value="5.02155826147246" calcext:value-type="float">
            <text:p>5.02</text:p>
          </table:table-cell>
          <table:table-cell table:style-name="ce86" office:value-type="string" calcext:value-type="string">
            <text:p>A</text:p>
          </table:table-cell>
          <table:table-cell table:style-name="ce96" office:value-type="string" calcext:value-type="string">
            <text:p>The inductor (L1) is recommended to have saturation current rating 30% higher than this value.</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Lvalley) max</text:p>
          </table:table-cell>
          <table:table-cell table:style-name="ce46" table:formula="of:=IF(Vout&gt;Vin_min; (Ioutmax/(Vin_min/Vout)/eff-(1/2*Vin_min/L*(1-Vin_min/Vout)/fsw)); Ioutmax-1/2*(Vout*(1-Vout/Vin_max)/L/fsw))" office:value-type="float" office:value="4.97844173852754" calcext:value-type="float">
            <text:p>4.98</text:p>
          </table:table-cell>
          <table:table-cell table:style-name="ce86" office:value-type="string" calcext:value-type="string">
            <text:p>A</text:p>
          </table:table-cell>
          <table:table-cell table:style-name="ce96"/>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Average Inductor Limit</text:p>
          </table:table-cell>
          <table:table-cell table:style-name="ce203" office:value-type="float" office:value="10" calcext:value-type="float">
            <text:p>10.0</text:p>
          </table:table-cell>
          <table:table-cell table:style-name="ce86" office:value-type="string" calcext:value-type="string">
            <text:p>A</text:p>
          </table:table-cell>
          <table:table-cell table:style-name="ce96" office:value-type="string" calcext:value-type="string">
            <text:p>Desired typical average inductor current limit. ±2.5A tolerance</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R5 recommended</text:p>
          </table:table-cell>
          <table:table-cell table:style-name="ce65" table:formula="of:=MIN(1; 0.6*Vout)*330000/(Iavg_limit)" office:value-type="float" office:value="1980" calcext:value-type="float">
            <text:p>1980</text:p>
          </table:table-cell>
          <table:table-cell table:style-name="ce86" office:value-type="string" calcext:value-type="string">
            <text:p>Ω</text:p>
          </table:table-cell>
          <table:table-cell table:style-name="ce96"/>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5">
          <table:table-cell table:style-name="ce1"/>
          <table:table-cell table:style-name="ce18" office:value-type="string" calcext:value-type="string">
            <text:p>CDC compensation selection</text:p>
          </table:table-cell>
          <table:table-cell table:style-name="ce66" table:content-validation-name="val1" office:value-type="string" calcext:value-type="string">
            <text:p>Internal</text:p>
          </table:table-cell>
          <table:table-cell table:style-name="ce86"/>
          <table:table-cell table:style-name="ce96" office:value-type="string" calcext:value-type="string">
            <text:p>Internal CDC when using internal Vout feedback. External CDC when using external Vout feedback.</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8" office:value-type="string" calcext:value-type="string">
            <text:p>Internal CDC voltage ratio</text:p>
          </table:table-cell>
          <table:table-cell table:style-name="ce67" table:content-validation-name="val6" office:value-type="float" office:value="14" calcext:value-type="float">
            <text:p>14</text:p>
          </table:table-cell>
          <table:table-cell table:style-name="ce86" office:value-type="string" calcext:value-type="string">
            <text:p>mV/mV</text:p>
          </table:table-cell>
          <table:table-cell table:style-name="ce96" office:value-type="string" calcext:value-type="string">
            <text:p>ΔVout / (VISP-VISN)</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8" office:value-type="string" calcext:value-type="string">
            <text:p>External CDC voltage ratio</text:p>
          </table:table-cell>
          <table:table-cell table:style-name="ce68" office:value-type="float" office:value="0" calcext:value-type="float">
            <text:p>0</text:p>
          </table:table-cell>
          <table:table-cell table:style-name="ce86" office:value-type="string" calcext:value-type="string">
            <text:p>mV/mV</text:p>
          </table:table-cell>
          <table:table-cell table:style-name="ce96" office:value-type="string" calcext:value-type="string">
            <text:p>ΔVout / (VISP-VISN)</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R4 recommend</text:p>
          </table:table-cell>
          <table:table-cell table:style-name="ce69" table:formula="of:=IF(([.C64]=0); &quot;floating&quot;; 3*R_7/[.C64])" office:value-type="string" office:string-value="floating" calcext:value-type="string">
            <text:p>floating</text:p>
          </table:table-cell>
          <table:table-cell table:style-name="ce86" office:value-type="string" calcext:value-type="string">
            <text:p>Ω</text:p>
          </table:table-cell>
          <table:table-cell table:style-name="ce96" office:value-type="string" calcext:value-type="string">
            <text:p>Recommended R4 for external CDC setting</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OCP delay time</text:p>
          </table:table-cell>
          <table:table-cell table:style-name="ce36" table:content-validation-name="val7" office:value-type="float" office:value="0.1" calcext:value-type="float">
            <text:p>0.1</text:p>
          </table:table-cell>
          <table:table-cell table:style-name="ce86" office:value-type="string" calcext:value-type="string">
            <text:p>ms</text:p>
          </table:table-cell>
          <table:table-cell table:style-name="ce96" office:value-type="string" calcext:value-type="string">
            <text:p>Set the output current limit response time</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VOUT change slew rate</text:p>
          </table:table-cell>
          <table:table-cell table:style-name="ce70" table:content-validation-name="val8" office:value-type="float" office:value="2.5" calcext:value-type="float">
            <text:p>2.50</text:p>
          </table:table-cell>
          <table:table-cell table:style-name="ce86" office:value-type="string" calcext:value-type="string">
            <text:p>V/ms</text:p>
          </table:table-cell>
          <table:table-cell table:style-name="ce96" office:value-type="string" calcext:value-type="string">
            <text:p>Set the output voltage change slew rate during vPPS</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Enable SCP indication</text:p>
          </table:table-cell>
          <table:table-cell table:style-name="ce71" table:content-validation-name="val5" office:value-type="string" calcext:value-type="string">
            <text:p>Enable</text:p>
          </table:table-cell>
          <table:table-cell table:style-name="ce86"/>
          <table:table-cell table:style-name="ce96" office:value-type="string" calcext:value-type="string">
            <text:p>Enable or disable the output short circuit indication</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Enable OCP indication</text:p>
          </table:table-cell>
          <table:table-cell table:style-name="ce71" table:content-validation-name="val5" office:value-type="string" calcext:value-type="string">
            <text:p>Enable</text:p>
          </table:table-cell>
          <table:table-cell table:style-name="ce86"/>
          <table:table-cell table:style-name="ce96" office:value-type="string" calcext:value-type="string">
            <text:p>Enable or disable the output over current indication</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Enable OVP indication</text:p>
          </table:table-cell>
          <table:table-cell table:style-name="ce71" table:content-validation-name="val5" office:value-type="string" calcext:value-type="string">
            <text:p>Enable</text:p>
          </table:table-cell>
          <table:table-cell table:style-name="ce86"/>
          <table:table-cell table:style-name="ce96" office:value-type="string" calcext:value-type="string">
            <text:p>Enable or disable the output over voltage indication</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9" office:value-type="string" calcext:value-type="string" table:number-columns-spanned="4" table:number-rows-spanned="1">
            <text:p>Loop Compensation Calculation in FPWM CCM mode</text:p>
          </table:table-cell>
          <table:covered-table-cell table:number-columns-repeated="3" table:style-name="ce72"/>
          <table:table-cell table:style-name="ce275" office:value-type="string" calcext:value-type="string" table:number-columns-spanned="11" table:number-rows-spanned="1">
            <text:p>Bode Plot</text:p>
          </table:table-cell>
          <table:covered-table-cell table:number-columns-repeated="9" table:style-name="ce72"/>
          <table:covered-table-cell table:style-name="ce145"/>
          <table:table-cell table:style-name="ce104"/>
          <table:table-cell table:number-columns-repeated="16367"/>
        </table:table-row>
        <table:table-row table:style-name="ro1">
          <table:table-cell table:style-name="ce1"/>
          <table:table-cell table:style-name="ce12" office:value-type="string" calcext:value-type="string">
            <text:p>Vin</text:p>
          </table:table-cell>
          <table:table-cell table:style-name="ce203" office:value-type="float" office:value="5" calcext:value-type="float">
            <text:p>5.0</text:p>
          </table:table-cell>
          <table:table-cell table:style-name="ce86" office:value-type="string" calcext:value-type="string">
            <text:p>V</text:p>
          </table:table-cell>
          <table:table-cell table:style-name="ce97" office:value-type="string" calcext:value-type="string" table:number-columns-spanned="1" table:number-rows-spanned="2">
            <text:p>Check both buck and boost mode by changing Vin and Vout. The loop must have enough phase margin and gain margin</text:p>
          </table:table-cell>
          <table:table-cell table:style-name="ce106">
            <draw:g table:end-cell-address="'Design Calculation'.P103" table:end-x="0.5736in" table:end-y="0.0165in" draw:z-index="0" draw:name="Group 1" draw:style-name="gr2">
              <draw:frame draw:name="Chart 3" draw:style-name="gr3" draw:text-style-name="P2" svg:width="7.7429in" svg:height="5.6217in" svg:x="0.0382in" svg:y="0.0394in">
                <draw:object xlink:href="./Object 1" xlink:type="simple" xlink:show="embed" xlink:actuate="onLoad">
                  <loext:p/>
                </draw:object>
                <draw:image xlink:href="./ObjectReplacements/Object 1" xlink:type="simple" xlink:show="embed" xlink:actuate="onLoad"/>
              </draw:frame>
              <draw:connector draw:name="Straight Connector 4" draw:style-name="gr4" draw:text-style-name="P2" draw:type="line" svg:x1="0.8323in" svg:y1="3.0098in" svg:x2="6.8799in" svg:y2="3.0098in" svg:d="M21801 43653h15361" svg:viewBox="0 0 15362 1">
                <text:p/>
              </draw:connector>
            </draw:g>
          </table:table-cell>
          <table:table-cell table:style-name="ce106" table:number-columns-repeated="9"/>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Vout</text:p>
          </table:table-cell>
          <table:table-cell table:style-name="ce203" office:value-type="float" office:value="20" calcext:value-type="float">
            <text:p>20.0</text:p>
          </table:table-cell>
          <table:table-cell table:style-name="ce86" office:value-type="string" calcext:value-type="string">
            <text:p>V</text:p>
          </table:table-cell>
          <table:covered-table-cell table:style-name="ce98"/>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Buck or Boost?</text:p>
          </table:table-cell>
          <table:table-cell table:style-name="ce41" table:formula="of:=IF((Vin_LP &gt; Vout_LP);&quot;Buck&quot;;&quot;Boost&quot;)" office:value-type="string" office:string-value="Boost" calcext:value-type="string">
            <text:p>Boost</text:p>
          </table:table-cell>
          <table:table-cell table:style-name="ce86"/>
          <table:table-cell table:style-name="ce96" office:value-type="string" calcext:value-type="string">
            <text:p>Calculate open loop compensate at buck mode or boost mode</text:p>
          </table:table-cell>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gm_PS</text:p>
          </table:table-cell>
          <table:table-cell table:style-name="ce73" table:formula="of:=17+Ioutmax/2.5" office:value-type="float" office:value="19" calcext:value-type="float">
            <text:p>19</text:p>
          </table:table-cell>
          <table:table-cell table:style-name="ce86" office:value-type="string" calcext:value-type="string">
            <text:p>S</text:p>
          </table:table-cell>
          <table:table-cell table:style-name="ce96" office:value-type="string" calcext:value-type="string">
            <text:p>Power stage gm of IL/Vcomp</text:p>
          </table:table-cell>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fp_PS</text:p>
          </table:table-cell>
          <table:table-cell table:style-name="ce41" table:formula="of:=IF((Op_mode=&quot;Buck&quot;); Ioutmax/2/PI()/Vout_LP/(Cout_c+Cout_e); Ioutmax/PI()/Vout_LP/(Cout_c+Cout_e))" office:value-type="float" office:value="328.832527049371" calcext:value-type="float">
            <text:p>329</text:p>
          </table:table-cell>
          <table:table-cell table:style-name="ce86" office:value-type="string" calcext:value-type="string">
            <text:p>Hz</text:p>
          </table:table-cell>
          <table:table-cell table:style-name="ce96" office:value-type="string" calcext:value-type="string">
            <text:p>Power stage pole of Rload and Cout</text:p>
          </table:table-cell>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fz_RHP</text:p>
          </table:table-cell>
          <table:table-cell table:style-name="ce74" table:formula="of:=IF(Op_mode=&quot;Boost&quot;; Vout_LP*(eff*Vin_LP/Vout_LP)^2/2/PI()/L/Ioutmax; &quot;No RPHZ&quot;)" office:value-type="float" office:value="7965.36627421087" calcext:value-type="float">
            <text:p>7965</text:p>
          </table:table-cell>
          <table:table-cell table:style-name="ce86" office:value-type="string" calcext:value-type="string">
            <text:p>Hz</text:p>
          </table:table-cell>
          <table:table-cell table:style-name="ce96" office:value-type="string" calcext:value-type="string">
            <text:p>Right half plane zero in boost mode</text:p>
          </table:table-cell>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fz_ESR</text:p>
          </table:table-cell>
          <table:table-cell table:style-name="ce41" table:formula="of:=1/2/PI()/Cout_e/ESR" office:value-type="float" office:value="26793.761463282" calcext:value-type="float">
            <text:p>26794</text:p>
          </table:table-cell>
          <table:table-cell table:style-name="ce86" office:value-type="string" calcext:value-type="string">
            <text:p>Hz</text:p>
          </table:table-cell>
          <table:table-cell table:style-name="ce96" office:value-type="string" calcext:value-type="string">
            <text:p>ESR zero of the output cap</text:p>
          </table:table-cell>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f(BW) desired</text:p>
          </table:table-cell>
          <table:table-cell table:style-name="ce205" office:value-type="float" office:value="1500" calcext:value-type="float">
            <text:p>1500</text:p>
          </table:table-cell>
          <table:table-cell table:style-name="ce86" office:value-type="string" calcext:value-type="string">
            <text:p>Hz</text:p>
          </table:table-cell>
          <table:table-cell table:style-name="ce96" office:value-type="string" calcext:value-type="string">
            <text:p>Should be less than 1/5*fzRPH and 1/10*fsw</text:p>
          </table:table-cell>
          <table:table-cell table:style-name="ce106" table:number-columns-repeated="10"/>
          <table:table-cell table:style-name="ce142"/>
          <table:table-cell table:style-name="ce104"/>
          <table:table-cell table:number-columns-repeated="16367"/>
        </table:table-row>
        <table:table-row table:style-name="ro3">
          <table:table-cell table:style-name="ce1"/>
          <table:table-cell table:style-name="ce12" office:value-type="string" calcext:value-type="string">
            <text:p>gm_EA</text:p>
          </table:table-cell>
          <table:table-cell table:style-name="ce75" office:value-type="float" office:value="0.00019" calcext:value-type="float">
            <text:p>1.90E-04</text:p>
          </table:table-cell>
          <table:table-cell table:style-name="ce86" office:value-type="string" calcext:value-type="string">
            <text:p>S</text:p>
          </table:table-cell>
          <table:table-cell table:style-name="ce96" office:value-type="string" calcext:value-type="string">
            <text:p>Error amplifier gm</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R3 recommended</text:p>
          </table:table-cell>
          <table:table-cell table:style-name="ce65" table:formula="of:=IF(Op_mode=&quot;Boost&quot;; 2*PI()*fco*(Cout_c+Cout_e)*Vout_max/1.129/gm_PS/(eff*Vin_LP/Vout_LP)/gm_EA; 2*PI()*fco*(Cout_c+Cout_e)*Vout_max/1.129/gm_PS/gm_EA)" office:value-type="float" office:value="46153.389629199" calcext:value-type="float">
            <text:p>46153</text:p>
          </table:table-cell>
          <table:table-cell table:style-name="ce86" office:value-type="string" calcext:value-type="string">
            <text:p>Ω</text:p>
          </table:table-cell>
          <table:table-cell table:style-name="ce99"/>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R3 actual</text:p>
          </table:table-cell>
          <table:table-cell table:style-name="ce205" office:value-type="float" office:value="10000" calcext:value-type="float">
            <text:p>10000</text:p>
          </table:table-cell>
          <table:table-cell table:style-name="ce86" office:value-type="string" calcext:value-type="string">
            <text:p>Ω</text:p>
          </table:table-cell>
          <table:table-cell table:style-name="ce99" office:value-type="string" calcext:value-type="string">
            <text:p>COMP pin has internal 2k resistor in seriese with R3</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3" office:value-type="string" calcext:value-type="string">
            <text:p>C7 recommended</text:p>
          </table:table-cell>
          <table:table-cell table:style-name="ce51" table:formula="of:=1/(2*PI()*(fco/10)*(Rcomp+2000))" office:value-type="float" office:value="0.0000000884194128288307" calcext:value-type="float">
            <text:p>8.84E-08</text:p>
          </table:table-cell>
          <table:table-cell table:style-name="ce86" office:value-type="string" calcext:value-type="string">
            <text:p>F</text:p>
          </table:table-cell>
          <table:table-cell table:style-name="ce99" office:value-type="string" calcext:value-type="string">
            <text:p>Set the compensation fz = fco/10</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C7 actual</text:p>
          </table:table-cell>
          <table:table-cell table:style-name="ce64" office:value-type="float" office:value="0.0000001" calcext:value-type="float">
            <text:p>1.00E-07</text:p>
          </table:table-cell>
          <table:table-cell table:style-name="ce86" office:value-type="string" calcext:value-type="string">
            <text:p>F</text:p>
          </table:table-cell>
          <table:table-cell table:style-name="ce99"/>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fz_COMP</text:p>
          </table:table-cell>
          <table:table-cell table:style-name="ce65" table:formula="of:=1/2/PI()/(Rcomp+2000)/Ccomp" office:value-type="float" office:value="132.629119243246" calcext:value-type="float">
            <text:p>133</text:p>
          </table:table-cell>
          <table:table-cell table:style-name="ce86" office:value-type="string" calcext:value-type="string">
            <text:p>Hz</text:p>
          </table:table-cell>
          <table:table-cell table:style-name="ce99" office:value-type="string" calcext:value-type="string">
            <text:p>Loop compensation zero frequency</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3" office:value-type="string" calcext:value-type="string">
            <text:p>C6 recommended</text:p>
          </table:table-cell>
          <table:table-cell table:style-name="ce225" table:formula="of:=Ccomp*(IF(fzRHP&gt;fz_ESR; (Cout_e*ESR/Rcomp)/(Ccomp-Cout_e*ESR/Rcomp); (1/2/PI()/fzRHP/Rcomp)/(Ccomp-1/2/PI()/fzRHP/Rcomp)))" office:value-type="float" office:value="0.00000000203882442251383" calcext:value-type="float">
            <text:p>2.04E-09</text:p>
          </table:table-cell>
          <table:table-cell table:style-name="ce86" office:value-type="string" calcext:value-type="string">
            <text:p>F</text:p>
          </table:table-cell>
          <table:table-cell table:style-name="ce96" office:value-type="string" calcext:value-type="string">
            <text:p>The lower zero of the Cout's ESR zero and boost right half plane zero should be cancelled by the R3*(C6*C7/(C6+C7)) pole</text:p>
          </table:table-cell>
          <table:table-cell table:style-name="ce109"/>
          <table:table-cell table:style-name="ce193" table:number-columns-repeated="2"/>
          <table:table-cell table:style-name="ce106" table:number-columns-repeated="7"/>
          <table:table-cell table:style-name="ce142"/>
          <table:table-cell table:style-name="ce104"/>
          <table:table-cell table:number-columns-repeated="16367"/>
        </table:table-row>
        <table:table-row table:style-name="ro6">
          <table:table-cell table:style-name="ce1"/>
          <table:table-cell table:style-name="ce20" office:value-type="string" calcext:value-type="string">
            <text:p>C6 actual</text:p>
          </table:table-cell>
          <table:table-cell table:style-name="ce76" office:value-type="float" office:value="0.0000000022" calcext:value-type="float">
            <text:p>2.20E-09</text:p>
          </table:table-cell>
          <table:table-cell table:style-name="ce91" office:value-type="string" calcext:value-type="string">
            <text:p>F</text:p>
          </table:table-cell>
          <table:table-cell table:style-name="ce100"/>
          <table:table-cell table:style-name="ce193" table:number-columns-repeated="3"/>
          <table:table-cell table:style-name="ce106" table:number-columns-repeated="7"/>
          <table:table-cell table:style-name="ce142"/>
          <table:table-cell table:style-name="ce104"/>
          <table:table-cell table:number-columns-repeated="16367"/>
        </table:table-row>
        <table:table-row table:style-name="ro1">
          <table:table-cell table:style-name="ce1"/>
          <table:table-cell table:style-name="ce20" office:value-type="string" calcext:value-type="string">
            <text:p>fp2_COMP</text:p>
          </table:table-cell>
          <table:table-cell table:style-name="ce77" table:formula="of:=1/2/PI()/(Rcomp+2000)/(Ccomp*(Cp+0.000000000003)/(Ccomp+Cp+0.000000000003))" office:value-type="float" office:value="6153.01583023944" calcext:value-type="float">
            <text:p>6153</text:p>
          </table:table-cell>
          <table:table-cell table:style-name="ce91" office:value-type="string" calcext:value-type="string">
            <text:p>Hz</text:p>
          </table:table-cell>
          <table:table-cell table:style-name="ce100" office:value-type="string" calcext:value-type="string">
            <text:p>Have internal 3pF cap between COMP and GND</text:p>
          </table:table-cell>
          <table:table-cell table:style-name="ce193" table:number-columns-repeated="3"/>
          <table:table-cell table:style-name="ce106" table:number-columns-repeated="7"/>
          <table:table-cell table:style-name="ce142"/>
          <table:table-cell table:style-name="ce104"/>
          <table:table-cell table:number-columns-repeated="16367"/>
        </table:table-row>
        <table:table-row table:style-name="ro1">
          <table:table-cell table:style-name="ce1"/>
          <table:table-cell table:style-name="ce11" office:value-type="string" calcext:value-type="string" table:number-columns-spanned="4" table:number-rows-spanned="1">
            <text:p>Efficiency in buck CCM mode or boost CCM mode with maximum Iout</text:p>
          </table:table-cell>
          <table:covered-table-cell table:number-columns-repeated="3" table:style-name="ce34"/>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Vin</text:p>
          </table:table-cell>
          <table:table-cell table:style-name="ce203" office:value-type="float" office:value="20" calcext:value-type="float">
            <text:p>20.0</text:p>
          </table:table-cell>
          <table:table-cell table:style-name="ce92" office:value-type="string" calcext:value-type="string">
            <text:p>V</text:p>
          </table:table-cell>
          <table:table-cell table:style-name="ce92" office:value-type="string" calcext:value-type="string">
            <text:p>Vin for efficiency estimation at desired Vout and Iout(max)</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Lrms)</text:p>
          </table:table-cell>
          <table:table-cell table:style-name="ce78" table:formula="of:=IF(Vin_eff&lt;Vout; ((Ioutmax/(Vin_eff/Vout)/eff)^2+1/12*(Vin_eff/L*(1-Vin_eff/Vout)/fsw)^2)^0.5; ((Ioutmax^2+1/12*(Vout/L*(1-Vout/Vin_eff)/fsw)^2)^0.5))" office:value-type="float" office:value="5.00001549193059" calcext:value-type="float">
            <text:p>5.00</text:p>
          </table:table-cell>
          <table:table-cell table:style-name="ce86" office:value-type="string" calcext:value-type="string">
            <text:p>A</text:p>
          </table:table-cell>
          <table:table-cell table:style-name="ce96" office:value-type="string" calcext:value-type="string">
            <text:p>Inductor RMS curren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Lpeak)</text:p>
          </table:table-cell>
          <table:table-cell table:style-name="ce78" table:formula="of:=IF(Vin_eff&lt;Vout; (Ioutmax/(Vin_eff/Vout)/eff+(1/2*Vin_eff/L*(1-Vin_eff/Vout)/fsw)); Ioutmax+1/2*(Vout*(1-Vout/Vin_eff)/L/fsw))" office:value-type="float" office:value="5.02155826147246" calcext:value-type="float">
            <text:p>5.02</text:p>
          </table:table-cell>
          <table:table-cell table:style-name="ce86" office:value-type="string" calcext:value-type="string">
            <text:p>A</text:p>
          </table:table-cell>
          <table:table-cell table:style-name="ce96" office:value-type="string" calcext:value-type="string">
            <text:p>Inductor peak curren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Lvalley)</text:p>
          </table:table-cell>
          <table:table-cell table:style-name="ce78" table:formula="of:=IF(Vin_eff&lt;Vout; (Ioutmax/(Vin_eff/Vout)/eff-(1/2*Vin_eff/L*(1-Vin_eff/Vout)/fsw));Ioutmax-1/2*(Vout*(1-Vout/Vin_eff)/L/fsw))" office:value-type="float" office:value="4.97844173852754" calcext:value-type="float">
            <text:p>4.98</text:p>
          </table:table-cell>
          <table:table-cell table:style-name="ce86" office:value-type="string" calcext:value-type="string">
            <text:p>A</text:p>
          </table:table-cell>
          <table:table-cell table:style-name="ce96" office:value-type="string" calcext:value-type="string">
            <text:p>Inductor valley curren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DCR of L1</text:p>
          </table:table-cell>
          <table:table-cell table:style-name="ce35" office:value-type="float" office:value="0.015" calcext:value-type="float">
            <text:p>0.015</text:p>
          </table:table-cell>
          <table:table-cell table:style-name="ce86" office:value-type="string" calcext:value-type="string">
            <text:p>Ω</text:p>
          </table:table-cell>
          <table:table-cell table:style-name="ce96" office:value-type="string" calcext:value-type="string">
            <text:p>Inductor series resistance per inductor datashee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HSFET Rdson</text:p>
          </table:table-cell>
          <table:table-cell table:style-name="ce35" office:value-type="float" office:value="0.005" calcext:value-type="float">
            <text:p>0.005</text:p>
          </table:table-cell>
          <table:table-cell table:style-name="ce86" office:value-type="string" calcext:value-type="string">
            <text:p>Ω</text:p>
          </table:table-cell>
          <table:table-cell table:style-name="ce96" office:value-type="string" calcext:value-type="string">
            <text:p>HSFET on-resistance</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HSFET Qg</text:p>
          </table:table-cell>
          <table:table-cell table:style-name="ce64" office:value-type="float" office:value="0.00000001" calcext:value-type="float">
            <text:p>1.00E-08</text:p>
          </table:table-cell>
          <table:table-cell table:style-name="ce86" office:value-type="string" calcext:value-type="string">
            <text:p>C</text:p>
          </table:table-cell>
          <table:table-cell table:style-name="ce96" office:value-type="string" calcext:value-type="string">
            <text:p>Total Qg at Vgs=5V</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HSFET Coss</text:p>
          </table:table-cell>
          <table:table-cell table:style-name="ce64" office:value-type="float" office:value="0.00000000027" calcext:value-type="float">
            <text:p>2.70E-10</text:p>
          </table:table-cell>
          <table:table-cell table:style-name="ce86" office:value-type="string" calcext:value-type="string">
            <text:p>F</text:p>
          </table:table-cell>
          <table:table-cell table:style-name="ce96" office:value-type="string" calcext:value-type="string">
            <text:p>HSFET output capacitance when VDS=VIN</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HSFET rise time</text:p>
          </table:table-cell>
          <table:table-cell table:style-name="ce64" office:value-type="float" office:value="0.000000009" calcext:value-type="float">
            <text:p>9.00E-09</text:p>
          </table:table-cell>
          <table:table-cell table:style-name="ce86" office:value-type="string" calcext:value-type="string">
            <text:p>s</text:p>
          </table:table-cell>
          <table:table-cell table:style-name="ce96" office:value-type="string" calcext:value-type="string">
            <text:p>Estimate of SW1 node 10-90% rise time from measurement</text:p>
          </table:table-cell>
          <table:table-cell table:style-name="ce106"/>
          <table:table-cell table:style-name="ce121"/>
          <table:table-cell table:style-name="ce106" table:number-columns-repeated="8"/>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HSFET fall time</text:p>
          </table:table-cell>
          <table:table-cell table:style-name="ce64" office:value-type="float" office:value="0.000000009" calcext:value-type="float">
            <text:p>9.00E-09</text:p>
          </table:table-cell>
          <table:table-cell table:style-name="ce86" office:value-type="string" calcext:value-type="string">
            <text:p>s</text:p>
          </table:table-cell>
          <table:table-cell table:style-name="ce96" office:value-type="string" calcext:value-type="string">
            <text:p>Estimate of SW1 node 10-90% fall time from measuremen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LSFET Rdson</text:p>
          </table:table-cell>
          <table:table-cell table:style-name="ce35" office:value-type="float" office:value="0.005" calcext:value-type="float">
            <text:p>0.005</text:p>
          </table:table-cell>
          <table:table-cell table:style-name="ce86" office:value-type="string" calcext:value-type="string">
            <text:p>Ω</text:p>
          </table:table-cell>
          <table:table-cell table:style-name="ce96" office:value-type="string" calcext:value-type="string">
            <text:p>HSFET on-resistance</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LSFET Qg</text:p>
          </table:table-cell>
          <table:table-cell table:style-name="ce64" office:value-type="float" office:value="0.00000001" calcext:value-type="float">
            <text:p>1.00E-08</text:p>
          </table:table-cell>
          <table:table-cell table:style-name="ce86" office:value-type="string" calcext:value-type="string">
            <text:p>C</text:p>
          </table:table-cell>
          <table:table-cell table:style-name="ce96" office:value-type="string" calcext:value-type="string">
            <text:p>Total Qg at Vgs=5V</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LSFET Qrr</text:p>
          </table:table-cell>
          <table:table-cell table:style-name="ce64" office:value-type="float" office:value="0.000000005" calcext:value-type="float">
            <text:p>5.00E-09</text:p>
          </table:table-cell>
          <table:table-cell table:style-name="ce86" office:value-type="string" calcext:value-type="string">
            <text:p>C</text:p>
          </table:table-cell>
          <table:table-cell table:style-name="ce96" office:value-type="string" calcext:value-type="string">
            <text:p>Reverse recovery charge of the low side FE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LSFET dead time</text:p>
          </table:table-cell>
          <table:table-cell table:style-name="ce75" office:value-type="float" office:value="0.00000001" calcext:value-type="float">
            <text:p>1.00E-08</text:p>
          </table:table-cell>
          <table:table-cell table:style-name="ce86" office:value-type="string" calcext:value-type="string">
            <text:p>s</text:p>
          </table:table-cell>
          <table:table-cell table:style-name="ce96" office:value-type="string" calcext:value-type="string">
            <text:p>Dead time during the switching</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LSFET diode voltage</text:p>
          </table:table-cell>
          <table:table-cell table:style-name="ce203" office:value-type="float" office:value="0.8" calcext:value-type="float">
            <text:p>0.8</text:p>
          </table:table-cell>
          <table:table-cell table:style-name="ce86" office:value-type="string" calcext:value-type="string">
            <text:p>V</text:p>
          </table:table-cell>
          <table:table-cell table:style-name="ce96" office:value-type="string" calcext:value-type="string">
            <text:p>Estimate of body diode voltage of the HSFET</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Boost LSFET Rdson</text:p>
          </table:table-cell>
          <table:table-cell table:style-name="ce35" office:value-type="float" office:value="0.00816" calcext:value-type="float">
            <text:p>0.00816</text:p>
          </table:table-cell>
          <table:table-cell table:style-name="ce86" office:value-type="string" calcext:value-type="string">
            <text:p>Ω</text:p>
          </table:table-cell>
          <table:table-cell table:style-name="ce96" office:value-type="string" calcext:value-type="string">
            <text:p>LSFET on-resistance in TPS55288 is 7.1mΩ at 25°C. Temperature coefficient is 0.4%/°C. Correct it when at high Tj</text:p>
          </table:table-cell>
          <table:table-cell table:style-name="ce106"/>
          <table:table-cell table:style-name="ce120"/>
          <table:table-cell table:style-name="ce130"/>
          <table:table-cell table:style-name="ce120"/>
          <table:table-cell table:style-name="ce109"/>
          <table:table-cell table:style-name="ce106" table:number-columns-repeated="5"/>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oost LSFET fall time</text:p>
          </table:table-cell>
          <table:table-cell table:style-name="ce75" office:value-type="float" office:value="0.000000013" calcext:value-type="float">
            <text:p>1.30E-08</text:p>
          </table:table-cell>
          <table:table-cell table:style-name="ce86" office:value-type="string" calcext:value-type="string">
            <text:p>s</text:p>
          </table:table-cell>
          <table:table-cell table:style-name="ce96" office:value-type="string" calcext:value-type="string">
            <text:p>Estimate of SW node 10-90% fall time from measurement</text:p>
          </table:table-cell>
          <table:table-cell table:style-name="ce106"/>
          <table:table-cell table:style-name="ce121"/>
          <table:table-cell table:style-name="ce106" table:number-columns-repeated="8"/>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oost LSFET rise time</text:p>
          </table:table-cell>
          <table:table-cell table:style-name="ce75" office:value-type="float" office:value="0.000000013" calcext:value-type="float">
            <text:p>1.30E-08</text:p>
          </table:table-cell>
          <table:table-cell table:style-name="ce86" office:value-type="string" calcext:value-type="string">
            <text:p>s</text:p>
          </table:table-cell>
          <table:table-cell table:style-name="ce96" office:value-type="string" calcext:value-type="string">
            <text:p>Estimate of SW node 10-90% rise time from measurement</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Boost HSFET Rdson</text:p>
          </table:table-cell>
          <table:table-cell table:style-name="ce35" office:value-type="float" office:value="0.00873" calcext:value-type="float">
            <text:p>0.00873</text:p>
          </table:table-cell>
          <table:table-cell table:style-name="ce86" office:value-type="string" calcext:value-type="string">
            <text:p>Ω</text:p>
          </table:table-cell>
          <table:table-cell table:style-name="ce96" office:value-type="string" calcext:value-type="string">
            <text:p>HSFET on-resistance in TPS55288 is 7.6m<text:span text:style-name="T3">Ω at 25°C. Temperature coefficient is 0.4%/°C. Correct it when at high Tj</text:span></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oost HSFET dead time</text:p>
          </table:table-cell>
          <table:table-cell table:style-name="ce75" office:value-type="float" office:value="0.00000002" calcext:value-type="float">
            <text:p>2.00E-08</text:p>
          </table:table-cell>
          <table:table-cell table:style-name="ce86" office:value-type="string" calcext:value-type="string">
            <text:p>s</text:p>
          </table:table-cell>
          <table:table-cell table:style-name="ce96" office:value-type="string" calcext:value-type="string">
            <text:p>Dead time during the switching</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oost HSFET diode voltage</text:p>
          </table:table-cell>
          <table:table-cell table:style-name="ce79" office:value-type="float" office:value="1" calcext:value-type="float">
            <text:p>1.0</text:p>
          </table:table-cell>
          <table:table-cell table:style-name="ce86" office:value-type="string" calcext:value-type="string">
            <text:p>V</text:p>
          </table:table-cell>
          <table:table-cell table:style-name="ce96" office:value-type="string" calcext:value-type="string">
            <text:p>Estimate of body diode voltage of the HSFE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uck snubber Csnubber</text:p>
          </table:table-cell>
          <table:table-cell table:style-name="ce80" office:value-type="float" office:value="0" calcext:value-type="float">
            <text:p>0.0E+00</text:p>
          </table:table-cell>
          <table:table-cell table:style-name="ce86" office:value-type="string" calcext:value-type="string">
            <text:p>F</text:p>
          </table:table-cell>
          <table:table-cell table:style-name="ce96" office:value-type="string" calcext:value-type="string">
            <text:p>Capacitance of snubber at buck side</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Boost snubber Csnubber</text:p>
          </table:table-cell>
          <table:table-cell table:style-name="ce80" office:value-type="float" office:value="0" calcext:value-type="float">
            <text:p>0.0E+00</text:p>
          </table:table-cell>
          <table:table-cell table:style-name="ce86" office:value-type="string" calcext:value-type="string">
            <text:p>F</text:p>
          </table:table-cell>
          <table:table-cell table:style-name="ce96" office:value-type="string" calcext:value-type="string">
            <text:p>Capacitance of snubber at boost side</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8" office:value-type="string" calcext:value-type="string">
            <text:p>Rpcb on power path</text:p>
          </table:table-cell>
          <table:table-cell table:style-name="ce203" office:value-type="float" office:value="2" calcext:value-type="float">
            <text:p>2.0</text:p>
          </table:table-cell>
          <table:table-cell table:style-name="ce86" office:value-type="string" calcext:value-type="string">
            <text:p>m<text:span text:style-name="T3">Ω</text:span></text:p>
          </table:table-cell>
          <table:table-cell table:style-name="ce96" office:value-type="string" calcext:value-type="string">
            <text:p>PCB trace resistance on power path from Vin to Vout cap</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8" office:value-type="string" calcext:value-type="string">
            <text:p>Rpcb Pd</text:p>
          </table:table-cell>
          <table:table-cell table:style-name="ce65" table:formula="of:=Rpcb*(ILrms^2)" office:value-type="float" office:value="50.0003098390918" calcext:value-type="float">
            <text:p>50</text:p>
          </table:table-cell>
          <table:table-cell table:style-name="ce86" office:value-type="string" calcext:value-type="string">
            <text:p>mW</text:p>
          </table:table-cell>
          <table:table-cell table:style-name="ce96" office:value-type="string" calcext:value-type="string">
            <text:p>Power losses on PCB trace</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2" office:value-type="string" calcext:value-type="string">
            <text:p>Inductor DCR Pd</text:p>
          </table:table-cell>
          <table:table-cell table:style-name="ce65" table:formula="of:=(ILrms)^2*DCR*1000" office:value-type="float" office:value="375.002323793189" calcext:value-type="float">
            <text:p>375</text:p>
          </table:table-cell>
          <table:table-cell table:style-name="ce86" office:value-type="string" calcext:value-type="string">
            <text:p>mW</text:p>
          </table:table-cell>
          <table:table-cell table:style-name="ce96" office:value-type="string" calcext:value-type="string">
            <text:p>Includes losses from DC resistance drop only</text:p>
          </table:table-cell>
          <table:table-cell table:style-name="ce106" table:number-columns-repeated="10"/>
          <table:table-cell table:style-name="ce142"/>
          <table:table-cell table:style-name="ce104"/>
          <table:table-cell table:number-columns-repeated="16367"/>
        </table:table-row>
        <table:table-row table:style-name="ro10">
          <table:table-cell table:style-name="ce1"/>
          <table:table-cell table:style-name="ce12" office:value-type="string" calcext:value-type="string">
            <text:p>Inductor core &amp; AC Pd</text:p>
          </table:table-cell>
          <table:table-cell table:style-name="ce205" office:value-type="float" office:value="344" calcext:value-type="float">
            <text:p>344</text:p>
          </table:table-cell>
          <table:table-cell table:style-name="ce86" office:value-type="string" calcext:value-type="string">
            <text:p>mW</text:p>
          </table:table-cell>
          <table:table-cell table:style-name="ce96" office:value-type="string" calcext:value-type="string">
            <text:p>Core and AC loss of inductor. Use inductor vendor's formula to estimate. 344mW is the power loss of XAL1010-472 running at 400kHz with Ilrms=5.21A and Ilripple=2.55A at 400kHz.</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18" office:value-type="string" calcext:value-type="string">
            <text:p>TPS55288 Pd</text:p>
          </table:table-cell>
          <table:table-cell table:style-name="ce65" table:formula="of:=IF(Vin_eff&lt;Vout; ((0.001+0.00000001*fsw)*IF(AND(Vout&gt;Vin_eff; Vin_eff&gt;6.2); Vin_eff; Vout)+(1-Vin_eff/Vout)*ILrms^2*BST_LS_Rdson+(Vin_eff/Vout)*ILrms^2*BST_HS_Rdson+1/2*ILpeak*(Vout+BST_HS_Vd)*BST_LS_rise_time*fsw+1/2*ILvalley*(Vout+BST_HS_Vd)*BST_LS_fall_time*fsw+1/2*0.0000000005*(Vout+BST_HS_Vd)*(Vout+BST_HS_Vd)*fsw+(ILpeak+ILvalley)*BST_HS_Vd*BST_HS_dead_time*fsw+Vout*0.000000005*fsw)*1000; ((0.001+(BUCK_HS_Qg+BUCK_LS_Qg)*fsw)*IF(AND(Vin_eff&gt;Vout; Vout&gt;6.2); Vout; Vin_eff)+BST_HS_Rdson*ILrms^2)*1000)" office:value-type="float" office:value="434.651352447636" calcext:value-type="float">
            <text:p>435</text:p>
          </table:table-cell>
          <table:table-cell table:style-name="ce86" office:value-type="string" calcext:value-type="string">
            <text:p>mW</text:p>
          </table:table-cell>
          <table:table-cell table:style-name="ce96" office:value-type="string" calcext:value-type="string">
            <text:p>Power loss on TPS55288</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21" office:value-type="string" calcext:value-type="string">
            <text:p>Rsense Pd</text:p>
          </table:table-cell>
          <table:table-cell table:style-name="ce77" table:formula="of:=Ioutmax*Ioutmax*R_1" office:value-type="float" office:value="250" calcext:value-type="float">
            <text:p>250</text:p>
          </table:table-cell>
          <table:table-cell table:style-name="ce86" office:value-type="string" calcext:value-type="string">
            <text:p>mW</text:p>
          </table:table-cell>
          <table:table-cell table:style-name="ce101" office:value-type="string" calcext:value-type="string">
            <text:p>Power loss on output current sense resistor</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21" office:value-type="string" calcext:value-type="string">
            <text:p>Snubber Pd</text:p>
          </table:table-cell>
          <table:table-cell table:style-name="ce77" table:formula="of:=IF(Vin_eff&lt;Vout; 2/3*C_bst_snubber*(Vout+BST_HS_Vd)*(Vout+BST_HS_Vd)*fsw*1000; 2/3*C_buck_snubber*(Vin_eff+BUCK_LS_Vd)*(Vin_eff+BUCK_LS_Vd)*fsw*1000)" office:value-type="float" office:value="0" calcext:value-type="float">
            <text:p>0</text:p>
          </table:table-cell>
          <table:table-cell table:style-name="ce86" office:value-type="string" calcext:value-type="string">
            <text:p>mW</text:p>
          </table:table-cell>
          <table:table-cell table:style-name="ce101" office:value-type="string" calcext:value-type="string">
            <text:p>Power loss on snubber</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21" office:value-type="string" calcext:value-type="string">
            <text:p>Buck HSFET Pd</text:p>
          </table:table-cell>
          <table:table-cell table:style-name="ce77" table:formula="of:=IF(Vin_eff&lt;Vout; (ILrms)^2*(BUCK_HS_Rdson)*1000; ((Vout/Vin_eff)*ILrms^2*BUCK_HS_Rdson+1/2*ILpeak*(Vin_eff+BUCK_LS_Vd)*BUCK_HS_fall_time*fsw+1/2*ILvalley*(Vin_eff+BUCK_LS_Vd)*BUCK_HS_rise_time*fsw+1/2*BUCK_HS_Coss*(Vin_eff+BUCK_LS_Vd)*(Vin_eff+BUCK_LS_Vd)*fsw)*1000)" office:value-type="float" office:value="488.878546272989" calcext:value-type="float">
            <text:p>489</text:p>
          </table:table-cell>
          <table:table-cell table:style-name="ce86" office:value-type="string" calcext:value-type="string">
            <text:p>mW</text:p>
          </table:table-cell>
          <table:table-cell table:style-name="ce101" office:value-type="string" calcext:value-type="string">
            <text:p>Power loss on buck high side FE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21" office:value-type="string" calcext:value-type="string">
            <text:p>Buck LSFET Pd</text:p>
          </table:table-cell>
          <table:table-cell table:style-name="ce77" table:formula="of:=IF(Vin_eff&lt;Vout; 0; ((1-Vout/Vin_eff)*ILrms^2*BUCK_LS_Rdson+(ILpeak+ILvalley)*BUCK_LS_Vd*BUCK_LS_dead_time*fsw+Vin_eff*BUCK_LS_Qrr*fsw)*1000)" office:value-type="float" office:value="212.755770724741" calcext:value-type="float">
            <text:p>213</text:p>
          </table:table-cell>
          <table:table-cell table:style-name="ce86" office:value-type="string" calcext:value-type="string">
            <text:p>mW</text:p>
          </table:table-cell>
          <table:table-cell table:style-name="ce101" office:value-type="string" calcext:value-type="string">
            <text:p>Power loss on buck low side FET</text:p>
          </table:table-cell>
          <table:table-cell table:style-name="ce106" table:number-columns-repeated="10"/>
          <table:table-cell table:style-name="ce142"/>
          <table:table-cell table:style-name="ce104"/>
          <table:table-cell table:number-columns-repeated="16367"/>
        </table:table-row>
        <table:table-row table:style-name="ro1">
          <table:table-cell table:style-name="ce1"/>
          <table:table-cell table:style-name="ce21" office:value-type="string" calcext:value-type="string">
            <text:p>Cout Pd</text:p>
          </table:table-cell>
          <table:table-cell table:style-name="ce77" table:formula="of:=IF(Vin_eff&lt;Vout; 1000*ESR*([.G122]+[.H122]); 0)" office:value-type="float" office:value="0" calcext:value-type="float">
            <text:p>0</text:p>
          </table:table-cell>
          <table:table-cell table:style-name="ce91" office:value-type="string" calcext:value-type="string">
            <text:p>mW</text:p>
          </table:table-cell>
          <table:table-cell table:style-name="ce101" office:value-type="string" calcext:value-type="string">
            <text:p>Power loss on ESR of the output capacitor in boost mode</text:p>
          </table:table-cell>
          <table:table-cell table:style-name="ce113" table:formula="of:=ESR*Cout_c*Cout_e/(Cout_c+Cout_e)" office:value-type="float" office:value="0.00000054" calcext:value-type="float">
            <text:p/>
          </table:table-cell>
          <table:table-cell table:style-name="ce113" table:formula="of:=(fsw*(Cout_e/(Cout_c+Cout_e))^2*(Ioutmax^2*(Vout-Vin_eff)/Vout/fsw+2*Ioutmax*((1-EXP((-Vin_eff/Vout)/tou/fsw))/(1-EXP(-1/tou/fsw))*(ILpeak+ILvalley)/2*tou*(EXP(-1/tou*(1-Vin_eff/Vout)/fsw)-1))-((1-EXP((-Vin_eff/Vout)/tou/fsw))/(1-EXP(-1/tou/fsw))*(ILpeak+ILvalley)/2)^2*tou/2*(EXP(-2/tou*(1-Vin_eff/Vout)/fsw)-1)))" office:value-type="string" office:string-value="" calcext:value-type="error">
            <text:p>#NUM!</text:p>
          </table:table-cell>
          <table:table-cell table:style-name="ce113" table:formula="of:=(fsw*(Cout_e/(Cout_c+Cout_e))^2*((((ILpeak+ILvalley)/2-Ioutmax)^2*Vin_eff/Vout/fsw+2*((ILpeak+ILvalley)/2-Ioutmax)*((1-EXP(-(1-Vin_eff/Vout)/tou/fsw))/(1-EXP(-1/tou/fsw))*(ILpeak+ILvalley)/2*tou*(EXP(-1/tou*(Vin_eff/Vout)/fsw)-1))-((1-EXP(-(1-Vin_eff/Vout)/tou/fsw))/(1-EXP(-1/tou/fsw))*(ILpeak+ILvalley)/2)^2*tou/2*(EXP(-2/tou*(1-Vin_eff/Vout/fsw))-1))))" office:value-type="string" office:string-value="" calcext:value-type="error">
            <text:p>#NUM!</text:p>
          </table:table-cell>
          <table:table-cell table:style-name="ce106" table:number-columns-repeated="7"/>
          <table:table-cell table:style-name="ce142"/>
          <table:table-cell table:style-name="ce104"/>
          <table:table-cell table:number-columns-repeated="16367"/>
        </table:table-row>
        <table:table-row table:style-name="ro1">
          <table:table-cell table:style-name="ce1"/>
          <table:table-cell table:style-name="ce20" office:value-type="string" calcext:value-type="string">
            <text:p><text:span text:style-name="T1">η</text:span><text:span text:style-name="T2"> - calculated</text:span></text:p>
          </table:table-cell>
          <table:table-cell table:style-name="ce81" table:formula="of:=IF(Vin_eff&lt;Vout; Vout*Ioutmax/(Vout*Ioutmax+([.C114]+[.C115]+[.C116]+[.C117]+[.C118]+[.C119]+[.C120]+[.C121]+[.C122])/1000); Vout*Ioutmax/(Vout*Ioutmax+([.C114]+[.C115]+[.C116]+[.C117]+[.C118]+[.C119]+[.C120]+[.C121])/1000))" office:value-type="percentage" office:value="0.188303469502904" calcext:value-type="percentage">
            <text:p>18.8%</text:p>
          </table:table-cell>
          <table:table-cell table:style-name="ce91"/>
          <table:table-cell table:style-name="ce101" office:value-type="string" calcext:value-type="string">
            <text:p>Efficiency at Iout_max</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12" office:value-type="string" calcext:value-type="string">
            <text:p><text:span text:style-name="T3">ΘJA</text:span></text:p>
          </table:table-cell>
          <table:table-cell table:style-name="ce205" office:value-type="float" office:value="37" calcext:value-type="float">
            <text:p>37</text:p>
          </table:table-cell>
          <table:table-cell table:style-name="ce86" office:value-type="string" calcext:value-type="string">
            <text:p>°C/W</text:p>
          </table:table-cell>
          <table:table-cell table:style-name="ce96" office:value-type="string" calcext:value-type="string">
            <text:p>TPS55288 junction to ambient thermal resistance on EVM. The actual ΘJA depends on the PCB d<text:span text:style-name="T3">esign. </text:span></text:p>
          </table:table-cell>
          <table:table-cell table:style-name="ce106" table:number-columns-repeated="10"/>
          <table:table-cell table:style-name="ce142"/>
          <table:table-cell table:style-name="ce104"/>
          <table:table-cell table:number-columns-repeated="16367"/>
        </table:table-row>
        <table:table-row table:style-name="ro5">
          <table:table-cell table:style-name="ce1"/>
          <table:table-cell table:style-name="ce22" office:value-type="string" calcext:value-type="string">
            <text:p>TPS55288 temperature rise</text:p>
          </table:table-cell>
          <table:table-cell table:style-name="ce82" table:formula="of:=[.C124]*([.C117])/1000" office:value-type="float" office:value="16.0821000405625" calcext:value-type="float">
            <text:p>16.1</text:p>
          </table:table-cell>
          <table:table-cell table:style-name="ce93" office:value-type="string" calcext:value-type="string">
            <text:p>°C</text:p>
          </table:table-cell>
          <table:table-cell table:style-name="ce102" office:value-type="string" calcext:value-type="string">
            <text:p>The top case temperature of IC is very close to the Junction temperature because <text:span text:style-name="T3">ΨJT=0.6°C/W</text:span></text:p>
          </table:table-cell>
          <table:table-cell table:style-name="ce114" table:number-columns-repeated="10"/>
          <table:table-cell table:style-name="ce149"/>
          <table:table-cell table:style-name="ce104"/>
          <table:table-cell table:number-columns-repeated="16367"/>
        </table:table-row>
        <table:table-row table:style-name="ro1">
          <table:table-cell table:style-name="ce1"/>
          <table:table-cell table:style-name="ce23"/>
          <table:table-cell table:style-name="ce83"/>
          <table:table-cell table:style-name="ce23"/>
          <table:table-cell table:style-name="ce103"/>
          <table:table-cell table:style-name="ce115" table:number-columns-repeated="11"/>
          <table:table-cell table:style-name="ce104"/>
          <table:table-cell table:number-columns-repeated="16367"/>
        </table:table-row>
        <table:table-row table:style-name="ro1" table:number-rows-repeated="2">
          <table:table-cell table:number-columns-repeated="16384"/>
        </table:table-row>
        <table:table-row table:style-name="ro1">
          <table:table-cell table:number-columns-repeated="3"/>
          <table:table-cell table:style-name="ce94"/>
          <table:table-cell table:number-columns-repeated="3"/>
          <table:table-cell table:style-name="ce131"/>
          <table:table-cell table:number-columns-repeated="16376"/>
        </table:table-row>
        <table:table-row table:style-name="ro1">
          <table:table-cell table:number-columns-repeated="2"/>
          <table:table-cell table:style-name="ce84"/>
          <table:table-cell table:number-columns-repeated="16381"/>
        </table:table-row>
        <table:table-row table:style-name="ro1" table:number-rows-repeated="1048445">
          <table:table-cell table:number-columns-repeated="16384"/>
        </table:table-row>
        <table:table-row table:style-name="ro1">
          <table:table-cell table:number-columns-repeated="16384"/>
        </table:table-row>
        <calcext:conditional-formats>
          <calcext:conditional-format calcext:target-range-address="'Design Calculation'.C64:'Design Calculation'.C64">
            <calcext:condition calcext:apply-style-name="ConditionalStyle_6" calcext:value="formula-is([.$C$62]=&quot;External&quot;)" calcext:base-cell-address="'Design Calculation'.C64"/>
            <calcext:condition calcext:apply-style-name="ConditionalStyle_5" calcext:value="formula-is([.$C$62]=&quot;Internal&quot;)" calcext:base-cell-address="'Design Calculation'.C64"/>
          </calcext:conditional-format>
          <calcext:conditional-format calcext:target-range-address="'Design Calculation'.C65:'Design Calculation'.C65">
            <calcext:condition calcext:apply-style-name="ConditionalStyle_8" calcext:value="formula-is([.$C$62]=&quot;External&quot;)" calcext:base-cell-address="'Design Calculation'.C65"/>
            <calcext:condition calcext:apply-style-name="ConditionalStyle_7" calcext:value="formula-is([.$C$62]=&quot;Internal&quot;)" calcext:base-cell-address="'Design Calculation'.C65"/>
          </calcext:conditional-format>
          <calcext:conditional-format calcext:target-range-address="'Design Calculation'.C28:'Design Calculation'.C28">
            <calcext:condition calcext:apply-style-name="ConditionalStyle_10" calcext:value="formula-is([.$C$27]=&quot;Disable&quot;)" calcext:base-cell-address="'Design Calculation'.C28"/>
            <calcext:condition calcext:apply-style-name="ConditionalStyle_9" calcext:value="formula-is([.$C$27]=&quot;Enable&quot;)" calcext:base-cell-address="'Design Calculation'.C28"/>
          </calcext:conditional-format>
          <calcext:conditional-format calcext:target-range-address="'Design Calculation'.C77:'Design Calculation'.C77">
            <calcext:condition calcext:apply-style-name="ConditionalStyle_12" calcext:value="formula-is([.$C$74]=&quot;Boost&quot;)" calcext:base-cell-address="'Design Calculation'.C77"/>
            <calcext:condition calcext:apply-style-name="ConditionalStyle_11" calcext:value="formula-is([.$C$74]=&quot;Buck&quot;)" calcext:base-cell-address="'Design Calculation'.C77"/>
          </calcext:conditional-format>
          <calcext:conditional-format calcext:target-range-address="'Design Calculation'.C63:'Design Calculation'.C63">
            <calcext:condition calcext:apply-style-name="ConditionalStyle_14" calcext:value="formula-is([.$C$62]=&quot;External&quot;)" calcext:base-cell-address="'Design Calculation'.C63"/>
            <calcext:condition calcext:apply-style-name="ConditionalStyle_13" calcext:value="formula-is([.$C$62]=&quot;Internal&quot;)" calcext:base-cell-address="'Design Calculation'.C63"/>
          </calcext:conditional-format>
          <calcext:conditional-format calcext:target-range-address="'Design Calculation'.C25:'Design Calculation'.C25">
            <calcext:condition calcext:apply-style-name="ConditionalStyle_4" calcext:value="formula-is([.$C$16]=&quot;External&quot;)" calcext:base-cell-address="'Design Calculation'.C25"/>
            <calcext:condition calcext:apply-style-name="ConditionalStyle_3" calcext:value="formula-is([.$C$16]=&quot;Internal&quot;)" calcext:base-cell-address="'Design Calculation'.C25"/>
          </calcext:conditional-format>
          <calcext:conditional-format calcext:target-range-address="'Design Calculation'.C26:'Design Calculation'.C26">
            <calcext:condition calcext:apply-style-name="ConditionalStyle_2" calcext:value="formula-is([.$C$16]=&quot;External&quot;)" calcext:base-cell-address="'Design Calculation'.C26"/>
            <calcext:condition calcext:apply-style-name="ConditionalStyle_1" calcext:value="formula-is([.$C$16]=&quot;Internal&quot;)" calcext:base-cell-address="'Design Calculation'.C26"/>
          </calcext:conditional-format>
        </calcext:conditional-formats>
      </table:table>
      <table:table table:name="Frequency Response Calculation" table:style-name="ta2">
        <table:table-column table:style-name="co9" table:default-cell-style-name="ce152"/>
        <table:table-column table:style-name="co10" table:default-cell-style-name="ce158"/>
        <table:table-column table:style-name="co11" table:default-cell-style-name="ce162"/>
        <table:table-column table:style-name="co12" table:default-cell-style-name="ce165"/>
        <table:table-column table:style-name="co13" table:default-cell-style-name="ce165"/>
        <table:table-column table:style-name="co12" table:default-cell-style-name="ce165"/>
        <table:table-column table:style-name="co14" table:default-cell-style-name="ce165"/>
        <table:table-column table:style-name="co15" table:default-cell-style-name="ce165"/>
        <table:table-column table:style-name="co16" table:default-cell-style-name="ce165"/>
        <table:table-column table:style-name="co17" table:default-cell-style-name="ce169"/>
        <table:table-column table:style-name="co18" table:default-cell-style-name="ce162"/>
        <table:table-column table:style-name="co12" table:default-cell-style-name="ce165"/>
        <table:table-column table:style-name="co19" table:number-columns-repeated="2" table:default-cell-style-name="ce165"/>
        <table:table-column table:style-name="co18" table:default-cell-style-name="ce165"/>
        <table:table-column table:style-name="co18" table:default-cell-style-name="ce169"/>
        <table:table-column table:style-name="co20" table:default-cell-style-name="ce165"/>
        <table:table-column table:style-name="co21" table:default-cell-style-name="ce165"/>
        <table:table-column table:style-name="co17" table:default-cell-style-name="ce162"/>
        <table:table-column table:style-name="co17" table:default-cell-style-name="ce165"/>
        <table:table-column table:style-name="co20" table:default-cell-style-name="ce165"/>
        <table:table-column table:style-name="co20" table:default-cell-style-name="ce169"/>
        <table:table-column table:style-name="co20" table:default-cell-style-name="ce162"/>
        <table:table-column table:style-name="co22" table:default-cell-style-name="ce169"/>
        <table:table-column table:style-name="co20" table:default-cell-style-name="ce162"/>
        <table:table-column table:style-name="co20" table:default-cell-style-name="ce169"/>
        <table:table-column table:style-name="co23" table:number-columns-repeated="3" table:default-cell-style-name="ce165"/>
        <table:table-column table:style-name="co24" table:default-cell-style-name="ce173"/>
        <table:table-column table:style-name="co12" table:default-cell-style-name="Default"/>
        <table:table-column table:style-name="co25" table:default-cell-style-name="Default"/>
        <table:table-column table:style-name="co26" table:default-cell-style-name="Default"/>
        <table:table-column table:style-name="co27" table:default-cell-style-name="Default"/>
        <table:table-column table:style-name="co12" table:number-columns-repeated="16350" table:default-cell-style-name="Default"/>
        <table:table-row table:style-name="ro1">
          <table:table-cell table:style-name="ce318" office:value-type="string" calcext:value-type="string" table:number-columns-spanned="2" table:number-rows-spanned="1">
            <text:p>Frequency</text:p>
          </table:table-cell>
          <table:covered-table-cell table:style-name="ce323"/>
          <table:table-cell table:style-name="ce318" office:value-type="string" calcext:value-type="string" table:number-columns-spanned="8" table:number-rows-spanned="1">
            <text:p>Power Stage</text:p>
          </table:table-cell>
          <table:covered-table-cell table:number-columns-repeated="6" table:style-name="ce164"/>
          <table:covered-table-cell table:style-name="ce323"/>
          <table:table-cell table:style-name="ce171" office:value-type="string" calcext:value-type="string" table:number-columns-spanned="6" table:number-rows-spanned="1">
            <text:p>Voltage Loop Compensation (COMP)</text:p>
          </table:table-cell>
          <table:covered-table-cell table:number-columns-repeated="5" table:style-name="ce164"/>
          <table:table-cell table:style-name="ce318" office:value-type="string" calcext:value-type="string" table:number-columns-spanned="2" table:number-rows-spanned="1">
            <text:p>COMP Output Buffer</text:p>
          </table:table-cell>
          <table:covered-table-cell table:style-name="ce323"/>
          <table:table-cell table:style-name="ce318" office:value-type="string" calcext:value-type="string" table:number-columns-spanned="6" table:number-rows-spanned="1">
            <text:p>Current Close Loop</text:p>
          </table:table-cell>
          <table:covered-table-cell table:number-columns-repeated="4" table:style-name="ce164"/>
          <table:covered-table-cell table:style-name="ce323"/>
          <table:table-cell table:style-name="ce318" office:value-type="string" calcext:value-type="string" table:number-columns-spanned="2" table:number-rows-spanned="1">
            <text:p>FB Input Filter</text:p>
          </table:table-cell>
          <table:covered-table-cell table:style-name="ce323"/>
          <table:table-cell table:style-name="ce323" office:value-type="string" calcext:value-type="string" table:number-columns-spanned="4" table:number-rows-spanned="1">
            <text:p>Voltage Open Loop</text:p>
          </table:table-cell>
          <table:covered-table-cell table:number-columns-repeated="2" table:style-name="ce164"/>
          <table:covered-table-cell table:style-name="ce323"/>
          <table:table-cell table:number-columns-repeated="16354"/>
        </table:table-row>
        <table:table-row table:style-name="ro5">
          <table:table-cell table:style-name="ce151"/>
          <table:table-cell table:style-name="ce156" office:value-type="string" calcext:value-type="string">
            <text:p>signal frequency</text:p>
          </table:table-cell>
          <table:table-cell table:style-name="ce161" office:value-type="string" calcext:value-type="string">
            <text:p>fzRHP gain</text:p>
          </table:table-cell>
          <table:table-cell table:style-name="ce156" office:value-type="string" calcext:value-type="string">
            <text:p>fzRHP phase</text:p>
          </table:table-cell>
          <table:table-cell table:style-name="ce156" office:value-type="string" calcext:value-type="string">
            <text:p>fp1 gain</text:p>
          </table:table-cell>
          <table:table-cell table:style-name="ce156" office:value-type="string" calcext:value-type="string">
            <text:p>fp1 phase</text:p>
          </table:table-cell>
          <table:table-cell table:style-name="ce156" office:value-type="string" calcext:value-type="string">
            <text:p>fz_ESR gain</text:p>
          </table:table-cell>
          <table:table-cell table:style-name="ce156" office:value-type="string" calcext:value-type="string">
            <text:p>fz_ESR phase</text:p>
          </table:table-cell>
          <table:table-cell table:style-name="ce156" office:value-type="string" calcext:value-type="string">
            <text:p>fp2 gain</text:p>
          </table:table-cell>
          <table:table-cell table:style-name="ce168" office:value-type="string" calcext:value-type="string">
            <text:p>fp2 phase</text:p>
          </table:table-cell>
          <table:table-cell table:style-name="ce161" office:value-type="string" calcext:value-type="string">
            <text:p>fp_comp1 gain</text:p>
          </table:table-cell>
          <table:table-cell table:style-name="ce156" office:value-type="string" calcext:value-type="string">
            <text:p>fp_comp1 phase</text:p>
          </table:table-cell>
          <table:table-cell table:style-name="ce156" office:value-type="string" calcext:value-type="string">
            <text:p>fz_comp gain</text:p>
          </table:table-cell>
          <table:table-cell table:style-name="ce156" office:value-type="string" calcext:value-type="string">
            <text:p>fz_comp phase</text:p>
          </table:table-cell>
          <table:table-cell table:style-name="ce156" office:value-type="string" calcext:value-type="string">
            <text:p>fp_comp2 gain</text:p>
          </table:table-cell>
          <table:table-cell table:style-name="ce168" office:value-type="string" calcext:value-type="string">
            <text:p>fp_comp2 phase</text:p>
          </table:table-cell>
          <table:table-cell table:style-name="ce156" office:value-type="string" calcext:value-type="string">
            <text:p>fp_comp3 gain</text:p>
          </table:table-cell>
          <table:table-cell table:style-name="ce156" office:value-type="string" calcext:value-type="string">
            <text:p>fp_comp3 phase</text:p>
          </table:table-cell>
          <table:table-cell table:style-name="ce161" office:value-type="string" calcext:value-type="string">
            <text:p>fz_current gain</text:p>
          </table:table-cell>
          <table:table-cell table:style-name="ce156" office:value-type="string" calcext:value-type="string">
            <text:p>fz_current phase</text:p>
          </table:table-cell>
          <table:table-cell table:style-name="ce156" office:value-type="string" calcext:value-type="string">
            <text:p>fp_current gain</text:p>
          </table:table-cell>
          <table:table-cell table:style-name="ce168" office:value-type="string" calcext:value-type="string">
            <text:p>fp_current phase</text:p>
          </table:table-cell>
          <table:table-cell table:style-name="ce161" office:value-type="string" calcext:value-type="string">
            <text:p>Current S/H gain</text:p>
          </table:table-cell>
          <table:table-cell table:style-name="ce168" office:value-type="string" calcext:value-type="string">
            <text:p>Current S/H phase</text:p>
          </table:table-cell>
          <table:table-cell table:style-name="ce161" office:value-type="string" calcext:value-type="string">
            <text:p>fp_filter gain</text:p>
          </table:table-cell>
          <table:table-cell table:style-name="ce168" office:value-type="string" calcext:value-type="string">
            <text:p>fp_filter phase</text:p>
          </table:table-cell>
          <table:table-cell table:style-name="ce156" office:value-type="string" calcext:value-type="string">
            <text:p>loop gain (no comp2)</text:p>
          </table:table-cell>
          <table:table-cell table:style-name="ce156" office:value-type="string" calcext:value-type="string">
            <text:p>loop phase (no comp2)</text:p>
          </table:table-cell>
          <table:table-cell table:style-name="ce156" office:value-type="string" calcext:value-type="string">
            <text:p>loop gain (w/ comp2)</text:p>
          </table:table-cell>
          <table:table-cell table:style-name="ce172" office:value-type="string" calcext:value-type="string">
            <text:p>loop phase (w/ comp2)</text:p>
          </table:table-cell>
          <table:table-cell/>
          <table:table-cell table:style-name="ce175" office:value-type="string" calcext:value-type="string">
            <text:p>Inner current loop specifications</text:p>
          </table:table-cell>
          <table:table-cell table:style-name="ce176" office:value-type="string" calcext:value-type="string">
            <text:p>Value</text:p>
          </table:table-cell>
          <table:table-cell table:style-name="ce176" office:value-type="string" calcext:value-type="string">
            <text:p>Unit</text:p>
          </table:table-cell>
          <table:table-cell table:number-columns-repeated="16350"/>
        </table:table-row>
        <table:table-row table:style-name="ro6">
          <table:table-cell office:value-type="float" office:value="1" calcext:value-type="float">
            <text:p>1</text:p>
          </table:table-cell>
          <table:table-cell table:style-name="ce157" table:formula="of:=10*10^[.A3]" office:value-type="float" office:value="100" calcext:value-type="float">
            <text:p>100</text:p>
          </table:table-cell>
          <table:table-cell table:formula="of:=20*LOG(SQRT(([.B3]/fzRHP)^2+1))" office:value-type="float" office:value="0.000684445049708761" calcext:value-type="float">
            <text:p>0.0007</text:p>
          </table:table-cell>
          <table:table-cell table:formula="of:=-180/PI()*ATAN([.B3]/fzRHP)" office:value-type="float" office:value="-0.719273510637657" calcext:value-type="float">
            <text:p>-0.7193</text:p>
          </table:table-cell>
          <table:table-cell table:formula="of:=20*LOG(1/SQRT(([.B3]/fp)^2+1))" office:value-type="float" office:value="-0.384137184883357" calcext:value-type="float">
            <text:p>-0.3841</text:p>
          </table:table-cell>
          <table:table-cell table:formula="of:=-180/PI()*ATAN([.B3]/fp)" office:value-type="float" office:value="-16.9148400631905" calcext:value-type="float">
            <text:p>-16.9148</text:p>
          </table:table-cell>
          <table:table-cell table:formula="of:=20*LOG(SQRT(([.B3]/fz_ESR)^2+1))" office:value-type="float" office:value="0.000060494224439216" calcext:value-type="float">
            <text:p>0.0001</text:p>
          </table:table-cell>
          <table:table-cell table:formula="of:=180/PI()*ATAN([.B3]/fz_ESR)" office:value-type="float" office:value="0.21383900712017" calcext:value-type="float">
            <text:p>0.2138</text:p>
          </table:table-cell>
          <table:table-cell table:formula="of:=20*LOG(1/SQRT(([.B3]/(1/2/PI()/ESR/(Cout_c*Cout_e/(Cout_c+Cout_e))))^2+1))" office:value-type="float" office:value="-0.00000049995572250035" calcext:value-type="float">
            <text:p>0.0000</text:p>
          </table:table-cell>
          <table:table-cell table:formula="of:=-180/PI()*ATAN([.B3]/(1/2/PI()/(ESR)/(Cout_c*Cout_e/(Cout_c+Cout_e))))" office:value-type="float" office:value="-0.0194399992540285" calcext:value-type="float">
            <text:p>-0.0194</text:p>
          </table:table-cell>
          <table:table-cell table:formula="of:=20*LOG(1/SQRT(([.B3]/(1/2/PI()/10000000/(Ccomp+Cp+0.000000000003)))^2+1))" office:value-type="float" office:value="-56.1528807784586" calcext:value-type="float">
            <text:p>-56.1529</text:p>
          </table:table-cell>
          <table:table-cell table:formula="of:=-180/PI()*ATAN([.B3]/(1/2/PI()/10000000/(Ccomp+Cp+0.000000000003)))" office:value-type="float" office:value="-89.9107765999366" calcext:value-type="float">
            <text:p>-89.9108</text:p>
          </table:table-cell>
          <table:table-cell table:formula="of:=20*LOG(SQRT(([.B3]/fz_comp)^2+1))" office:value-type="float" office:value="1.95481536401731" calcext:value-type="float">
            <text:p>1.9548</text:p>
          </table:table-cell>
          <table:table-cell table:formula="of:=180/PI()*ATAN([.B3]/fz_comp)" office:value-type="float" office:value="37.0156445731821" calcext:value-type="float">
            <text:p>37.0156</text:p>
          </table:table-cell>
          <table:table-cell table:formula="of:=20*LOG(1/SQRT(([.B3]/fp_comp2)^2+1))" office:value-type="float" office:value="-0.00114696693154287" calcext:value-type="float">
            <text:p>-0.0011</text:p>
          </table:table-cell>
          <table:table-cell table:formula="of:=-180/PI()*ATAN([.B3]/fp_comp2)" office:value-type="float" office:value="-0.931100086682122" calcext:value-type="float">
            <text:p>-0.9311</text:p>
          </table:table-cell>
          <table:table-cell table:formula="of:=20*LOG(1/SQRT(([.B3]/(1/2/PI()/400000/0.0000000000055))^2+1))" office:value-type="float" office:value="-0.00000829829739036294" calcext:value-type="float">
            <text:p>0.0000</text:p>
          </table:table-cell>
          <table:table-cell table:formula="of:=-180/PI()*ATAN([.B3]/(1/2/PI()/400000/0.0000000000055))" office:value-type="float" office:value="-0.079199949556115" calcext:value-type="float">
            <text:p>-0.0792</text:p>
          </table:table-cell>
          <table:table-cell table:formula="of:=20*LOG(SQRT((2*PI()*R_ca*C_ca*[.B3])^2+1))" office:value-type="float" office:value="0.0000671876351278146" calcext:value-type="float">
            <text:p>0.0001</text:p>
          </table:table-cell>
          <table:table-cell table:formula="of:=180/PI()*ATAN(2*PI()*R_ca*C_ca*[.B3])" office:value-type="float" office:value="0.225358837855982" calcext:value-type="float">
            <text:p>0.2254</text:p>
          </table:table-cell>
          <table:table-cell table:formula="of:=20*LOG(1/SQRT((2*PI()*[.B3]*R_ca*C_ca)^2+(1-(2*PI()*[.B3])^2*C_ca/gm_ca/(IF(Op_mode=&quot;Boost&quot;; Vout_LP; Vin_LP)/V_m/L)*gm_PS)^2))" office:value-type="float" office:value="-0.0000668681564533562" calcext:value-type="float">
            <text:p>-0.0001</text:p>
          </table:table-cell>
          <table:table-cell table:formula="of:=IF(-180/PI()*ATAN((2*PI()*[.B3]*R_ca*C_ca)/(1-(2*PI()*[.B3])^2*C_ca/gm_ca/(IF(Op_mode=&quot;Boost&quot;; Vout_LP; Vin_LP)/V_m/L)*gm_PS))&gt;0; -180/PI()*ATAN((2*PI()*[.B3]*R_ca*C_ca)/(1-(2*PI()*[.B3])^2*C_ca/gm_ca/(IF(Op_mode=&quot;Boost&quot;; Vout_LP; Vin_LP)/V_m/L)*gm_PS))-180; -180/PI()*ATAN((2*PI()*[.B3]*R_ca*C_ca)/(1-(2*PI()*[.B3])^2*C_ca/gm_ca/(IF(Op_mode=&quot;Boost&quot;; Vout_LP; Vin_LP)/V_m/L)*gm_PS)))" office:value-type="float" office:value="-0.225358846145025" calcext:value-type="float">
            <text:p>-0.2254</text:p>
          </table:table-cell>
          <table:table-cell office:value-type="float" office:value="0" calcext:value-type="float">
            <text:p>0.0000</text:p>
          </table:table-cell>
          <table:table-cell table:formula="of:=IF([.B3]&lt;fsw; -180*[.B3]*1/2/fsw; -90)" office:value-type="float" office:value="-0.0183299389002037" calcext:value-type="float">
            <text:p>-0.0183</text:p>
          </table:table-cell>
          <table:table-cell table:formula="of:=20*LOG(1/SQRT(([.B3]/(1/2/PI()/30000/0.000000000005))^2+1))" office:value-type="float" office:value="-0.000000038576832623748" calcext:value-type="float">
            <text:p>0.0000</text:p>
          </table:table-cell>
          <table:table-cell table:formula="of:=-180/PI()*ATAN([.B3]/(1/2/PI()/30000/0.000000000005))" office:value-type="float" office:value="-0.00539999998401124" calcext:value-type="float">
            <text:p>-0.0054</text:p>
          </table:table-cell>
          <table:table-cell table:formula="of:=IF(Op_mode=&quot;Boost&quot;; [.C3]+[.E3]+[.G3]+[.I3]+[.K3]+[.M3]+20*LOG(Vout_LP/Ioutmax/2*gm_PS*eff*Vin_LP/Vout_LP*gm_EA*10000000*1.129/Vout_max)+[.Q3]+[.S3]+[.U3]+[.Y3]; [.E3]+[.G3]+[.I3]+[.K3]+[.M3]+20*LOG(Vout_LP/Ioutmax*gm_PS*gm_EA*10000000*1.129/Vout_max)+[.Q3]+[.S3]+[.U3]+[.Y3])" office:value-type="float" office:value="5.31679155797638" calcext:value-type="float">
            <text:p>5.3168</text:p>
          </table:table-cell>
          <table:table-cell table:formula="of:=IF(Op_mode=&quot;Boost&quot;; [.D3]+[.F3]+[.H3]+[.J3]+180+[.L3]+[.N3]+[.R3]+[.T3]+[.V3]+[.X3]+[.Z3]; [.F3]+[.H3]+[.J3]+180+[.L3]+[.N3]+[.R3]+[.T3]+[.V3]+[.Z3])" office:value-type="float" office:value="109.562223510554" calcext:value-type="float">
            <text:p>109.5622</text:p>
          </table:table-cell>
          <table:table-cell table:formula="of:=[.AA3]+[.O3]" office:value-type="float" office:value="5.31564459104484" calcext:value-type="float">
            <text:p>5.3156</text:p>
          </table:table-cell>
          <table:table-cell table:formula="of:=[.AB3]+[.P3]" office:value-type="float" office:value="108.631123423872" calcext:value-type="float">
            <text:p>108.6311</text:p>
          </table:table-cell>
          <table:table-cell/>
          <table:table-cell office:value-type="string" calcext:value-type="string">
            <text:p>gm_ca</text:p>
          </table:table-cell>
          <table:table-cell office:value-type="float" office:value="0.00003" calcext:value-type="float">
            <text:p>0.00003</text:p>
          </table:table-cell>
          <table:table-cell office:value-type="string" calcext:value-type="string">
            <text:p>S</text:p>
          </table:table-cell>
          <table:table-cell table:number-columns-repeated="16350"/>
        </table:table-row>
        <table:table-row table:style-name="ro6">
          <table:table-cell office:value-type="float" office:value="1.1" calcext:value-type="float">
            <text:p>1.1</text:p>
          </table:table-cell>
          <table:table-cell table:formula="of:=10*10^[.A4]" office:value-type="float" office:value="125.892541179417" calcext:value-type="float">
            <text:p>126</text:p>
          </table:table-cell>
          <table:table-cell table:formula="of:=20*LOG(SQRT(([.B4]/fzRHP)^2+1))" office:value-type="float" office:value="0.00108472230911354" calcext:value-type="float">
            <text:p>0.0011</text:p>
          </table:table-cell>
          <table:table-cell table:formula="of:=-180/PI()*ATAN([.B4]/fzRHP)" office:value-type="float" office:value="-0.90548388073773" calcext:value-type="float">
            <text:p>-0.9055</text:p>
          </table:table-cell>
          <table:table-cell table:formula="of:=20*LOG(1/SQRT(([.B4]/fp)^2+1))" office:value-type="float" office:value="-0.594012610183979" calcext:value-type="float">
            <text:p>-0.5940</text:p>
          </table:table-cell>
          <table:table-cell table:formula="of:=-180/PI()*ATAN([.B4]/fp)" office:value-type="float" office:value="-20.9491938135095" calcext:value-type="float">
            <text:p>-20.9492</text:p>
          </table:table-cell>
          <table:table-cell table:formula="of:=20*LOG(SQRT(([.B4]/fz_ESR)^2+1))" office:value-type="float" office:value="0.0000958764939399007" calcext:value-type="float">
            <text:p>0.0001</text:p>
          </table:table-cell>
          <table:table-cell table:formula="of:=180/PI()*ATAN([.B4]/fz_ESR)" office:value-type="float" office:value="0.269206629012042" calcext:value-type="float">
            <text:p>0.2692</text:p>
          </table:table-cell>
          <table:table-cell table:formula="of:=20*LOG(1/SQRT(([.B4]/(1/2/PI()/ESR/(Cout_c*Cout_e/(Cout_c+Cout_e))))^2+1))" office:value-type="float" office:value="-0.000000792376392660484" calcext:value-type="float">
            <text:p>0.0000</text:p>
          </table:table-cell>
          <table:table-cell table:formula="of:=-180/PI()*ATAN([.B4]/(1/2/PI()/(ESR)/(Cout_c*Cout_e/(Cout_c+Cout_e))))" office:value-type="float" office:value="-0.0244735085168699" calcext:value-type="float">
            <text:p>-0.0245</text:p>
          </table:table-cell>
          <table:table-cell table:formula="of:=20*LOG(1/SQRT(([.B4]/(1/2/PI()/10000000/(Ccomp+Cp+0.000000000003)))^2+1))" office:value-type="float" office:value="-58.1528768918304" calcext:value-type="float">
            <text:p>-58.1529</text:p>
          </table:table-cell>
          <table:table-cell table:formula="of:=-180/PI()*ATAN([.B4]/(1/2/PI()/10000000/(Ccomp+Cp+0.000000000003)))" office:value-type="float" office:value="-89.9291273129895" calcext:value-type="float">
            <text:p>-89.9291</text:p>
          </table:table-cell>
          <table:table-cell table:formula="of:=20*LOG(SQRT(([.B4]/fz_comp)^2+1))" office:value-type="float" office:value="2.78980902499631" calcext:value-type="float">
            <text:p>2.7898</text:p>
          </table:table-cell>
          <table:table-cell table:formula="of:=180/PI()*ATAN([.B4]/fz_comp)" office:value-type="float" office:value="43.5073197976386" calcext:value-type="float">
            <text:p>43.5073</text:p>
          </table:table-cell>
          <table:table-cell table:formula="of:=20*LOG(1/SQRT(([.B4]/fp_comp2)^2+1))" office:value-type="float" office:value="-0.001817679709579" calcext:value-type="float">
            <text:p>-0.0018</text:p>
          </table:table-cell>
          <table:table-cell table:formula="of:=-180/PI()*ATAN([.B4]/fp_comp2)" office:value-type="float" office:value="-1.17212521578785" calcext:value-type="float">
            <text:p>-1.1721</text:p>
          </table:table-cell>
          <table:table-cell table:formula="of:=20*LOG(1/SQRT(([.B4]/(1/2/PI()/400000/0.0000000000055))^2+1))" office:value-type="float" office:value="-0.000013151907691514" calcext:value-type="float">
            <text:p>0.0000</text:p>
          </table:table-cell>
          <table:table-cell table:formula="of:=-180/PI()*ATAN([.B4]/(1/2/PI()/400000/0.0000000000055))" office:value-type="float" office:value="-0.0997067919653827" calcext:value-type="float">
            <text:p>-0.0997</text:p>
          </table:table-cell>
          <table:table-cell table:formula="of:=20*LOG(SQRT((2*PI()*R_ca*C_ca*[.B4])^2+1))" office:value-type="float" office:value="0.000106484743766471" calcext:value-type="float">
            <text:p>0.0001</text:p>
          </table:table-cell>
          <table:table-cell table:formula="of:=180/PI()*ATAN(2*PI()*R_ca*C_ca*[.B4])" office:value-type="float" office:value="0.283709112032359" calcext:value-type="float">
            <text:p>0.2837</text:p>
          </table:table-cell>
          <table:table-cell table:formula="of:=20*LOG(1/SQRT((2*PI()*[.B4]*R_ca*C_ca)^2+(1-(2*PI()*[.B4])^2*C_ca/gm_ca/(IF(Op_mode=&quot;Boost&quot;; Vout_LP; Vin_LP)/V_m/L)*gm_PS)^2))" office:value-type="float" office:value="-0.00010597840876351" calcext:value-type="float">
            <text:p>-0.0001</text:p>
          </table:table-cell>
          <table:table-cell table:formula="of:=IF(-180/PI()*ATAN((2*PI()*[.B4]*R_ca*C_ca)/(1-(2*PI()*[.B4])^2*C_ca/gm_ca/(IF(Op_mode=&quot;Boost&quot;; Vout_LP; Vin_LP)/V_m/L)*gm_PS))&gt;0; -180/PI()*ATAN((2*PI()*[.B4]*R_ca*C_ca)/(1-(2*PI()*[.B4])^2*C_ca/gm_ca/(IF(Op_mode=&quot;Boost&quot;; Vout_LP; Vin_LP)/V_m/L)*gm_PS))-180; -180/PI()*ATAN((2*PI()*[.B4]*R_ca*C_ca)/(1-(2*PI()*[.B4])^2*C_ca/gm_ca/(IF(Op_mode=&quot;Boost&quot;; Vout_LP; Vin_LP)/V_m/L)*gm_PS)))" office:value-type="float" office:value="-0.283709128571026" calcext:value-type="float">
            <text:p>-0.2837</text:p>
          </table:table-cell>
          <table:table-cell office:value-type="float" office:value="0" calcext:value-type="float">
            <text:p>0.0000</text:p>
          </table:table-cell>
          <table:table-cell table:formula="of:=IF([.B4]&lt;fsw; -180*[.B4]*1/2/fsw; -90)" office:value-type="float" office:value="-0.0230760258781009" calcext:value-type="float">
            <text:p>-0.0231</text:p>
          </table:table-cell>
          <table:table-cell table:formula="of:=20*LOG(1/SQRT(([.B4]/(1/2/PI()/30000/0.000000000005))^2+1))" office:value-type="float" office:value="-0.0000000611401591010595" calcext:value-type="float">
            <text:p>0.0000</text:p>
          </table:table-cell>
          <table:table-cell table:formula="of:=-180/PI()*ATAN([.B4]/(1/2/PI()/30000/0.000000000005))" office:value-type="float" office:value="-0.00679819719178674" calcext:value-type="float">
            <text:p>-0.0068</text:p>
          </table:table-cell>
          <table:table-cell table:formula="of:=IF(Op_mode=&quot;Boost&quot;; [.C4]+[.E4]+[.G4]+[.I4]+[.K4]+[.M4]+20*LOG(Vout_LP/Ioutmax/2*gm_PS*eff*Vin_LP/Vout_LP*gm_EA*10000000*1.129/Vout_max)+[.Q4]+[.S4]+[.U4]+[.Y4]; [.E4]+[.G4]+[.I4]+[.K4]+[.M4]+20*LOG(Vout_LP/Ioutmax*gm_PS*gm_EA*10000000*1.129/Vout_max)+[.Q4]+[.S4]+[.U4]+[.Y4])" office:value-type="float" office:value="3.9423443580739" calcext:value-type="float">
            <text:p>3.9423</text:p>
          </table:table-cell>
          <table:table-cell table:formula="of:=IF(Op_mode=&quot;Boost&quot;; [.D4]+[.F4]+[.H4]+[.J4]+180+[.L4]+[.N4]+[.R4]+[.T4]+[.V4]+[.X4]+[.Z4]; [.F4]+[.H4]+[.J4]+180+[.L4]+[.N4]+[.R4]+[.T4]+[.V4]+[.Z4])" office:value-type="float" office:value="111.838666879323" calcext:value-type="float">
            <text:p>111.8387</text:p>
          </table:table-cell>
          <table:table-cell table:formula="of:=[.AA4]+[.O4]" office:value-type="float" office:value="3.94052667836432" calcext:value-type="float">
            <text:p>3.9405</text:p>
          </table:table-cell>
          <table:table-cell table:formula="of:=[.AB4]+[.P4]" office:value-type="float" office:value="110.666541663535" calcext:value-type="float">
            <text:p>110.6665</text:p>
          </table:table-cell>
          <table:table-cell/>
          <table:table-cell office:value-type="string" calcext:value-type="string">
            <text:p>Rca</text:p>
          </table:table-cell>
          <table:table-cell office:value-type="float" office:value="100000" calcext:value-type="float">
            <text:p>100000</text:p>
          </table:table-cell>
          <table:table-cell table:style-name="ce177" office:value-type="string" calcext:value-type="string">
            <text:p>Ω</text:p>
          </table:table-cell>
          <table:table-cell table:number-columns-repeated="16350"/>
        </table:table-row>
        <table:table-row table:style-name="ro6">
          <table:table-cell office:value-type="float" office:value="1.2" calcext:value-type="float">
            <text:p>1.2</text:p>
          </table:table-cell>
          <table:table-cell table:formula="of:=10*10^[.A5]" office:value-type="float" office:value="158.489319246111" calcext:value-type="float">
            <text:p>158</text:p>
          </table:table-cell>
          <table:table-cell table:formula="of:=20*LOG(SQRT(([.B5]/fzRHP)^2+1))" office:value-type="float" office:value="0.00171904345219765" calcext:value-type="float">
            <text:p>0.0017</text:p>
          </table:table-cell>
          <table:table-cell table:formula="of:=-180/PI()*ATAN([.B5]/fzRHP)" office:value-type="float" office:value="-1.1398811674971" calcext:value-type="float">
            <text:p>-1.1399</text:p>
          </table:table-cell>
          <table:table-cell table:formula="of:=20*LOG(1/SQRT(([.B5]/fp)^2+1))" office:value-type="float" office:value="-0.907166841565985" calcext:value-type="float">
            <text:p>-0.9072</text:p>
          </table:table-cell>
          <table:table-cell table:formula="of:=-180/PI()*ATAN([.B5]/fp)" office:value-type="float" office:value="-25.7329413996623" calcext:value-type="float">
            <text:p>-25.7329</text:p>
          </table:table-cell>
          <table:table-cell table:formula="of:=20*LOG(SQRT(([.B5]/fz_ESR)^2+1))" office:value-type="float" office:value="0.00015195302153706" calcext:value-type="float">
            <text:p>0.0002</text:p>
          </table:table-cell>
          <table:table-cell table:formula="of:=180/PI()*ATAN([.B5]/fz_ESR)" office:value-type="float" office:value="0.338909607600032" calcext:value-type="float">
            <text:p>0.3389</text:p>
          </table:table-cell>
          <table:table-cell table:formula="of:=20*LOG(1/SQRT(([.B5]/(1/2/PI()/ESR/(Cout_c*Cout_e/(Cout_c+Cout_e))))^2+1))" office:value-type="float" office:value="-0.0000012558318834645" calcext:value-type="float">
            <text:p>0.0000</text:p>
          </table:table-cell>
          <table:table-cell table:formula="of:=-180/PI()*ATAN([.B5]/(1/2/PI()/(ESR)/(Cout_c*Cout_e/(Cout_c+Cout_e))))" office:value-type="float" office:value="-0.0308103206916783" calcext:value-type="float">
            <text:p>-0.0308</text:p>
          </table:table-cell>
          <table:table-cell table:formula="of:=20*LOG(1/SQRT(([.B5]/(1/2/PI()/10000000/(Ccomp+Cp+0.000000000003)))^2+1))" office:value-type="float" office:value="-60.152874439532" calcext:value-type="float">
            <text:p>-60.1529</text:p>
          </table:table-cell>
          <table:table-cell table:formula="of:=-180/PI()*ATAN([.B5]/(1/2/PI()/10000000/(Ccomp+Cp+0.000000000003)))" office:value-type="float" office:value="-89.9437038130407" calcext:value-type="float">
            <text:p>-89.9437</text:p>
          </table:table-cell>
          <table:table-cell table:formula="of:=20*LOG(SQRT(([.B5]/fz_comp)^2+1))" office:value-type="float" office:value="3.8524516615217" calcext:value-type="float">
            <text:p>3.8525</text:p>
          </table:table-cell>
          <table:table-cell table:formula="of:=180/PI()*ATAN([.B5]/fz_comp)" office:value-type="float" office:value="50.0762893256168" calcext:value-type="float">
            <text:p>50.0763</text:p>
          </table:table-cell>
          <table:table-cell table:formula="of:=20*LOG(1/SQRT(([.B5]/fp_comp2)^2+1))" office:value-type="float" office:value="-0.00288047569258028" calcext:value-type="float">
            <text:p>-0.0029</text:p>
          </table:table-cell>
          <table:table-cell table:formula="of:=-180/PI()*ATAN([.B5]/fp_comp2)" office:value-type="float" office:value="-1.47549784616515" calcext:value-type="float">
            <text:p>-1.4755</text:p>
          </table:table-cell>
          <table:table-cell table:formula="of:=20*LOG(1/SQRT(([.B5]/(1/2/PI()/400000/0.0000000000055))^2+1))" office:value-type="float" office:value="-0.0000208443505082706" calcext:value-type="float">
            <text:p>0.0000</text:p>
          </table:table-cell>
          <table:table-cell table:formula="of:=-180/PI()*ATAN([.B5]/(1/2/PI()/400000/0.0000000000055))" office:value-type="float" office:value="-0.125523340022545" calcext:value-type="float">
            <text:p>-0.1255</text:p>
          </table:table-cell>
          <table:table-cell table:formula="of:=20*LOG(SQRT((2*PI()*R_ca*C_ca*[.B5])^2+1))" office:value-type="float" office:value="0.000168765735374344" calcext:value-type="float">
            <text:p>0.0002</text:p>
          </table:table-cell>
          <table:table-cell table:formula="of:=180/PI()*ATAN(2*PI()*R_ca*C_ca*[.B5])" office:value-type="float" office:value="0.357166903339295" calcext:value-type="float">
            <text:p>0.3572</text:p>
          </table:table-cell>
          <table:table-cell table:formula="of:=20*LOG(1/SQRT((2*PI()*[.B5]*R_ca*C_ca)^2+(1-(2*PI()*[.B5])^2*C_ca/gm_ca/(IF(Op_mode=&quot;Boost&quot;; Vout_LP; Vin_LP)/V_m/L)*gm_PS)^2))" office:value-type="float" office:value="-0.000167963259970639" calcext:value-type="float">
            <text:p>-0.0002</text:p>
          </table:table-cell>
          <table:table-cell table:formula="of:=IF(-180/PI()*ATAN((2*PI()*[.B5]*R_ca*C_ca)/(1-(2*PI()*[.B5])^2*C_ca/gm_ca/(IF(Op_mode=&quot;Boost&quot;; Vout_LP; Vin_LP)/V_m/L)*gm_PS))&gt;0; -180/PI()*ATAN((2*PI()*[.B5]*R_ca*C_ca)/(1-(2*PI()*[.B5])^2*C_ca/gm_ca/(IF(Op_mode=&quot;Boost&quot;; Vout_LP; Vin_LP)/V_m/L)*gm_PS))-180; -180/PI()*ATAN((2*PI()*[.B5]*R_ca*C_ca)/(1-(2*PI()*[.B5])^2*C_ca/gm_ca/(IF(Op_mode=&quot;Boost&quot;; Vout_LP; Vin_LP)/V_m/L)*gm_PS)))" office:value-type="float" office:value="-0.3571669363378" calcext:value-type="float">
            <text:p>-0.3572</text:p>
          </table:table-cell>
          <table:table-cell office:value-type="float" office:value="0" calcext:value-type="float">
            <text:p>0.0000</text:p>
          </table:table-cell>
          <table:table-cell table:formula="of:=IF([.B5]&lt;fsw; -180*[.B5]*1/2/fsw; -90)" office:value-type="float" office:value="-0.0290509953811609" calcext:value-type="float">
            <text:p>-0.0291</text:p>
          </table:table-cell>
          <table:table-cell table:formula="of:=20*LOG(1/SQRT(([.B5]/(1/2/PI()/30000/0.000000000005))^2+1))" office:value-type="float" office:value="-0.0000000969006205603948" calcext:value-type="float">
            <text:p>0.0000</text:p>
          </table:table-cell>
          <table:table-cell table:formula="of:=-180/PI()*ATAN([.B5]/(1/2/PI()/30000/0.000000000005))" office:value-type="float" office:value="-0.00855842317563762" calcext:value-type="float">
            <text:p>-0.0086</text:p>
          </table:table-cell>
          <table:table-cell table:formula="of:=IF(Op_mode=&quot;Boost&quot;; [.C5]+[.E5]+[.G5]+[.I5]+[.K5]+[.M5]+20*LOG(Vout_LP/Ioutmax/2*gm_PS*eff*Vin_LP/Vout_LP*gm_EA*10000000*1.129/Vout_max)+[.Q5]+[.S5]+[.U5]+[.Y5]; [.E5]+[.G5]+[.I5]+[.K5]+[.M5]+20*LOG(Vout_LP/Ioutmax*gm_PS*gm_EA*10000000*1.129/Vout_max)+[.Q5]+[.S5]+[.U5]+[.Y5])" office:value-type="float" office:value="2.692517717668" calcext:value-type="float">
            <text:p>2.6925</text:p>
          </table:table-cell>
          <table:table-cell table:formula="of:=IF(Op_mode=&quot;Boost&quot;; [.D5]+[.F5]+[.H5]+[.J5]+180+[.L5]+[.N5]+[.R5]+[.T5]+[.V5]+[.X5]+[.Z5]; [.F5]+[.H5]+[.J5]+180+[.L5]+[.N5]+[.R5]+[.T5]+[.V5]+[.Z5])" office:value-type="float" office:value="113.404729440747" calcext:value-type="float">
            <text:p>113.4047</text:p>
          </table:table-cell>
          <table:table-cell table:formula="of:=[.AA5]+[.O5]" office:value-type="float" office:value="2.68963724197542" calcext:value-type="float">
            <text:p>2.6896</text:p>
          </table:table-cell>
          <table:table-cell table:formula="of:=[.AB5]+[.P5]" office:value-type="float" office:value="111.929231594582" calcext:value-type="float">
            <text:p>111.9292</text:p>
          </table:table-cell>
          <table:table-cell/>
          <table:table-cell office:value-type="string" calcext:value-type="string">
            <text:p>Cca</text:p>
          </table:table-cell>
          <table:table-cell office:value-type="float" office:value="0.0000000000626" calcext:value-type="float">
            <text:p>6.26E-11</text:p>
          </table:table-cell>
          <table:table-cell office:value-type="string" calcext:value-type="string">
            <text:p>F</text:p>
          </table:table-cell>
          <table:table-cell table:number-columns-repeated="16350"/>
        </table:table-row>
        <table:table-row table:style-name="ro6">
          <table:table-cell office:value-type="float" office:value="1.3" calcext:value-type="float">
            <text:p>1.3</text:p>
          </table:table-cell>
          <table:table-cell table:formula="of:=10*10^[.A6]" office:value-type="float" office:value="199.526231496888" calcext:value-type="float">
            <text:p>200</text:p>
          </table:table-cell>
          <table:table-cell table:formula="of:=20*LOG(SQRT(([.B6]/fzRHP)^2+1))" office:value-type="float" office:value="0.00272418497387379" calcext:value-type="float">
            <text:p>0.0027</text:p>
          </table:table-cell>
          <table:table-cell table:formula="of:=-180/PI()*ATAN([.B6]/fzRHP)" office:value-type="float" office:value="-1.4349146563415" calcext:value-type="float">
            <text:p>-1.4349</text:p>
          </table:table-cell>
          <table:table-cell table:formula="of:=20*LOG(1/SQRT(([.B6]/fp)^2+1))" office:value-type="float" office:value="-1.36140618384441" calcext:value-type="float">
            <text:p>-1.3614</text:p>
          </table:table-cell>
          <table:table-cell table:formula="of:=-180/PI()*ATAN([.B6]/fp)" office:value-type="float" office:value="-31.2481859873955" calcext:value-type="float">
            <text:p>-31.2482</text:p>
          </table:table-cell>
          <table:table-cell table:formula="of:=20*LOG(SQRT(([.B6]/fz_ESR)^2+1))" office:value-type="float" office:value="0.000240826845241947" calcext:value-type="float">
            <text:p>0.0002</text:p>
          </table:table-cell>
          <table:table-cell table:formula="of:=180/PI()*ATAN([.B6]/fz_ESR)" office:value-type="float" office:value="0.42665900690461" calcext:value-type="float">
            <text:p>0.4267</text:p>
          </table:table-cell>
          <table:table-cell table:formula="of:=20*LOG(1/SQRT(([.B6]/(1/2/PI()/ESR/(Cout_c*Cout_e/(Cout_c+Cout_e))))^2+1))" office:value-type="float" office:value="-0.00000199035923463068" calcext:value-type="float">
            <text:p>0.0000</text:p>
          </table:table-cell>
          <table:table-cell table:formula="of:=-180/PI()*ATAN([.B6]/(1/2/PI()/(ESR)/(Cout_c*Cout_e/(Cout_c+Cout_e))))" office:value-type="float" office:value="-0.038787893477534" calcext:value-type="float">
            <text:p>-0.0388</text:p>
          </table:table-cell>
          <table:table-cell table:formula="of:=20*LOG(1/SQRT(([.B6]/(1/2/PI()/10000000/(Ccomp+Cp+0.000000000003)))^2+1))" office:value-type="float" office:value="-62.1528728922356" calcext:value-type="float">
            <text:p>-62.1529</text:p>
          </table:table-cell>
          <table:table-cell table:formula="of:=-180/PI()*ATAN([.B6]/(1/2/PI()/10000000/(Ccomp+Cp+0.000000000003)))" office:value-type="float" office:value="-89.9552823438802" calcext:value-type="float">
            <text:p>-89.9553</text:p>
          </table:table-cell>
          <table:table-cell table:formula="of:=20*LOG(SQRT(([.B6]/fz_comp)^2+1))" office:value-type="float" office:value="5.13643202912651" calcext:value-type="float">
            <text:p>5.1364</text:p>
          </table:table-cell>
          <table:table-cell table:formula="of:=180/PI()*ATAN([.B6]/fz_comp)" office:value-type="float" office:value="56.3872104547248" calcext:value-type="float">
            <text:p>56.3872</text:p>
          </table:table-cell>
          <table:table-cell table:formula="of:=20*LOG(1/SQRT(([.B6]/fp_comp2)^2+1))" office:value-type="float" office:value="-0.00456436123646008" calcext:value-type="float">
            <text:p>-0.0046</text:p>
          </table:table-cell>
          <table:table-cell table:formula="of:=-180/PI()*ATAN([.B6]/fp_comp2)" office:value-type="float" office:value="-1.8573016474151" calcext:value-type="float">
            <text:p>-1.8573</text:p>
          </table:table-cell>
          <table:table-cell table:formula="of:=20*LOG(1/SQRT(([.B6]/(1/2/PI()/400000/0.0000000000055))^2+1))" office:value-type="float" office:value="-0.0000330360228520592" calcext:value-type="float">
            <text:p>0.0000</text:p>
          </table:table-cell>
          <table:table-cell table:formula="of:=-180/PI()*ATAN([.B6]/(1/2/PI()/400000/0.0000000000055))" office:value-type="float" office:value="-0.158024374656883" calcext:value-type="float">
            <text:p>-0.1580</text:p>
          </table:table-cell>
          <table:table-cell table:formula="of:=20*LOG(SQRT((2*PI()*R_ca*C_ca*[.B6])^2+1))" office:value-type="float" office:value="0.000267472625498349" calcext:value-type="float">
            <text:p>0.0003</text:p>
          </table:table-cell>
          <table:table-cell table:formula="of:=180/PI()*ATAN(2*PI()*R_ca*C_ca*[.B6])" office:value-type="float" office:value="0.449643084318753" calcext:value-type="float">
            <text:p>0.4496</text:p>
          </table:table-cell>
          <table:table-cell table:formula="of:=20*LOG(1/SQRT((2*PI()*[.B6]*R_ca*C_ca)^2+(1-(2*PI()*[.B6])^2*C_ca/gm_ca/(IF(Op_mode=&quot;Boost&quot;; Vout_LP; Vin_LP)/V_m/L)*gm_PS)^2))" office:value-type="float" office:value="-0.000266200816569131" calcext:value-type="float">
            <text:p>-0.0003</text:p>
          </table:table-cell>
          <table:table-cell table:formula="of:=IF(-180/PI()*ATAN((2*PI()*[.B6]*R_ca*C_ca)/(1-(2*PI()*[.B6])^2*C_ca/gm_ca/(IF(Op_mode=&quot;Boost&quot;; Vout_LP; Vin_LP)/V_m/L)*gm_PS))&gt;0; -180/PI()*ATAN((2*PI()*[.B6]*R_ca*C_ca)/(1-(2*PI()*[.B6])^2*C_ca/gm_ca/(IF(Op_mode=&quot;Boost&quot;; Vout_LP; Vin_LP)/V_m/L)*gm_PS))-180; -180/PI()*ATAN((2*PI()*[.B6]*R_ca*C_ca)/(1-(2*PI()*[.B6])^2*C_ca/gm_ca/(IF(Op_mode=&quot;Boost&quot;; Vout_LP; Vin_LP)/V_m/L)*gm_PS)))" office:value-type="float" office:value="-0.449643150157935" calcext:value-type="float">
            <text:p>-0.4496</text:p>
          </table:table-cell>
          <table:table-cell office:value-type="float" office:value="0" calcext:value-type="float">
            <text:p>0.0000</text:p>
          </table:table-cell>
          <table:table-cell table:formula="of:=IF([.B6]&lt;fsw; -180*[.B6]*1/2/fsw; -90)" office:value-type="float" office:value="-0.0365730363232585" calcext:value-type="float">
            <text:p>-0.0366</text:p>
          </table:table-cell>
          <table:table-cell table:formula="of:=20*LOG(1/SQRT(([.B6]/(1/2/PI()/30000/0.000000000005))^2+1))" office:value-type="float" office:value="-0.000000153577134073422" calcext:value-type="float">
            <text:p>0.0000</text:p>
          </table:table-cell>
          <table:table-cell table:formula="of:=-180/PI()*ATAN([.B6]/(1/2/PI()/30000/0.000000000005))" office:value-type="float" office:value="-0.0107744163738287" calcext:value-type="float">
            <text:p>-0.0108</text:p>
          </table:table-cell>
          <table:table-cell table:formula="of:=IF(Op_mode=&quot;Boost&quot;; [.C6]+[.E6]+[.G6]+[.I6]+[.K6]+[.M6]+20*LOG(Vout_LP/Ioutmax/2*gm_PS*eff*Vin_LP/Vout_LP*gm_EA*10000000*1.129/Vout_max)+[.Q6]+[.S6]+[.U6]+[.Y6]; [.E6]+[.G6]+[.I6]+[.K6]+[.M6]+20*LOG(Vout_LP/Ioutmax*gm_PS*gm_EA*10000000*1.129/Vout_max)+[.Q6]+[.S6]+[.U6]+[.Y6])" office:value-type="float" office:value="1.52334179209348" calcext:value-type="float">
            <text:p>1.5233</text:p>
          </table:table-cell>
          <table:table-cell table:formula="of:=IF(Op_mode=&quot;Boost&quot;; [.D6]+[.F6]+[.H6]+[.J6]+180+[.L6]+[.N6]+[.R6]+[.T6]+[.V6]+[.X6]+[.Z6]; [.F6]+[.H6]+[.J6]+180+[.L6]+[.N6]+[.R6]+[.T6]+[.V6]+[.Z6])" office:value-type="float" office:value="113.931326687342" calcext:value-type="float">
            <text:p>113.9313</text:p>
          </table:table-cell>
          <table:table-cell table:formula="of:=[.AA6]+[.O6]" office:value-type="float" office:value="1.51877743085702" calcext:value-type="float">
            <text:p>1.5188</text:p>
          </table:table-cell>
          <table:table-cell table:formula="of:=[.AB6]+[.P6]" office:value-type="float" office:value="112.074025039926" calcext:value-type="float">
            <text:p>112.0740</text:p>
          </table:table-cell>
          <table:table-cell/>
          <table:table-cell office:value-type="string" calcext:value-type="string">
            <text:p>Vm</text:p>
          </table:table-cell>
          <table:table-cell table:formula="of:=0.1*MIN(Vin; Vout)" office:value-type="float" office:value="0.01" calcext:value-type="float">
            <text:p>0.01</text:p>
          </table:table-cell>
          <table:table-cell office:value-type="string" calcext:value-type="string">
            <text:p>V</text:p>
          </table:table-cell>
          <table:table-cell table:number-columns-repeated="16350"/>
        </table:table-row>
        <table:table-row table:style-name="ro6">
          <table:table-cell office:value-type="float" office:value="1.4" calcext:value-type="float">
            <text:p>1.4</text:p>
          </table:table-cell>
          <table:table-cell table:formula="of:=10*10^[.A7]" office:value-type="float" office:value="251.188643150958" calcext:value-type="float">
            <text:p>251</text:p>
          </table:table-cell>
          <table:table-cell table:formula="of:=20*LOG(SQRT(([.B7]/fzRHP)^2+1))" office:value-type="float" office:value="0.00431675056052964" calcext:value-type="float">
            <text:p>0.0043</text:p>
          </table:table-cell>
          <table:table-cell table:formula="of:=-180/PI()*ATAN([.B7]/fzRHP)" office:value-type="float" office:value="-1.80622970471692" calcext:value-type="float">
            <text:p>-1.8062</text:p>
          </table:table-cell>
          <table:table-cell table:formula="of:=20*LOG(1/SQRT(([.B7]/fp)^2+1))" office:value-type="float" office:value="-1.9962160507421" calcext:value-type="float">
            <text:p>-1.9962</text:p>
          </table:table-cell>
          <table:table-cell table:formula="of:=-180/PI()*ATAN([.B7]/fp)" office:value-type="float" office:value="-37.3754916373428" calcext:value-type="float">
            <text:p>-37.3755</text:p>
          </table:table-cell>
          <table:table-cell table:formula="of:=20*LOG(SQRT(([.B7]/fz_ESR)^2+1))" office:value-type="float" office:value="0.000381678638097485" calcext:value-type="float">
            <text:p>0.0004</text:p>
          </table:table-cell>
          <table:table-cell table:formula="of:=180/PI()*ATAN([.B7]/fz_ESR)" office:value-type="float" office:value="0.537126059127433" calcext:value-type="float">
            <text:p>0.5371</text:p>
          </table:table-cell>
          <table:table-cell table:formula="of:=20*LOG(1/SQRT(([.B7]/(1/2/PI()/ESR/(Cout_c*Cout_e/(Cout_c+Cout_e))))^2+1))" office:value-type="float" office:value="-0.00000315450637888556" calcext:value-type="float">
            <text:p>0.0000</text:p>
          </table:table-cell>
          <table:table-cell table:formula="of:=-180/PI()*ATAN([.B7]/(1/2/PI()/(ESR)/(Cout_c*Cout_e/(Cout_c+Cout_e))))" office:value-type="float" office:value="-0.0488310604056991" calcext:value-type="float">
            <text:p>-0.0488</text:p>
          </table:table-cell>
          <table:table-cell table:formula="of:=20*LOG(1/SQRT(([.B7]/(1/2/PI()/10000000/(Ccomp+Cp+0.000000000003)))^2+1))" office:value-type="float" office:value="-64.1528719159573" calcext:value-type="float">
            <text:p>-64.1529</text:p>
          </table:table-cell>
          <table:table-cell table:formula="of:=-180/PI()*ATAN([.B7]/(1/2/PI()/10000000/(Ccomp+Cp+0.000000000003)))" office:value-type="float" office:value="-89.9644795004918" calcext:value-type="float">
            <text:p>-89.9645</text:p>
          </table:table-cell>
          <table:table-cell table:formula="of:=20*LOG(SQRT(([.B7]/fz_comp)^2+1))" office:value-type="float" office:value="6.61521586586185" calcext:value-type="float">
            <text:p>6.6152</text:p>
          </table:table-cell>
          <table:table-cell table:formula="of:=180/PI()*ATAN([.B7]/fz_comp)" office:value-type="float" office:value="62.1656757096731" calcext:value-type="float">
            <text:p>62.1657</text:p>
          </table:table-cell>
          <table:table-cell table:formula="of:=20*LOG(1/SQRT(([.B7]/fp_comp2)^2+1))" office:value-type="float" office:value="-0.00723180331642528" calcext:value-type="float">
            <text:p>-0.0072</text:p>
          </table:table-cell>
          <table:table-cell table:formula="of:=-180/PI()*ATAN([.B7]/fp_comp2)" office:value-type="float" office:value="-2.3377254943232" calcext:value-type="float">
            <text:p>-2.3377</text:p>
          </table:table-cell>
          <table:table-cell table:formula="of:=20*LOG(1/SQRT(([.B7]/(1/2/PI()/400000/0.0000000000055))^2+1))" office:value-type="float" office:value="-0.0000523584512485049" calcext:value-type="float">
            <text:p>-0.0001</text:p>
          </table:table-cell>
          <table:table-cell table:formula="of:=-180/PI()*ATAN([.B7]/(1/2/PI()/400000/0.0000000000055))" office:value-type="float" office:value="-0.198940605898725" calcext:value-type="float">
            <text:p>-0.1989</text:p>
          </table:table-cell>
          <table:table-cell table:formula="of:=20*LOG(SQRT((2*PI()*R_ca*C_ca*[.B7])^2+1))" office:value-type="float" office:value="0.000423907908453223" calcext:value-type="float">
            <text:p>0.0004</text:p>
          </table:table-cell>
          <table:table-cell table:formula="of:=180/PI()*ATAN(2*PI()*R_ca*C_ca*[.B7])" office:value-type="float" office:value="0.566060308371281" calcext:value-type="float">
            <text:p>0.5661</text:p>
          </table:table-cell>
          <table:table-cell table:formula="of:=20*LOG(1/SQRT((2*PI()*[.B7]*R_ca*C_ca)^2+(1-(2*PI()*[.B7])^2*C_ca/gm_ca/(IF(Op_mode=&quot;Boost&quot;; Vout_LP; Vin_LP)/V_m/L)*gm_PS)^2))" office:value-type="float" office:value="-0.000421892299656557" calcext:value-type="float">
            <text:p>-0.0004</text:p>
          </table:table-cell>
          <table:table-cell table:formula="of:=IF(-180/PI()*ATAN((2*PI()*[.B7]*R_ca*C_ca)/(1-(2*PI()*[.B7])^2*C_ca/gm_ca/(IF(Op_mode=&quot;Boost&quot;; Vout_LP; Vin_LP)/V_m/L)*gm_PS))&gt;0; -180/PI()*ATAN((2*PI()*[.B7]*R_ca*C_ca)/(1-(2*PI()*[.B7])^2*C_ca/gm_ca/(IF(Op_mode=&quot;Boost&quot;; Vout_LP; Vin_LP)/V_m/L)*gm_PS))-180; -180/PI()*ATAN((2*PI()*[.B7]*R_ca*C_ca)/(1-(2*PI()*[.B7])^2*C_ca/gm_ca/(IF(Op_mode=&quot;Boost&quot;; Vout_LP; Vin_LP)/V_m/L)*gm_PS)))" office:value-type="float" office:value="-0.566060439733" calcext:value-type="float">
            <text:p>-0.5661</text:p>
          </table:table-cell>
          <table:table-cell office:value-type="float" office:value="0" calcext:value-type="float">
            <text:p>0.0000</text:p>
          </table:table-cell>
          <table:table-cell table:formula="of:=IF([.B7]&lt;fsw; -180*[.B7]*1/2/fsw; -90)" office:value-type="float" office:value="-0.0460427248138212" calcext:value-type="float">
            <text:p>-0.0460</text:p>
          </table:table-cell>
          <table:table-cell table:formula="of:=20*LOG(1/SQRT(([.B7]/(1/2/PI()/30000/0.000000000005))^2+1))" office:value-type="float" office:value="-0.000000243403352454303" calcext:value-type="float">
            <text:p>0.0000</text:p>
          </table:table-cell>
          <table:table-cell table:formula="of:=-180/PI()*ATAN([.B7]/(1/2/PI()/30000/0.000000000005))" office:value-type="float" office:value="-0.013564186476747" calcext:value-type="float">
            <text:p>-0.0136</text:p>
          </table:table-cell>
          <table:table-cell table:formula="of:=IF(Op_mode=&quot;Boost&quot;; [.C7]+[.E7]+[.G7]+[.I7]+[.K7]+[.M7]+20*LOG(Vout_LP/Ioutmax/2*gm_PS*eff*Vin_LP/Vout_LP*gm_EA*10000000*1.129/Vout_max)+[.Q7]+[.S7]+[.U7]+[.Y7]; [.E7]+[.G7]+[.I7]+[.K7]+[.M7]+20*LOG(Vout_LP/Ioutmax*gm_PS*gm_EA*10000000*1.129/Vout_max)+[.Q7]+[.S7]+[.U7]+[.Y7])" office:value-type="float" office:value="0.369030322987045" calcext:value-type="float">
            <text:p>0.3690</text:p>
          </table:table-cell>
          <table:table-cell table:formula="of:=IF(Op_mode=&quot;Boost&quot;; [.D7]+[.F7]+[.H7]+[.J7]+180+[.L7]+[.N7]+[.R7]+[.T7]+[.V7]+[.X7]+[.Z7]; [.F7]+[.H7]+[.J7]+180+[.L7]+[.N7]+[.R7]+[.T7]+[.V7]+[.Z7])" office:value-type="float" office:value="113.249222217292" calcext:value-type="float">
            <text:p>113.2492</text:p>
          </table:table-cell>
          <table:table-cell table:formula="of:=[.AA7]+[.O7]" office:value-type="float" office:value="0.36179851967062" calcext:value-type="float">
            <text:p>0.3618</text:p>
          </table:table-cell>
          <table:table-cell table:formula="of:=[.AB7]+[.P7]" office:value-type="float" office:value="110.911496722969" calcext:value-type="float">
            <text:p>110.9115</text:p>
          </table:table-cell>
          <table:table-cell table:number-columns-repeated="16354"/>
        </table:table-row>
        <table:table-row table:style-name="ro6">
          <table:table-cell office:value-type="float" office:value="1.5" calcext:value-type="float">
            <text:p>1.5</text:p>
          </table:table-cell>
          <table:table-cell table:formula="of:=10*10^[.A8]" office:value-type="float" office:value="316.227766016838" calcext:value-type="float">
            <text:p>316</text:p>
          </table:table-cell>
          <table:table-cell table:formula="of:=20*LOG(SQRT(([.B8]/fzRHP)^2+1))" office:value-type="float" office:value="0.0068396012739918" calcext:value-type="float">
            <text:p>0.0068</text:p>
          </table:table-cell>
          <table:table-cell table:formula="of:=-180/PI()*ATAN([.B8]/fzRHP)" office:value-type="float" office:value="-2.27346813162028" calcext:value-type="float">
            <text:p>-2.2735</text:p>
          </table:table-cell>
          <table:table-cell table:formula="of:=20*LOG(1/SQRT(([.B8]/fp)^2+1))" office:value-type="float" office:value="-2.84386877911928" calcext:value-type="float">
            <text:p>-2.8439</text:p>
          </table:table-cell>
          <table:table-cell table:formula="of:=-180/PI()*ATAN([.B8]/fp)" office:value-type="float" office:value="-43.8805578038298" calcext:value-type="float">
            <text:p>-43.8806</text:p>
          </table:table-cell>
          <table:table-cell table:formula="of:=20*LOG(SQRT(([.B8]/fz_ESR)^2+1))" office:value-type="float" office:value="0.000604904328810736" calcext:value-type="float">
            <text:p>0.0006</text:p>
          </table:table-cell>
          <table:table-cell table:formula="of:=180/PI()*ATAN([.B8]/fz_ESR)" office:value-type="float" office:value="0.676190059594817" calcext:value-type="float">
            <text:p>0.6762</text:p>
          </table:table-cell>
          <table:table-cell table:formula="of:=20*LOG(1/SQRT(([.B8]/(1/2/PI()/ESR/(Cout_c*Cout_e/(Cout_c+Cout_e))))^2+1))" office:value-type="float" office:value="-0.00000499955462216484" calcext:value-type="float">
            <text:p>0.0000</text:p>
          </table:table-cell>
          <table:table-cell table:formula="of:=-180/PI()*ATAN([.B8]/(1/2/PI()/(ESR)/(Cout_c*Cout_e/(Cout_c+Cout_e))))" office:value-type="float" office:value="-0.061474654123998" calcext:value-type="float">
            <text:p>-0.0615</text:p>
          </table:table-cell>
          <table:table-cell table:formula="of:=20*LOG(1/SQRT(([.B8]/(1/2/PI()/10000000/(Ccomp+Cp+0.000000000003)))^2+1))" office:value-type="float" office:value="-66.1528712999673" calcext:value-type="float">
            <text:p>-66.1529</text:p>
          </table:table-cell>
          <table:table-cell table:formula="of:=-180/PI()*ATAN([.B8]/(1/2/PI()/10000000/(Ccomp+Cp+0.000000000003)))" office:value-type="float" office:value="-89.9717850629951" calcext:value-type="float">
            <text:p>-89.9718</text:p>
          </table:table-cell>
          <table:table-cell table:formula="of:=20*LOG(SQRT(([.B8]/fz_comp)^2+1))" office:value-type="float" office:value="8.25094404037749" calcext:value-type="float">
            <text:p>8.2509</text:p>
          </table:table-cell>
          <table:table-cell table:formula="of:=180/PI()*ATAN([.B8]/fz_comp)" office:value-type="float" office:value="67.2463309639652" calcext:value-type="float">
            <text:p>67.2463</text:p>
          </table:table-cell>
          <table:table-cell table:formula="of:=20*LOG(1/SQRT(([.B8]/fp_comp2)^2+1))" office:value-type="float" office:value="-0.011456061000818" calcext:value-type="float">
            <text:p>-0.0115</text:p>
          </table:table-cell>
          <table:table-cell table:formula="of:=-180/PI()*ATAN([.B8]/fp_comp2)" office:value-type="float" office:value="-2.94206771397973" calcext:value-type="float">
            <text:p>-2.9421</text:p>
          </table:table-cell>
          <table:table-cell table:formula="of:=20*LOG(1/SQRT(([.B8]/(1/2/PI()/400000/0.0000000000055))^2+1))" office:value-type="float" office:value="-0.0000829822603803644" calcext:value-type="float">
            <text:p>-0.0001</text:p>
          </table:table-cell>
          <table:table-cell table:formula="of:=-180/PI()*ATAN([.B8]/(1/2/PI()/400000/0.0000000000055))" office:value-type="float" office:value="-0.250450795526087" calcext:value-type="float">
            <text:p>-0.2505</text:p>
          </table:table-cell>
          <table:table-cell table:formula="of:=20*LOG(SQRT((2*PI()*R_ca*C_ca*[.B8])^2+1))" office:value-type="float" office:value="0.000671829581604829" calcext:value-type="float">
            <text:p>0.0007</text:p>
          </table:table-cell>
          <table:table-cell table:formula="of:=180/PI()*ATAN(2*PI()*R_ca*C_ca*[.B8])" office:value-type="float" office:value="0.712614146344704" calcext:value-type="float">
            <text:p>0.7126</text:p>
          </table:table-cell>
          <table:table-cell table:formula="of:=20*LOG(1/SQRT((2*PI()*[.B8]*R_ca*C_ca)^2+(1-(2*PI()*[.B8])^2*C_ca/gm_ca/(IF(Op_mode=&quot;Boost&quot;; Vout_LP; Vin_LP)/V_m/L)*gm_PS)^2))" office:value-type="float" office:value="-0.000668635239086155" calcext:value-type="float">
            <text:p>-0.0007</text:p>
          </table:table-cell>
          <table:table-cell table:formula="of:=IF(-180/PI()*ATAN((2*PI()*[.B8]*R_ca*C_ca)/(1-(2*PI()*[.B8])^2*C_ca/gm_ca/(IF(Op_mode=&quot;Boost&quot;; Vout_LP; Vin_LP)/V_m/L)*gm_PS))&gt;0; -180/PI()*ATAN((2*PI()*[.B8]*R_ca*C_ca)/(1-(2*PI()*[.B8])^2*C_ca/gm_ca/(IF(Op_mode=&quot;Boost&quot;; Vout_LP; Vin_LP)/V_m/L)*gm_PS))-180; -180/PI()*ATAN((2*PI()*[.B8]*R_ca*C_ca)/(1-(2*PI()*[.B8])^2*C_ca/gm_ca/(IF(Op_mode=&quot;Boost&quot;; Vout_LP; Vin_LP)/V_m/L)*gm_PS)))" office:value-type="float" office:value="-0.712614408430865" calcext:value-type="float">
            <text:p>-0.7126</text:p>
          </table:table-cell>
          <table:table-cell office:value-type="float" office:value="0" calcext:value-type="float">
            <text:p>0.0000</text:p>
          </table:table-cell>
          <table:table-cell table:formula="of:=IF([.B8]&lt;fsw; -180*[.B8]*1/2/fsw; -90)" office:value-type="float" office:value="-0.0579643562963654" calcext:value-type="float">
            <text:p>-0.0580</text:p>
          </table:table-cell>
          <table:table-cell table:formula="of:=20*LOG(1/SQRT(([.B8]/(1/2/PI()/30000/0.000000000005))^2+1))" office:value-type="float" office:value="-0.000000385768308874911" calcext:value-type="float">
            <text:p>0.0000</text:p>
          </table:table-cell>
          <table:table-cell table:formula="of:=-180/PI()*ATAN([.B8]/(1/2/PI()/30000/0.000000000005))" office:value-type="float" office:value="-0.0170762988593003" calcext:value-type="float">
            <text:p>-0.0171</text:p>
          </table:table-cell>
          <table:table-cell table:formula="of:=IF(Op_mode=&quot;Boost&quot;; [.C8]+[.E8]+[.G8]+[.I8]+[.K8]+[.M8]+20*LOG(Vout_LP/Ioutmax/2*gm_PS*eff*Vin_LP/Vout_LP*gm_EA*10000000*1.129/Vout_max)+[.Q8]+[.S8]+[.U8]+[.Y8]; [.E8]+[.G8]+[.I8]+[.K8]+[.M8]+20*LOG(Vout_LP/Ioutmax*gm_PS*gm_EA*10000000*1.129/Vout_max)+[.Q8]+[.S8]+[.U8]+[.Y8])" office:value-type="float" office:value="-0.840178970968927" calcext:value-type="float">
            <text:p>-0.8402</text:p>
          </table:table-cell>
          <table:table-cell table:formula="of:=IF(Op_mode=&quot;Boost&quot;; [.D8]+[.F8]+[.H8]+[.J8]+180+[.L8]+[.N8]+[.R8]+[.T8]+[.V8]+[.X8]+[.Z8]; [.F8]+[.H8]+[.J8]+180+[.L8]+[.N8]+[.R8]+[.T8]+[.V8]+[.Z8])" office:value-type="float" office:value="111.409743658223" calcext:value-type="float">
            <text:p>111.4097</text:p>
          </table:table-cell>
          <table:table-cell table:formula="of:=[.AA8]+[.O8]" office:value-type="float" office:value="-0.851635031969745" calcext:value-type="float">
            <text:p>-0.8516</text:p>
          </table:table-cell>
          <table:table-cell table:formula="of:=[.AB8]+[.P8]" office:value-type="float" office:value="108.467675944243" calcext:value-type="float">
            <text:p>108.4677</text:p>
          </table:table-cell>
          <table:table-cell table:number-columns-repeated="16354"/>
        </table:table-row>
        <table:table-row table:style-name="ro6">
          <table:table-cell office:value-type="float" office:value="1.6" calcext:value-type="float">
            <text:p>1.6</text:p>
          </table:table-cell>
          <table:table-cell table:formula="of:=10*10^[.A9]" office:value-type="float" office:value="398.107170553497" calcext:value-type="float">
            <text:p>398</text:p>
          </table:table-cell>
          <table:table-cell table:formula="of:=20*LOG(SQRT(([.B9]/fzRHP)^2+1))" office:value-type="float" office:value="0.01083505061215" calcext:value-type="float">
            <text:p>0.0108</text:p>
          </table:table-cell>
          <table:table-cell table:formula="of:=-180/PI()*ATAN([.B9]/fzRHP)" office:value-type="float" office:value="-2.86124899458707" calcext:value-type="float">
            <text:p>-2.8612</text:p>
          </table:table-cell>
          <table:table-cell table:formula="of:=20*LOG(1/SQRT(([.B9]/fp)^2+1))" office:value-type="float" office:value="-3.91943428574938" calcext:value-type="float">
            <text:p>-3.9194</text:p>
          </table:table-cell>
          <table:table-cell table:formula="of:=-180/PI()*ATAN([.B9]/fp)" office:value-type="float" office:value="-50.4436353613252" calcext:value-type="float">
            <text:p>-50.4436</text:p>
          </table:table-cell>
          <table:table-cell table:formula="of:=20*LOG(SQRT(([.B9]/fz_ESR)^2+1))" office:value-type="float" office:value="0.000958669705440986" calcext:value-type="float">
            <text:p>0.0010</text:p>
          </table:table-cell>
          <table:table-cell table:formula="of:=180/PI()*ATAN([.B9]/fz_ESR)" office:value-type="float" office:value="0.851249734802855" calcext:value-type="float">
            <text:p>0.8512</text:p>
          </table:table-cell>
          <table:table-cell table:formula="of:=20*LOG(1/SQRT(([.B9]/(1/2/PI()/ESR/(Cout_c*Cout_e/(Cout_c+Cout_e))))^2+1))" office:value-type="float" office:value="-0.00000792375742043308" calcext:value-type="float">
            <text:p>0.0000</text:p>
          </table:table-cell>
          <table:table-cell table:formula="of:=-180/PI()*ATAN([.B9]/(1/2/PI()/(ESR)/(Cout_c*Cout_e/(Cout_c+Cout_e))))" office:value-type="float" office:value="-0.0773919868880288" calcext:value-type="float">
            <text:p>-0.0774</text:p>
          </table:table-cell>
          <table:table-cell table:formula="of:=20*LOG(1/SQRT(([.B9]/(1/2/PI()/10000000/(Ccomp+Cp+0.000000000003)))^2+1))" office:value-type="float" office:value="-68.1528709113037" calcext:value-type="float">
            <text:p>-68.1529</text:p>
          </table:table-cell>
          <table:table-cell table:formula="of:=-180/PI()*ATAN([.B9]/(1/2/PI()/10000000/(Ccomp+Cp+0.000000000003)))" office:value-type="float" office:value="-89.9775880782275" calcext:value-type="float">
            <text:p>-89.9776</text:p>
          </table:table-cell>
          <table:table-cell table:formula="of:=20*LOG(SQRT(([.B9]/fz_comp)^2+1))" office:value-type="float" office:value="10.0043177127321" calcext:value-type="float">
            <text:p>10.0043</text:p>
          </table:table-cell>
          <table:table-cell table:formula="of:=180/PI()*ATAN([.B9]/fz_comp)" office:value-type="float" office:value="71.574542371909" calcext:value-type="float">
            <text:p>71.5745</text:p>
          </table:table-cell>
          <table:table-cell table:formula="of:=20*LOG(1/SQRT(([.B9]/fp_comp2)^2+1))" office:value-type="float" office:value="-0.0181426531566564" calcext:value-type="float">
            <text:p>-0.0181</text:p>
          </table:table-cell>
          <table:table-cell table:formula="of:=-180/PI()*ATAN([.B9]/fp_comp2)" office:value-type="float" office:value="-3.70194256500192" calcext:value-type="float">
            <text:p>-3.7019</text:p>
          </table:table-cell>
          <table:table-cell table:formula="of:=20*LOG(1/SQRT(([.B9]/(1/2/PI()/400000/0.0000000000055))^2+1))" office:value-type="float" office:value="-0.00013151728467446" calcext:value-type="float">
            <text:p>-0.0001</text:p>
          </table:table-cell>
          <table:table-cell table:formula="of:=-180/PI()*ATAN([.B9]/(1/2/PI()/400000/0.0000000000055))" office:value-type="float" office:value="-0.315297696338576" calcext:value-type="float">
            <text:p>-0.3153</text:p>
          </table:table-cell>
          <table:table-cell table:formula="of:=20*LOG(SQRT((2*PI()*R_ca*C_ca*[.B9])^2+1))" office:value-type="float" office:value="0.00106472996534021" calcext:value-type="float">
            <text:p>0.0011</text:p>
          </table:table-cell>
          <table:table-cell table:formula="of:=180/PI()*ATAN(2*PI()*R_ca*C_ca*[.B9])" office:value-type="float" office:value="0.89710100333404" calcext:value-type="float">
            <text:p>0.8971</text:p>
          </table:table-cell>
          <table:table-cell table:formula="of:=20*LOG(1/SQRT((2*PI()*[.B9]*R_ca*C_ca)^2+(1-(2*PI()*[.B9])^2*C_ca/gm_ca/(IF(Op_mode=&quot;Boost&quot;; Vout_LP; Vin_LP)/V_m/L)*gm_PS)^2))" office:value-type="float" office:value="-0.00105966773107708" calcext:value-type="float">
            <text:p>-0.0011</text:p>
          </table:table-cell>
          <table:table-cell table:formula="of:=IF(-180/PI()*ATAN((2*PI()*[.B9]*R_ca*C_ca)/(1-(2*PI()*[.B9])^2*C_ca/gm_ca/(IF(Op_mode=&quot;Boost&quot;; Vout_LP; Vin_LP)/V_m/L)*gm_PS))&gt;0; -180/PI()*ATAN((2*PI()*[.B9]*R_ca*C_ca)/(1-(2*PI()*[.B9])^2*C_ca/gm_ca/(IF(Op_mode=&quot;Boost&quot;; Vout_LP; Vin_LP)/V_m/L)*gm_PS))-180; -180/PI()*ATAN((2*PI()*[.B9]*R_ca*C_ca)/(1-(2*PI()*[.B9])^2*C_ca/gm_ca/(IF(Op_mode=&quot;Boost&quot;; Vout_LP; Vin_LP)/V_m/L)*gm_PS)))" office:value-type="float" office:value="-0.897101526217486" calcext:value-type="float">
            <text:p>-0.8971</text:p>
          </table:table-cell>
          <table:table-cell office:value-type="float" office:value="0" calcext:value-type="float">
            <text:p>0.0000</text:p>
          </table:table-cell>
          <table:table-cell table:formula="of:=IF([.B9]&lt;fsw; -180*[.B9]*1/2/fsw; -90)" office:value-type="float" office:value="-0.0729728011197856" calcext:value-type="float">
            <text:p>-0.0730</text:p>
          </table:table-cell>
          <table:table-cell table:formula="of:=20*LOG(1/SQRT(([.B9]/(1/2/PI()/30000/0.000000000005))^2+1))" office:value-type="float" office:value="-0.00000061140154962447" calcext:value-type="float">
            <text:p>0.0000</text:p>
          </table:table-cell>
          <table:table-cell table:formula="of:=-180/PI()*ATAN([.B9]/(1/2/PI()/30000/0.000000000005))" office:value-type="float" office:value="-0.0214977862010664" calcext:value-type="float">
            <text:p>-0.0215</text:p>
          </table:table-cell>
          <table:table-cell table:formula="of:=IF(Op_mode=&quot;Boost&quot;; [.C9]+[.E9]+[.G9]+[.I9]+[.K9]+[.M9]+20*LOG(Vout_LP/Ioutmax/2*gm_PS*eff*Vin_LP/Vout_LP*gm_EA*10000000*1.129/Vout_max)+[.Q9]+[.S9]+[.U9]+[.Y9]; [.E9]+[.G9]+[.I9]+[.K9]+[.M9]+20*LOG(Vout_LP/Ioutmax*gm_PS*gm_EA*10000000*1.129/Vout_max)+[.Q9]+[.S9]+[.U9]+[.Y9])" office:value-type="float" office:value="-2.15807101883461" calcext:value-type="float">
            <text:p>-2.1581</text:p>
          </table:table-cell>
          <table:table-cell table:formula="of:=IF(Op_mode=&quot;Boost&quot;; [.D9]+[.F9]+[.H9]+[.J9]+180+[.L9]+[.N9]+[.R9]+[.T9]+[.V9]+[.X9]+[.Z9]; [.F9]+[.H9]+[.J9]+180+[.L9]+[.N9]+[.R9]+[.T9]+[.V9]+[.Z9])" office:value-type="float" office:value="108.656158879141" calcext:value-type="float">
            <text:p>108.6562</text:p>
          </table:table-cell>
          <table:table-cell table:formula="of:=[.AA9]+[.O9]" office:value-type="float" office:value="-2.17621367199126" calcext:value-type="float">
            <text:p>-2.1762</text:p>
          </table:table-cell>
          <table:table-cell table:formula="of:=[.AB9]+[.P9]" office:value-type="float" office:value="104.954216314139" calcext:value-type="float">
            <text:p>104.9542</text:p>
          </table:table-cell>
          <table:table-cell table:number-columns-repeated="16354"/>
        </table:table-row>
        <table:table-row table:style-name="ro6">
          <table:table-cell office:value-type="float" office:value="1.7" calcext:value-type="float">
            <text:p>1.7</text:p>
          </table:table-cell>
          <table:table-cell table:formula="of:=10*10^[.A10]" office:value-type="float" office:value="501.187233627272" calcext:value-type="float">
            <text:p>501</text:p>
          </table:table-cell>
          <table:table-cell table:formula="of:=20*LOG(SQRT(([.B10]/fzRHP)^2+1))" office:value-type="float" office:value="0.0171598912975677" calcext:value-type="float">
            <text:p>0.0172</text:p>
          </table:table-cell>
          <table:table-cell table:formula="of:=-180/PI()*ATAN([.B10]/fzRHP)" office:value-type="float" office:value="-3.60035010503516" calcext:value-type="float">
            <text:p>-3.6004</text:p>
          </table:table-cell>
          <table:table-cell table:formula="of:=20*LOG(1/SQRT(([.B10]/fp)^2+1))" office:value-type="float" office:value="-5.21531215256157" calcext:value-type="float">
            <text:p>-5.2153</text:p>
          </table:table-cell>
          <table:table-cell table:formula="of:=-180/PI()*ATAN([.B10]/fp)" office:value-type="float" office:value="-56.7308333350103" calcext:value-type="float">
            <text:p>-56.7308</text:p>
          </table:table-cell>
          <table:table-cell table:formula="of:=20*LOG(SQRT(([.B10]/fz_ESR)^2+1))" office:value-type="float" office:value="0.00151929102115369" calcext:value-type="float">
            <text:p>0.0015</text:p>
          </table:table-cell>
          <table:table-cell table:formula="of:=180/PI()*ATAN([.B10]/fz_ESR)" office:value-type="float" office:value="1.07161380941373" calcext:value-type="float">
            <text:p>1.0716</text:p>
          </table:table-cell>
          <table:table-cell table:formula="of:=20*LOG(1/SQRT(([.B10]/(1/2/PI()/ESR/(Cout_c*Cout_e/(Cout_c+Cout_e))))^2+1))" office:value-type="float" office:value="-0.0000125583024931139" calcext:value-type="float">
            <text:p>0.0000</text:p>
          </table:table-cell>
          <table:table-cell table:formula="of:=-180/PI()*ATAN([.B10]/(1/2/PI()/(ESR)/(Cout_c*Cout_e/(Cout_c+Cout_e))))" office:value-type="float" office:value="-0.097430704305051" calcext:value-type="float">
            <text:p>-0.0974</text:p>
          </table:table-cell>
          <table:table-cell table:formula="of:=20*LOG(1/SQRT(([.B10]/(1/2/PI()/10000000/(Ccomp+Cp+0.000000000003)))^2+1))" office:value-type="float" office:value="-70.1528706660736" calcext:value-type="float">
            <text:p>-70.1529</text:p>
          </table:table-cell>
          <table:table-cell table:formula="of:=-180/PI()*ATAN([.B10]/(1/2/PI()/10000000/(Ccomp+Cp+0.000000000003)))" office:value-type="float" office:value="-89.9821975774066" calcext:value-type="float">
            <text:p>-89.9822</text:p>
          </table:table-cell>
          <table:table-cell table:formula="of:=20*LOG(SQRT(([.B10]/fz_comp)^2+1))" office:value-type="float" office:value="11.8411776688502" calcext:value-type="float">
            <text:p>11.8412</text:p>
          </table:table-cell>
          <table:table-cell table:formula="of:=180/PI()*ATAN([.B10]/fz_comp)" office:value-type="float" office:value="75.1775893886453" calcext:value-type="float">
            <text:p>75.1776</text:p>
          </table:table-cell>
          <table:table-cell table:formula="of:=20*LOG(1/SQRT(([.B10]/fp_comp2)^2+1))" office:value-type="float" office:value="-0.0287191444425442" calcext:value-type="float">
            <text:p>-0.0287</text:p>
          </table:table-cell>
          <table:table-cell table:formula="of:=-180/PI()*ATAN([.B10]/fp_comp2)" office:value-type="float" office:value="-4.65668512833415" calcext:value-type="float">
            <text:p>-4.6567</text:p>
          </table:table-cell>
          <table:table-cell table:formula="of:=20*LOG(1/SQRT(([.B10]/(1/2/PI()/400000/0.0000000000055))^2+1))" office:value-type="float" office:value="-0.000208439003229627" calcext:value-type="float">
            <text:p>-0.0002</text:p>
          </table:table-cell>
          <table:table-cell table:formula="of:=-180/PI()*ATAN([.B10]/(1/2/PI()/400000/0.0000000000055))" office:value-type="float" office:value="-0.396933938699517" calcext:value-type="float">
            <text:p>-0.3969</text:p>
          </table:table-cell>
          <table:table-cell table:formula="of:=20*LOG(SQRT((2*PI()*R_ca*C_ca*[.B10])^2+1))" office:value-type="float" office:value="0.00168736230762738" calcext:value-type="float">
            <text:p>0.0017</text:p>
          </table:table-cell>
          <table:table-cell table:formula="of:=180/PI()*ATAN(2*PI()*R_ca*C_ca*[.B10])" office:value-type="float" office:value="1.12932927718452" calcext:value-type="float">
            <text:p>1.1293</text:p>
          </table:table-cell>
          <table:table-cell table:formula="of:=20*LOG(1/SQRT((2*PI()*[.B10]*R_ca*C_ca)^2+(1-(2*PI()*[.B10])^2*C_ca/gm_ca/(IF(Op_mode=&quot;Boost&quot;; Vout_LP; Vin_LP)/V_m/L)*gm_PS)^2))" office:value-type="float" office:value="-0.00167934035580082" calcext:value-type="float">
            <text:p>-0.0017</text:p>
          </table:table-cell>
          <table:table-cell table:formula="of:=IF(-180/PI()*ATAN((2*PI()*[.B10]*R_ca*C_ca)/(1-(2*PI()*[.B10])^2*C_ca/gm_ca/(IF(Op_mode=&quot;Boost&quot;; Vout_LP; Vin_LP)/V_m/L)*gm_PS))&gt;0; -180/PI()*ATAN((2*PI()*[.B10]*R_ca*C_ca)/(1-(2*PI()*[.B10])^2*C_ca/gm_ca/(IF(Op_mode=&quot;Boost&quot;; Vout_LP; Vin_LP)/V_m/L)*gm_PS))-180; -180/PI()*ATAN((2*PI()*[.B10]*R_ca*C_ca)/(1-(2*PI()*[.B10])^2*C_ca/gm_ca/(IF(Op_mode=&quot;Boost&quot;; Vout_LP; Vin_LP)/V_m/L)*gm_PS)))" office:value-type="float" office:value="-1.12933032032495" calcext:value-type="float">
            <text:p>-1.1293</text:p>
          </table:table-cell>
          <table:table-cell office:value-type="float" office:value="0" calcext:value-type="float">
            <text:p>0.0000</text:p>
          </table:table-cell>
          <table:table-cell table:formula="of:=IF([.B10]&lt;fsw; -180*[.B10]*1/2/fsw; -90)" office:value-type="float" office:value="-0.0918673136995" calcext:value-type="float">
            <text:p>-0.0919</text:p>
          </table:table-cell>
          <table:table-cell table:formula="of:=20*LOG(1/SQRT(([.B10]/(1/2/PI()/30000/0.000000000005))^2+1))" office:value-type="float" office:value="-0.00000096900611538725" calcext:value-type="float">
            <text:p>0.0000</text:p>
          </table:table-cell>
          <table:table-cell table:formula="of:=-180/PI()*ATAN([.B10]/(1/2/PI()/30000/0.000000000005))" office:value-type="float" office:value="-0.0270641086030075" calcext:value-type="float">
            <text:p>-0.0271</text:p>
          </table:table-cell>
          <table:table-cell table:formula="of:=IF(Op_mode=&quot;Boost&quot;; [.C10]+[.E10]+[.G10]+[.I10]+[.K10]+[.M10]+20*LOG(Vout_LP/Ioutmax/2*gm_PS*eff*Vin_LP/Vout_LP*gm_EA*10000000*1.129/Vout_max)+[.Q10]+[.S10]+[.U10]+[.Y10]; [.E10]+[.G10]+[.I10]+[.K10]+[.M10]+20*LOG(Vout_LP/Ioutmax*gm_PS*gm_EA*10000000*1.129/Vout_max)+[.Q10]+[.S10]+[.U10]+[.Y10])" office:value-type="float" office:value="-3.6102821764481" calcext:value-type="float">
            <text:p>-3.6103</text:p>
          </table:table-cell>
          <table:table-cell table:formula="of:=IF(Op_mode=&quot;Boost&quot;; [.D10]+[.F10]+[.H10]+[.J10]+180+[.L10]+[.N10]+[.R10]+[.T10]+[.V10]+[.X10]+[.Z10]; [.F10]+[.H10]+[.J10]+180+[.L10]+[.N10]+[.R10]+[.T10]+[.V10]+[.Z10])" office:value-type="float" office:value="105.322525072159" calcext:value-type="float">
            <text:p>105.3225</text:p>
          </table:table-cell>
          <table:table-cell table:formula="of:=[.AA10]+[.O10]" office:value-type="float" office:value="-3.63900132089065" calcext:value-type="float">
            <text:p>-3.6390</text:p>
          </table:table-cell>
          <table:table-cell table:formula="of:=[.AB10]+[.P10]" office:value-type="float" office:value="100.665839943825" calcext:value-type="float">
            <text:p>100.6658</text:p>
          </table:table-cell>
          <table:table-cell table:number-columns-repeated="16354"/>
        </table:table-row>
        <table:table-row table:style-name="ro6">
          <table:table-cell office:value-type="float" office:value="1.8" calcext:value-type="float">
            <text:p>1.8</text:p>
          </table:table-cell>
          <table:table-cell table:formula="of:=10*10^[.A11]" office:value-type="float" office:value="630.957344480193" calcext:value-type="float">
            <text:p>631</text:p>
          </table:table-cell>
          <table:table-cell table:formula="of:=20*LOG(SQRT(([.B11]/fzRHP)^2+1))" office:value-type="float" office:value="0.0271652582813869" calcext:value-type="float">
            <text:p>0.0272</text:p>
          </table:table-cell>
          <table:table-cell table:formula="of:=-180/PI()*ATAN([.B11]/fzRHP)" office:value-type="float" office:value="-4.52909046363714" calcext:value-type="float">
            <text:p>-4.5291</text:p>
          </table:table-cell>
          <table:table-cell table:formula="of:=20*LOG(1/SQRT(([.B11]/fp)^2+1))" office:value-type="float" office:value="-6.70405202918381" calcext:value-type="float">
            <text:p>-6.7041</text:p>
          </table:table-cell>
          <table:table-cell table:formula="of:=-180/PI()*ATAN([.B11]/fp)" office:value-type="float" office:value="-62.4730767749661" calcext:value-type="float">
            <text:p>-62.4731</text:p>
          </table:table-cell>
          <table:table-cell table:formula="of:=20*LOG(SQRT(([.B11]/fz_ESR)^2+1))" office:value-type="float" office:value="0.00240766771385368" calcext:value-type="float">
            <text:p>0.0024</text:p>
          </table:table-cell>
          <table:table-cell table:formula="of:=180/PI()*ATAN([.B11]/fz_ESR)" office:value-type="float" office:value="1.34898986616406" calcext:value-type="float">
            <text:p>1.3490</text:p>
          </table:table-cell>
          <table:table-cell table:formula="of:=20*LOG(1/SQRT(([.B11]/(1/2/PI()/ESR/(Cout_c*Cout_e/(Cout_c+Cout_e))))^2+1))" office:value-type="float" office:value="-0.0000199035512997746" calcext:value-type="float">
            <text:p>0.0000</text:p>
          </table:table-cell>
          <table:table-cell table:formula="of:=-180/PI()*ATAN([.B11]/(1/2/PI()/(ESR)/(Cout_c*Cout_e/(Cout_c+Cout_e))))" office:value-type="float" office:value="-0.122657920387884" calcext:value-type="float">
            <text:p>-0.1227</text:p>
          </table:table-cell>
          <table:table-cell table:formula="of:=20*LOG(1/SQRT(([.B11]/(1/2/PI()/10000000/(Ccomp+Cp+0.000000000003)))^2+1))" office:value-type="float" office:value="-72.1528705113439" calcext:value-type="float">
            <text:p>-72.1529</text:p>
          </table:table-cell>
          <table:table-cell table:formula="of:=-180/PI()*ATAN([.B11]/(1/2/PI()/10000000/(Ccomp+Cp+0.000000000003)))" office:value-type="float" office:value="-89.9858590329196" calcext:value-type="float">
            <text:p>-89.9859</text:p>
          </table:table-cell>
          <table:table-cell table:formula="of:=20*LOG(SQRT(([.B11]/fz_comp)^2+1))" office:value-type="float" office:value="13.7349980218985" calcext:value-type="float">
            <text:p>13.7350</text:p>
          </table:table-cell>
          <table:table-cell table:formula="of:=180/PI()*ATAN([.B11]/fz_comp)" office:value-type="float" office:value="78.1290822019088" calcext:value-type="float">
            <text:p>78.1291</text:p>
          </table:table-cell>
          <table:table-cell table:formula="of:=20*LOG(1/SQRT(([.B11]/fp_comp2)^2+1))" office:value-type="float" office:value="-0.0454291705901096" calcext:value-type="float">
            <text:p>-0.0454</text:p>
          </table:table-cell>
          <table:table-cell table:formula="of:=-180/PI()*ATAN([.B11]/fp_comp2)" office:value-type="float" office:value="-5.8548967186907" calcext:value-type="float">
            <text:p>-5.8549</text:p>
          </table:table-cell>
          <table:table-cell table:formula="of:=20*LOG(1/SQRT(([.B11]/(1/2/PI()/400000/0.0000000000055))^2+1))" office:value-type="float" office:value="-0.000330348920600422" calcext:value-type="float">
            <text:p>-0.0003</text:p>
          </table:table-cell>
          <table:table-cell table:formula="of:=-180/PI()*ATAN([.B11]/(1/2/PI()/400000/0.0000000000055))" office:value-type="float" office:value="-0.499705546461031" calcext:value-type="float">
            <text:p>-0.4997</text:p>
          </table:table-cell>
          <table:table-cell table:formula="of:=20*LOG(SQRT((2*PI()*R_ca*C_ca*[.B11])^2+1))" office:value-type="float" office:value="0.00267398525615003" calcext:value-type="float">
            <text:p>0.0027</text:p>
          </table:table-cell>
          <table:table-cell table:formula="of:=180/PI()*ATAN(2*PI()*R_ca*C_ca*[.B11])" office:value-type="float" office:value="1.42163365926008" calcext:value-type="float">
            <text:p>1.4216</text:p>
          </table:table-cell>
          <table:table-cell table:formula="of:=20*LOG(1/SQRT((2*PI()*[.B11]*R_ca*C_ca)^2+(1-(2*PI()*[.B11])^2*C_ca/gm_ca/(IF(Op_mode=&quot;Boost&quot;; Vout_LP; Vin_LP)/V_m/L)*gm_PS)^2))" office:value-type="float" office:value="-0.00266127420388443" calcext:value-type="float">
            <text:p>-0.0027</text:p>
          </table:table-cell>
          <table:table-cell table:formula="of:=IF(-180/PI()*ATAN((2*PI()*[.B11]*R_ca*C_ca)/(1-(2*PI()*[.B11])^2*C_ca/gm_ca/(IF(Op_mode=&quot;Boost&quot;; Vout_LP; Vin_LP)/V_m/L)*gm_PS))&gt;0; -180/PI()*ATAN((2*PI()*[.B11]*R_ca*C_ca)/(1-(2*PI()*[.B11])^2*C_ca/gm_ca/(IF(Op_mode=&quot;Boost&quot;; Vout_LP; Vin_LP)/V_m/L)*gm_PS))-180; -180/PI()*ATAN((2*PI()*[.B11]*R_ca*C_ca)/(1-(2*PI()*[.B11])^2*C_ca/gm_ca/(IF(Op_mode=&quot;Boost&quot;; Vout_LP; Vin_LP)/V_m/L)*gm_PS)))" office:value-type="float" office:value="-1.42163574012721" calcext:value-type="float">
            <text:p>-1.4216</text:p>
          </table:table-cell>
          <table:table-cell office:value-type="float" office:value="0" calcext:value-type="float">
            <text:p>0.0000</text:p>
          </table:table-cell>
          <table:table-cell table:formula="of:=IF([.B11]&lt;fsw; -180*[.B11]*1/2/fsw; -90)" office:value-type="float" office:value="-0.115654095729567" calcext:value-type="float">
            <text:p>-0.1157</text:p>
          </table:table-cell>
          <table:table-cell table:formula="of:=20*LOG(1/SQRT(([.B11]/(1/2/PI()/30000/0.000000000005))^2+1))" office:value-type="float" office:value="-0.00000153577109455548" calcext:value-type="float">
            <text:p>0.0000</text:p>
          </table:table-cell>
          <table:table-cell table:formula="of:=-180/PI()*ATAN([.B11]/(1/2/PI()/30000/0.000000000005))" office:value-type="float" office:value="-0.0340716925857366" calcext:value-type="float">
            <text:p>-0.0341</text:p>
          </table:table-cell>
          <table:table-cell table:formula="of:=IF(Op_mode=&quot;Boost&quot;; [.C11]+[.E11]+[.G11]+[.I11]+[.K11]+[.M11]+20*LOG(Vout_LP/Ioutmax/2*gm_PS*eff*Vin_LP/Vout_LP*gm_EA*10000000*1.129/Vout_max)+[.Q11]+[.S11]+[.U11]+[.Y11]; [.E11]+[.G11]+[.I11]+[.K11]+[.M11]+20*LOG(Vout_LP/Ioutmax*gm_PS*gm_EA*10000000*1.129/Vout_max)+[.Q11]+[.S11]+[.U11]+[.Y11])" office:value-type="float" office:value="-5.19443293444654" calcext:value-type="float">
            <text:p>-5.1944</text:p>
          </table:table-cell>
          <table:table-cell table:formula="of:=IF(Op_mode=&quot;Boost&quot;; [.D11]+[.F11]+[.H11]+[.J11]+180+[.L11]+[.N11]+[.R11]+[.T11]+[.V11]+[.X11]+[.Z11]; [.F11]+[.H11]+[.J11]+180+[.L11]+[.N11]+[.R11]+[.T11]+[.V11]+[.Z11])" office:value-type="float" office:value="101.717954460519" calcext:value-type="float">
            <text:p>101.7180</text:p>
          </table:table-cell>
          <table:table-cell table:formula="of:=[.AA11]+[.O11]" office:value-type="float" office:value="-5.23986210503665" calcext:value-type="float">
            <text:p>-5.2399</text:p>
          </table:table-cell>
          <table:table-cell table:formula="of:=[.AB11]+[.P11]" office:value-type="float" office:value="95.863057741828" calcext:value-type="float">
            <text:p>95.8631</text:p>
          </table:table-cell>
          <table:table-cell table:number-columns-repeated="16354"/>
        </table:table-row>
        <table:table-row table:style-name="ro6">
          <table:table-cell office:value-type="float" office:value="1.9" calcext:value-type="float">
            <text:p>1.9</text:p>
          </table:table-cell>
          <table:table-cell table:formula="of:=10*10^[.A12]" office:value-type="float" office:value="794.328234724281" calcext:value-type="float">
            <text:p>794</text:p>
          </table:table-cell>
          <table:table-cell table:formula="of:=20*LOG(SQRT(([.B12]/fzRHP)^2+1))" office:value-type="float" office:value="0.0429756304044775" calcext:value-type="float">
            <text:p>0.0430</text:p>
          </table:table-cell>
          <table:table-cell table:formula="of:=-180/PI()*ATAN([.B12]/fzRHP)" office:value-type="float" office:value="-5.69486476736637" calcext:value-type="float">
            <text:p>-5.6949</text:p>
          </table:table-cell>
          <table:table-cell table:formula="of:=20*LOG(1/SQRT(([.B12]/fp)^2+1))" office:value-type="float" office:value="-8.34746714060339" calcext:value-type="float">
            <text:p>-8.3475</text:p>
          </table:table-cell>
          <table:table-cell table:formula="of:=-180/PI()*ATAN([.B12]/fp)" office:value-type="float" office:value="-67.5116373308163" calcext:value-type="float">
            <text:p>-67.5116</text:p>
          </table:table-cell>
          <table:table-cell table:formula="of:=20*LOG(SQRT(([.B12]/fz_ESR)^2+1))" office:value-type="float" office:value="0.003815277752625" calcext:value-type="float">
            <text:p>0.0038</text:p>
          </table:table-cell>
          <table:table-cell table:formula="of:=180/PI()*ATAN([.B12]/fz_ESR)" office:value-type="float" office:value="1.69809413652807" calcext:value-type="float">
            <text:p>1.6981</text:p>
          </table:table-cell>
          <table:table-cell table:formula="of:=20*LOG(1/SQRT(([.B12]/(1/2/PI()/ESR/(Cout_c*Cout_e/(Cout_c+Cout_e))))^2+1))" office:value-type="float" office:value="-0.0000315449606805213" calcext:value-type="float">
            <text:p>0.0000</text:p>
          </table:table-cell>
          <table:table-cell table:formula="of:=-180/PI()*ATAN([.B12]/(1/2/PI()/(ESR)/(Cout_c*Cout_e/(Cout_c+Cout_e))))" office:value-type="float" office:value="-0.154417034960614" calcext:value-type="float">
            <text:p>-0.1544</text:p>
          </table:table-cell>
          <table:table-cell table:formula="of:=20*LOG(1/SQRT(([.B12]/(1/2/PI()/10000000/(Ccomp+Cp+0.000000000003)))^2+1))" office:value-type="float" office:value="-74.152870413716" calcext:value-type="float">
            <text:p>-74.1529</text:p>
          </table:table-cell>
          <table:table-cell table:formula="of:=-180/PI()*ATAN([.B12]/(1/2/PI()/10000000/(Ccomp+Cp+0.000000000003)))" office:value-type="float" office:value="-89.9887674304976" calcext:value-type="float">
            <text:p>-89.9888</text:p>
          </table:table-cell>
          <table:table-cell table:formula="of:=20*LOG(SQRT(([.B12]/fz_comp)^2+1))" office:value-type="float" office:value="15.6666423785549" calcext:value-type="float">
            <text:p>15.6666</text:p>
          </table:table-cell>
          <table:table-cell table:formula="of:=180/PI()*ATAN([.B12]/fz_comp)" office:value-type="float" office:value="80.5207592307986" calcext:value-type="float">
            <text:p>80.5208</text:p>
          </table:table-cell>
          <table:table-cell table:formula="of:=20*LOG(1/SQRT(([.B12]/fp_comp2)^2+1))" office:value-type="float" office:value="-0.0717817784401094" calcext:value-type="float">
            <text:p>-0.0718</text:p>
          </table:table-cell>
          <table:table-cell table:formula="of:=-180/PI()*ATAN([.B12]/fp_comp2)" office:value-type="float" office:value="-7.35595795443948" calcext:value-type="float">
            <text:p>-7.3560</text:p>
          </table:table-cell>
          <table:table-cell table:formula="of:=20*LOG(1/SQRT(([.B12]/(1/2/PI()/400000/0.0000000000055))^2+1))" office:value-type="float" office:value="-0.000523556109200283" calcext:value-type="float">
            <text:p>-0.0005</text:p>
          </table:table-cell>
          <table:table-cell table:formula="of:=-180/PI()*ATAN([.B12]/(1/2/PI()/400000/0.0000000000055))" office:value-type="float" office:value="-0.629082681870086" calcext:value-type="float">
            <text:p>-0.6291</text:p>
          </table:table-cell>
          <table:table-cell table:formula="of:=20*LOG(SQRT((2*PI()*R_ca*C_ca*[.B12])^2+1))" office:value-type="float" office:value="0.00423721827094628" calcext:value-type="float">
            <text:p>0.0042</text:p>
          </table:table-cell>
          <table:table-cell table:formula="of:=180/PI()*ATAN(2*PI()*R_ca*C_ca*[.B12])" office:value-type="float" office:value="1.78951599351782" calcext:value-type="float">
            <text:p>1.7895</text:p>
          </table:table-cell>
          <table:table-cell table:formula="of:=20*LOG(1/SQRT((2*PI()*[.B12]*R_ca*C_ca)^2+(1-(2*PI()*[.B12])^2*C_ca/gm_ca/(IF(Op_mode=&quot;Boost&quot;; Vout_LP; Vin_LP)/V_m/L)*gm_PS)^2))" office:value-type="float" office:value="-0.00421707985222429" calcext:value-type="float">
            <text:p>-0.0042</text:p>
          </table:table-cell>
          <table:table-cell table:formula="of:=IF(-180/PI()*ATAN((2*PI()*[.B12]*R_ca*C_ca)/(1-(2*PI()*[.B12])^2*C_ca/gm_ca/(IF(Op_mode=&quot;Boost&quot;; Vout_LP; Vin_LP)/V_m/L)*gm_PS))&gt;0; -180/PI()*ATAN((2*PI()*[.B12]*R_ca*C_ca)/(1-(2*PI()*[.B12])^2*C_ca/gm_ca/(IF(Op_mode=&quot;Boost&quot;; Vout_LP; Vin_LP)/V_m/L)*gm_PS))-180; -180/PI()*ATAN((2*PI()*[.B12]*R_ca*C_ca)/(1-(2*PI()*[.B12])^2*C_ca/gm_ca/(IF(Op_mode=&quot;Boost&quot;; Vout_LP; Vin_LP)/V_m/L)*gm_PS)))" office:value-type="float" office:value="-1.78952014390294" calcext:value-type="float">
            <text:p>-1.7895</text:p>
          </table:table-cell>
          <table:table-cell office:value-type="float" office:value="0" calcext:value-type="float">
            <text:p>0.0000</text:p>
          </table:table-cell>
          <table:table-cell table:formula="of:=IF([.B12]&lt;fsw; -180*[.B12]*1/2/fsw; -90)" office:value-type="float" office:value="-0.145599880092027" calcext:value-type="float">
            <text:p>-0.1456</text:p>
          </table:table-cell>
          <table:table-cell table:formula="of:=20*LOG(1/SQRT(([.B12]/(1/2/PI()/30000/0.000000000005))^2+1))" office:value-type="float" office:value="-0.00000243403290283394" calcext:value-type="float">
            <text:p>0.0000</text:p>
          </table:table-cell>
          <table:table-cell table:formula="of:=-180/PI()*ATAN([.B12]/(1/2/PI()/30000/0.000000000005))" office:value-type="float" office:value="-0.0428937166617519" calcext:value-type="float">
            <text:p>-0.0429</text:p>
          </table:table-cell>
          <table:table-cell table:formula="of:=IF(Op_mode=&quot;Boost&quot;; [.C12]+[.E12]+[.G12]+[.I12]+[.K12]+[.M12]+20*LOG(Vout_LP/Ioutmax/2*gm_PS*eff*Vin_LP/Vout_LP*gm_EA*10000000*1.129/Vout_max)+[.Q12]+[.S12]+[.U12]+[.Y12]; [.E12]+[.G12]+[.I12]+[.K12]+[.M12]+20*LOG(Vout_LP/Ioutmax*gm_PS*gm_EA*10000000*1.129/Vout_max)+[.Q12]+[.S12]+[.U12]+[.Y12])" office:value-type="float" office:value="-6.8891839289133" calcext:value-type="float">
            <text:p>-6.8892</text:p>
          </table:table-cell>
          <table:table-cell table:formula="of:=IF(Op_mode=&quot;Boost&quot;; [.D12]+[.F12]+[.H12]+[.J12]+180+[.L12]+[.N12]+[.R12]+[.T12]+[.V12]+[.X12]+[.Z12]; [.F12]+[.H12]+[.J12]+180+[.L12]+[.N12]+[.R12]+[.T12]+[.V12]+[.Z12])" office:value-type="float" office:value="98.0515863746768" calcext:value-type="float">
            <text:p>98.0516</text:p>
          </table:table-cell>
          <table:table-cell table:formula="of:=[.AA12]+[.O12]" office:value-type="float" office:value="-6.96096570735341" calcext:value-type="float">
            <text:p>-6.9610</text:p>
          </table:table-cell>
          <table:table-cell table:formula="of:=[.AB12]+[.P12]" office:value-type="float" office:value="90.6956284202374" calcext:value-type="float">
            <text:p>90.6956</text:p>
          </table:table-cell>
          <table:table-cell table:number-columns-repeated="16354"/>
        </table:table-row>
        <table:table-row table:style-name="ro6">
          <table:table-cell office:value-type="float" office:value="2" calcext:value-type="float">
            <text:p>2</text:p>
          </table:table-cell>
          <table:table-cell table:style-name="ce157" table:formula="of:=10*10^[.A13]" office:value-type="float" office:value="1000" calcext:value-type="float">
            <text:p>1,000</text:p>
          </table:table-cell>
          <table:table-cell table:formula="of:=20*LOG(SQRT(([.B13]/fzRHP)^2+1))" office:value-type="float" office:value="0.0679160751732314" calcext:value-type="float">
            <text:p>0.0679</text:p>
          </table:table-cell>
          <table:table-cell table:formula="of:=-180/PI()*ATAN([.B13]/fzRHP)" office:value-type="float" office:value="-7.15567574768352" calcext:value-type="float">
            <text:p>-7.1557</text:p>
          </table:table-cell>
          <table:table-cell table:formula="of:=20*LOG(1/SQRT(([.B13]/fp)^2+1))" office:value-type="float" office:value="-10.1064149815924" calcext:value-type="float">
            <text:p>-10.1064</text:p>
          </table:table-cell>
          <table:table-cell table:formula="of:=-180/PI()*ATAN([.B13]/fp)" office:value-type="float" office:value="-71.7974531872092" calcext:value-type="float">
            <text:p>-71.7975</text:p>
          </table:table-cell>
          <table:table-cell table:formula="of:=20*LOG(SQRT(([.B13]/fz_ESR)^2+1))" office:value-type="float" office:value="0.00604525521202279" calcext:value-type="float">
            <text:p>0.0060</text:p>
          </table:table-cell>
          <table:table-cell table:formula="of:=180/PI()*ATAN([.B13]/fz_ESR)" office:value-type="float" office:value="2.13740794086815" calcext:value-type="float">
            <text:p>2.1374</text:p>
          </table:table-cell>
          <table:table-cell table:formula="of:=20*LOG(1/SQRT(([.B13]/(1/2/PI()/ESR/(Cout_c*Cout_e/(Cout_c+Cout_e))))^2+1))" office:value-type="float" office:value="-0.0000499952872398315" calcext:value-type="float">
            <text:p>0.0000</text:p>
          </table:table-cell>
          <table:table-cell table:formula="of:=-180/PI()*ATAN([.B13]/(1/2/PI()/(ESR)/(Cout_c*Cout_e/(Cout_c+Cout_e))))" office:value-type="float" office:value="-0.194399254033607" calcext:value-type="float">
            <text:p>-0.1944</text:p>
          </table:table-cell>
          <table:table-cell table:formula="of:=20*LOG(1/SQRT(([.B13]/(1/2/PI()/10000000/(Ccomp+Cp+0.000000000003)))^2+1))" office:value-type="float" office:value="-76.152870352117" calcext:value-type="float">
            <text:p>-76.1529</text:p>
          </table:table-cell>
          <table:table-cell table:formula="of:=-180/PI()*ATAN([.B13]/(1/2/PI()/10000000/(Ccomp+Cp+0.000000000003)))" office:value-type="float" office:value="-89.9910776528535" calcext:value-type="float">
            <text:p>-89.9911</text:p>
          </table:table-cell>
          <table:table-cell table:formula="of:=20*LOG(SQRT(([.B13]/fz_comp)^2+1))" office:value-type="float" office:value="17.6229526551783" calcext:value-type="float">
            <text:p>17.6230</text:p>
          </table:table-cell>
          <table:table-cell table:formula="of:=180/PI()*ATAN([.B13]/fz_comp)" office:value-type="float" office:value="82.4450040007801" calcext:value-type="float">
            <text:p>82.4450</text:p>
          </table:table-cell>
          <table:table-cell table:formula="of:=20*LOG(1/SQRT(([.B13]/fp_comp2)^2+1))" office:value-type="float" office:value="-0.113223035891551" calcext:value-type="float">
            <text:p>-0.1132</text:p>
          </table:table-cell>
          <table:table-cell table:formula="of:=-180/PI()*ATAN([.B13]/fp_comp2)" office:value-type="float" office:value="-9.23111033712397" calcext:value-type="float">
            <text:p>-9.2311</text:p>
          </table:table-cell>
          <table:table-cell table:formula="of:=20*LOG(1/SQRT(([.B13]/(1/2/PI()/400000/0.0000000000055))^2+1))" office:value-type="float" office:value="-0.000829751261660513" calcext:value-type="float">
            <text:p>-0.0008</text:p>
          </table:table-cell>
          <table:table-cell table:formula="of:=-180/PI()*ATAN([.B13]/(1/2/PI()/400000/0.0000000000055))" office:value-type="float" office:value="-0.791949561839495" calcext:value-type="float">
            <text:p>-0.7919</text:p>
          </table:table-cell>
          <table:table-cell table:formula="of:=20*LOG(SQRT((2*PI()*R_ca*C_ca*[.B13])^2+1))" office:value-type="float" office:value="0.00671362361830117" calcext:value-type="float">
            <text:p>0.0067</text:p>
          </table:table-cell>
          <table:table-cell table:formula="of:=180/PI()*ATAN(2*PI()*R_ca*C_ca*[.B13])" office:value-type="float" office:value="2.25243892276077" calcext:value-type="float">
            <text:p>2.2524</text:p>
          </table:table-cell>
          <table:table-cell table:formula="of:=20*LOG(1/SQRT((2*PI()*[.B13]*R_ca*C_ca)^2+(1-(2*PI()*[.B13])^2*C_ca/gm_ca/(IF(Op_mode=&quot;Boost&quot;; Vout_LP; Vin_LP)/V_m/L)*gm_PS)^2))" office:value-type="float" office:value="-0.00668172454847233" calcext:value-type="float">
            <text:p>-0.0067</text:p>
          </table:table-cell>
          <table:table-cell table:formula="of:=IF(-180/PI()*ATAN((2*PI()*[.B13]*R_ca*C_ca)/(1-(2*PI()*[.B13])^2*C_ca/gm_ca/(IF(Op_mode=&quot;Boost&quot;; Vout_LP; Vin_LP)/V_m/L)*gm_PS))&gt;0; -180/PI()*ATAN((2*PI()*[.B13]*R_ca*C_ca)/(1-(2*PI()*[.B13])^2*C_ca/gm_ca/(IF(Op_mode=&quot;Boost&quot;; Vout_LP; Vin_LP)/V_m/L)*gm_PS))-180; -180/PI()*ATAN((2*PI()*[.B13]*R_ca*C_ca)/(1-(2*PI()*[.B13])^2*C_ca/gm_ca/(IF(Op_mode=&quot;Boost&quot;; Vout_LP; Vin_LP)/V_m/L)*gm_PS)))" office:value-type="float" office:value="-2.25244719915835" calcext:value-type="float">
            <text:p>-2.2524</text:p>
          </table:table-cell>
          <table:table-cell office:value-type="float" office:value="0" calcext:value-type="float">
            <text:p>0.0000</text:p>
          </table:table-cell>
          <table:table-cell table:formula="of:=IF([.B13]&lt;fsw; -180*[.B13]*1/2/fsw; -90)" office:value-type="float" office:value="-0.183299389002037" calcext:value-type="float">
            <text:p>-0.1833</text:p>
          </table:table-cell>
          <table:table-cell table:formula="of:=20*LOG(1/SQRT(([.B13]/(1/2/PI()/30000/0.000000000005))^2+1))" office:value-type="float" office:value="-0.00000385768154246394" calcext:value-type="float">
            <text:p>0.0000</text:p>
          </table:table-cell>
          <table:table-cell table:formula="of:=-180/PI()*ATAN([.B13]/(1/2/PI()/30000/0.000000000005))" office:value-type="float" office:value="-0.0539999840112494" calcext:value-type="float">
            <text:p>-0.0540</text:p>
          </table:table-cell>
          <table:table-cell table:formula="of:=IF(Op_mode=&quot;Boost&quot;; [.C13]+[.E13]+[.G13]+[.I13]+[.K13]+[.M13]+20*LOG(Vout_LP/Ioutmax/2*gm_PS*eff*Vin_LP/Vout_LP*gm_EA*10000000*1.129/Vout_max)+[.Q13]+[.S13]+[.U13]+[.Y13]; [.E13]+[.G13]+[.I13]+[.K13]+[.M13]+20*LOG(Vout_LP/Ioutmax*gm_PS*gm_EA*10000000*1.129/Vout_max)+[.Q13]+[.S13]+[.U13]+[.Y13])" office:value-type="float" office:value="-8.66496531792835" calcext:value-type="float">
            <text:p>-8.6650</text:p>
          </table:table-cell>
          <table:table-cell table:formula="of:=IF(Op_mode=&quot;Boost&quot;; [.D13]+[.F13]+[.H13]+[.J13]+180+[.L13]+[.N13]+[.R13]+[.T13]+[.V13]+[.X13]+[.Z13]; [.F13]+[.H13]+[.J13]+180+[.L13]+[.N13]+[.R13]+[.T13]+[.V13]+[.Z13])" office:value-type="float" office:value="94.4145488886181" calcext:value-type="float">
            <text:p>94.4145</text:p>
          </table:table-cell>
          <table:table-cell table:formula="of:=[.AA13]+[.O13]" office:value-type="float" office:value="-8.7781883538199" calcext:value-type="float">
            <text:p>-8.7782</text:p>
          </table:table-cell>
          <table:table-cell table:formula="of:=[.AB13]+[.P13]" office:value-type="float" office:value="85.1834385514941" calcext:value-type="float">
            <text:p>85.1834</text:p>
          </table:table-cell>
          <table:table-cell table:number-columns-repeated="16354"/>
        </table:table-row>
        <table:table-row table:style-name="ro6">
          <table:table-cell office:value-type="float" office:value="2.1" calcext:value-type="float">
            <text:p>2.1</text:p>
          </table:table-cell>
          <table:table-cell table:formula="of:=10*10^[.A14]" office:value-type="float" office:value="1258.92541179417" calcext:value-type="float">
            <text:p>1,259</text:p>
          </table:table-cell>
          <table:table-cell table:formula="of:=20*LOG(SQRT(([.B14]/fzRHP)^2+1))" office:value-type="float" office:value="0.107152953492035" calcext:value-type="float">
            <text:p>0.1072</text:p>
          </table:table-cell>
          <table:table-cell table:formula="of:=-180/PI()*ATAN([.B14]/fzRHP)" office:value-type="float" office:value="-8.98130083568217" calcext:value-type="float">
            <text:p>-8.9813</text:p>
          </table:table-cell>
          <table:table-cell table:formula="of:=20*LOG(1/SQRT(([.B14]/fp)^2+1))" office:value-type="float" office:value="-11.947135806158" calcext:value-type="float">
            <text:p>-11.9471</text:p>
          </table:table-cell>
          <table:table-cell table:formula="of:=-180/PI()*ATAN([.B14]/fp)" office:value-type="float" office:value="-75.3613497136214" calcext:value-type="float">
            <text:p>-75.3613</text:p>
          </table:table-cell>
          <table:table-cell table:formula="of:=20*LOG(SQRT(([.B14]/fz_ESR)^2+1))" office:value-type="float" office:value="0.00957718751283598" calcext:value-type="float">
            <text:p>0.0096</text:p>
          </table:table-cell>
          <table:table-cell table:formula="of:=180/PI()*ATAN([.B14]/fz_ESR)" office:value-type="float" office:value="2.69010764830868" calcext:value-type="float">
            <text:p>2.6901</text:p>
          </table:table-cell>
          <table:table-cell table:formula="of:=20*LOG(1/SQRT(([.B14]/(1/2/PI()/ESR/(Cout_c*Cout_e/(Cout_c+Cout_e))))^2+1))" office:value-type="float" office:value="-0.0000792369236449099" calcext:value-type="float">
            <text:p>-0.0001</text:p>
          </table:table-cell>
          <table:table-cell table:formula="of:=-180/PI()*ATAN([.B14]/(1/2/PI()/(ESR)/(Cout_c*Cout_e/(Cout_c+Cout_e))))" office:value-type="float" office:value="-0.244733611660166" calcext:value-type="float">
            <text:p>-0.2447</text:p>
          </table:table-cell>
          <table:table-cell table:formula="of:=20*LOG(1/SQRT(([.B14]/(1/2/PI()/10000000/(Ccomp+Cp+0.000000000003)))^2+1))" office:value-type="float" office:value="-78.1528703132506" calcext:value-type="float">
            <text:p>-78.1529</text:p>
          </table:table-cell>
          <table:table-cell table:formula="of:=-180/PI()*ATAN([.B14]/(1/2/PI()/10000000/(Ccomp+Cp+0.000000000003)))" office:value-type="float" office:value="-89.9929127277204" calcext:value-type="float">
            <text:p>-89.9929</text:p>
          </table:table-cell>
          <table:table-cell table:formula="of:=20*LOG(SQRT(([.B14]/fz_comp)^2+1))" office:value-type="float" office:value="19.5951584293028" calcext:value-type="float">
            <text:p>19.5952</text:p>
          </table:table-cell>
          <table:table-cell table:formula="of:=180/PI()*ATAN([.B14]/fz_comp)" office:value-type="float" office:value="83.9860131929491" calcext:value-type="float">
            <text:p>83.9860</text:p>
          </table:table-cell>
          <table:table-cell table:formula="of:=20*LOG(1/SQRT(([.B14]/fp_comp2)^2+1))" office:value-type="float" office:value="-0.178103574121392" calcext:value-type="float">
            <text:p>-0.1781</text:p>
          </table:table-cell>
          <table:table-cell table:formula="of:=-180/PI()*ATAN([.B14]/fp_comp2)" office:value-type="float" office:value="-11.5632946928625" calcext:value-type="float">
            <text:p>-11.5633</text:p>
          </table:table-cell>
          <table:table-cell table:formula="of:=20*LOG(1/SQRT(([.B14]/(1/2/PI()/400000/0.0000000000055))^2+1))" office:value-type="float" office:value="-0.00131499365805962" calcext:value-type="float">
            <text:p>-0.0013</text:p>
          </table:table-cell>
          <table:table-cell table:formula="of:=-180/PI()*ATAN([.B14]/(1/2/PI()/400000/0.0000000000055))" office:value-type="float" office:value="-0.996968295526747" calcext:value-type="float">
            <text:p>-0.9970</text:p>
          </table:table-cell>
          <table:table-cell table:formula="of:=20*LOG(SQRT((2*PI()*R_ca*C_ca*[.B14])^2+1))" office:value-type="float" office:value="0.0106355713962484" calcext:value-type="float">
            <text:p>0.0106</text:p>
          </table:table-cell>
          <table:table-cell table:formula="of:=180/PI()*ATAN(2*PI()*R_ca*C_ca*[.B14])" office:value-type="float" office:value="2.83479890969761" calcext:value-type="float">
            <text:p>2.8348</text:p>
          </table:table-cell>
          <table:table-cell table:formula="of:=20*LOG(1/SQRT((2*PI()*[.B14]*R_ca*C_ca)^2+(1-(2*PI()*[.B14])^2*C_ca/gm_ca/(IF(Op_mode=&quot;Boost&quot;; Vout_LP; Vin_LP)/V_m/L)*gm_PS)^2))" office:value-type="float" office:value="-0.0105850603588774" calcext:value-type="float">
            <text:p>-0.0106</text:p>
          </table:table-cell>
          <table:table-cell table:formula="of:=IF(-180/PI()*ATAN((2*PI()*[.B14]*R_ca*C_ca)/(1-(2*PI()*[.B14])^2*C_ca/gm_ca/(IF(Op_mode=&quot;Boost&quot;; Vout_LP; Vin_LP)/V_m/L)*gm_PS))&gt;0; -180/PI()*ATAN((2*PI()*[.B14]*R_ca*C_ca)/(1-(2*PI()*[.B14])^2*C_ca/gm_ca/(IF(Op_mode=&quot;Boost&quot;; Vout_LP; Vin_LP)/V_m/L)*gm_PS))-180; -180/PI()*ATAN((2*PI()*[.B14]*R_ca*C_ca)/(1-(2*PI()*[.B14])^2*C_ca/gm_ca/(IF(Op_mode=&quot;Boost&quot;; Vout_LP; Vin_LP)/V_m/L)*gm_PS)))" office:value-type="float" office:value="-2.83481540841111" calcext:value-type="float">
            <text:p>-2.8348</text:p>
          </table:table-cell>
          <table:table-cell office:value-type="float" office:value="0" calcext:value-type="float">
            <text:p>0.0000</text:p>
          </table:table-cell>
          <table:table-cell table:formula="of:=IF([.B14]&lt;fsw; -180*[.B14]*1/2/fsw; -90)" office:value-type="float" office:value="-0.230760258781009" calcext:value-type="float">
            <text:p>-0.2308</text:p>
          </table:table-cell>
          <table:table-cell table:formula="of:=20*LOG(1/SQRT(([.B14]/(1/2/PI()/30000/0.000000000005))^2+1))" office:value-type="float" office:value="-0.00000611401162860506" calcext:value-type="float">
            <text:p>0.0000</text:p>
          </table:table-cell>
          <table:table-cell table:formula="of:=-180/PI()*ATAN([.B14]/(1/2/PI()/30000/0.000000000005))" office:value-type="float" office:value="-0.0679819403351434" calcext:value-type="float">
            <text:p>-0.0680</text:p>
          </table:table-cell>
          <table:table-cell table:formula="of:=IF(Op_mode=&quot;Boost&quot;; [.C14]+[.E14]+[.G14]+[.I14]+[.K14]+[.M14]+20*LOG(Vout_LP/Ioutmax/2*gm_PS*eff*Vin_LP/Vout_LP*gm_EA*10000000*1.129/Vout_max)+[.Q14]+[.S14]+[.U14]+[.Y14]; [.E14]+[.G14]+[.I14]+[.K14]+[.M14]+20*LOG(Vout_LP/Ioutmax*gm_PS*gm_EA*10000000*1.129/Vout_max)+[.Q14]+[.S14]+[.U14]+[.Y14])" office:value-type="float" office:value="-10.4912096472787" calcext:value-type="float">
            <text:p>-10.4912</text:p>
          </table:table-cell>
          <table:table-cell table:formula="of:=IF(Op_mode=&quot;Boost&quot;; [.D14]+[.F14]+[.H14]+[.J14]+180+[.L14]+[.N14]+[.R14]+[.T14]+[.V14]+[.X14]+[.Z14]; [.F14]+[.H14]+[.J14]+180+[.L14]+[.N14]+[.R14]+[.T14]+[.V14]+[.Z14])" office:value-type="float" office:value="90.8000969592173" calcext:value-type="float">
            <text:p>90.8001</text:p>
          </table:table-cell>
          <table:table-cell table:formula="of:=[.AA14]+[.O14]" office:value-type="float" office:value="-10.6693132214001" calcext:value-type="float">
            <text:p>-10.6693</text:p>
          </table:table-cell>
          <table:table-cell table:formula="of:=[.AB14]+[.P14]" office:value-type="float" office:value="79.2368022663548" calcext:value-type="float">
            <text:p>79.2368</text:p>
          </table:table-cell>
          <table:table-cell table:number-columns-repeated="16354"/>
        </table:table-row>
        <table:table-row table:style-name="ro6">
          <table:table-cell office:value-type="float" office:value="2.2" calcext:value-type="float">
            <text:p>2.2</text:p>
          </table:table-cell>
          <table:table-cell table:formula="of:=10*10^[.A15]" office:value-type="float" office:value="1584.89319246111" calcext:value-type="float">
            <text:p>1,585</text:p>
          </table:table-cell>
          <table:table-cell table:formula="of:=20*LOG(SQRT(([.B15]/fzRHP)^2+1))" office:value-type="float" office:value="0.168622074049171" calcext:value-type="float">
            <text:p>0.1686</text:p>
          </table:table-cell>
          <table:table-cell table:formula="of:=-180/PI()*ATAN([.B15]/fzRHP)" office:value-type="float" office:value="-11.2533442851515" calcext:value-type="float">
            <text:p>-11.2533</text:p>
          </table:table-cell>
          <table:table-cell table:formula="of:=20*LOG(1/SQRT(([.B15]/fp)^2+1))" office:value-type="float" office:value="-13.84354612745" calcext:value-type="float">
            <text:p>-13.8435</text:p>
          </table:table-cell>
          <table:table-cell table:formula="of:=-180/PI()*ATAN([.B15]/fp)" office:value-type="float" office:value="-78.2786162068133" calcext:value-type="float">
            <text:p>-78.2786</text:p>
          </table:table-cell>
          <table:table-cell table:formula="of:=20*LOG(SQRT(([.B15]/fz_ESR)^2+1))" office:value-type="float" office:value="0.015169045881054" calcext:value-type="float">
            <text:p>0.0152</text:p>
          </table:table-cell>
          <table:table-cell table:formula="of:=180/PI()*ATAN([.B15]/fz_ESR)" office:value-type="float" office:value="3.38519112144991" calcext:value-type="float">
            <text:p>3.3852</text:p>
          </table:table-cell>
          <table:table-cell table:formula="of:=20*LOG(1/SQRT(([.B15]/(1/2/PI()/ESR/(Cout_c*Cout_e/(Cout_c+Cout_e))))^2+1))" office:value-type="float" office:value="-0.000125581390819207" calcext:value-type="float">
            <text:p>-0.0001</text:p>
          </table:table-cell>
          <table:table-cell table:formula="of:=-180/PI()*ATAN([.B15]/(1/2/PI()/(ESR)/(Cout_c*Cout_e/(Cout_c+Cout_e))))" office:value-type="float" office:value="-0.308100266899749" calcext:value-type="float">
            <text:p>-0.3081</text:p>
          </table:table-cell>
          <table:table-cell table:formula="of:=20*LOG(1/SQRT(([.B15]/(1/2/PI()/10000000/(Ccomp+Cp+0.000000000003)))^2+1))" office:value-type="float" office:value="-80.1528702887276" calcext:value-type="float">
            <text:p>-80.1529</text:p>
          </table:table-cell>
          <table:table-cell table:formula="of:=-180/PI()*ATAN([.B15]/(1/2/PI()/10000000/(Ccomp+Cp+0.000000000003)))" office:value-type="float" office:value="-89.9943703795106" calcext:value-type="float">
            <text:p>-89.9944</text:p>
          </table:table-cell>
          <table:table-cell table:formula="of:=20*LOG(SQRT(([.B15]/fz_comp)^2+1))" office:value-type="float" office:value="21.5775294899447" calcext:value-type="float">
            <text:p>21.5775</text:p>
          </table:table-cell>
          <table:table-cell table:formula="of:=180/PI()*ATAN([.B15]/fz_comp)" office:value-type="float" office:value="85.2164446004798" calcext:value-type="float">
            <text:p>85.2164</text:p>
          </table:table-cell>
          <table:table-cell table:formula="of:=20*LOG(1/SQRT(([.B15]/fp_comp2)^2+1))" office:value-type="float" office:value="-0.278987160307497" calcext:value-type="float">
            <text:p>-0.2790</text:p>
          </table:table-cell>
          <table:table-cell table:formula="of:=-180/PI()*ATAN([.B15]/fp_comp2)" office:value-type="float" office:value="-14.4442582153017" calcext:value-type="float">
            <text:p>-14.4443</text:p>
          </table:table-cell>
          <table:table-cell table:formula="of:=20*LOG(1/SQRT(([.B15]/(1/2/PI()/400000/0.0000000000055))^2+1))" office:value-type="float" office:value="-0.00208393998909512" calcext:value-type="float">
            <text:p>-0.0021</text:p>
          </table:table-cell>
          <table:table-cell table:formula="of:=-180/PI()*ATAN([.B15]/(1/2/PI()/400000/0.0000000000055))" office:value-type="float" office:value="-1.2550346452873" calcext:value-type="float">
            <text:p>-1.2550</text:p>
          </table:table-cell>
          <table:table-cell table:formula="of:=20*LOG(SQRT((2*PI()*R_ca*C_ca*[.B15])^2+1))" office:value-type="float" office:value="0.016844193916419" calcext:value-type="float">
            <text:p>0.0168</text:p>
          </table:table-cell>
          <table:table-cell table:formula="of:=180/PI()*ATAN(2*PI()*R_ca*C_ca*[.B15])" office:value-type="float" office:value="3.56709943463315" calcext:value-type="float">
            <text:p>3.5671</text:p>
          </table:table-cell>
          <table:table-cell table:formula="of:=20*LOG(1/SQRT((2*PI()*[.B15]*R_ca*C_ca)^2+(1-(2*PI()*[.B15])^2*C_ca/gm_ca/(IF(Op_mode=&quot;Boost&quot;; Vout_LP; Vin_LP)/V_m/L)*gm_PS)^2))" office:value-type="float" office:value="-0.0167642535459217" calcext:value-type="float">
            <text:p>-0.0168</text:p>
          </table:table-cell>
          <table:table-cell table:formula="of:=IF(-180/PI()*ATAN((2*PI()*[.B15]*R_ca*C_ca)/(1-(2*PI()*[.B15])^2*C_ca/gm_ca/(IF(Op_mode=&quot;Boost&quot;; Vout_LP; Vin_LP)/V_m/L)*gm_PS))&gt;0; -180/PI()*ATAN((2*PI()*[.B15]*R_ca*C_ca)/(1-(2*PI()*[.B15])^2*C_ca/gm_ca/(IF(Op_mode=&quot;Boost&quot;; Vout_LP; Vin_LP)/V_m/L)*gm_PS))-180; -180/PI()*ATAN((2*PI()*[.B15]*R_ca*C_ca)/(1-(2*PI()*[.B15])^2*C_ca/gm_ca/(IF(Op_mode=&quot;Boost&quot;; Vout_LP; Vin_LP)/V_m/L)*gm_PS)))" office:value-type="float" office:value="-3.56713230697842" calcext:value-type="float">
            <text:p>-3.5671</text:p>
          </table:table-cell>
          <table:table-cell office:value-type="float" office:value="0" calcext:value-type="float">
            <text:p>0.0000</text:p>
          </table:table-cell>
          <table:table-cell table:formula="of:=IF([.B15]&lt;fsw; -180*[.B15]*1/2/fsw; -90)" office:value-type="float" office:value="-0.290509953811609" calcext:value-type="float">
            <text:p>-0.2905</text:p>
          </table:table-cell>
          <table:table-cell table:formula="of:=20*LOG(1/SQRT(([.B15]/(1/2/PI()/30000/0.000000000005))^2+1))" office:value-type="float" office:value="-0.00000969005142051647" calcext:value-type="float">
            <text:p>0.0000</text:p>
          </table:table-cell>
          <table:table-cell table:formula="of:=-180/PI()*ATAN([.B15]/(1/2/PI()/30000/0.000000000005))" office:value-type="float" office:value="-0.0855841687405888" calcext:value-type="float">
            <text:p>-0.0856</text:p>
          </table:table-cell>
          <table:table-cell table:formula="of:=IF(Op_mode=&quot;Boost&quot;; [.C15]+[.E15]+[.G15]+[.I15]+[.K15]+[.M15]+20*LOG(Vout_LP/Ioutmax/2*gm_PS*eff*Vin_LP/Vout_LP*gm_EA*10000000*1.129/Vout_max)+[.Q15]+[.S15]+[.U15]+[.Y15]; [.E15]+[.G15]+[.I15]+[.K15]+[.M15]+20*LOG(Vout_LP/Ioutmax*gm_PS*gm_EA*10000000*1.129/Vout_max)+[.Q15]+[.S15]+[.U15]+[.Y15])" office:value-type="float" office:value="-12.3389773419854" calcext:value-type="float">
            <text:p>-12.3390</text:p>
          </table:table-cell>
          <table:table-cell table:formula="of:=IF(Op_mode=&quot;Boost&quot;; [.D15]+[.F15]+[.H15]+[.J15]+180+[.L15]+[.N15]+[.R15]+[.T15]+[.V15]+[.X15]+[.Z15]; [.F15]+[.H15]+[.J15]+180+[.L15]+[.N15]+[.R15]+[.T15]+[.V15]+[.Z15])" office:value-type="float" office:value="87.1360429433698" calcext:value-type="float">
            <text:p>87.1360</text:p>
          </table:table-cell>
          <table:table-cell table:formula="of:=[.AA15]+[.O15]" office:value-type="float" office:value="-12.6179645022929" calcext:value-type="float">
            <text:p>-12.6180</text:p>
          </table:table-cell>
          <table:table-cell table:formula="of:=[.AB15]+[.P15]" office:value-type="float" office:value="72.6917847280681" calcext:value-type="float">
            <text:p>72.6918</text:p>
          </table:table-cell>
          <table:table-cell table:number-columns-repeated="16354"/>
        </table:table-row>
        <table:table-row table:style-name="ro6">
          <table:table-cell table:style-name="ce153" office:value-type="float" office:value="2.3" calcext:value-type="float">
            <text:p>2.3</text:p>
          </table:table-cell>
          <table:table-cell table:style-name="ce159" table:formula="of:=10*10^[.A16]" office:value-type="float" office:value="1995.26231496888" calcext:value-type="float">
            <text:p>1,995</text:p>
          </table:table-cell>
          <table:table-cell table:formula="of:=20*LOG(SQRT(([.B16]/fzRHP)^2+1))" office:value-type="float" office:value="0.264296238597015" calcext:value-type="float">
            <text:p>0.2643</text:p>
          </table:table-cell>
          <table:table-cell table:style-name="ce166" table:formula="of:=-180/PI()*ATAN([.B16]/fzRHP)" office:value-type="float" office:value="-14.0627838010647" calcext:value-type="float">
            <text:p>-14.0628</text:p>
          </table:table-cell>
          <table:table-cell table:formula="of:=20*LOG(1/SQRT(([.B16]/fp)^2+1))" office:value-type="float" office:value="-15.776890815044" calcext:value-type="float">
            <text:p>-15.7769</text:p>
          </table:table-cell>
          <table:table-cell table:style-name="ce166" table:formula="of:=-180/PI()*ATAN([.B16]/fp)" office:value-type="float" office:value="-80.6413989563833" calcext:value-type="float">
            <text:p>-80.6414</text:p>
          </table:table-cell>
          <table:table-cell table:formula="of:=20*LOG(SQRT(([.B16]/fz_ESR)^2+1))" office:value-type="float" office:value="0.0240168222295752" calcext:value-type="float">
            <text:p>0.0240</text:p>
          </table:table-cell>
          <table:table-cell table:formula="of:=180/PI()*ATAN([.B16]/fz_ESR)" office:value-type="float" office:value="4.25880828132739" calcext:value-type="float">
            <text:p>4.2588</text:p>
          </table:table-cell>
          <table:table-cell table:formula="of:=20*LOG(1/SQRT(([.B16]/(1/2/PI()/ESR/(Cout_c*Cout_e/(Cout_c+Cout_e))))^2+1))" office:value-type="float" office:value="-0.000199031408332328" calcext:value-type="float">
            <text:p>-0.0002</text:p>
          </table:table-cell>
          <table:table-cell table:formula="of:=-180/PI()*ATAN([.B16]/(1/2/PI()/(ESR)/(Cout_c*Cout_e/(Cout_c+Cout_e))))" office:value-type="float" office:value="-0.38787306873027" calcext:value-type="float">
            <text:p>-0.3879</text:p>
          </table:table-cell>
          <table:table-cell table:formula="of:=20*LOG(1/SQRT(([.B16]/(1/2/PI()/10000000/(Ccomp+Cp+0.000000000003)))^2+1))" office:value-type="float" office:value="-82.1528702732546" calcext:value-type="float">
            <text:p>-82.1529</text:p>
          </table:table-cell>
          <table:table-cell table:formula="of:=-180/PI()*ATAN([.B16]/(1/2/PI()/10000000/(Ccomp+Cp+0.000000000003)))" office:value-type="float" office:value="-89.9955282334891" calcext:value-type="float">
            <text:p>-89.9955</text:p>
          </table:table-cell>
          <table:table-cell table:formula="of:=20*LOG(SQRT(([.B16]/fz_comp)^2+1))" office:value-type="float" office:value="23.566369448394" calcext:value-type="float">
            <text:p>23.5664</text:p>
          </table:table-cell>
          <table:table-cell table:style-name="ce166" table:formula="of:=180/PI()*ATAN([.B16]/fz_comp)" office:value-type="float" office:value="86.1970283162026" calcext:value-type="float">
            <text:p>86.1970</text:p>
          </table:table-cell>
          <table:table-cell table:formula="of:=20*LOG(1/SQRT(([.B16]/fp_comp2)^2+1))" office:value-type="float" office:value="-0.434226226976103" calcext:value-type="float">
            <text:p>-0.4342</text:p>
          </table:table-cell>
          <table:table-cell table:formula="of:=-180/PI()*ATAN([.B16]/fp_comp2)" office:value-type="float" office:value="-17.9665245173505" calcext:value-type="float">
            <text:p>-17.9665</text:p>
          </table:table-cell>
          <table:table-cell table:formula="of:=20*LOG(1/SQRT(([.B16]/(1/2/PI()/400000/0.0000000000055))^2+1))" office:value-type="float" office:value="-0.00330235898121951" calcext:value-type="float">
            <text:p>-0.0033</text:p>
          </table:table-cell>
          <table:table-cell table:formula="of:=-180/PI()*ATAN([.B16]/(1/2/PI()/400000/0.0000000000055))" office:value-type="float" office:value="-1.5798472457547" calcext:value-type="float">
            <text:p>-1.5798</text:p>
          </table:table-cell>
          <table:table-cell table:formula="of:=20*LOG(SQRT((2*PI()*R_ca*C_ca*[.B16])^2+1))" office:value-type="float" office:value="0.0266660524868101" calcext:value-type="float">
            <text:p>0.0267</text:p>
          </table:table-cell>
          <table:table-cell table:formula="of:=180/PI()*ATAN(2*PI()*R_ca*C_ca*[.B16])" office:value-type="float" office:value="4.48732579319583" calcext:value-type="float">
            <text:p>4.4873</text:p>
          </table:table-cell>
          <table:table-cell table:formula="of:=20*LOG(1/SQRT((2*PI()*[.B16]*R_ca*C_ca)^2+(1-(2*PI()*[.B16])^2*C_ca/gm_ca/(IF(Op_mode=&quot;Boost&quot;; Vout_LP; Vin_LP)/V_m/L)*gm_PS)^2))" office:value-type="float" office:value="-0.0265396414128656" calcext:value-type="float">
            <text:p>-0.0265</text:p>
          </table:table-cell>
          <table:table-cell table:formula="of:=IF(-180/PI()*ATAN((2*PI()*[.B16]*R_ca*C_ca)/(1-(2*PI()*[.B16])^2*C_ca/gm_ca/(IF(Op_mode=&quot;Boost&quot;; Vout_LP; Vin_LP)/V_m/L)*gm_PS))&gt;0; -180/PI()*ATAN((2*PI()*[.B16]*R_ca*C_ca)/(1-(2*PI()*[.B16])^2*C_ca/gm_ca/(IF(Op_mode=&quot;Boost&quot;; Vout_LP; Vin_LP)/V_m/L)*gm_PS))-180; -180/PI()*ATAN((2*PI()*[.B16]*R_ca*C_ca)/(1-(2*PI()*[.B16])^2*C_ca/gm_ca/(IF(Op_mode=&quot;Boost&quot;; Vout_LP; Vin_LP)/V_m/L)*gm_PS)))" office:value-type="float" office:value="-4.48739123433154" calcext:value-type="float">
            <text:p>-4.4874</text:p>
          </table:table-cell>
          <table:table-cell office:value-type="float" office:value="0" calcext:value-type="float">
            <text:p>0.0000</text:p>
          </table:table-cell>
          <table:table-cell table:formula="of:=IF([.B16]&lt;fsw; -180*[.B16]*1/2/fsw; -90)" office:value-type="float" office:value="-0.365730363232585" calcext:value-type="float">
            <text:p>-0.3657</text:p>
          </table:table-cell>
          <table:table-cell table:formula="of:=20*LOG(1/SQRT(([.B16]/(1/2/PI()/30000/0.000000000005))^2+1))" office:value-type="float" office:value="-0.0000153576865079604" calcext:value-type="float">
            <text:p>0.0000</text:p>
          </table:table-cell>
          <table:table-cell table:formula="of:=-180/PI()*ATAN([.B16]/(1/2/PI()/30000/0.000000000005))" office:value-type="float" office:value="-0.107744038005361" calcext:value-type="float">
            <text:p>-0.1077</text:p>
          </table:table-cell>
          <table:table-cell table:formula="of:=IF(Op_mode=&quot;Boost&quot;; [.C16]+[.E16]+[.G16]+[.I16]+[.K16]+[.M16]+20*LOG(Vout_LP/Ioutmax/2*gm_PS*eff*Vin_LP/Vout_LP*gm_EA*10000000*1.129/Vout_max)+[.Q16]+[.S16]+[.U16]+[.Y16]; [.E16]+[.G16]+[.I16]+[.K16]+[.M16]+20*LOG(Vout_LP/Ioutmax*gm_PS*gm_EA*10000000*1.129/Vout_max)+[.Q16]+[.S16]+[.U16]+[.Y16])" office:value-type="float" office:value="-14.180211180702" calcext:value-type="float">
            <text:p>-14.1802</text:p>
          </table:table-cell>
          <table:table-cell table:formula="of:=IF(Op_mode=&quot;Boost&quot;; [.D16]+[.F16]+[.H16]+[.J16]+180+[.L16]+[.N16]+[.R16]+[.T16]+[.V16]+[.X16]+[.Z16]; [.F16]+[.H16]+[.J16]+180+[.L16]+[.N16]+[.R16]+[.T16]+[.V16]+[.Z16])" office:value-type="float" office:value="83.3148654497342" calcext:value-type="float">
            <text:p>83.3149</text:p>
          </table:table-cell>
          <table:table-cell table:formula="of:=[.AA16]+[.O16]" office:value-type="float" office:value="-14.6144374076781" calcext:value-type="float">
            <text:p>-14.6144</text:p>
          </table:table-cell>
          <table:table-cell table:formula="of:=[.AB16]+[.P16]" office:value-type="float" office:value="65.3483409323837" calcext:value-type="float">
            <text:p>65.3483</text:p>
          </table:table-cell>
          <table:table-cell table:number-columns-repeated="16354"/>
        </table:table-row>
        <table:table-row table:style-name="ro6">
          <table:table-cell office:value-type="float" office:value="2.4" calcext:value-type="float">
            <text:p>2.4</text:p>
          </table:table-cell>
          <table:table-cell table:formula="of:=10*10^[.A17]" office:value-type="float" office:value="2511.88643150958" calcext:value-type="float">
            <text:p>2,512</text:p>
          </table:table-cell>
          <table:table-cell table:formula="of:=20*LOG(SQRT(([.B17]/fzRHP)^2+1))" office:value-type="float" office:value="0.411740102016125" calcext:value-type="float">
            <text:p>0.4117</text:p>
          </table:table-cell>
          <table:table-cell table:formula="of:=-180/PI()*ATAN([.B17]/fzRHP)" office:value-type="float" office:value="-17.5027223190948" calcext:value-type="float">
            <text:p>-17.5027</text:p>
          </table:table-cell>
          <table:table-cell table:formula="of:=20*LOG(1/SQRT(([.B17]/fp)^2+1))" office:value-type="float" office:value="-17.7343016117006" calcext:value-type="float">
            <text:p>-17.7343</text:p>
          </table:table-cell>
          <table:table-cell table:formula="of:=-180/PI()*ATAN([.B17]/fp)" office:value-type="float" office:value="-82.5417881357093" calcext:value-type="float">
            <text:p>-82.5418</text:p>
          </table:table-cell>
          <table:table-cell table:formula="of:=20*LOG(SQRT(([.B17]/fz_ESR)^2+1))" office:value-type="float" office:value="0.0380027839958014" calcext:value-type="float">
            <text:p>0.0380</text:p>
          </table:table-cell>
          <table:table-cell table:formula="of:=180/PI()*ATAN([.B17]/fz_ESR)" office:value-type="float" office:value="5.35576419344695" calcext:value-type="float">
            <text:p>5.3558</text:p>
          </table:table-cell>
          <table:table-cell table:formula="of:=20*LOG(1/SQRT(([.B17]/(1/2/PI()/ESR/(Cout_c*Cout_e/(Cout_c+Cout_e))))^2+1))" office:value-type="float" office:value="-0.000315439296578859" calcext:value-type="float">
            <text:p>-0.0003</text:p>
          </table:table-cell>
          <table:table-cell table:formula="of:=-180/PI()*ATAN([.B17]/(1/2/PI()/(ESR)/(Cout_c*Cout_e/(Cout_c+Cout_e))))" office:value-type="float" office:value="-0.488298899948439" calcext:value-type="float">
            <text:p>-0.4883</text:p>
          </table:table-cell>
          <table:table-cell table:formula="of:=20*LOG(1/SQRT(([.B17]/(1/2/PI()/10000000/(Ccomp+Cp+0.000000000003)))^2+1))" office:value-type="float" office:value="-84.1528702634918" calcext:value-type="float">
            <text:p>-84.1529</text:p>
          </table:table-cell>
          <table:table-cell table:formula="of:=-180/PI()*ATAN([.B17]/(1/2/PI()/10000000/(Ccomp+Cp+0.000000000003)))" office:value-type="float" office:value="-89.9964479495987" calcext:value-type="float">
            <text:p>-89.9964</text:p>
          </table:table-cell>
          <table:table-cell table:formula="of:=20*LOG(SQRT(([.B17]/fz_comp)^2+1))" office:value-type="float" office:value="25.5593131538622" calcext:value-type="float">
            <text:p>25.5593</text:p>
          </table:table-cell>
          <table:table-cell table:formula="of:=180/PI()*ATAN([.B17]/fz_comp)" office:value-type="float" office:value="86.9775549465563" calcext:value-type="float">
            <text:p>86.9776</text:p>
          </table:table-cell>
          <table:table-cell table:formula="of:=20*LOG(1/SQRT(([.B17]/fp_comp2)^2+1))" office:value-type="float" office:value="-0.669432447935411" calcext:value-type="float">
            <text:p>-0.6694</text:p>
          </table:table-cell>
          <table:table-cell table:formula="of:=-180/PI()*ATAN([.B17]/fp_comp2)" office:value-type="float" office:value="-22.2070815204587" calcext:value-type="float">
            <text:p>-22.2071</text:p>
          </table:table-cell>
          <table:table-cell table:formula="of:=20*LOG(1/SQRT(([.B17]/(1/2/PI()/400000/0.0000000000055))^2+1))" office:value-type="float" office:value="-0.00523272302111461" calcext:value-type="float">
            <text:p>-0.0052</text:p>
          </table:table-cell>
          <table:table-cell table:formula="of:=-180/PI()*ATAN([.B17]/(1/2/PI()/400000/0.0000000000055))" office:value-type="float" office:value="-1.98861514895758" calcext:value-type="float">
            <text:p>-1.9886</text:p>
          </table:table-cell>
          <table:table-cell table:formula="of:=20*LOG(SQRT((2*PI()*R_ca*C_ca*[.B17])^2+1))" office:value-type="float" office:value="0.0421872913594819" calcext:value-type="float">
            <text:p>0.0422</text:p>
          </table:table-cell>
          <table:table-cell table:formula="of:=180/PI()*ATAN(2*PI()*R_ca*C_ca*[.B17])" office:value-type="float" office:value="5.64247547886825" calcext:value-type="float">
            <text:p>5.6425</text:p>
          </table:table-cell>
          <table:table-cell table:formula="of:=20*LOG(1/SQRT((2*PI()*[.B17]*R_ca*C_ca)^2+(1-(2*PI()*[.B17])^2*C_ca/gm_ca/(IF(Op_mode=&quot;Boost&quot;; Vout_LP; Vin_LP)/V_m/L)*gm_PS)^2))" office:value-type="float" office:value="-0.0419876572263067" calcext:value-type="float">
            <text:p>-0.0420</text:p>
          </table:table-cell>
          <table:table-cell table:formula="of:=IF(-180/PI()*ATAN((2*PI()*[.B17]*R_ca*C_ca)/(1-(2*PI()*[.B17])^2*C_ca/gm_ca/(IF(Op_mode=&quot;Boost&quot;; Vout_LP; Vin_LP)/V_m/L)*gm_PS))&gt;0; -180/PI()*ATAN((2*PI()*[.B17]*R_ca*C_ca)/(1-(2*PI()*[.B17])^2*C_ca/gm_ca/(IF(Op_mode=&quot;Boost&quot;; Vout_LP; Vin_LP)/V_m/L)*gm_PS))-180; -180/PI()*ATAN((2*PI()*[.B17]*R_ca*C_ca)/(1-(2*PI()*[.B17])^2*C_ca/gm_ca/(IF(Op_mode=&quot;Boost&quot;; Vout_LP; Vin_LP)/V_m/L)*gm_PS)))" office:value-type="float" office:value="-5.64260558637812" calcext:value-type="float">
            <text:p>-5.6426</text:p>
          </table:table-cell>
          <table:table-cell office:value-type="float" office:value="0" calcext:value-type="float">
            <text:p>0.0000</text:p>
          </table:table-cell>
          <table:table-cell table:formula="of:=IF([.B17]&lt;fsw; -180*[.B17]*1/2/fsw; -90)" office:value-type="float" office:value="-0.460427248138212" calcext:value-type="float">
            <text:p>-0.4604</text:p>
          </table:table-cell>
          <table:table-cell table:formula="of:=20*LOG(1/SQRT(([.B17]/(1/2/PI()/30000/0.000000000005))^2+1))" office:value-type="float" office:value="-0.000024340267629658" calcext:value-type="float">
            <text:p>0.0000</text:p>
          </table:table-cell>
          <table:table-cell table:formula="of:=-180/PI()*ATAN([.B17]/(1/2/PI()/30000/0.000000000005))" office:value-type="float" office:value="-0.135641613897614" calcext:value-type="float">
            <text:p>-0.1356</text:p>
          </table:table-cell>
          <table:table-cell table:formula="of:=IF(Op_mode=&quot;Boost&quot;; [.C17]+[.E17]+[.G17]+[.I17]+[.K17]+[.M17]+20*LOG(Vout_LP/Ioutmax/2*gm_PS*eff*Vin_LP/Vout_LP*gm_EA*10000000*1.129/Vout_max)+[.Q17]+[.S17]+[.U17]+[.Y17]; [.E17]+[.G17]+[.I17]+[.K17]+[.M17]+20*LOG(Vout_LP/Ioutmax*gm_PS*gm_EA*10000000*1.129/Vout_max)+[.Q17]+[.S17]+[.U17]+[.Y17])" office:value-type="float" office:value="-15.9852309683922" calcext:value-type="float">
            <text:p>-15.9852</text:p>
          </table:table-cell>
          <table:table-cell table:formula="of:=IF(Op_mode=&quot;Boost&quot;; [.D17]+[.F17]+[.H17]+[.J17]+180+[.L17]+[.N17]+[.R17]+[.T17]+[.V17]+[.X17]+[.Z17]; [.F17]+[.H17]+[.J17]+180+[.L17]+[.N17]+[.R17]+[.T17]+[.V17]+[.Z17])" office:value-type="float" office:value="79.2192477171487" calcext:value-type="float">
            <text:p>79.2192</text:p>
          </table:table-cell>
          <table:table-cell table:formula="of:=[.AA17]+[.O17]" office:value-type="float" office:value="-16.6546634163276" calcext:value-type="float">
            <text:p>-16.6547</text:p>
          </table:table-cell>
          <table:table-cell table:formula="of:=[.AB17]+[.P17]" office:value-type="float" office:value="57.01216619669" calcext:value-type="float">
            <text:p>57.0122</text:p>
          </table:table-cell>
          <table:table-cell table:number-columns-repeated="16354"/>
        </table:table-row>
        <table:table-row table:style-name="ro6">
          <table:table-cell office:value-type="float" office:value="2.5" calcext:value-type="float">
            <text:p>2.5</text:p>
          </table:table-cell>
          <table:table-cell table:formula="of:=10*10^[.A18]" office:value-type="float" office:value="3162.27766016838" calcext:value-type="float">
            <text:p>3,162</text:p>
          </table:table-cell>
          <table:table-cell table:formula="of:=20*LOG(SQRT(([.B18]/fzRHP)^2+1))" office:value-type="float" office:value="0.635629136563591" calcext:value-type="float">
            <text:p>0.6356</text:p>
          </table:table-cell>
          <table:table-cell table:formula="of:=-180/PI()*ATAN([.B18]/fzRHP)" office:value-type="float" office:value="-21.6532469511831" calcext:value-type="float">
            <text:p>-21.6532</text:p>
          </table:table-cell>
          <table:table-cell table:formula="of:=20*LOG(1/SQRT(([.B18]/fp)^2+1))" office:value-type="float" office:value="-19.70721314419" calcext:value-type="float">
            <text:p>-19.7072</text:p>
          </table:table-cell>
          <table:table-cell table:formula="of:=-180/PI()*ATAN([.B18]/fp)" office:value-type="float" office:value="-84.063378852577" calcext:value-type="float">
            <text:p>-84.0634</text:p>
          </table:table-cell>
          <table:table-cell table:formula="of:=20*LOG(SQRT(([.B18]/fz_ESR)^2+1))" office:value-type="float" office:value="0.0600771906276206" calcext:value-type="float">
            <text:p>0.0601</text:p>
          </table:table-cell>
          <table:table-cell table:formula="of:=180/PI()*ATAN([.B18]/fz_ESR)" office:value-type="float" office:value="6.73107649843296" calcext:value-type="float">
            <text:p>6.7311</text:p>
          </table:table-cell>
          <table:table-cell table:formula="of:=20*LOG(1/SQRT(([.B18]/(1/2/PI()/ESR/(Cout_c*Cout_e/(Cout_c+Cout_e))))^2+1))" office:value-type="float" office:value="-0.000499926975091948" calcext:value-type="float">
            <text:p>-0.0005</text:p>
          </table:table-cell>
          <table:table-cell table:formula="of:=-180/PI()*ATAN([.B18]/(1/2/PI()/(ESR)/(Cout_c*Cout_e/(Cout_c+Cout_e))))" office:value-type="float" office:value="-0.614723189074424" calcext:value-type="float">
            <text:p>-0.6147</text:p>
          </table:table-cell>
          <table:table-cell table:formula="of:=20*LOG(1/SQRT(([.B18]/(1/2/PI()/10000000/(Ccomp+Cp+0.000000000003)))^2+1))" office:value-type="float" office:value="-86.1528702573319" calcext:value-type="float">
            <text:p>-86.1529</text:p>
          </table:table-cell>
          <table:table-cell table:formula="of:=-180/PI()*ATAN([.B18]/(1/2/PI()/10000000/(Ccomp+Cp+0.000000000003)))" office:value-type="float" office:value="-89.9971785060737" calcext:value-type="float">
            <text:p>-89.9972</text:p>
          </table:table-cell>
          <table:table-cell table:formula="of:=20*LOG(SQRT(([.B18]/fz_comp)^2+1))" office:value-type="float" office:value="27.5548550267219" calcext:value-type="float">
            <text:p>27.5549</text:p>
          </table:table-cell>
          <table:table-cell table:formula="of:=180/PI()*ATAN([.B18]/fz_comp)" office:value-type="float" office:value="87.5983646710823" calcext:value-type="float">
            <text:p>87.5984</text:p>
          </table:table-cell>
          <table:table-cell table:formula="of:=20*LOG(1/SQRT(([.B18]/fp_comp2)^2+1))" office:value-type="float" office:value="-1.01793034251773" calcext:value-type="float">
            <text:p>-1.0179</text:p>
          </table:table-cell>
          <table:table-cell table:formula="of:=-180/PI()*ATAN([.B18]/fp_comp2)" office:value-type="float" office:value="-27.200420286812" calcext:value-type="float">
            <text:p>-27.2004</text:p>
          </table:table-cell>
          <table:table-cell table:formula="of:=20*LOG(1/SQRT(([.B18]/(1/2/PI()/400000/0.0000000000055))^2+1))" office:value-type="float" office:value="-0.00829038738585686" calcext:value-type="float">
            <text:p>-0.0083</text:p>
          </table:table-cell>
          <table:table-cell table:formula="of:=-180/PI()*ATAN([.B18]/(1/2/PI()/400000/0.0000000000055))" office:value-type="float" office:value="-2.502930555621" calcext:value-type="float">
            <text:p>-2.5029</text:p>
          </table:table-cell>
          <table:table-cell table:formula="of:=20*LOG(SQRT((2*PI()*R_ca*C_ca*[.B18])^2+1))" office:value-type="float" office:value="0.0666737316741152" calcext:value-type="float">
            <text:p>0.0667</text:p>
          </table:table-cell>
          <table:table-cell table:formula="of:=180/PI()*ATAN(2*PI()*R_ca*C_ca*[.B18])" office:value-type="float" office:value="7.09009578120132" calcext:value-type="float">
            <text:p>7.0901</text:p>
          </table:table-cell>
          <table:table-cell table:formula="of:=20*LOG(1/SQRT((2*PI()*[.B18]*R_ca*C_ca)^2+(1-(2*PI()*[.B18])^2*C_ca/gm_ca/(IF(Op_mode=&quot;Boost&quot;; Vout_LP; Vin_LP)/V_m/L)*gm_PS)^2))" office:value-type="float" office:value="-0.0663591097693087" calcext:value-type="float">
            <text:p>-0.0664</text:p>
          </table:table-cell>
          <table:table-cell table:formula="of:=IF(-180/PI()*ATAN((2*PI()*[.B18]*R_ca*C_ca)/(1-(2*PI()*[.B18])^2*C_ca/gm_ca/(IF(Op_mode=&quot;Boost&quot;; Vout_LP; Vin_LP)/V_m/L)*gm_PS))&gt;0; -180/PI()*ATAN((2*PI()*[.B18]*R_ca*C_ca)/(1-(2*PI()*[.B18])^2*C_ca/gm_ca/(IF(Op_mode=&quot;Boost&quot;; Vout_LP; Vin_LP)/V_m/L)*gm_PS))-180; -180/PI()*ATAN((2*PI()*[.B18]*R_ca*C_ca)/(1-(2*PI()*[.B18])^2*C_ca/gm_ca/(IF(Op_mode=&quot;Boost&quot;; Vout_LP; Vin_LP)/V_m/L)*gm_PS)))" office:value-type="float" office:value="-7.09035392367674" calcext:value-type="float">
            <text:p>-7.0904</text:p>
          </table:table-cell>
          <table:table-cell office:value-type="float" office:value="0" calcext:value-type="float">
            <text:p>0.0000</text:p>
          </table:table-cell>
          <table:table-cell table:formula="of:=IF([.B18]&lt;fsw; -180*[.B18]*1/2/fsw; -90)" office:value-type="float" office:value="-0.579643562963654" calcext:value-type="float">
            <text:p>-0.5796</text:p>
          </table:table-cell>
          <table:table-cell table:formula="of:=20*LOG(1/SQRT(([.B18]/(1/2/PI()/30000/0.000000000005))^2+1))" office:value-type="float" office:value="-0.0000385766612389214" calcext:value-type="float">
            <text:p>0.0000</text:p>
          </table:table-cell>
          <table:table-cell table:formula="of:=-180/PI()*ATAN([.B18]/(1/2/PI()/30000/0.000000000005))" office:value-type="float" office:value="-0.170762488042829" calcext:value-type="float">
            <text:p>-0.1708</text:p>
          </table:table-cell>
          <table:table-cell table:formula="of:=IF(Op_mode=&quot;Boost&quot;; [.C18]+[.E18]+[.G18]+[.I18]+[.K18]+[.M18]+20*LOG(Vout_LP/Ioutmax/2*gm_PS*eff*Vin_LP/Vout_LP*gm_EA*10000000*1.129/Vout_max)+[.Q18]+[.S18]+[.U18]+[.Y18]; [.E18]+[.G18]+[.I18]+[.K18]+[.M18]+20*LOG(Vout_LP/Ioutmax*gm_PS*gm_EA*10000000*1.129/Vout_max)+[.Q18]+[.S18]+[.U18]+[.Y18])" office:value-type="float" office:value="-17.719778581348" calcext:value-type="float">
            <text:p>-17.7198</text:p>
          </table:table-cell>
          <table:table-cell table:formula="of:=IF(Op_mode=&quot;Boost&quot;; [.D18]+[.F18]+[.H18]+[.J18]+180+[.L18]+[.N18]+[.R18]+[.T18]+[.V18]+[.X18]+[.Z18]; [.F18]+[.H18]+[.J18]+180+[.L18]+[.N18]+[.R18]+[.T18]+[.V18]+[.Z18])" office:value-type="float" office:value="74.7473189215041" calcext:value-type="float">
            <text:p>74.7473</text:p>
          </table:table-cell>
          <table:table-cell table:formula="of:=[.AA18]+[.O18]" office:value-type="float" office:value="-18.7377089238658" calcext:value-type="float">
            <text:p>-18.7377</text:p>
          </table:table-cell>
          <table:table-cell table:formula="of:=[.AB18]+[.P18]" office:value-type="float" office:value="47.5468986346921" calcext:value-type="float">
            <text:p>47.5469</text:p>
          </table:table-cell>
          <table:table-cell table:number-columns-repeated="16354"/>
        </table:table-row>
        <table:table-row table:style-name="ro6">
          <table:table-cell office:value-type="float" office:value="2.6" calcext:value-type="float">
            <text:p>2.6</text:p>
          </table:table-cell>
          <table:table-cell table:formula="of:=10*10^[.A19]" office:value-type="float" office:value="3981.07170553497" calcext:value-type="float">
            <text:p>3,981</text:p>
          </table:table-cell>
          <table:table-cell table:formula="of:=20*LOG(SQRT(([.B19]/fzRHP)^2+1))" office:value-type="float" office:value="0.96839733666211" calcext:value-type="float">
            <text:p>0.9684</text:p>
          </table:table-cell>
          <table:table-cell table:formula="of:=-180/PI()*ATAN([.B19]/fzRHP)" office:value-type="float" office:value="-26.5557774592393" calcext:value-type="float">
            <text:p>-26.5558</text:p>
          </table:table-cell>
          <table:table-cell table:formula="of:=20*LOG(1/SQRT(([.B19]/fp)^2+1))" office:value-type="float" office:value="-21.6900341302894" calcext:value-type="float">
            <text:p>-21.6900</text:p>
          </table:table-cell>
          <table:table-cell table:formula="of:=-180/PI()*ATAN([.B19]/fp)" office:value-type="float" office:value="-85.2781450861216" calcext:value-type="float">
            <text:p>-85.2781</text:p>
          </table:table-cell>
          <table:table-cell table:formula="of:=20*LOG(SQRT(([.B19]/fz_ESR)^2+1))" office:value-type="float" office:value="0.0948345487471166" calcext:value-type="float">
            <text:p>0.0948</text:p>
          </table:table-cell>
          <table:table-cell table:formula="of:=180/PI()*ATAN([.B19]/fz_ESR)" office:value-type="float" office:value="8.451293685292" calcext:value-type="float">
            <text:p>8.4513</text:p>
          </table:table-cell>
          <table:table-cell table:formula="of:=20*LOG(1/SQRT(([.B19]/(1/2/PI()/ESR/(Cout_c*Cout_e/(Cout_c+Cout_e))))^2+1))" office:value-type="float" office:value="-0.000792304188552554" calcext:value-type="float">
            <text:p>-0.0008</text:p>
          </table:table-cell>
          <table:table-cell table:formula="of:=-180/PI()*ATAN([.B19]/(1/2/PI()/(ESR)/(Cout_c*Cout_e/(Cout_c+Cout_e))))" office:value-type="float" office:value="-0.77387327708529" calcext:value-type="float">
            <text:p>-0.7739</text:p>
          </table:table-cell>
          <table:table-cell table:formula="of:=20*LOG(1/SQRT(([.B19]/(1/2/PI()/10000000/(Ccomp+Cp+0.000000000003)))^2+1))" office:value-type="float" office:value="-88.1528702534453" calcext:value-type="float">
            <text:p>-88.1529</text:p>
          </table:table-cell>
          <table:table-cell table:formula="of:=-180/PI()*ATAN([.B19]/(1/2/PI()/10000000/(Ccomp+Cp+0.000000000003)))" office:value-type="float" office:value="-89.9977588077096" calcext:value-type="float">
            <text:p>-89.9978</text:p>
          </table:table-cell>
          <table:table-cell table:formula="of:=20*LOG(SQRT(([.B19]/fz_comp)^2+1))" office:value-type="float" office:value="29.5520397821491" calcext:value-type="float">
            <text:p>29.5520</text:p>
          </table:table-cell>
          <table:table-cell table:formula="of:=180/PI()*ATAN([.B19]/fz_comp)" office:value-type="float" office:value="88.0919009162468" calcext:value-type="float">
            <text:p>88.0919</text:p>
          </table:table-cell>
          <table:table-cell table:formula="of:=20*LOG(1/SQRT(([.B19]/fp_comp2)^2+1))" office:value-type="float" office:value="-1.51867247415371" calcext:value-type="float">
            <text:p>-1.5187</text:p>
          </table:table-cell>
          <table:table-cell table:formula="of:=-180/PI()*ATAN([.B19]/fp_comp2)" office:value-type="float" office:value="-32.9033297032648" calcext:value-type="float">
            <text:p>-32.9033</text:p>
          </table:table-cell>
          <table:table-cell table:formula="of:=20*LOG(1/SQRT(([.B19]/(1/2/PI()/400000/0.0000000000055))^2+1))" office:value-type="float" office:value="-0.0131320534443846" calcext:value-type="float">
            <text:p>-0.0131</text:p>
          </table:table-cell>
          <table:table-cell table:formula="of:=-180/PI()*ATAN([.B19]/(1/2/PI()/400000/0.0000000000055))" office:value-type="float" office:value="-3.14983176384138" calcext:value-type="float">
            <text:p>-3.1498</text:p>
          </table:table-cell>
          <table:table-cell table:formula="of:=20*LOG(SQRT((2*PI()*R_ca*C_ca*[.B19])^2+1))" office:value-type="float" office:value="0.105201521340014" calcext:value-type="float">
            <text:p>0.1052</text:p>
          </table:table-cell>
          <table:table-cell table:formula="of:=180/PI()*ATAN(2*PI()*R_ca*C_ca*[.B19])" office:value-type="float" office:value="8.89947640170173" calcext:value-type="float">
            <text:p>8.8995</text:p>
          </table:table-cell>
          <table:table-cell table:formula="of:=20*LOG(1/SQRT((2*PI()*[.B19]*R_ca*C_ca)^2+(1-(2*PI()*[.B19])^2*C_ca/gm_ca/(IF(Op_mode=&quot;Boost&quot;; Vout_LP; Vin_LP)/V_m/L)*gm_PS)^2))" office:value-type="float" office:value="-0.104707278386421" calcext:value-type="float">
            <text:p>-0.1047</text:p>
          </table:table-cell>
          <table:table-cell table:formula="of:=IF(-180/PI()*ATAN((2*PI()*[.B19]*R_ca*C_ca)/(1-(2*PI()*[.B19])^2*C_ca/gm_ca/(IF(Op_mode=&quot;Boost&quot;; Vout_LP; Vin_LP)/V_m/L)*gm_PS))&gt;0; -180/PI()*ATAN((2*PI()*[.B19]*R_ca*C_ca)/(1-(2*PI()*[.B19])^2*C_ca/gm_ca/(IF(Op_mode=&quot;Boost&quot;; Vout_LP; Vin_LP)/V_m/L)*gm_PS))-180; -180/PI()*ATAN((2*PI()*[.B19]*R_ca*C_ca)/(1-(2*PI()*[.B19])^2*C_ca/gm_ca/(IF(Op_mode=&quot;Boost&quot;; Vout_LP; Vin_LP)/V_m/L)*gm_PS)))" office:value-type="float" office:value="-8.89998692512467" calcext:value-type="float">
            <text:p>-8.9000</text:p>
          </table:table-cell>
          <table:table-cell office:value-type="float" office:value="0" calcext:value-type="float">
            <text:p>0.0000</text:p>
          </table:table-cell>
          <table:table-cell table:formula="of:=IF([.B19]&lt;fsw; -180*[.B19]*1/2/fsw; -90)" office:value-type="float" office:value="-0.729728011197856" calcext:value-type="float">
            <text:p>-0.7297</text:p>
          </table:table-cell>
          <table:table-cell table:formula="of:=20*LOG(1/SQRT(([.B19]/(1/2/PI()/30000/0.000000000005))^2+1))" office:value-type="float" office:value="-0.0000611397289644501" calcext:value-type="float">
            <text:p>-0.0001</text:p>
          </table:table-cell>
          <table:table-cell table:formula="of:=-180/PI()*ATAN([.B19]/(1/2/PI()/30000/0.000000000005))" office:value-type="float" office:value="-0.21497686328491" calcext:value-type="float">
            <text:p>-0.2150</text:p>
          </table:table-cell>
          <table:table-cell table:formula="of:=IF(Op_mode=&quot;Boost&quot;; [.C19]+[.E19]+[.G19]+[.I19]+[.K19]+[.M19]+20*LOG(Vout_LP/Ioutmax/2*gm_PS*eff*Vin_LP/Vout_LP*gm_EA*10000000*1.129/Vout_max)+[.Q19]+[.S19]+[.U19]+[.Y19]; [.E19]+[.G19]+[.I19]+[.K19]+[.M19]+20*LOG(Vout_LP/Ioutmax*gm_PS*gm_EA*10000000*1.129/Vout_max)+[.Q19]+[.S19]+[.U19]+[.Y19])" office:value-type="float" office:value="-19.3428662352065" calcext:value-type="float">
            <text:p>-19.3429</text:p>
          </table:table-cell>
          <table:table-cell table:formula="of:=IF(Op_mode=&quot;Boost&quot;; [.D19]+[.F19]+[.H19]+[.J19]+180+[.L19]+[.N19]+[.R19]+[.T19]+[.V19]+[.X19]+[.Z19]; [.F19]+[.H19]+[.J19]+180+[.L19]+[.N19]+[.R19]+[.T19]+[.V19]+[.Z19])" office:value-type="float" office:value="69.8425928096359" calcext:value-type="float">
            <text:p>69.8426</text:p>
          </table:table-cell>
          <table:table-cell table:formula="of:=[.AA19]+[.O19]" office:value-type="float" office:value="-20.8615387093602" calcext:value-type="float">
            <text:p>-20.8615</text:p>
          </table:table-cell>
          <table:table-cell table:formula="of:=[.AB19]+[.P19]" office:value-type="float" office:value="36.9392631063711" calcext:value-type="float">
            <text:p>36.9393</text:p>
          </table:table-cell>
          <table:table-cell table:number-columns-repeated="16354"/>
        </table:table-row>
        <table:table-row table:style-name="ro6">
          <table:table-cell office:value-type="float" office:value="2.7" calcext:value-type="float">
            <text:p>2.7</text:p>
          </table:table-cell>
          <table:table-cell table:formula="of:=10*10^[.A20]" office:value-type="float" office:value="5011.87233627273" calcext:value-type="float">
            <text:p>5,012</text:p>
          </table:table-cell>
          <table:table-cell table:formula="of:=20*LOG(SQRT(([.B20]/fzRHP)^2+1))" office:value-type="float" office:value="1.44855157090415" calcext:value-type="float">
            <text:p>1.4486</text:p>
          </table:table-cell>
          <table:table-cell table:formula="of:=-180/PI()*ATAN([.B20]/fzRHP)" office:value-type="float" office:value="-32.1784319392344" calcext:value-type="float">
            <text:p>-32.1784</text:p>
          </table:table-cell>
          <table:table-cell table:formula="of:=20*LOG(1/SQRT(([.B20]/fp)^2+1))" office:value-type="float" office:value="-23.6791598363979" calcext:value-type="float">
            <text:p>-23.6792</text:p>
          </table:table-cell>
          <table:table-cell table:formula="of:=-180/PI()*ATAN([.B20]/fp)" office:value-type="float" office:value="-86.2461632379156" calcext:value-type="float">
            <text:p>-86.2462</text:p>
          </table:table-cell>
          <table:table-cell table:formula="of:=20*LOG(SQRT(([.B20]/fz_ESR)^2+1))" office:value-type="float" office:value="0.14935771141117" calcext:value-type="float">
            <text:p>0.1494</text:p>
          </table:table-cell>
          <table:table-cell table:formula="of:=180/PI()*ATAN([.B20]/fz_ESR)" office:value-type="float" office:value="10.5949508699286" calcext:value-type="float">
            <text:p>10.5950</text:p>
          </table:table-cell>
          <table:table-cell table:formula="of:=20*LOG(1/SQRT(([.B20]/(1/2/PI()/ESR/(Cout_c*Cout_e/(Cout_c+Cout_e))))^2+1))" office:value-type="float" office:value="-0.0012556505280536" calcext:value-type="float">
            <text:p>-0.0013</text:p>
          </table:table-cell>
          <table:table-cell table:formula="of:=-180/PI()*ATAN([.B20]/(1/2/PI()/(ESR)/(Cout_c*Cout_e/(Cout_c+Cout_e))))" office:value-type="float" office:value="-0.974214086208225" calcext:value-type="float">
            <text:p>-0.9742</text:p>
          </table:table-cell>
          <table:table-cell table:formula="of:=20*LOG(1/SQRT(([.B20]/(1/2/PI()/10000000/(Ccomp+Cp+0.000000000003)))^2+1))" office:value-type="float" office:value="-90.152870250993" calcext:value-type="float">
            <text:p>-90.1529</text:p>
          </table:table-cell>
          <table:table-cell table:formula="of:=-180/PI()*ATAN([.B20]/(1/2/PI()/10000000/(Ccomp+Cp+0.000000000003)))" office:value-type="float" office:value="-89.9982197576839" calcext:value-type="float">
            <text:p>-89.9982</text:p>
          </table:table-cell>
          <table:table-cell table:formula="of:=20*LOG(SQRT(([.B20]/fz_comp)^2+1))" office:value-type="float" office:value="31.5502625434611" calcext:value-type="float">
            <text:p>31.5503</text:p>
          </table:table-cell>
          <table:table-cell table:formula="of:=180/PI()*ATAN([.B20]/fz_comp)" office:value-type="float" office:value="88.4841362361766" calcext:value-type="float">
            <text:p>88.4841</text:p>
          </table:table-cell>
          <table:table-cell table:formula="of:=20*LOG(1/SQRT(([.B20]/fp_comp2)^2+1))" office:value-type="float" office:value="-2.21016027871863" calcext:value-type="float">
            <text:p>-2.2102</text:p>
          </table:table-cell>
          <table:table-cell table:formula="of:=-180/PI()*ATAN([.B20]/fp_comp2)" office:value-type="float" office:value="-39.1641646964865" calcext:value-type="float">
            <text:p>-39.1642</text:p>
          </table:table-cell>
          <table:table-cell table:formula="of:=20*LOG(1/SQRT(([.B20]/(1/2/PI()/400000/0.0000000000055))^2+1))" office:value-type="float" office:value="-0.0207945376166279" calcext:value-type="float">
            <text:p>-0.0208</text:p>
          </table:table-cell>
          <table:table-cell table:formula="of:=-180/PI()*ATAN([.B20]/(1/2/PI()/400000/0.0000000000055))" office:value-type="float" office:value="-3.96307059967338" calcext:value-type="float">
            <text:p>-3.9631</text:p>
          </table:table-cell>
          <table:table-cell table:formula="of:=20*LOG(SQRT((2*PI()*R_ca*C_ca*[.B20])^2+1))" office:value-type="float" office:value="0.165572343614609" calcext:value-type="float">
            <text:p>0.1656</text:p>
          </table:table-cell>
          <table:table-cell table:formula="of:=180/PI()*ATAN(2*PI()*R_ca*C_ca*[.B20])" office:value-type="float" office:value="11.1517682884467" calcext:value-type="float">
            <text:p>11.1518</text:p>
          </table:table-cell>
          <table:table-cell table:formula="of:=20*LOG(1/SQRT((2*PI()*[.B20]*R_ca*C_ca)^2+(1-(2*PI()*[.B20])^2*C_ca/gm_ca/(IF(Op_mode=&quot;Boost&quot;; Vout_LP; Vin_LP)/V_m/L)*gm_PS)^2))" office:value-type="float" office:value="-0.164799823291705" calcext:value-type="float">
            <text:p>-0.1648</text:p>
          </table:table-cell>
          <table:table-cell table:formula="of:=IF(-180/PI()*ATAN((2*PI()*[.B20]*R_ca*C_ca)/(1-(2*PI()*[.B20])^2*C_ca/gm_ca/(IF(Op_mode=&quot;Boost&quot;; Vout_LP; Vin_LP)/V_m/L)*gm_PS))&gt;0; -180/PI()*ATAN((2*PI()*[.B20]*R_ca*C_ca)/(1-(2*PI()*[.B20])^2*C_ca/gm_ca/(IF(Op_mode=&quot;Boost&quot;; Vout_LP; Vin_LP)/V_m/L)*gm_PS))-180; -180/PI()*ATAN((2*PI()*[.B20]*R_ca*C_ca)/(1-(2*PI()*[.B20])^2*C_ca/gm_ca/(IF(Op_mode=&quot;Boost&quot;; Vout_LP; Vin_LP)/V_m/L)*gm_PS)))" office:value-type="float" office:value="-11.1527728868974" calcext:value-type="float">
            <text:p>-11.1528</text:p>
          </table:table-cell>
          <table:table-cell office:value-type="float" office:value="0" calcext:value-type="float">
            <text:p>0.0000</text:p>
          </table:table-cell>
          <table:table-cell table:formula="of:=IF([.B20]&lt;fsw; -180*[.B20]*1/2/fsw; -90)" office:value-type="float" office:value="-0.918673136995001" calcext:value-type="float">
            <text:p>-0.9187</text:p>
          </table:table-cell>
          <table:table-cell table:formula="of:=20*LOG(1/SQRT(([.B20]/(1/2/PI()/30000/0.000000000005))^2+1))" office:value-type="float" office:value="-0.000096899541286151" calcext:value-type="float">
            <text:p>-0.0001</text:p>
          </table:table-cell>
          <table:table-cell table:formula="of:=-180/PI()*ATAN([.B20]/(1/2/PI()/30000/0.000000000005))" office:value-type="float" office:value="-0.270639093320156" calcext:value-type="float">
            <text:p>-0.2706</text:p>
          </table:table-cell>
          <table:table-cell table:formula="of:=IF(Op_mode=&quot;Boost&quot;; [.C20]+[.E20]+[.G20]+[.I20]+[.K20]+[.M20]+20*LOG(Vout_LP/Ioutmax/2*gm_PS*eff*Vin_LP/Vout_LP*gm_EA*10000000*1.129/Vout_max)+[.Q20]+[.S20]+[.U20]+[.Y20]; [.E20]+[.G20]+[.I20]+[.K20]+[.M20]+20*LOG(Vout_LP/Ioutmax*gm_PS*gm_EA*10000000*1.129/Vout_max)+[.Q20]+[.S20]+[.U20]+[.Y20])" office:value-type="float" office:value="-20.8069750935994" calcext:value-type="float">
            <text:p>-20.8070</text:p>
          </table:table-cell>
          <table:table-cell table:formula="of:=IF(Op_mode=&quot;Boost&quot;; [.D20]+[.F20]+[.H20]+[.J20]+180+[.L20]+[.N20]+[.R20]+[.T20]+[.V20]+[.X20]+[.Z20]; [.F20]+[.H20]+[.J20]+180+[.L20]+[.N20]+[.R20]+[.T20]+[.V20]+[.Z20])" office:value-type="float" office:value="64.5286706566238" calcext:value-type="float">
            <text:p>64.5287</text:p>
          </table:table-cell>
          <table:table-cell table:formula="of:=[.AA20]+[.O20]" office:value-type="float" office:value="-23.0171353723181" calcext:value-type="float">
            <text:p>-23.0171</text:p>
          </table:table-cell>
          <table:table-cell table:formula="of:=[.AB20]+[.P20]" office:value-type="float" office:value="25.3645059601373" calcext:value-type="float">
            <text:p>25.3645</text:p>
          </table:table-cell>
          <table:table-cell table:number-columns-repeated="16354"/>
        </table:table-row>
        <table:table-row table:style-name="ro6">
          <table:table-cell office:value-type="float" office:value="2.8" calcext:value-type="float">
            <text:p>2.8</text:p>
          </table:table-cell>
          <table:table-cell table:formula="of:=10*10^[.A21]" office:value-type="float" office:value="6309.57344480193" calcext:value-type="float">
            <text:p>6,310</text:p>
          </table:table-cell>
          <table:table-cell table:formula="of:=20*LOG(SQRT(([.B21]/fzRHP)^2+1))" office:value-type="float" office:value="2.11511268956744" calcext:value-type="float">
            <text:p>2.1151</text:p>
          </table:table-cell>
          <table:table-cell table:formula="of:=-180/PI()*ATAN([.B21]/fzRHP)" office:value-type="float" office:value="-38.3836588513644" calcext:value-type="float">
            <text:p>-38.3837</text:p>
          </table:table-cell>
          <table:table-cell table:formula="of:=20*LOG(1/SQRT(([.B21]/fp)^2+1))" office:value-type="float" office:value="-25.6722845845485" calcext:value-type="float">
            <text:p>-25.6723</text:p>
          </table:table-cell>
          <table:table-cell table:formula="of:=-180/PI()*ATAN([.B21]/fp)" office:value-type="float" office:value="-87.0166468507927" calcext:value-type="float">
            <text:p>-87.0166</text:p>
          </table:table-cell>
          <table:table-cell table:formula="of:=20*LOG(SQRT(([.B21]/fz_ESR)^2+1))" office:value-type="float" office:value="0.234392969298338" calcext:value-type="float">
            <text:p>0.2344</text:p>
          </table:table-cell>
          <table:table-cell table:formula="of:=180/PI()*ATAN([.B21]/fz_ESR)" office:value-type="float" office:value="13.2509727090491" calcext:value-type="float">
            <text:p>13.2510</text:p>
          </table:table-cell>
          <table:table-cell table:formula="of:=20*LOG(1/SQRT(([.B21]/(1/2/PI()/ESR/(Cout_c*Cout_e/(Cout_c+Cout_e))))^2+1))" office:value-type="float" office:value="-0.00198990374186266" calcext:value-type="float">
            <text:p>-0.0020</text:p>
          </table:table-cell>
          <table:table-cell table:formula="of:=-180/PI()*ATAN([.B21]/(1/2/PI()/(ESR)/(Cout_c*Cout_e/(Cout_c+Cout_e))))" office:value-type="float" office:value="-1.2263937495975" calcext:value-type="float">
            <text:p>-1.2264</text:p>
          </table:table-cell>
          <table:table-cell table:formula="of:=20*LOG(1/SQRT(([.B21]/(1/2/PI()/10000000/(Ccomp+Cp+0.000000000003)))^2+1))" office:value-type="float" office:value="-92.1528702494457" calcext:value-type="float">
            <text:p>-92.1529</text:p>
          </table:table-cell>
          <table:table-cell table:formula="of:=-180/PI()*ATAN([.B21]/(1/2/PI()/10000000/(Ccomp+Cp+0.000000000003)))" office:value-type="float" office:value="-89.9985859032635" calcext:value-type="float">
            <text:p>-89.9986</text:p>
          </table:table-cell>
          <table:table-cell table:formula="of:=20*LOG(SQRT(([.B21]/fz_comp)^2+1))" office:value-type="float" office:value="33.5491408073287" calcext:value-type="float">
            <text:p>33.5491</text:p>
          </table:table-cell>
          <table:table-cell table:formula="of:=180/PI()*ATAN([.B21]/fz_comp)" office:value-type="float" office:value="88.795802931903" calcext:value-type="float">
            <text:p>88.7958</text:p>
          </table:table-cell>
          <table:table-cell table:formula="of:=20*LOG(1/SQRT(([.B21]/fp_comp2)^2+1))" office:value-type="float" office:value="-3.12079034413924" calcext:value-type="float">
            <text:p>-3.1208</text:p>
          </table:table-cell>
          <table:table-cell table:formula="of:=-180/PI()*ATAN([.B21]/fp_comp2)" office:value-type="float" office:value="-45.7197235308047" calcext:value-type="float">
            <text:p>-45.7197</text:p>
          </table:table-cell>
          <table:table-cell table:formula="of:=20*LOG(1/SQRT(([.B21]/(1/2/PI()/400000/0.0000000000055))^2+1))" office:value-type="float" office:value="-0.0329111315083911" calcext:value-type="float">
            <text:p>-0.0329</text:p>
          </table:table-cell>
          <table:table-cell table:formula="of:=-180/PI()*ATAN([.B21]/(1/2/PI()/400000/0.0000000000055))" office:value-type="float" office:value="-4.98456874195987" calcext:value-type="float">
            <text:p>-4.9846</text:p>
          </table:table-cell>
          <table:table-cell table:formula="of:=20*LOG(SQRT((2*PI()*R_ca*C_ca*[.B21])^2+1))" office:value-type="float" office:value="0.259567144091226" calcext:value-type="float">
            <text:p>0.2596</text:p>
          </table:table-cell>
          <table:table-cell table:formula="of:=180/PI()*ATAN(2*PI()*R_ca*C_ca*[.B21])" office:value-type="float" office:value="13.9376692672928" calcext:value-type="float">
            <text:p>13.9377</text:p>
          </table:table-cell>
          <table:table-cell table:formula="of:=20*LOG(1/SQRT((2*PI()*[.B21]*R_ca*C_ca)^2+(1-(2*PI()*[.B21])^2*C_ca/gm_ca/(IF(Op_mode=&quot;Boost&quot;; Vout_LP; Vin_LP)/V_m/L)*gm_PS)^2))" office:value-type="float" office:value="-0.258368969846577" calcext:value-type="float">
            <text:p>-0.2584</text:p>
          </table:table-cell>
          <table:table-cell table:formula="of:=IF(-180/PI()*ATAN((2*PI()*[.B21]*R_ca*C_ca)/(1-(2*PI()*[.B21])^2*C_ca/gm_ca/(IF(Op_mode=&quot;Boost&quot;; Vout_LP; Vin_LP)/V_m/L)*gm_PS))&gt;0; -180/PI()*ATAN((2*PI()*[.B21]*R_ca*C_ca)/(1-(2*PI()*[.B21])^2*C_ca/gm_ca/(IF(Op_mode=&quot;Boost&quot;; Vout_LP; Vin_LP)/V_m/L)*gm_PS))-180; -180/PI()*ATAN((2*PI()*[.B21]*R_ca*C_ca)/(1-(2*PI()*[.B21])^2*C_ca/gm_ca/(IF(Op_mode=&quot;Boost&quot;; Vout_LP; Vin_LP)/V_m/L)*gm_PS)))" office:value-type="float" office:value="-13.9396308847003" calcext:value-type="float">
            <text:p>-13.9396</text:p>
          </table:table-cell>
          <table:table-cell office:value-type="float" office:value="0" calcext:value-type="float">
            <text:p>0.0000</text:p>
          </table:table-cell>
          <table:table-cell table:formula="of:=IF([.B21]&lt;fsw; -180*[.B21]*1/2/fsw; -90)" office:value-type="float" office:value="-1.15654095729567" calcext:value-type="float">
            <text:p>-1.1565</text:p>
          </table:table-cell>
          <table:table-cell table:formula="of:=20*LOG(1/SQRT(([.B21]/(1/2/PI()/30000/0.000000000005))^2+1))" office:value-type="float" office:value="-0.000153574421265433" calcext:value-type="float">
            <text:p>-0.0002</text:p>
          </table:table-cell>
          <table:table-cell table:formula="of:=-180/PI()*ATAN([.B21]/(1/2/PI()/30000/0.000000000005))" office:value-type="float" office:value="-0.340712949909804" calcext:value-type="float">
            <text:p>-0.3407</text:p>
          </table:table-cell>
          <table:table-cell table:formula="of:=IF(Op_mode=&quot;Boost&quot;; [.C21]+[.E21]+[.G21]+[.I21]+[.K21]+[.M21]+20*LOG(Vout_LP/Ioutmax/2*gm_PS*eff*Vin_LP/Vout_LP*gm_EA*10000000*1.129/Vout_max)+[.Q21]+[.S21]+[.U21]+[.Y21]; [.E21]+[.G21]+[.I21]+[.K21]+[.M21]+20*LOG(Vout_LP/Ioutmax*gm_PS*gm_EA*10000000*1.129/Vout_max)+[.Q21]+[.S21]+[.U21]+[.Y21])" office:value-type="float" office:value="-22.0621070678484" calcext:value-type="float">
            <text:p>-22.0621</text:p>
          </table:table-cell>
          <table:table-cell table:formula="of:=IF(Op_mode=&quot;Boost&quot;; [.D21]+[.F21]+[.H21]+[.J21]+180+[.L21]+[.N21]+[.R21]+[.T21]+[.V21]+[.X21]+[.Z21]; [.F21]+[.H21]+[.J21]+180+[.L21]+[.N21]+[.R21]+[.T21]+[.V21]+[.Z21])" office:value-type="float" office:value="58.9377060193611" calcext:value-type="float">
            <text:p>58.9377</text:p>
          </table:table-cell>
          <table:table-cell table:formula="of:=[.AA21]+[.O21]" office:value-type="float" office:value="-25.1828974119877" calcext:value-type="float">
            <text:p>-25.1829</text:p>
          </table:table-cell>
          <table:table-cell table:formula="of:=[.AB21]+[.P21]" office:value-type="float" office:value="13.2179824885564" calcext:value-type="float">
            <text:p>13.2180</text:p>
          </table:table-cell>
          <table:table-cell table:number-columns-repeated="16354"/>
        </table:table-row>
        <table:table-row table:style-name="ro6">
          <table:table-cell office:value-type="float" office:value="2.9" calcext:value-type="float">
            <text:p>2.9</text:p>
          </table:table-cell>
          <table:table-cell table:formula="of:=10*10^[.A22]" office:value-type="float" office:value="7943.28234724281" calcext:value-type="float">
            <text:p>7,943</text:p>
          </table:table-cell>
          <table:table-cell table:formula="of:=20*LOG(SQRT(([.B22]/fzRHP)^2+1))" office:value-type="float" office:value="2.99825918540833" calcext:value-type="float">
            <text:p>2.9983</text:p>
          </table:table-cell>
          <table:table-cell table:formula="of:=-180/PI()*ATAN([.B22]/fzRHP)" office:value-type="float" office:value="-44.920463703254" calcext:value-type="float">
            <text:p>-44.9205</text:p>
          </table:table-cell>
          <table:table-cell table:formula="of:=20*LOG(1/SQRT(([.B22]/fp)^2+1))" office:value-type="float" office:value="-27.6679409869806" calcext:value-type="float">
            <text:p>-27.6679</text:p>
          </table:table-cell>
          <table:table-cell table:formula="of:=-180/PI()*ATAN([.B22]/fp)" office:value-type="float" office:value="-87.629447955338" calcext:value-type="float">
            <text:p>-87.6294</text:p>
          </table:table-cell>
          <table:table-cell table:formula="of:=20*LOG(SQRT(([.B22]/fz_ESR)^2+1))" office:value-type="float" office:value="0.365844322755495" calcext:value-type="float">
            <text:p>0.3658</text:p>
          </table:table-cell>
          <table:table-cell table:formula="of:=180/PI()*ATAN([.B22]/fz_ESR)" office:value-type="float" office:value="16.5129910587044" calcext:value-type="float">
            <text:p>16.5130</text:p>
          </table:table-cell>
          <table:table-cell table:formula="of:=20*LOG(1/SQRT(([.B22]/(1/2/PI()/ESR/(Cout_c*Cout_e/(Cout_c+Cout_e))))^2+1))" office:value-type="float" office:value="-0.00315336243714054" calcext:value-type="float">
            <text:p>-0.0032</text:p>
          </table:table-cell>
          <table:table-cell table:formula="of:=-180/PI()*ATAN([.B22]/(1/2/PI()/(ESR)/(Cout_c*Cout_e/(Cout_c+Cout_e))))" office:value-type="float" office:value="-1.54380037974143" calcext:value-type="float">
            <text:p>-1.5438</text:p>
          </table:table-cell>
          <table:table-cell table:formula="of:=20*LOG(1/SQRT(([.B22]/(1/2/PI()/10000000/(Ccomp+Cp+0.000000000003)))^2+1))" office:value-type="float" office:value="-94.1528702484694" calcext:value-type="float">
            <text:p>-94.1529</text:p>
          </table:table-cell>
          <table:table-cell table:formula="of:=-180/PI()*ATAN([.B22]/(1/2/PI()/10000000/(Ccomp+Cp+0.000000000003)))" office:value-type="float" office:value="-89.9988767430355" calcext:value-type="float">
            <text:p>-89.9989</text:p>
          </table:table-cell>
          <table:table-cell table:formula="of:=20*LOG(SQRT(([.B22]/fz_comp)^2+1))" office:value-type="float" office:value="35.5484328905717" calcext:value-type="float">
            <text:p>35.5484</text:p>
          </table:table-cell>
          <table:table-cell table:formula="of:=180/PI()*ATAN([.B22]/fz_comp)" office:value-type="float" office:value="89.04342029216" calcext:value-type="float">
            <text:p>89.0434</text:p>
          </table:table-cell>
          <table:table-cell table:formula="of:=20*LOG(1/SQRT(([.B22]/fp_comp2)^2+1))" office:value-type="float" office:value="-4.25953223396472" calcext:value-type="float">
            <text:p>-4.2595</text:p>
          </table:table-cell>
          <table:table-cell table:formula="of:=-180/PI()*ATAN([.B22]/fp_comp2)" office:value-type="float" office:value="-52.2379636455145" calcext:value-type="float">
            <text:p>-52.2380</text:p>
          </table:table-cell>
          <table:table-cell table:formula="of:=20*LOG(1/SQRT(([.B22]/(1/2/PI()/400000/0.0000000000055))^2+1))" office:value-type="float" office:value="-0.052045660904163" calcext:value-type="float">
            <text:p>-0.0520</text:p>
          </table:table-cell>
          <table:table-cell table:formula="of:=-180/PI()*ATAN([.B22]/(1/2/PI()/400000/0.0000000000055))" office:value-type="float" office:value="-6.26597907824004" calcext:value-type="float">
            <text:p>-6.2660</text:p>
          </table:table-cell>
          <table:table-cell table:formula="of:=20*LOG(SQRT((2*PI()*R_ca*C_ca*[.B22])^2+1))" office:value-type="float" office:value="0.40449308178" calcext:value-type="float">
            <text:p>0.4045</text:p>
          </table:table-cell>
          <table:table-cell table:formula="of:=180/PI()*ATAN(2*PI()*R_ca*C_ca*[.B22])" office:value-type="float" office:value="17.3504259890386" calcext:value-type="float">
            <text:p>17.3504</text:p>
          </table:table-cell>
          <table:table-cell table:formula="of:=20*LOG(1/SQRT((2*PI()*[.B22]*R_ca*C_ca)^2+(1-(2*PI()*[.B22])^2*C_ca/gm_ca/(IF(Op_mode=&quot;Boost&quot;; Vout_LP; Vin_LP)/V_m/L)*gm_PS)^2))" office:value-type="float" office:value="-0.402656371268579" calcext:value-type="float">
            <text:p>-0.4027</text:p>
          </table:table-cell>
          <table:table-cell table:formula="of:=IF(-180/PI()*ATAN((2*PI()*[.B22]*R_ca*C_ca)/(1-(2*PI()*[.B22])^2*C_ca/gm_ca/(IF(Op_mode=&quot;Boost&quot;; Vout_LP; Vin_LP)/V_m/L)*gm_PS))&gt;0; -180/PI()*ATAN((2*PI()*[.B22]*R_ca*C_ca)/(1-(2*PI()*[.B22])^2*C_ca/gm_ca/(IF(Op_mode=&quot;Boost&quot;; Vout_LP; Vin_LP)/V_m/L)*gm_PS))-180; -180/PI()*ATAN((2*PI()*[.B22]*R_ca*C_ca)/(1-(2*PI()*[.B22])^2*C_ca/gm_ca/(IF(Op_mode=&quot;Boost&quot;; Vout_LP; Vin_LP)/V_m/L)*gm_PS)))" office:value-type="float" office:value="-17.3542117539365" calcext:value-type="float">
            <text:p>-17.3542</text:p>
          </table:table-cell>
          <table:table-cell office:value-type="float" office:value="0" calcext:value-type="float">
            <text:p>0.0000</text:p>
          </table:table-cell>
          <table:table-cell table:formula="of:=IF([.B22]&lt;fsw; -180*[.B22]*1/2/fsw; -90)" office:value-type="float" office:value="-1.45599880092027" calcext:value-type="float">
            <text:p>-1.4560</text:p>
          </table:table-cell>
          <table:table-cell table:formula="of:=20*LOG(1/SQRT(([.B22]/(1/2/PI()/30000/0.000000000005))^2+1))" office:value-type="float" office:value="-0.000243396537765934" calcext:value-type="float">
            <text:p>-0.0002</text:p>
          </table:table-cell>
          <table:table-cell table:formula="of:=-180/PI()*ATAN([.B22]/(1/2/PI()/30000/0.000000000005))" office:value-type="float" office:value="-0.428929233658612" calcext:value-type="float">
            <text:p>-0.4289</text:p>
          </table:table-cell>
          <table:table-cell table:formula="of:=IF(Op_mode=&quot;Boost&quot;; [.C22]+[.E22]+[.G22]+[.I22]+[.K22]+[.M22]+20*LOG(Vout_LP/Ioutmax/2*gm_PS*eff*Vin_LP/Vout_LP*gm_EA*10000000*1.129/Vout_max)+[.Q22]+[.S22]+[.U22]+[.Y22]; [.E22]+[.G22]+[.I22]+[.K22]+[.M22]+20*LOG(Vout_LP/Ioutmax*gm_PS*gm_EA*10000000*1.129/Vout_max)+[.Q22]+[.S22]+[.U22]+[.Y22])" office:value-type="float" office:value="-23.0636228107039" calcext:value-type="float">
            <text:p>-23.0636</text:p>
          </table:table-cell>
          <table:table-cell table:formula="of:=IF(Op_mode=&quot;Boost&quot;; [.D22]+[.F22]+[.H22]+[.J22]+180+[.L22]+[.N22]+[.R22]+[.T22]+[.V22]+[.X22]+[.Z22]; [.F22]+[.H22]+[.J22]+180+[.L22]+[.N22]+[.R22]+[.T22]+[.V22]+[.Z22])" office:value-type="float" office:value="53.3091296917787" calcext:value-type="float">
            <text:p>53.3091</text:p>
          </table:table-cell>
          <table:table-cell table:formula="of:=[.AA22]+[.O22]" office:value-type="float" office:value="-27.3231550446686" calcext:value-type="float">
            <text:p>-27.3232</text:p>
          </table:table-cell>
          <table:table-cell table:formula="of:=[.AB22]+[.P22]" office:value-type="float" office:value="1.0711660462642" calcext:value-type="float">
            <text:p>1.0712</text:p>
          </table:table-cell>
          <table:table-cell table:number-columns-repeated="16354"/>
        </table:table-row>
        <table:table-row table:style-name="ro6">
          <table:table-cell office:value-type="float" office:value="3" calcext:value-type="float">
            <text:p>3</text:p>
          </table:table-cell>
          <table:table-cell table:style-name="ce157" table:formula="of:=10*10^[.A23]" office:value-type="float" office:value="10000" calcext:value-type="float">
            <text:p>10,000</text:p>
          </table:table-cell>
          <table:table-cell table:formula="of:=20*LOG(SQRT(([.B23]/fzRHP)^2+1))" office:value-type="float" office:value="4.10965610991224" calcext:value-type="float">
            <text:p>4.1097</text:p>
          </table:table-cell>
          <table:table-cell table:formula="of:=-180/PI()*ATAN([.B23]/fzRHP)" office:value-type="float" office:value="-51.4613942771785" calcext:value-type="float">
            <text:p>-51.4614</text:p>
          </table:table-cell>
          <table:table-cell table:formula="of:=20*LOG(1/SQRT(([.B23]/fp)^2+1))" office:value-type="float" office:value="-29.6651981252497" calcext:value-type="float">
            <text:p>-29.6652</text:p>
          </table:table-cell>
          <table:table-cell table:formula="of:=-180/PI()*ATAN([.B23]/fp)" office:value-type="float" office:value="-88.116607050527" calcext:value-type="float">
            <text:p>-88.1166</text:p>
          </table:table-cell>
          <table:table-cell table:formula="of:=20*LOG(SQRT(([.B23]/fz_ESR)^2+1))" office:value-type="float" office:value="0.566358367166108" calcext:value-type="float">
            <text:p>0.5664</text:p>
          </table:table-cell>
          <table:table-cell table:formula="of:=180/PI()*ATAN([.B23]/fz_ESR)" office:value-type="float" office:value="20.46664083897" calcext:value-type="float">
            <text:p>20.4666</text:p>
          </table:table-cell>
          <table:table-cell table:formula="of:=20*LOG(1/SQRT(([.B23]/(1/2/PI()/ESR/(Cout_c*Cout_e/(Cout_c+Cout_e))))^2+1))" office:value-type="float" office:value="-0.00499668198571546" calcext:value-type="float">
            <text:p>-0.0050</text:p>
          </table:table-cell>
          <table:table-cell table:formula="of:=-180/PI()*ATAN([.B23]/(1/2/PI()/(ESR)/(Cout_c*Cout_e/(Cout_c+Cout_e))))" office:value-type="float" office:value="-1.94325454328402" calcext:value-type="float">
            <text:p>-1.9433</text:p>
          </table:table-cell>
          <table:table-cell table:formula="of:=20*LOG(1/SQRT(([.B23]/(1/2/PI()/10000000/(Ccomp+Cp+0.000000000003)))^2+1))" office:value-type="float" office:value="-96.1528702478534" calcext:value-type="float">
            <text:p>-96.1529</text:p>
          </table:table-cell>
          <table:table-cell table:formula="of:=-180/PI()*ATAN([.B23]/(1/2/PI()/10000000/(Ccomp+Cp+0.000000000003)))" office:value-type="float" office:value="-89.9991077652782" calcext:value-type="float">
            <text:p>-89.9991</text:p>
          </table:table-cell>
          <table:table-cell table:formula="of:=20*LOG(SQRT(([.B23]/fz_comp)^2+1))" office:value-type="float" office:value="37.5479861659137" calcext:value-type="float">
            <text:p>37.5480</text:p>
          </table:table-cell>
          <table:table-cell table:formula="of:=180/PI()*ATAN([.B23]/fz_comp)" office:value-type="float" office:value="89.240135675195" calcext:value-type="float">
            <text:p>89.2401</text:p>
          </table:table-cell>
          <table:table-cell table:formula="of:=20*LOG(1/SQRT(([.B23]/fp_comp2)^2+1))" office:value-type="float" office:value="-5.61260961196229" calcext:value-type="float">
            <text:p>-5.6126</text:p>
          </table:table-cell>
          <table:table-cell table:formula="of:=-180/PI()*ATAN([.B23]/fp_comp2)" office:value-type="float" office:value="-58.395948530768" calcext:value-type="float">
            <text:p>-58.3959</text:p>
          </table:table-cell>
          <table:table-cell table:formula="of:=20*LOG(1/SQRT(([.B23]/(1/2/PI()/400000/0.0000000000055))^2+1))" office:value-type="float" office:value="-0.0822002080340194" calcext:value-type="float">
            <text:p>-0.0822</text:p>
          </table:table-cell>
          <table:table-cell table:formula="of:=-180/PI()*ATAN([.B23]/(1/2/PI()/400000/0.0000000000055))" office:value-type="float" office:value="-7.87012659583365" calcext:value-type="float">
            <text:p>-7.8701</text:p>
          </table:table-cell>
          <table:table-cell table:formula="of:=20*LOG(SQRT((2*PI()*R_ca*C_ca*[.B23])^2+1))" office:value-type="float" office:value="0.624715893757749" calcext:value-type="float">
            <text:p>0.6247</text:p>
          </table:table-cell>
          <table:table-cell table:formula="of:=180/PI()*ATAN(2*PI()*R_ca*C_ca*[.B23])" office:value-type="float" office:value="21.4710739277699" calcext:value-type="float">
            <text:p>21.4711</text:p>
          </table:table-cell>
          <table:table-cell table:formula="of:=20*LOG(1/SQRT((2*PI()*[.B23]*R_ca*C_ca)^2+(1-(2*PI()*[.B23])^2*C_ca/gm_ca/(IF(Op_mode=&quot;Boost&quot;; Vout_LP; Vin_LP)/V_m/L)*gm_PS)^2))" office:value-type="float" office:value="-0.621948726127133" calcext:value-type="float">
            <text:p>-0.6219</text:p>
          </table:table-cell>
          <table:table-cell table:formula="of:=IF(-180/PI()*ATAN((2*PI()*[.B23]*R_ca*C_ca)/(1-(2*PI()*[.B23])^2*C_ca/gm_ca/(IF(Op_mode=&quot;Boost&quot;; Vout_LP; Vin_LP)/V_m/L)*gm_PS))&gt;0; -180/PI()*ATAN((2*PI()*[.B23]*R_ca*C_ca)/(1-(2*PI()*[.B23])^2*C_ca/gm_ca/(IF(Op_mode=&quot;Boost&quot;; Vout_LP; Vin_LP)/V_m/L)*gm_PS))-180; -180/PI()*ATAN((2*PI()*[.B23]*R_ca*C_ca)/(1-(2*PI()*[.B23])^2*C_ca/gm_ca/(IF(Op_mode=&quot;Boost&quot;; Vout_LP; Vin_LP)/V_m/L)*gm_PS)))" office:value-type="float" office:value="-21.4782548112963" calcext:value-type="float">
            <text:p>-21.4783</text:p>
          </table:table-cell>
          <table:table-cell office:value-type="float" office:value="0" calcext:value-type="float">
            <text:p>0.0000</text:p>
          </table:table-cell>
          <table:table-cell table:formula="of:=IF([.B23]&lt;fsw; -180*[.B23]*1/2/fsw; -90)" office:value-type="float" office:value="-1.83299389002037" calcext:value-type="float">
            <text:p>-1.8330</text:p>
          </table:table-cell>
          <table:table-cell table:formula="of:=20*LOG(1/SQRT(([.B23]/(1/2/PI()/30000/0.000000000005))^2+1))" office:value-type="float" office:value="-0.000385751193497091" calcext:value-type="float">
            <text:p>-0.0004</text:p>
          </table:table-cell>
          <table:table-cell table:formula="of:=-180/PI()*ATAN([.B23]/(1/2/PI()/30000/0.000000000005))" office:value-type="float" office:value="-0.539984012092951" calcext:value-type="float">
            <text:p>-0.5400</text:p>
          </table:table-cell>
          <table:table-cell table:formula="of:=IF(Op_mode=&quot;Boost&quot;; [.C23]+[.E23]+[.G23]+[.I23]+[.K23]+[.M23]+20*LOG(Vout_LP/Ioutmax/2*gm_PS*eff*Vin_LP/Vout_LP*gm_EA*10000000*1.129/Vout_max)+[.Q23]+[.S23]+[.U23]+[.Y23]; [.E23]+[.G23]+[.I23]+[.K23]+[.M23]+20*LOG(Vout_LP/Ioutmax*gm_PS*gm_EA*10000000*1.129/Vout_max)+[.Q23]+[.S23]+[.U23]+[.Y23])" office:value-type="float" office:value="-23.7806254683155" calcext:value-type="float">
            <text:p>-23.7806</text:p>
          </table:table-cell>
          <table:table-cell table:formula="of:=IF(Op_mode=&quot;Boost&quot;; [.D23]+[.F23]+[.H23]+[.J23]+180+[.L23]+[.N23]+[.R23]+[.T23]+[.V23]+[.X23]+[.Z23]; [.F23]+[.H23]+[.J23]+180+[.L23]+[.N23]+[.R23]+[.T23]+[.V23]+[.Z23])" office:value-type="float" office:value="47.936127496424" calcext:value-type="float">
            <text:p>47.9361</text:p>
          </table:table-cell>
          <table:table-cell table:formula="of:=[.AA23]+[.O23]" office:value-type="float" office:value="-29.3932350802778" calcext:value-type="float">
            <text:p>-29.3932</text:p>
          </table:table-cell>
          <table:table-cell table:formula="of:=[.AB23]+[.P23]" office:value-type="float" office:value="-10.459821034344" calcext:value-type="float">
            <text:p>-10.4598</text:p>
          </table:table-cell>
          <table:table-cell table:number-columns-repeated="16354"/>
        </table:table-row>
        <table:table-row table:style-name="ro6">
          <table:table-cell office:value-type="float" office:value="3.1" calcext:value-type="float">
            <text:p>3.1</text:p>
          </table:table-cell>
          <table:table-cell table:formula="of:=10*10^[.A24]" office:value-type="float" office:value="12589.2541179417" calcext:value-type="float">
            <text:p>12,589</text:p>
          </table:table-cell>
          <table:table-cell table:formula="of:=20*LOG(SQRT(([.B24]/fzRHP)^2+1))" office:value-type="float" office:value="5.43816994461038" calcext:value-type="float">
            <text:p>5.4382</text:p>
          </table:table-cell>
          <table:table-cell table:formula="of:=-180/PI()*ATAN([.B24]/fzRHP)" office:value-type="float" office:value="-57.6779909858783" calcext:value-type="float">
            <text:p>-57.6780</text:p>
          </table:table-cell>
          <table:table-cell table:formula="of:=20*LOG(1/SQRT(([.B24]/fp)^2+1))" office:value-type="float" office:value="-31.663466604746" calcext:value-type="float">
            <text:p>-31.6635</text:p>
          </table:table-cell>
          <table:table-cell table:formula="of:=-180/PI()*ATAN([.B24]/fp)" office:value-type="float" office:value="-88.5037689452258" calcext:value-type="float">
            <text:p>-88.5038</text:p>
          </table:table-cell>
          <table:table-cell table:formula="of:=20*LOG(SQRT(([.B24]/fz_ESR)^2+1))" office:value-type="float" office:value="0.866325042625348" calcext:value-type="float">
            <text:p>0.8663</text:p>
          </table:table-cell>
          <table:table-cell table:formula="of:=180/PI()*ATAN([.B24]/fz_ESR)" office:value-type="float" office:value="25.1668443605524" calcext:value-type="float">
            <text:p>25.1668</text:p>
          </table:table-cell>
          <table:table-cell table:formula="of:=20*LOG(1/SQRT(([.B24]/(1/2/PI()/ESR/(Cout_c*Cout_e/(Cout_c+Cout_e))))^2+1))" office:value-type="float" office:value="-0.0079165449183262" calcext:value-type="float">
            <text:p>-0.0079</text:p>
          </table:table-cell>
          <table:table-cell table:formula="of:=-180/PI()*ATAN([.B24]/(1/2/PI()/(ESR)/(Cout_c*Cout_e/(Cout_c+Cout_e))))" office:value-type="float" office:value="-2.4458642188677" calcext:value-type="float">
            <text:p>-2.4459</text:p>
          </table:table-cell>
          <table:table-cell table:formula="of:=20*LOG(1/SQRT(([.B24]/(1/2/PI()/10000000/(Ccomp+Cp+0.000000000003)))^2+1))" office:value-type="float" office:value="-98.1528702474648" calcext:value-type="float">
            <text:p>-98.1529</text:p>
          </table:table-cell>
          <table:table-cell table:formula="of:=-180/PI()*ATAN([.B24]/(1/2/PI()/10000000/(Ccomp+Cp+0.000000000003)))" office:value-type="float" office:value="-89.9992912727685" calcext:value-type="float">
            <text:p>-89.9993</text:p>
          </table:table-cell>
          <table:table-cell table:formula="of:=20*LOG(SQRT(([.B24]/fz_comp)^2+1))" office:value-type="float" office:value="39.5477042780647" calcext:value-type="float">
            <text:p>39.5477</text:p>
          </table:table-cell>
          <table:table-cell table:formula="of:=180/PI()*ATAN([.B24]/fz_comp)" office:value-type="float" office:value="89.3964052529492" calcext:value-type="float">
            <text:p>89.3964</text:p>
          </table:table-cell>
          <table:table-cell table:formula="of:=20*LOG(1/SQRT(([.B24]/fp_comp2)^2+1))" office:value-type="float" office:value="-7.14852458716966" calcext:value-type="float">
            <text:p>-7.1485</text:p>
          </table:table-cell>
          <table:table-cell table:formula="of:=-180/PI()*ATAN([.B24]/fp_comp2)" office:value-type="float" office:value="-63.9528620104278" calcext:value-type="float">
            <text:p>-63.9529</text:p>
          </table:table-cell>
          <table:table-cell table:formula="of:=20*LOG(1/SQRT(([.B24]/(1/2/PI()/400000/0.0000000000055))^2+1))" office:value-type="float" office:value="-0.129567161770173" calcext:value-type="float">
            <text:p>-0.1296</text:p>
          </table:table-cell>
          <table:table-cell table:formula="of:=-180/PI()*ATAN([.B24]/(1/2/PI()/400000/0.0000000000055))" office:value-type="float" office:value="-9.87183051014235" calcext:value-type="float">
            <text:p>-9.8718</text:p>
          </table:table-cell>
          <table:table-cell table:formula="of:=20*LOG(SQRT((2*PI()*R_ca*C_ca*[.B24])^2+1))" office:value-type="float" office:value="0.952367366946011" calcext:value-type="float">
            <text:p>0.9524</text:p>
          </table:table-cell>
          <table:table-cell table:formula="of:=180/PI()*ATAN(2*PI()*R_ca*C_ca*[.B24])" office:value-type="float" office:value="26.3432263641592" calcext:value-type="float">
            <text:p>26.3432</text:p>
          </table:table-cell>
          <table:table-cell table:formula="of:=20*LOG(1/SQRT((2*PI()*[.B24]*R_ca*C_ca)^2+(1-(2*PI()*[.B24])^2*C_ca/gm_ca/(IF(Op_mode=&quot;Boost&quot;; Vout_LP; Vin_LP)/V_m/L)*gm_PS)^2))" office:value-type="float" office:value="-0.948300231982159" calcext:value-type="float">
            <text:p>-0.9483</text:p>
          </table:table-cell>
          <table:table-cell table:formula="of:=IF(-180/PI()*ATAN((2*PI()*[.B24]*R_ca*C_ca)/(1-(2*PI()*[.B24])^2*C_ca/gm_ca/(IF(Op_mode=&quot;Boost&quot;; Vout_LP; Vin_LP)/V_m/L)*gm_PS))&gt;0; -180/PI()*ATAN((2*PI()*[.B24]*R_ca*C_ca)/(1-(2*PI()*[.B24])^2*C_ca/gm_ca/(IF(Op_mode=&quot;Boost&quot;; Vout_LP; Vin_LP)/V_m/L)*gm_PS))-180; -180/PI()*ATAN((2*PI()*[.B24]*R_ca*C_ca)/(1-(2*PI()*[.B24])^2*C_ca/gm_ca/(IF(Op_mode=&quot;Boost&quot;; Vout_LP; Vin_LP)/V_m/L)*gm_PS)))" office:value-type="float" office:value="-26.3565149184894" calcext:value-type="float">
            <text:p>-26.3565</text:p>
          </table:table-cell>
          <table:table-cell office:value-type="float" office:value="0" calcext:value-type="float">
            <text:p>0.0000</text:p>
          </table:table-cell>
          <table:table-cell table:formula="of:=IF([.B24]&lt;fsw; -180*[.B24]*1/2/fsw; -90)" office:value-type="float" office:value="-2.30760258781009" calcext:value-type="float">
            <text:p>-2.3076</text:p>
          </table:table-cell>
          <table:table-cell table:formula="of:=20*LOG(1/SQRT(([.B24]/(1/2/PI()/30000/0.000000000005))^2+1))" office:value-type="float" office:value="-0.000611358560616587" calcext:value-type="float">
            <text:p>-0.0006</text:p>
          </table:table-cell>
          <table:table-cell table:formula="of:=-180/PI()*ATAN([.B24]/(1/2/PI()/30000/0.000000000005))" office:value-type="float" office:value="-0.679787823294711" calcext:value-type="float">
            <text:p>-0.6798</text:p>
          </table:table-cell>
          <table:table-cell table:formula="of:=IF(Op_mode=&quot;Boost&quot;; [.C24]+[.E24]+[.G24]+[.I24]+[.K24]+[.M24]+20*LOG(Vout_LP/Ioutmax/2*gm_PS*eff*Vin_LP/Vout_LP*gm_EA*10000000*1.129/Vout_max)+[.Q24]+[.S24]+[.U24]+[.Y24]; [.E24]+[.G24]+[.I24]+[.K24]+[.M24]+20*LOG(Vout_LP/Ioutmax*gm_PS*gm_EA*10000000*1.129/Vout_max)+[.Q24]+[.S24]+[.U24]+[.Y24])" office:value-type="float" office:value="-24.1999077818175" calcext:value-type="float">
            <text:p>-24.1999</text:p>
          </table:table-cell>
          <table:table-cell table:formula="of:=IF(Op_mode=&quot;Boost&quot;; [.D24]+[.F24]+[.H24]+[.J24]+180+[.L24]+[.N24]+[.R24]+[.T24]+[.V24]+[.X24]+[.Z24]; [.F24]+[.H24]+[.J24]+180+[.L24]+[.N24]+[.R24]+[.T24]+[.V24]+[.Z24])" office:value-type="float" office:value="43.0638247151839" calcext:value-type="float">
            <text:p>43.0638</text:p>
          </table:table-cell>
          <table:table-cell table:formula="of:=[.AA24]+[.O24]" office:value-type="float" office:value="-31.3484323689872" calcext:value-type="float">
            <text:p>-31.3484</text:p>
          </table:table-cell>
          <table:table-cell table:formula="of:=[.AB24]+[.P24]" office:value-type="float" office:value="-20.8890372952439" calcext:value-type="float">
            <text:p>-20.8890</text:p>
          </table:table-cell>
          <table:table-cell table:number-columns-repeated="16354"/>
        </table:table-row>
        <table:table-row table:style-name="ro6">
          <table:table-cell office:value-type="float" office:value="3.2" calcext:value-type="float">
            <text:p>3.2</text:p>
          </table:table-cell>
          <table:table-cell table:formula="of:=10*10^[.A25]" office:value-type="float" office:value="15848.9319246111" calcext:value-type="float">
            <text:p>15,849</text:p>
          </table:table-cell>
          <table:table-cell table:formula="of:=20*LOG(SQRT(([.B25]/fzRHP)^2+1))" office:value-type="float" office:value="6.95396500479129" calcext:value-type="float">
            <text:p>6.9540</text:p>
          </table:table-cell>
          <table:table-cell table:formula="of:=-180/PI()*ATAN([.B25]/fzRHP)" office:value-type="float" office:value="-63.316783362209" calcext:value-type="float">
            <text:p>-63.3168</text:p>
          </table:table-cell>
          <table:table-cell table:formula="of:=20*LOG(1/SQRT(([.B25]/fp)^2+1))" office:value-type="float" office:value="-33.6623737338516" calcext:value-type="float">
            <text:p>-33.6624</text:p>
          </table:table-cell>
          <table:table-cell table:formula="of:=-180/PI()*ATAN([.B25]/fp)" office:value-type="float" office:value="-88.8114017235679" calcext:value-type="float">
            <text:p>-88.8114</text:p>
          </table:table-cell>
          <table:table-cell table:formula="of:=20*LOG(SQRT(([.B25]/fz_ESR)^2+1))" office:value-type="float" office:value="1.30298664264054" calcext:value-type="float">
            <text:p>1.3030</text:p>
          </table:table-cell>
          <table:table-cell table:formula="of:=180/PI()*ATAN([.B25]/fz_ESR)" office:value-type="float" office:value="30.6049832379223" calcext:value-type="float">
            <text:p>30.6050</text:p>
          </table:table-cell>
          <table:table-cell table:formula="of:=20*LOG(1/SQRT(([.B25]/(1/2/PI()/ESR/(Cout_c*Cout_e/(Cout_c+Cout_e))))^2+1))" office:value-type="float" office:value="-0.0125401983796548" calcext:value-type="float">
            <text:p>-0.0125</text:p>
          </table:table-cell>
          <table:table-cell table:formula="of:=-180/PI()*ATAN([.B25]/(1/2/PI()/(ESR)/(Cout_c*Cout_e/(Cout_c+Cout_e))))" office:value-type="float" office:value="-3.07806774184396" calcext:value-type="float">
            <text:p>-3.0781</text:p>
          </table:table-cell>
          <table:table-cell table:formula="of:=20*LOG(1/SQRT(([.B25]/(1/2/PI()/10000000/(Ccomp+Cp+0.000000000003)))^2+1))" office:value-type="float" office:value="-100.15287024722" calcext:value-type="float">
            <text:p>-100.1529</text:p>
          </table:table-cell>
          <table:table-cell table:formula="of:=-180/PI()*ATAN([.B25]/(1/2/PI()/10000000/(Ccomp+Cp+0.000000000003)))" office:value-type="float" office:value="-89.9994370379493" calcext:value-type="float">
            <text:p>-89.9994</text:p>
          </table:table-cell>
          <table:table-cell table:formula="of:=20*LOG(SQRT(([.B25]/fz_comp)^2+1))" office:value-type="float" office:value="41.5475264094414" calcext:value-type="float">
            <text:p>41.5475</text:p>
          </table:table-cell>
          <table:table-cell table:formula="of:=180/PI()*ATAN([.B25]/fz_comp)" office:value-type="float" office:value="89.5205411045169" calcext:value-type="float">
            <text:p>89.5205</text:p>
          </table:table-cell>
          <table:table-cell table:formula="of:=20*LOG(1/SQRT(([.B25]/fp_comp2)^2+1))" office:value-type="float" office:value="-8.82794274926023" calcext:value-type="float">
            <text:p>-8.8279</text:p>
          </table:table-cell>
          <table:table-cell table:formula="of:=-180/PI()*ATAN([.B25]/fp_comp2)" office:value-type="float" office:value="-68.7823411811014" calcext:value-type="float">
            <text:p>-68.7823</text:p>
          </table:table-cell>
          <table:table-cell table:formula="of:=20*LOG(1/SQRT(([.B25]/(1/2/PI()/400000/0.0000000000055))^2+1))" office:value-type="float" office:value="-0.203596274913615" calcext:value-type="float">
            <text:p>-0.2036</text:p>
          </table:table-cell>
          <table:table-cell table:formula="of:=-180/PI()*ATAN([.B25]/(1/2/PI()/400000/0.0000000000055))" office:value-type="float" office:value="-12.3571251513539" calcext:value-type="float">
            <text:p>-12.3571</text:p>
          </table:table-cell>
          <table:table-cell table:formula="of:=20*LOG(SQRT((2*PI()*R_ca*C_ca*[.B25])^2+1))" office:value-type="float" office:value="1.425787300125" calcext:value-type="float">
            <text:p>1.4258</text:p>
          </table:table-cell>
          <table:table-cell table:formula="of:=180/PI()*ATAN(2*PI()*R_ca*C_ca*[.B25])" office:value-type="float" office:value="31.9386674233203" calcext:value-type="float">
            <text:p>31.9387</text:p>
          </table:table-cell>
          <table:table-cell table:formula="of:=20*LOG(1/SQRT((2*PI()*[.B25]*R_ca*C_ca)^2+(1-(2*PI()*[.B25])^2*C_ca/gm_ca/(IF(Op_mode=&quot;Boost&quot;; Vout_LP; Vin_LP)/V_m/L)*gm_PS)^2))" office:value-type="float" office:value="-1.42000689642275" calcext:value-type="float">
            <text:p>-1.4200</text:p>
          </table:table-cell>
          <table:table-cell table:formula="of:=IF(-180/PI()*ATAN((2*PI()*[.B25]*R_ca*C_ca)/(1-(2*PI()*[.B25])^2*C_ca/gm_ca/(IF(Op_mode=&quot;Boost&quot;; Vout_LP; Vin_LP)/V_m/L)*gm_PS))&gt;0; -180/PI()*ATAN((2*PI()*[.B25]*R_ca*C_ca)/(1-(2*PI()*[.B25])^2*C_ca/gm_ca/(IF(Op_mode=&quot;Boost&quot;; Vout_LP; Vin_LP)/V_m/L)*gm_PS))-180; -180/PI()*ATAN((2*PI()*[.B25]*R_ca*C_ca)/(1-(2*PI()*[.B25])^2*C_ca/gm_ca/(IF(Op_mode=&quot;Boost&quot;; Vout_LP; Vin_LP)/V_m/L)*gm_PS)))" office:value-type="float" office:value="-31.9624479470494" calcext:value-type="float">
            <text:p>-31.9624</text:p>
          </table:table-cell>
          <table:table-cell office:value-type="float" office:value="0" calcext:value-type="float">
            <text:p>0.0000</text:p>
          </table:table-cell>
          <table:table-cell table:formula="of:=IF([.B25]&lt;fsw; -180*[.B25]*1/2/fsw; -90)" office:value-type="float" office:value="-2.90509953811609" calcext:value-type="float">
            <text:p>-2.9051</text:p>
          </table:table-cell>
          <table:table-cell table:formula="of:=20*LOG(1/SQRT(([.B25]/(1/2/PI()/30000/0.000000000005))^2+1))" office:value-type="float" office:value="-0.000968898135833006" calcext:value-type="float">
            <text:p>-0.0010</text:p>
          </table:table-cell>
          <table:table-cell table:formula="of:=-180/PI()*ATAN([.B25]/(1/2/PI()/30000/0.000000000005))" office:value-type="float" office:value="-0.855778680052413" calcext:value-type="float">
            <text:p>-0.8558</text:p>
          </table:table-cell>
          <table:table-cell table:formula="of:=IF(Op_mode=&quot;Boost&quot;; [.C25]+[.E25]+[.G25]+[.I25]+[.K25]+[.M25]+20*LOG(Vout_LP/Ioutmax/2*gm_PS*eff*Vin_LP/Vout_LP*gm_EA*10000000*1.129/Vout_max)+[.Q25]+[.S25]+[.U25]+[.Y25]; [.E25]+[.G25]+[.I25]+[.K25]+[.M25]+20*LOG(Vout_LP/Ioutmax*gm_PS*gm_EA*10000000*1.129/Vout_max)+[.Q25]+[.S25]+[.U25]+[.Y25])" office:value-type="float" office:value="-24.323833156547" calcext:value-type="float">
            <text:p>-24.3238</text:p>
          </table:table-cell>
          <table:table-cell table:formula="of:=IF(Op_mode=&quot;Boost&quot;; [.D25]+[.F25]+[.H25]+[.J25]+180+[.L25]+[.N25]+[.R25]+[.T25]+[.V25]+[.X25]+[.Z25]; [.F25]+[.H25]+[.J25]+180+[.L25]+[.N25]+[.R25]+[.T25]+[.V25]+[.Z25])" office:value-type="float" office:value="38.7780505836175" calcext:value-type="float">
            <text:p>38.7781</text:p>
          </table:table-cell>
          <table:table-cell table:formula="of:=[.AA25]+[.O25]" office:value-type="float" office:value="-33.1517759058073" calcext:value-type="float">
            <text:p>-33.1518</text:p>
          </table:table-cell>
          <table:table-cell table:formula="of:=[.AB25]+[.P25]" office:value-type="float" office:value="-30.0042905974839" calcext:value-type="float">
            <text:p>-30.0043</text:p>
          </table:table-cell>
          <table:table-cell table:number-columns-repeated="16354"/>
        </table:table-row>
        <table:table-row table:style-name="ro6">
          <table:table-cell table:style-name="ce153" office:value-type="float" office:value="3.3" calcext:value-type="float">
            <text:p>3.3</text:p>
          </table:table-cell>
          <table:table-cell table:style-name="ce159" table:formula="of:=10*10^[.A26]" office:value-type="float" office:value="19952.6231496888" calcext:value-type="float">
            <text:p>19,953</text:p>
          </table:table-cell>
          <table:table-cell table:formula="of:=20*LOG(SQRT(([.B26]/fzRHP)^2+1))" office:value-type="float" office:value="8.61811234083026" calcext:value-type="float">
            <text:p>8.6181</text:p>
          </table:table-cell>
          <table:table-cell table:style-name="ce166" table:formula="of:=-180/PI()*ATAN([.B26]/fzRHP)" office:value-type="float" office:value="-68.2374244172818" calcext:value-type="float">
            <text:p>-68.2374</text:p>
          </table:table-cell>
          <table:table-cell table:formula="of:=20*LOG(1/SQRT(([.B26]/fp)^2+1))" office:value-type="float" office:value="-35.6616840374042" calcext:value-type="float">
            <text:p>-35.6617</text:p>
          </table:table-cell>
          <table:table-cell table:style-name="ce166" table:formula="of:=-180/PI()*ATAN([.B26]/fp)" office:value-type="float" office:value="-89.0558128466285" calcext:value-type="float">
            <text:p>-89.0558</text:p>
          </table:table-cell>
          <table:table-cell table:formula="of:=20*LOG(SQRT(([.B26]/fz_ESR)^2+1))" office:value-type="float" office:value="1.91601811709454" calcext:value-type="float">
            <text:p>1.9160</text:p>
          </table:table-cell>
          <table:table-cell table:formula="of:=180/PI()*ATAN([.B26]/fz_ESR)" office:value-type="float" office:value="36.6741048989393" calcext:value-type="float">
            <text:p>36.6741</text:p>
          </table:table-cell>
          <table:table-cell table:formula="of:=20*LOG(1/SQRT(([.B26]/(1/2/PI()/ESR/(Cout_c*Cout_e/(Cout_c+Cout_e))))^2+1))" office:value-type="float" office:value="-0.0198581269604445" calcext:value-type="float">
            <text:p>-0.0199</text:p>
          </table:table-cell>
          <table:table-cell table:formula="of:=-180/PI()*ATAN([.B26]/(1/2/PI()/(ESR)/(Cout_c*Cout_e/(Cout_c+Cout_e))))" office:value-type="float" office:value="-3.87288071827747" calcext:value-type="float">
            <text:p>-3.8729</text:p>
          </table:table-cell>
          <table:table-cell table:formula="of:=20*LOG(1/SQRT(([.B26]/(1/2/PI()/10000000/(Ccomp+Cp+0.000000000003)))^2+1))" office:value-type="float" office:value="-102.152870247065" calcext:value-type="float">
            <text:p>-102.1529</text:p>
          </table:table-cell>
          <table:table-cell table:formula="of:=-180/PI()*ATAN([.B26]/(1/2/PI()/10000000/(Ccomp+Cp+0.000000000003)))" office:value-type="float" office:value="-89.999552823348" calcext:value-type="float">
            <text:p>-89.9996</text:p>
          </table:table-cell>
          <table:table-cell table:formula="of:=20*LOG(SQRT(([.B26]/fz_comp)^2+1))" office:value-type="float" office:value="43.5474141781789" calcext:value-type="float">
            <text:p>43.5474</text:p>
          </table:table-cell>
          <table:table-cell table:style-name="ce166" table:formula="of:=180/PI()*ATAN([.B26]/fz_comp)" office:value-type="float" office:value="89.6191489812407" calcext:value-type="float">
            <text:p>89.6191</text:p>
          </table:table-cell>
          <table:table-cell table:formula="of:=20*LOG(1/SQRT(([.B26]/fp_comp2)^2+1))" office:value-type="float" office:value="-10.612773274874" calcext:value-type="float">
            <text:p>-10.6128</text:p>
          </table:table-cell>
          <table:table-cell table:formula="of:=-180/PI()*ATAN([.B26]/fp_comp2)" office:value-type="float" office:value="-72.8612159297993" calcext:value-type="float">
            <text:p>-72.8612</text:p>
          </table:table-cell>
          <table:table-cell table:formula="of:=20*LOG(1/SQRT(([.B26]/(1/2/PI()/400000/0.0000000000055))^2+1))" office:value-type="float" office:value="-0.318399357629677" calcext:value-type="float">
            <text:p>-0.3184</text:p>
          </table:table-cell>
          <table:table-cell table:formula="of:=-180/PI()*ATAN([.B26]/(1/2/PI()/400000/0.0000000000055))" office:value-type="float" office:value="-15.4191366995845" calcext:value-type="float">
            <text:p>-15.4191</text:p>
          </table:table-cell>
          <table:table-cell table:formula="of:=20*LOG(SQRT((2*PI()*R_ca*C_ca*[.B26])^2+1))" office:value-type="float" office:value="2.08413794516381" calcext:value-type="float">
            <text:p>2.0841</text:p>
          </table:table-cell>
          <table:table-cell table:formula="of:=180/PI()*ATAN(2*PI()*R_ca*C_ca*[.B26])" office:value-type="float" office:value="38.1245158199044" calcext:value-type="float">
            <text:p>38.1245</text:p>
          </table:table-cell>
          <table:table-cell table:formula="of:=20*LOG(1/SQRT((2*PI()*[.B26]*R_ca*C_ca)^2+(1-(2*PI()*[.B26])^2*C_ca/gm_ca/(IF(Op_mode=&quot;Boost&quot;; Vout_LP; Vin_LP)/V_m/L)*gm_PS)^2))" office:value-type="float" office:value="-2.07626548872889" calcext:value-type="float">
            <text:p>-2.0763</text:p>
          </table:table-cell>
          <table:table-cell table:formula="of:=IF(-180/PI()*ATAN((2*PI()*[.B26]*R_ca*C_ca)/(1-(2*PI()*[.B26])^2*C_ca/gm_ca/(IF(Op_mode=&quot;Boost&quot;; Vout_LP; Vin_LP)/V_m/L)*gm_PS))&gt;0; -180/PI()*ATAN((2*PI()*[.B26]*R_ca*C_ca)/(1-(2*PI()*[.B26])^2*C_ca/gm_ca/(IF(Op_mode=&quot;Boost&quot;; Vout_LP; Vin_LP)/V_m/L)*gm_PS))-180; -180/PI()*ATAN((2*PI()*[.B26]*R_ca*C_ca)/(1-(2*PI()*[.B26])^2*C_ca/gm_ca/(IF(Op_mode=&quot;Boost&quot;; Vout_LP; Vin_LP)/V_m/L)*gm_PS)))" office:value-type="float" office:value="-38.1652999287695" calcext:value-type="float">
            <text:p>-38.1653</text:p>
          </table:table-cell>
          <table:table-cell office:value-type="float" office:value="0" calcext:value-type="float">
            <text:p>0.0000</text:p>
          </table:table-cell>
          <table:table-cell table:formula="of:=IF([.B26]&lt;fsw; -180*[.B26]*1/2/fsw; -90)" office:value-type="float" office:value="-3.65730363232585" calcext:value-type="float">
            <text:p>-3.6573</text:p>
          </table:table-cell>
          <table:table-cell table:formula="of:=20*LOG(1/SQRT(([.B26]/(1/2/PI()/30000/0.000000000005))^2+1))" office:value-type="float" office:value="-0.00153549988718825" calcext:value-type="float">
            <text:p>-0.0015</text:p>
          </table:table-cell>
          <table:table-cell table:formula="of:=-180/PI()*ATAN([.B26]/(1/2/PI()/30000/0.000000000005))" office:value-type="float" office:value="-1.07731467379511" calcext:value-type="float">
            <text:p>-1.0773</text:p>
          </table:table-cell>
          <table:table-cell table:formula="of:=IF(Op_mode=&quot;Boost&quot;; [.C26]+[.E26]+[.G26]+[.I26]+[.K26]+[.M26]+20*LOG(Vout_LP/Ioutmax/2*gm_PS*eff*Vin_LP/Vout_LP*gm_EA*10000000*1.129/Vout_max)+[.Q26]+[.S26]+[.U26]+[.Y26]; [.E26]+[.G26]+[.I26]+[.K26]+[.M26]+20*LOG(Vout_LP/Ioutmax*gm_PS*gm_EA*10000000*1.129/Vout_max)+[.Q26]+[.S26]+[.U26]+[.Y26])" office:value-type="float" office:value="-24.1666724410298" calcext:value-type="float">
            <text:p>-24.1667</text:p>
          </table:table-cell>
          <table:table-cell table:formula="of:=IF(Op_mode=&quot;Boost&quot;; [.D26]+[.F26]+[.H26]+[.J26]+180+[.L26]+[.N26]+[.R26]+[.T26]+[.V26]+[.X26]+[.Z26]; [.F26]+[.H26]+[.J26]+180+[.L26]+[.N26]+[.R26]+[.T26]+[.V26]+[.Z26])" office:value-type="float" office:value="34.9330439600736" calcext:value-type="float">
            <text:p>34.9330</text:p>
          </table:table-cell>
          <table:table-cell table:formula="of:=[.AA26]+[.O26]" office:value-type="float" office:value="-34.7794457159038" calcext:value-type="float">
            <text:p>-34.7794</text:p>
          </table:table-cell>
          <table:table-cell table:formula="of:=[.AB26]+[.P26]" office:value-type="float" office:value="-37.9281719697257" calcext:value-type="float">
            <text:p>-37.9282</text:p>
          </table:table-cell>
          <table:table-cell table:number-columns-repeated="16354"/>
        </table:table-row>
        <table:table-row table:style-name="ro6">
          <table:table-cell office:value-type="float" office:value="3.4" calcext:value-type="float">
            <text:p>3.4</text:p>
          </table:table-cell>
          <table:table-cell table:formula="of:=10*10^[.A27]" office:value-type="float" office:value="25118.8643150958" calcext:value-type="float">
            <text:p>25,119</text:p>
          </table:table-cell>
          <table:table-cell table:formula="of:=20*LOG(SQRT(([.B27]/fzRHP)^2+1))" office:value-type="float" office:value="10.392009649327" calcext:value-type="float">
            <text:p>10.3920</text:p>
          </table:table-cell>
          <table:table-cell table:formula="of:=-180/PI()*ATAN([.B27]/fzRHP)" office:value-type="float" office:value="-72.4058172129141" calcext:value-type="float">
            <text:p>-72.4058</text:p>
          </table:table-cell>
          <table:table-cell table:formula="of:=20*LOG(1/SQRT(([.B27]/fp)^2+1))" office:value-type="float" office:value="-37.661248812002" calcext:value-type="float">
            <text:p>-37.6612</text:p>
          </table:table-cell>
          <table:table-cell table:formula="of:=-180/PI()*ATAN([.B27]/fp)" office:value-type="float" office:value="-89.2499804306499" calcext:value-type="float">
            <text:p>-89.2500</text:p>
          </table:table-cell>
          <table:table-cell table:formula="of:=20*LOG(SQRT(([.B27]/fz_ESR)^2+1))" office:value-type="float" office:value="2.73900467894378" calcext:value-type="float">
            <text:p>2.7390</text:p>
          </table:table-cell>
          <table:table-cell table:formula="of:=180/PI()*ATAN([.B27]/fz_ESR)" office:value-type="float" office:value="43.1520630304271" calcext:value-type="float">
            <text:p>43.1521</text:p>
          </table:table-cell>
          <table:table-cell table:formula="of:=20*LOG(1/SQRT(([.B27]/(1/2/PI()/ESR/(Cout_c*Cout_e/(Cout_c+Cout_e))))^2+1))" office:value-type="float" office:value="-0.0314310628251229" calcext:value-type="float">
            <text:p>-0.0314</text:p>
          </table:table-cell>
          <table:table-cell table:formula="of:=-180/PI()*ATAN([.B27]/(1/2/PI()/(ESR)/(Cout_c*Cout_e/(Cout_c+Cout_e))))" office:value-type="float" office:value="-4.87133563010955" calcext:value-type="float">
            <text:p>-4.8713</text:p>
          </table:table-cell>
          <table:table-cell table:formula="of:=20*LOG(1/SQRT(([.B27]/(1/2/PI()/10000000/(Ccomp+Cp+0.000000000003)))^2+1))" office:value-type="float" office:value="-104.152870246967" calcext:value-type="float">
            <text:p>-104.1529</text:p>
          </table:table-cell>
          <table:table-cell table:formula="of:=-180/PI()*ATAN([.B27]/(1/2/PI()/10000000/(Ccomp+Cp+0.000000000003)))" office:value-type="float" office:value="-89.9996447949594" calcext:value-type="float">
            <text:p>-89.9996</text:p>
          </table:table-cell>
          <table:table-cell table:formula="of:=20*LOG(SQRT(([.B27]/fz_comp)^2+1))" office:value-type="float" office:value="45.5473433635472" calcext:value-type="float">
            <text:p>45.5473</text:p>
          </table:table-cell>
          <table:table-cell table:formula="of:=180/PI()*ATAN([.B27]/fz_comp)" office:value-type="float" office:value="89.6974776382958" calcext:value-type="float">
            <text:p>89.6975</text:p>
          </table:table-cell>
          <table:table-cell table:formula="of:=20*LOG(1/SQRT(([.B27]/fp_comp2)^2+1))" office:value-type="float" office:value="-12.4713120504432" calcext:value-type="float">
            <text:p>-12.4713</text:p>
          </table:table-cell>
          <table:table-cell table:formula="of:=-180/PI()*ATAN([.B27]/fp_comp2)" office:value-type="float" office:value="-76.2360790977022" calcext:value-type="float">
            <text:p>-76.2361</text:p>
          </table:table-cell>
          <table:table-cell table:formula="of:=20*LOG(1/SQRT(([.B27]/(1/2/PI()/400000/0.0000000000055))^2+1))" office:value-type="float" office:value="-0.494353156566782" calcext:value-type="float">
            <text:p>-0.4944</text:p>
          </table:table-cell>
          <table:table-cell table:formula="of:=-180/PI()*ATAN([.B27]/(1/2/PI()/400000/0.0000000000055))" office:value-type="float" office:value="-19.1479345696098" calcext:value-type="float">
            <text:p>-19.1479</text:p>
          </table:table-cell>
          <table:table-cell table:formula="of:=20*LOG(SQRT((2*PI()*R_ca*C_ca*[.B27])^2+1))" office:value-type="float" office:value="2.95815878192337" calcext:value-type="float">
            <text:p>2.9582</text:p>
          </table:table-cell>
          <table:table-cell table:formula="of:=180/PI()*ATAN(2*PI()*R_ca*C_ca*[.B27])" office:value-type="float" office:value="44.6539734967486" calcext:value-type="float">
            <text:p>44.6540</text:p>
          </table:table-cell>
          <table:table-cell table:formula="of:=20*LOG(1/SQRT((2*PI()*[.B27]*R_ca*C_ca)^2+(1-(2*PI()*[.B27])^2*C_ca/gm_ca/(IF(Op_mode=&quot;Boost&quot;; Vout_LP; Vin_LP)/V_m/L)*gm_PS)^2))" office:value-type="float" office:value="-2.94795788384577" calcext:value-type="float">
            <text:p>-2.9480</text:p>
          </table:table-cell>
          <table:table-cell table:formula="of:=IF(-180/PI()*ATAN((2*PI()*[.B27]*R_ca*C_ca)/(1-(2*PI()*[.B27])^2*C_ca/gm_ca/(IF(Op_mode=&quot;Boost&quot;; Vout_LP; Vin_LP)/V_m/L)*gm_PS))&gt;0; -180/PI()*ATAN((2*PI()*[.B27]*R_ca*C_ca)/(1-(2*PI()*[.B27])^2*C_ca/gm_ca/(IF(Op_mode=&quot;Boost&quot;; Vout_LP; Vin_LP)/V_m/L)*gm_PS))-180; -180/PI()*ATAN((2*PI()*[.B27]*R_ca*C_ca)/(1-(2*PI()*[.B27])^2*C_ca/gm_ca/(IF(Op_mode=&quot;Boost&quot;; Vout_LP; Vin_LP)/V_m/L)*gm_PS)))" office:value-type="float" office:value="-44.7205322804138" calcext:value-type="float">
            <text:p>-44.7205</text:p>
          </table:table-cell>
          <table:table-cell office:value-type="float" office:value="0" calcext:value-type="float">
            <text:p>0.0000</text:p>
          </table:table-cell>
          <table:table-cell table:formula="of:=IF([.B27]&lt;fsw; -180*[.B27]*1/2/fsw; -90)" office:value-type="float" office:value="-4.60427248138212" calcext:value-type="float">
            <text:p>-4.6043</text:p>
          </table:table-cell>
          <table:table-cell table:formula="of:=20*LOG(1/SQRT(([.B27]/(1/2/PI()/30000/0.000000000005))^2+1))" office:value-type="float" office:value="-0.00243335175289408" calcext:value-type="float">
            <text:p>-0.0024</text:p>
          </table:table-cell>
          <table:table-cell table:formula="of:=-180/PI()*ATAN([.B27]/(1/2/PI()/30000/0.000000000005))" office:value-type="float" office:value="-1.35616535343954" calcext:value-type="float">
            <text:p>-1.3562</text:p>
          </table:table-cell>
          <table:table-cell table:formula="of:=IF(Op_mode=&quot;Boost&quot;; [.C27]+[.E27]+[.G27]+[.I27]+[.K27]+[.M27]+20*LOG(Vout_LP/Ioutmax/2*gm_PS*eff*Vin_LP/Vout_LP*gm_EA*10000000*1.129/Vout_max)+[.Q27]+[.S27]+[.U27]+[.Y27]; [.E27]+[.G27]+[.I27]+[.K27]+[.M27]+20*LOG(Vout_LP/Ioutmax*gm_PS*gm_EA*10000000*1.129/Vout_max)+[.Q27]+[.S27]+[.U27]+[.Y27])" office:value-type="float" office:value="-23.7555203048401" calcext:value-type="float">
            <text:p>-23.7555</text:p>
          </table:table-cell>
          <table:table-cell table:formula="of:=IF(Op_mode=&quot;Boost&quot;; [.D27]+[.F27]+[.H27]+[.J27]+180+[.L27]+[.N27]+[.R27]+[.T27]+[.V27]+[.X27]+[.Z27]; [.F27]+[.H27]+[.J27]+180+[.L27]+[.N27]+[.R27]+[.T27]+[.V27]+[.Z27])" office:value-type="float" office:value="31.1478314119933" calcext:value-type="float">
            <text:p>31.1478</text:p>
          </table:table-cell>
          <table:table-cell table:formula="of:=[.AA27]+[.O27]" office:value-type="float" office:value="-36.2268323552833" calcext:value-type="float">
            <text:p>-36.2268</text:p>
          </table:table-cell>
          <table:table-cell table:formula="of:=[.AB27]+[.P27]" office:value-type="float" office:value="-45.088247685709" calcext:value-type="float">
            <text:p>-45.0882</text:p>
          </table:table-cell>
          <table:table-cell table:number-columns-repeated="16354"/>
        </table:table-row>
        <table:table-row table:style-name="ro6">
          <table:table-cell office:value-type="float" office:value="3.5" calcext:value-type="float">
            <text:p>3.5</text:p>
          </table:table-cell>
          <table:table-cell table:formula="of:=10*10^[.A28]" office:value-type="float" office:value="31622.7766016838" calcext:value-type="float">
            <text:p>31,623</text:p>
          </table:table-cell>
          <table:table-cell table:formula="of:=20*LOG(SQRT(([.B28]/fzRHP)^2+1))" office:value-type="float" office:value="12.2430437307251" calcext:value-type="float">
            <text:p>12.2430</text:p>
          </table:table-cell>
          <table:table-cell table:formula="of:=-180/PI()*ATAN([.B28]/fzRHP)" office:value-type="float" office:value="-75.8620445895212" calcext:value-type="float">
            <text:p>-75.8620</text:p>
          </table:table-cell>
          <table:table-cell table:formula="of:=20*LOG(1/SQRT(([.B28]/fp)^2+1))" office:value-type="float" office:value="-39.6609741808945" calcext:value-type="float">
            <text:p>-39.6610</text:p>
          </table:table-cell>
          <table:table-cell table:formula="of:=-180/PI()*ATAN([.B28]/fp)" office:value-type="float" office:value="-89.4042257212108" calcext:value-type="float">
            <text:p>-89.4042</text:p>
          </table:table-cell>
          <table:table-cell table:formula="of:=20*LOG(SQRT(([.B28]/fz_ESR)^2+1))" office:value-type="float" office:value="3.78931935560303" calcext:value-type="float">
            <text:p>3.7893</text:p>
          </table:table-cell>
          <table:table-cell table:formula="of:=180/PI()*ATAN([.B28]/fz_ESR)" office:value-type="float" office:value="49.7256227096089" calcext:value-type="float">
            <text:p>49.7256</text:p>
          </table:table-cell>
          <table:table-cell table:formula="of:=20*LOG(1/SQRT(([.B28]/(1/2/PI()/ESR/(Cout_c*Cout_e/(Cout_c+Cout_e))))^2+1))" office:value-type="float" office:value="-0.0497099924592897" calcext:value-type="float">
            <text:p>-0.0497</text:p>
          </table:table-cell>
          <table:table-cell table:formula="of:=-180/PI()*ATAN([.B28]/(1/2/PI()/(ESR)/(Cout_c*Cout_e/(Cout_c+Cout_e))))" office:value-type="float" office:value="-6.12403968929763" calcext:value-type="float">
            <text:p>-6.1240</text:p>
          </table:table-cell>
          <table:table-cell table:formula="of:=20*LOG(1/SQRT(([.B28]/(1/2/PI()/10000000/(Ccomp+Cp+0.000000000003)))^2+1))" office:value-type="float" office:value="-106.152870246906" calcext:value-type="float">
            <text:p>-106.1529</text:p>
          </table:table-cell>
          <table:table-cell table:formula="of:=-180/PI()*ATAN([.B28]/(1/2/PI()/10000000/(Ccomp+Cp+0.000000000003)))" office:value-type="float" office:value="-89.9997178506072" calcext:value-type="float">
            <text:p>-89.9997</text:p>
          </table:table-cell>
          <table:table-cell table:formula="of:=20*LOG(SQRT(([.B28]/fz_comp)^2+1))" office:value-type="float" office:value="47.5472986819411" calcext:value-type="float">
            <text:p>47.5473</text:p>
          </table:table-cell>
          <table:table-cell table:formula="of:=180/PI()*ATAN([.B28]/fz_comp)" office:value-type="float" office:value="89.7596971223575" calcext:value-type="float">
            <text:p>89.7597</text:p>
          </table:table-cell>
          <table:table-cell table:formula="of:=20*LOG(1/SQRT(([.B28]/fp_comp2)^2+1))" office:value-type="float" office:value="-14.3796254355982" calcext:value-type="float">
            <text:p>-14.3796</text:p>
          </table:table-cell>
          <table:table-cell table:formula="of:=-180/PI()*ATAN([.B28]/fp_comp2)" office:value-type="float" office:value="-78.989226990134" calcext:value-type="float">
            <text:p>-78.9892</text:p>
          </table:table-cell>
          <table:table-cell table:formula="of:=20*LOG(1/SQRT(([.B28]/(1/2/PI()/400000/0.0000000000055))^2+1))" office:value-type="float" office:value="-0.759393064770234" calcext:value-type="float">
            <text:p>-0.7594</text:p>
          </table:table-cell>
          <table:table-cell table:formula="of:=-180/PI()*ATAN([.B28]/(1/2/PI()/400000/0.0000000000055))" office:value-type="float" office:value="-23.6111912588085" calcext:value-type="float">
            <text:p>-23.6112</text:p>
          </table:table-cell>
          <table:table-cell table:formula="of:=20*LOG(SQRT((2*PI()*R_ca*C_ca*[.B28])^2+1))" office:value-type="float" office:value="4.06039932238439" calcext:value-type="float">
            <text:p>4.0604</text:p>
          </table:table-cell>
          <table:table-cell table:formula="of:=180/PI()*ATAN(2*PI()*R_ca*C_ca*[.B28])" office:value-type="float" office:value="51.2013787369912" calcext:value-type="float">
            <text:p>51.2014</text:p>
          </table:table-cell>
          <table:table-cell table:formula="of:=20*LOG(1/SQRT((2*PI()*[.B28]*R_ca*C_ca)^2+(1-(2*PI()*[.B28])^2*C_ca/gm_ca/(IF(Op_mode=&quot;Boost&quot;; Vout_LP; Vin_LP)/V_m/L)*gm_PS)^2))" office:value-type="float" office:value="-4.0478610999819" calcext:value-type="float">
            <text:p>-4.0479</text:p>
          </table:table-cell>
          <table:table-cell table:formula="of:=IF(-180/PI()*ATAN((2*PI()*[.B28]*R_ca*C_ca)/(1-(2*PI()*[.B28])^2*C_ca/gm_ca/(IF(Op_mode=&quot;Boost&quot;; Vout_LP; Vin_LP)/V_m/L)*gm_PS))&gt;0; -180/PI()*ATAN((2*PI()*[.B28]*R_ca*C_ca)/(1-(2*PI()*[.B28])^2*C_ca/gm_ca/(IF(Op_mode=&quot;Boost&quot;; Vout_LP; Vin_LP)/V_m/L)*gm_PS))-180; -180/PI()*ATAN((2*PI()*[.B28]*R_ca*C_ca)/(1-(2*PI()*[.B28])^2*C_ca/gm_ca/(IF(Op_mode=&quot;Boost&quot;; Vout_LP; Vin_LP)/V_m/L)*gm_PS)))" office:value-type="float" office:value="-51.3044406799073" calcext:value-type="float">
            <text:p>-51.3044</text:p>
          </table:table-cell>
          <table:table-cell office:value-type="float" office:value="0" calcext:value-type="float">
            <text:p>0.0000</text:p>
          </table:table-cell>
          <table:table-cell table:formula="of:=IF([.B28]&lt;fsw; -180*[.B28]*1/2/fsw; -90)" office:value-type="float" office:value="-5.79643562963654" calcext:value-type="float">
            <text:p>-5.7964</text:p>
          </table:table-cell>
          <table:table-cell table:formula="of:=20*LOG(1/SQRT(([.B28]/(1/2/PI()/30000/0.000000000005))^2+1))" office:value-type="float" office:value="-0.00385597094953435" calcext:value-type="float">
            <text:p>-0.0039</text:p>
          </table:table-cell>
          <table:table-cell table:formula="of:=-180/PI()*ATAN([.B28]/(1/2/PI()/30000/0.000000000005))" office:value-type="float" office:value="-1.70712459683063" calcext:value-type="float">
            <text:p>-1.7071</text:p>
          </table:table-cell>
          <table:table-cell table:formula="of:=IF(Op_mode=&quot;Boost&quot;; [.C28]+[.E28]+[.G28]+[.I28]+[.K28]+[.M28]+20*LOG(Vout_LP/Ioutmax/2*gm_PS*eff*Vin_LP/Vout_LP*gm_EA*10000000*1.129/Vout_max)+[.Q28]+[.S28]+[.U28]+[.Y28]; [.E28]+[.G28]+[.I28]+[.K28]+[.M28]+20*LOG(Vout_LP/Ioutmax*gm_PS*gm_EA*10000000*1.129/Vout_max)+[.Q28]+[.S28]+[.U28]+[.Y28])" office:value-type="float" office:value="-23.1363457299297" calcext:value-type="float">
            <text:p>-23.1363</text:p>
          </table:table-cell>
          <table:table-cell table:formula="of:=IF(Op_mode=&quot;Boost&quot;; [.D28]+[.F28]+[.H28]+[.J28]+180+[.L28]+[.N28]+[.R28]+[.T28]+[.V28]+[.X28]+[.Z28]; [.F28]+[.H28]+[.J28]+180+[.L28]+[.N28]+[.R28]+[.T28]+[.V28]+[.Z28])" office:value-type="float" office:value="26.8774785531379" calcext:value-type="float">
            <text:p>26.8775</text:p>
          </table:table-cell>
          <table:table-cell table:formula="of:=[.AA28]+[.O28]" office:value-type="float" office:value="-37.5159711655279" calcext:value-type="float">
            <text:p>-37.5160</text:p>
          </table:table-cell>
          <table:table-cell table:formula="of:=[.AB28]+[.P28]" office:value-type="float" office:value="-52.1117484369962" calcext:value-type="float">
            <text:p>-52.1117</text:p>
          </table:table-cell>
          <table:table-cell table:number-columns-repeated="16354"/>
        </table:table-row>
        <table:table-row table:style-name="ro6">
          <table:table-cell office:value-type="float" office:value="3.6" calcext:value-type="float">
            <text:p>3.6</text:p>
          </table:table-cell>
          <table:table-cell table:formula="of:=10*10^[.A29]" office:value-type="float" office:value="39810.7170553497" calcext:value-type="float">
            <text:p>39,811</text:p>
          </table:table-cell>
          <table:table-cell table:formula="of:=20*LOG(SQRT(([.B29]/fzRHP)^2+1))" office:value-type="float" office:value="14.1463536237391" calcext:value-type="float">
            <text:p>14.1464</text:p>
          </table:table-cell>
          <table:table-cell table:formula="of:=-180/PI()*ATAN([.B29]/fzRHP)" office:value-type="float" office:value="-78.6856076334394" calcext:value-type="float">
            <text:p>-78.6856</text:p>
          </table:table-cell>
          <table:table-cell table:formula="of:=20*LOG(1/SQRT(([.B29]/fp)^2+1))" office:value-type="float" office:value="-41.6608008914441" calcext:value-type="float">
            <text:p>-41.6608</text:p>
          </table:table-cell>
          <table:table-cell table:formula="of:=-180/PI()*ATAN([.B29]/fp)" office:value-type="float" office:value="-89.5267533744068" calcext:value-type="float">
            <text:p>-89.5268</text:p>
          </table:table-cell>
          <table:table-cell table:formula="of:=20*LOG(SQRT(([.B29]/fz_ESR)^2+1))" office:value-type="float" office:value="5.06188629788687" calcext:value-type="float">
            <text:p>5.0619</text:p>
          </table:table-cell>
          <table:table-cell table:formula="of:=180/PI()*ATAN([.B29]/fz_ESR)" office:value-type="float" office:value="56.0583082908519" calcext:value-type="float">
            <text:p>56.0583</text:p>
          </table:table-cell>
          <table:table-cell table:formula="of:=20*LOG(1/SQRT(([.B29]/(1/2/PI()/ESR/(Cout_c*Cout_e/(Cout_c+Cout_e))))^2+1))" office:value-type="float" office:value="-0.0785234691804375" calcext:value-type="float">
            <text:p>-0.0785</text:p>
          </table:table-cell>
          <table:table-cell table:formula="of:=-180/PI()*ATAN([.B29]/(1/2/PI()/(ESR)/(Cout_c*Cout_e/(Cout_c+Cout_e))))" office:value-type="float" office:value="-7.69264440525638" calcext:value-type="float">
            <text:p>-7.6926</text:p>
          </table:table-cell>
          <table:table-cell table:formula="of:=20*LOG(1/SQRT(([.B29]/(1/2/PI()/10000000/(Ccomp+Cp+0.000000000003)))^2+1))" office:value-type="float" office:value="-108.152870246867" calcext:value-type="float">
            <text:p>-108.1529</text:p>
          </table:table-cell>
          <table:table-cell table:formula="of:=-180/PI()*ATAN([.B29]/(1/2/PI()/10000000/(Ccomp+Cp+0.000000000003)))" office:value-type="float" office:value="-89.9997758807708" calcext:value-type="float">
            <text:p>-89.9998</text:p>
          </table:table-cell>
          <table:table-cell table:formula="of:=20*LOG(SQRT(([.B29]/fz_comp)^2+1))" office:value-type="float" office:value="49.547270489517" calcext:value-type="float">
            <text:p>49.5473</text:p>
          </table:table-cell>
          <table:table-cell table:formula="of:=180/PI()*ATAN([.B29]/fz_comp)" office:value-type="float" office:value="89.8091202263678" calcext:value-type="float">
            <text:p>89.8091</text:p>
          </table:table-cell>
          <table:table-cell table:formula="of:=20*LOG(1/SQRT(([.B29]/fp_comp2)^2+1))" office:value-type="float" office:value="-16.320763013134" calcext:value-type="float">
            <text:p>-16.3208</text:p>
          </table:table-cell>
          <table:table-cell table:formula="of:=-180/PI()*ATAN([.B29]/fp_comp2)" office:value-type="float" office:value="-81.2140680920035" calcext:value-type="float">
            <text:p>-81.2141</text:p>
          </table:table-cell>
          <table:table-cell table:formula="of:=20*LOG(1/SQRT(([.B29]/(1/2/PI()/400000/0.0000000000055))^2+1))" office:value-type="float" office:value="-1.14889191975536" calcext:value-type="float">
            <text:p>-1.1489</text:p>
          </table:table-cell>
          <table:table-cell table:formula="of:=-180/PI()*ATAN([.B29]/(1/2/PI()/400000/0.0000000000055))" office:value-type="float" office:value="-28.8241579978245" calcext:value-type="float">
            <text:p>-28.8242</text:p>
          </table:table-cell>
          <table:table-cell table:formula="of:=20*LOG(SQRT((2*PI()*R_ca*C_ca*[.B29])^2+1))" office:value-type="float" office:value="5.38062218780084" calcext:value-type="float">
            <text:p>5.3806</text:p>
          </table:table-cell>
          <table:table-cell table:formula="of:=180/PI()*ATAN(2*PI()*R_ca*C_ca*[.B29])" office:value-type="float" office:value="57.4366882404651" calcext:value-type="float">
            <text:p>57.4367</text:p>
          </table:table-cell>
          <table:table-cell table:formula="of:=20*LOG(1/SQRT((2*PI()*[.B29]*R_ca*C_ca)^2+(1-(2*PI()*[.B29])^2*C_ca/gm_ca/(IF(Op_mode=&quot;Boost&quot;; Vout_LP; Vin_LP)/V_m/L)*gm_PS)^2))" office:value-type="float" office:value="-5.36597173774509" calcext:value-type="float">
            <text:p>-5.3660</text:p>
          </table:table-cell>
          <table:table-cell table:formula="of:=IF(-180/PI()*ATAN((2*PI()*[.B29]*R_ca*C_ca)/(1-(2*PI()*[.B29])^2*C_ca/gm_ca/(IF(Op_mode=&quot;Boost&quot;; Vout_LP; Vin_LP)/V_m/L)*gm_PS))&gt;0; -180/PI()*ATAN((2*PI()*[.B29]*R_ca*C_ca)/(1-(2*PI()*[.B29])^2*C_ca/gm_ca/(IF(Op_mode=&quot;Boost&quot;; Vout_LP; Vin_LP)/V_m/L)*gm_PS))-180; -180/PI()*ATAN((2*PI()*[.B29]*R_ca*C_ca)/(1-(2*PI()*[.B29])^2*C_ca/gm_ca/(IF(Op_mode=&quot;Boost&quot;; Vout_LP; Vin_LP)/V_m/L)*gm_PS)))" office:value-type="float" office:value="-57.5884568390792" calcext:value-type="float">
            <text:p>-57.5885</text:p>
          </table:table-cell>
          <table:table-cell office:value-type="float" office:value="0" calcext:value-type="float">
            <text:p>0.0000</text:p>
          </table:table-cell>
          <table:table-cell table:formula="of:=IF([.B29]&lt;fsw; -180*[.B29]*1/2/fsw; -90)" office:value-type="float" office:value="-7.29728011197856" calcext:value-type="float">
            <text:p>-7.2973</text:p>
          </table:table-cell>
          <table:table-cell table:formula="of:=20*LOG(1/SQRT(([.B29]/(1/2/PI()/30000/0.000000000005))^2+1))" office:value-type="float" office:value="-0.00610971629888638" calcext:value-type="float">
            <text:p>-0.0061</text:p>
          </table:table-cell>
          <table:table-cell table:formula="of:=-180/PI()*ATAN([.B29]/(1/2/PI()/30000/0.000000000005))" office:value-type="float" office:value="-2.14877074976746" calcext:value-type="float">
            <text:p>-2.1488</text:p>
          </table:table-cell>
          <table:table-cell table:formula="of:=IF(Op_mode=&quot;Boost&quot;; [.C29]+[.E29]+[.G29]+[.I29]+[.K29]+[.M29]+20*LOG(Vout_LP/Ioutmax/2*gm_PS*eff*Vin_LP/Vout_LP*gm_EA*10000000*1.129/Vout_max)+[.Q29]+[.S29]+[.U29]+[.Y29]; [.E29]+[.G29]+[.I29]+[.K29]+[.M29]+20*LOG(Vout_LP/Ioutmax*gm_PS*gm_EA*10000000*1.129/Vout_max)+[.Q29]+[.S29]+[.U29]+[.Y29])" office:value-type="float" office:value="-22.3787776469689" calcext:value-type="float">
            <text:p>-22.3788</text:p>
          </table:table-cell>
          <table:table-cell table:formula="of:=IF(Op_mode=&quot;Boost&quot;; [.D29]+[.F29]+[.H29]+[.J29]+180+[.L29]+[.N29]+[.R29]+[.T29]+[.V29]+[.X29]+[.Z29]; [.F29]+[.H29]+[.J29]+180+[.L29]+[.N29]+[.R29]+[.T29]+[.V29]+[.Z29])" office:value-type="float" office:value="21.5406697651617" calcext:value-type="float">
            <text:p>21.5407</text:p>
          </table:table-cell>
          <table:table-cell table:formula="of:=[.AA29]+[.O29]" office:value-type="float" office:value="-38.6995406601029" calcext:value-type="float">
            <text:p>-38.6995</text:p>
          </table:table-cell>
          <table:table-cell table:formula="of:=[.AB29]+[.P29]" office:value-type="float" office:value="-59.6733983268418" calcext:value-type="float">
            <text:p>-59.6734</text:p>
          </table:table-cell>
          <table:table-cell table:number-columns-repeated="16354"/>
        </table:table-row>
        <table:table-row table:style-name="ro6">
          <table:table-cell office:value-type="float" office:value="3.7" calcext:value-type="float">
            <text:p>3.7</text:p>
          </table:table-cell>
          <table:table-cell table:formula="of:=10*10^[.A30]" office:value-type="float" office:value="50118.7233627273" calcext:value-type="float">
            <text:p>50,119</text:p>
          </table:table-cell>
          <table:table-cell table:formula="of:=20*LOG(SQRT(([.B30]/fzRHP)^2+1))" office:value-type="float" office:value="16.0842197392215" calcext:value-type="float">
            <text:p>16.0842</text:p>
          </table:table-cell>
          <table:table-cell table:formula="of:=-180/PI()*ATAN([.B30]/fzRHP)" office:value-type="float" office:value="-80.9695119597616" calcext:value-type="float">
            <text:p>-80.9695</text:p>
          </table:table-cell>
          <table:table-cell table:formula="of:=20*LOG(1/SQRT(([.B30]/fp)^2+1))" office:value-type="float" office:value="-43.6606915496349" calcext:value-type="float">
            <text:p>-43.6607</text:p>
          </table:table-cell>
          <table:table-cell table:formula="of:=-180/PI()*ATAN([.B30]/fp)" office:value-type="float" office:value="-89.6240836884929" calcext:value-type="float">
            <text:p>-89.6241</text:p>
          </table:table-cell>
          <table:table-cell table:formula="of:=20*LOG(SQRT(([.B30]/fz_ESR)^2+1))" office:value-type="float" office:value="6.53107192568867" calcext:value-type="float">
            <text:p>6.5311</text:p>
          </table:table-cell>
          <table:table-cell table:formula="of:=180/PI()*ATAN([.B30]/fz_ESR)" office:value-type="float" office:value="61.8707804511575" calcext:value-type="float">
            <text:p>61.8708</text:p>
          </table:table-cell>
          <table:table-cell table:formula="of:=20*LOG(1/SQRT(([.B30]/(1/2/PI()/ESR/(Cout_c*Cout_e/(Cout_c+Cout_e))))^2+1))" office:value-type="float" office:value="-0.123801747695864" calcext:value-type="float">
            <text:p>-0.1238</text:p>
          </table:table-cell>
          <table:table-cell table:formula="of:=-180/PI()*ATAN([.B30]/(1/2/PI()/(ESR)/(Cout_c*Cout_e/(Cout_c+Cout_e))))" office:value-type="float" office:value="-9.65076402726874" calcext:value-type="float">
            <text:p>-9.6508</text:p>
          </table:table-cell>
          <table:table-cell table:formula="of:=20*LOG(1/SQRT(([.B30]/(1/2/PI()/10000000/(Ccomp+Cp+0.000000000003)))^2+1))" office:value-type="float" office:value="-110.152870246842" calcext:value-type="float">
            <text:p>-110.1529</text:p>
          </table:table-cell>
          <table:table-cell table:formula="of:=-180/PI()*ATAN([.B30]/(1/2/PI()/10000000/(Ccomp+Cp+0.000000000003)))" office:value-type="float" office:value="-89.9998219757683" calcext:value-type="float">
            <text:p>-89.9998</text:p>
          </table:table-cell>
          <table:table-cell table:formula="of:=20*LOG(SQRT(([.B30]/fz_comp)^2+1))" office:value-type="float" office:value="51.5472527012058" calcext:value-type="float">
            <text:p>51.5473</text:p>
          </table:table-cell>
          <table:table-cell table:formula="of:=180/PI()*ATAN([.B30]/fz_comp)" office:value-type="float" office:value="89.8483785993569" calcext:value-type="float">
            <text:p>89.8484</text:p>
          </table:table-cell>
          <table:table-cell table:formula="of:=20*LOG(1/SQRT(([.B30]/fp_comp2)^2+1))" office:value-type="float" office:value="-18.2832086030738" calcext:value-type="float">
            <text:p>-18.2832</text:p>
          </table:table-cell>
          <table:table-cell table:formula="of:=-180/PI()*ATAN([.B30]/fp_comp2)" office:value-type="float" office:value="-83.0008892789175" calcext:value-type="float">
            <text:p>-83.0009</text:p>
          </table:table-cell>
          <table:table-cell table:formula="of:=20*LOG(1/SQRT(([.B30]/(1/2/PI()/400000/0.0000000000055))^2+1))" office:value-type="float" office:value="-1.70249994962851" calcext:value-type="float">
            <text:p>-1.7025</text:p>
          </table:table-cell>
          <table:table-cell table:formula="of:=-180/PI()*ATAN([.B30]/(1/2/PI()/400000/0.0000000000055))" office:value-type="float" office:value="-34.7138880151814" calcext:value-type="float">
            <text:p>-34.7139</text:p>
          </table:table-cell>
          <table:table-cell table:formula="of:=20*LOG(SQRT((2*PI()*R_ca*C_ca*[.B30])^2+1))" office:value-type="float" office:value="6.88957921978091" calcext:value-type="float">
            <text:p>6.8896</text:p>
          </table:table-cell>
          <table:table-cell table:formula="of:=180/PI()*ATAN(2*PI()*R_ca*C_ca*[.B30])" office:value-type="float" office:value="63.1023341828481" calcext:value-type="float">
            <text:p>63.1023</text:p>
          </table:table-cell>
          <table:table-cell table:formula="of:=20*LOG(1/SQRT((2*PI()*[.B30]*R_ca*C_ca)^2+(1-(2*PI()*[.B30])^2*C_ca/gm_ca/(IF(Op_mode=&quot;Boost&quot;; Vout_LP; Vin_LP)/V_m/L)*gm_PS)^2))" office:value-type="float" office:value="-6.87319980193281" calcext:value-type="float">
            <text:p>-6.8732</text:p>
          </table:table-cell>
          <table:table-cell table:formula="of:=IF(-180/PI()*ATAN((2*PI()*[.B30]*R_ca*C_ca)/(1-(2*PI()*[.B30])^2*C_ca/gm_ca/(IF(Op_mode=&quot;Boost&quot;; Vout_LP; Vin_LP)/V_m/L)*gm_PS))&gt;0; -180/PI()*ATAN((2*PI()*[.B30]*R_ca*C_ca)/(1-(2*PI()*[.B30])^2*C_ca/gm_ca/(IF(Op_mode=&quot;Boost&quot;; Vout_LP; Vin_LP)/V_m/L)*gm_PS))-180; -180/PI()*ATAN((2*PI()*[.B30]*R_ca*C_ca)/(1-(2*PI()*[.B30])^2*C_ca/gm_ca/(IF(Op_mode=&quot;Boost&quot;; Vout_LP; Vin_LP)/V_m/L)*gm_PS)))" office:value-type="float" office:value="-63.3163141767906" calcext:value-type="float">
            <text:p>-63.3163</text:p>
          </table:table-cell>
          <table:table-cell office:value-type="float" office:value="0" calcext:value-type="float">
            <text:p>0.0000</text:p>
          </table:table-cell>
          <table:table-cell table:formula="of:=IF([.B30]&lt;fsw; -180*[.B30]*1/2/fsw; -90)" office:value-type="float" office:value="-9.18673136995001" calcext:value-type="float">
            <text:p>-9.1867</text:p>
          </table:table-cell>
          <table:table-cell table:formula="of:=20*LOG(1/SQRT(([.B30]/(1/2/PI()/30000/0.000000000005))^2+1))" office:value-type="float" office:value="-0.00967926795665495" calcext:value-type="float">
            <text:p>-0.0097</text:p>
          </table:table-cell>
          <table:table-cell table:formula="of:=-180/PI()*ATAN([.B30]/(1/2/PI()/30000/0.000000000005))" office:value-type="float" office:value="-2.70440088646958" calcext:value-type="float">
            <text:p>-2.7044</text:p>
          </table:table-cell>
          <table:table-cell table:formula="of:=IF(Op_mode=&quot;Boost&quot;; [.C30]+[.E30]+[.G30]+[.I30]+[.K30]+[.M30]+20*LOG(Vout_LP/Ioutmax/2*gm_PS*eff*Vin_LP/Vout_LP*gm_EA*10000000*1.129/Vout_max)+[.Q30]+[.S30]+[.U30]+[.Y30]; [.E30]+[.G30]+[.I30]+[.K30]+[.M30]+20*LOG(Vout_LP/Ioutmax*gm_PS*gm_EA*10000000*1.129/Vout_max)+[.Q30]+[.S30]+[.U30]+[.Y30])" office:value-type="float" office:value="-21.5723612424156" calcext:value-type="float">
            <text:p>-21.5724</text:p>
          </table:table-cell>
          <table:table-cell table:formula="of:=IF(Op_mode=&quot;Boost&quot;; [.D30]+[.F30]+[.H30]+[.J30]+180+[.L30]+[.N30]+[.R30]+[.T30]+[.V30]+[.X30]+[.Z30]; [.F30]+[.H30]+[.J30]+180+[.L30]+[.N30]+[.R30]+[.T30]+[.V30]+[.Z30])" office:value-type="float" office:value="14.6559771336793" calcext:value-type="float">
            <text:p>14.6560</text:p>
          </table:table-cell>
          <table:table-cell table:formula="of:=[.AA30]+[.O30]" office:value-type="float" office:value="-39.8555698454894" calcext:value-type="float">
            <text:p>-39.8556</text:p>
          </table:table-cell>
          <table:table-cell table:formula="of:=[.AB30]+[.P30]" office:value-type="float" office:value="-68.3449121452382" calcext:value-type="float">
            <text:p>-68.3449</text:p>
          </table:table-cell>
          <table:table-cell table:number-columns-repeated="16354"/>
        </table:table-row>
        <table:table-row table:style-name="ro6">
          <table:table-cell office:value-type="float" office:value="3.8" calcext:value-type="float">
            <text:p>3.8</text:p>
          </table:table-cell>
          <table:table-cell table:formula="of:=10*10^[.A31]" office:value-type="float" office:value="63095.7344480193" calcext:value-type="float">
            <text:p>63,096</text:p>
          </table:table-cell>
          <table:table-cell table:formula="of:=20*LOG(SQRT(([.B31]/fzRHP)^2+1))" office:value-type="float" office:value="18.0445535293852" calcext:value-type="float">
            <text:p>18.0446</text:p>
          </table:table-cell>
          <table:table-cell table:formula="of:=-180/PI()*ATAN([.B31]/fzRHP)" office:value-type="float" office:value="-82.8048969306143" calcext:value-type="float">
            <text:p>-82.8049</text:p>
          </table:table-cell>
          <table:table-cell table:formula="of:=20*LOG(1/SQRT(([.B31]/fp)^2+1))" office:value-type="float" office:value="-45.6606225582007" calcext:value-type="float">
            <text:p>-45.6606</text:p>
          </table:table-cell>
          <table:table-cell table:formula="of:=-180/PI()*ATAN([.B31]/fp)" office:value-type="float" office:value="-89.7013974786869" calcext:value-type="float">
            <text:p>-89.7014</text:p>
          </table:table-cell>
          <table:table-cell table:formula="of:=20*LOG(SQRT(([.B31]/fz_ESR)^2+1))" office:value-type="float" office:value="8.15935979142628" calcext:value-type="float">
            <text:p>8.1594</text:p>
          </table:table-cell>
          <table:table-cell table:formula="of:=180/PI()*ATAN([.B31]/fz_ESR)" office:value-type="float" office:value="66.9913742203421" calcext:value-type="float">
            <text:p>66.9914</text:p>
          </table:table-cell>
          <table:table-cell table:formula="of:=20*LOG(1/SQRT(([.B31]/(1/2/PI()/ESR/(Cout_c*Cout_e/(Cout_c+Cout_e))))^2+1))" office:value-type="float" office:value="-0.194609815870552" calcext:value-type="float">
            <text:p>-0.1946</text:p>
          </table:table-cell>
          <table:table-cell table:formula="of:=-180/PI()*ATAN([.B31]/(1/2/PI()/(ESR)/(Cout_c*Cout_e/(Cout_c+Cout_e))))" office:value-type="float" office:value="-12.0834208535433" calcext:value-type="float">
            <text:p>-12.0834</text:p>
          </table:table-cell>
          <table:table-cell table:formula="of:=20*LOG(1/SQRT(([.B31]/(1/2/PI()/10000000/(Ccomp+Cp+0.000000000003)))^2+1))" office:value-type="float" office:value="-112.152870246827" calcext:value-type="float">
            <text:p>-112.1529</text:p>
          </table:table-cell>
          <table:table-cell table:formula="of:=-180/PI()*ATAN([.B31]/(1/2/PI()/10000000/(Ccomp+Cp+0.000000000003)))" office:value-type="float" office:value="-89.9998585903263" calcext:value-type="float">
            <text:p>-89.9999</text:p>
          </table:table-cell>
          <table:table-cell table:formula="of:=20*LOG(SQRT(([.B31]/fz_comp)^2+1))" office:value-type="float" office:value="53.5472414775027" calcext:value-type="float">
            <text:p>53.5472</text:p>
          </table:table-cell>
          <table:table-cell table:formula="of:=180/PI()*ATAN([.B31]/fz_comp)" office:value-type="float" office:value="89.8795627367299" calcext:value-type="float">
            <text:p>89.8796</text:p>
          </table:table-cell>
          <table:table-cell table:formula="of:=20*LOG(1/SQRT(([.B31]/fp_comp2)^2+1))" office:value-type="float" office:value="-20.259345185424" calcext:value-type="float">
            <text:p>-20.2593</text:p>
          </table:table-cell>
          <table:table-cell table:formula="of:=-180/PI()*ATAN([.B31]/fp_comp2)" office:value-type="float" office:value="-84.4301999349263" calcext:value-type="float">
            <text:p>-84.4302</text:p>
          </table:table-cell>
          <table:table-cell table:formula="of:=20*LOG(1/SQRT(([.B31]/(1/2/PI()/400000/0.0000000000055))^2+1))" office:value-type="float" office:value="-2.45681770555813" calcext:value-type="float">
            <text:p>-2.4568</text:p>
          </table:table-cell>
          <table:table-cell table:formula="of:=-180/PI()*ATAN([.B31]/(1/2/PI()/400000/0.0000000000055))" office:value-type="float" office:value="-41.0940525852122" calcext:value-type="float">
            <text:p>-41.0941</text:p>
          </table:table-cell>
          <table:table-cell table:formula="of:=20*LOG(SQRT((2*PI()*R_ca*C_ca*[.B31])^2+1))" office:value-type="float" office:value="8.54850813030024" calcext:value-type="float">
            <text:p>8.5485</text:p>
          </table:table-cell>
          <table:table-cell table:formula="of:=180/PI()*ATAN(2*PI()*R_ca*C_ca*[.B31])" office:value-type="float" office:value="68.0532750164918" calcext:value-type="float">
            <text:p>68.0533</text:p>
          </table:table-cell>
          <table:table-cell table:formula="of:=20*LOG(1/SQRT((2*PI()*[.B31]*R_ca*C_ca)^2+(1-(2*PI()*[.B31])^2*C_ca/gm_ca/(IF(Op_mode=&quot;Boost&quot;; Vout_LP; Vin_LP)/V_m/L)*gm_PS)^2))" office:value-type="float" office:value="-8.53083596905529" calcext:value-type="float">
            <text:p>-8.5308</text:p>
          </table:table-cell>
          <table:table-cell table:formula="of:=IF(-180/PI()*ATAN((2*PI()*[.B31]*R_ca*C_ca)/(1-(2*PI()*[.B31])^2*C_ca/gm_ca/(IF(Op_mode=&quot;Boost&quot;; Vout_LP; Vin_LP)/V_m/L)*gm_PS))&gt;0; -180/PI()*ATAN((2*PI()*[.B31]*R_ca*C_ca)/(1-(2*PI()*[.B31])^2*C_ca/gm_ca/(IF(Op_mode=&quot;Boost&quot;; Vout_LP; Vin_LP)/V_m/L)*gm_PS))-180; -180/PI()*ATAN((2*PI()*[.B31]*R_ca*C_ca)/(1-(2*PI()*[.B31])^2*C_ca/gm_ca/(IF(Op_mode=&quot;Boost&quot;; Vout_LP; Vin_LP)/V_m/L)*gm_PS)))" office:value-type="float" office:value="-68.3447127496131" calcext:value-type="float">
            <text:p>-68.3447</text:p>
          </table:table-cell>
          <table:table-cell office:value-type="float" office:value="0" calcext:value-type="float">
            <text:p>0.0000</text:p>
          </table:table-cell>
          <table:table-cell table:formula="of:=IF([.B31]&lt;fsw; -180*[.B31]*1/2/fsw; -90)" office:value-type="float" office:value="-11.5654095729567" calcext:value-type="float">
            <text:p>-11.5654</text:p>
          </table:table-cell>
          <table:table-cell table:formula="of:=20*LOG(1/SQRT(([.B31]/(1/2/PI()/30000/0.000000000005))^2+1))" office:value-type="float" office:value="-0.015330623196756" calcext:value-type="float">
            <text:p>-0.0153</text:p>
          </table:table-cell>
          <table:table-cell table:formula="of:=-180/PI()*ATAN([.B31]/(1/2/PI()/30000/0.000000000005))" office:value-type="float" office:value="-3.40316196536391" calcext:value-type="float">
            <text:p>-3.4032</text:p>
          </table:table-cell>
          <table:table-cell table:formula="of:=IF(Op_mode=&quot;Boost&quot;; [.C31]+[.E31]+[.G31]+[.I31]+[.K31]+[.M31]+20*LOG(Vout_LP/Ioutmax/2*gm_PS*eff*Vin_LP/Vout_LP*gm_EA*10000000*1.129/Vout_max)+[.Q31]+[.S31]+[.U31]+[.Y31]; [.E31]+[.G31]+[.I31]+[.K31]+[.M31]+20*LOG(Vout_LP/Ioutmax*gm_PS*gm_EA*10000000*1.129/Vout_max)+[.Q31]+[.S31]+[.U31]+[.Y31])" office:value-type="float" office:value="-20.8131662547159" calcext:value-type="float">
            <text:p>-20.8132</text:p>
          </table:table-cell>
          <table:table-cell table:formula="of:=IF(Op_mode=&quot;Boost&quot;; [.D31]+[.F31]+[.H31]+[.J31]+180+[.L31]+[.N31]+[.R31]+[.T31]+[.V31]+[.X31]+[.Z31]; [.F31]+[.H31]+[.J31]+180+[.L31]+[.N31]+[.R31]+[.T31]+[.V31]+[.Z31])" office:value-type="float" office:value="5.92730124724711" calcext:value-type="float">
            <text:p>5.9273</text:p>
          </table:table-cell>
          <table:table-cell table:formula="of:=[.AA31]+[.O31]" office:value-type="float" office:value="-41.0725114401399" calcext:value-type="float">
            <text:p>-41.0725</text:p>
          </table:table-cell>
          <table:table-cell table:formula="of:=[.AB31]+[.P31]" office:value-type="float" office:value="-78.5028986876792" calcext:value-type="float">
            <text:p>-78.5029</text:p>
          </table:table-cell>
          <table:table-cell table:number-columns-repeated="16354"/>
        </table:table-row>
        <table:table-row table:style-name="ro6">
          <table:table-cell office:value-type="float" office:value="3.9" calcext:value-type="float">
            <text:p>3.9</text:p>
          </table:table-cell>
          <table:table-cell table:formula="of:=10*10^[.A32]" office:value-type="float" office:value="79432.8234724281" calcext:value-type="float">
            <text:p>79,433</text:p>
          </table:table-cell>
          <table:table-cell table:formula="of:=20*LOG(SQRT(([.B32]/fzRHP)^2+1))" office:value-type="float" office:value="20.0193381396852" calcext:value-type="float">
            <text:p>20.0193</text:p>
          </table:table-cell>
          <table:table-cell table:formula="of:=-180/PI()*ATAN([.B32]/fzRHP)" office:value-type="float" office:value="-84.2736356314097" calcext:value-type="float">
            <text:p>-84.2736</text:p>
          </table:table-cell>
          <table:table-cell table:formula="of:=20*LOG(1/SQRT(([.B32]/fp)^2+1))" office:value-type="float" office:value="-47.6605790269848" calcext:value-type="float">
            <text:p>-47.6606</text:p>
          </table:table-cell>
          <table:table-cell table:formula="of:=-180/PI()*ATAN([.B32]/fp)" office:value-type="float" office:value="-89.7628107938768" calcext:value-type="float">
            <text:p>-89.7628</text:p>
          </table:table-cell>
          <table:table-cell table:formula="of:=20*LOG(SQRT(([.B32]/fz_ESR)^2+1))" office:value-type="float" office:value="9.90732189236966" calcext:value-type="float">
            <text:p>9.9073</text:p>
          </table:table-cell>
          <table:table-cell table:formula="of:=180/PI()*ATAN([.B32]/fz_ESR)" office:value-type="float" office:value="71.3600562010421" calcext:value-type="float">
            <text:p>71.3601</text:p>
          </table:table-cell>
          <table:table-cell table:formula="of:=20*LOG(1/SQRT(([.B32]/(1/2/PI()/ESR/(Cout_c*Cout_e/(Cout_c+Cout_e))))^2+1))" office:value-type="float" office:value="-0.304520529355887" calcext:value-type="float">
            <text:p>-0.3045</text:p>
          </table:table-cell>
          <table:table-cell table:formula="of:=-180/PI()*ATAN([.B32]/(1/2/PI()/(ESR)/(Cout_c*Cout_e/(Cout_c+Cout_e))))" office:value-type="float" office:value="-15.0833629339551" calcext:value-type="float">
            <text:p>-15.0834</text:p>
          </table:table-cell>
          <table:table-cell table:formula="of:=20*LOG(1/SQRT(([.B32]/(1/2/PI()/10000000/(Ccomp+Cp+0.000000000003)))^2+1))" office:value-type="float" office:value="-114.152870246817" calcext:value-type="float">
            <text:p>-114.1529</text:p>
          </table:table-cell>
          <table:table-cell table:formula="of:=-180/PI()*ATAN([.B32]/(1/2/PI()/10000000/(Ccomp+Cp+0.000000000003)))" office:value-type="float" office:value="-89.9998876743036" calcext:value-type="float">
            <text:p>-89.9999</text:p>
          </table:table-cell>
          <table:table-cell table:formula="of:=20*LOG(SQRT(([.B32]/fz_comp)^2+1))" office:value-type="float" office:value="55.5472343958099" calcext:value-type="float">
            <text:p>55.5472</text:p>
          </table:table-cell>
          <table:table-cell table:formula="of:=180/PI()*ATAN([.B32]/fz_comp)" office:value-type="float" office:value="89.9043332292729" calcext:value-type="float">
            <text:p>89.9043</text:p>
          </table:table-cell>
          <table:table-cell table:formula="of:=20*LOG(1/SQRT(([.B32]/fp_comp2)^2+1))" office:value-type="float" office:value="-22.2442206387214" calcext:value-type="float">
            <text:p>-22.2442</text:p>
          </table:table-cell>
          <table:table-cell table:formula="of:=-180/PI()*ATAN([.B32]/fp_comp2)" office:value-type="float" office:value="-85.5706063719482" calcext:value-type="float">
            <text:p>-85.5706</text:p>
          </table:table-cell>
          <table:table-cell table:formula="of:=20*LOG(1/SQRT(([.B32]/(1/2/PI()/400000/0.0000000000055))^2+1))" office:value-type="float" office:value="-3.43527769273705" calcext:value-type="float">
            <text:p>-3.4353</text:p>
          </table:table-cell>
          <table:table-cell table:formula="of:=-180/PI()*ATAN([.B32]/(1/2/PI()/400000/0.0000000000055))" office:value-type="float" office:value="-47.6744216865699" calcext:value-type="float">
            <text:p>-47.6744</text:p>
          </table:table-cell>
          <table:table-cell table:formula="of:=20*LOG(SQRT((2*PI()*R_ca*C_ca*[.B32])^2+1))" office:value-type="float" office:value="10.3186541238755" calcext:value-type="float">
            <text:p>10.3187</text:p>
          </table:table-cell>
          <table:table-cell table:formula="of:=180/PI()*ATAN(2*PI()*R_ca*C_ca*[.B32])" office:value-type="float" office:value="72.2516585548359" calcext:value-type="float">
            <text:p>72.2517</text:p>
          </table:table-cell>
          <table:table-cell table:formula="of:=20*LOG(1/SQRT((2*PI()*[.B32]*R_ca*C_ca)^2+(1-(2*PI()*[.B32])^2*C_ca/gm_ca/(IF(Op_mode=&quot;Boost&quot;; Vout_LP; Vin_LP)/V_m/L)*gm_PS)^2))" office:value-type="float" office:value="-10.300099952193" calcext:value-type="float">
            <text:p>-10.3001</text:p>
          </table:table-cell>
          <table:table-cell table:formula="of:=IF(-180/PI()*ATAN((2*PI()*[.B32]*R_ca*C_ca)/(1-(2*PI()*[.B32])^2*C_ca/gm_ca/(IF(Op_mode=&quot;Boost&quot;; Vout_LP; Vin_LP)/V_m/L)*gm_PS))&gt;0; -180/PI()*ATAN((2*PI()*[.B32]*R_ca*C_ca)/(1-(2*PI()*[.B32])^2*C_ca/gm_ca/(IF(Op_mode=&quot;Boost&quot;; Vout_LP; Vin_LP)/V_m/L)*gm_PS))-180; -180/PI()*ATAN((2*PI()*[.B32]*R_ca*C_ca)/(1-(2*PI()*[.B32])^2*C_ca/gm_ca/(IF(Op_mode=&quot;Boost&quot;; Vout_LP; Vin_LP)/V_m/L)*gm_PS)))" office:value-type="float" office:value="-72.6385389375675" calcext:value-type="float">
            <text:p>-72.6385</text:p>
          </table:table-cell>
          <table:table-cell office:value-type="float" office:value="0" calcext:value-type="float">
            <text:p>0.0000</text:p>
          </table:table-cell>
          <table:table-cell table:formula="of:=IF([.B32]&lt;fsw; -180*[.B32]*1/2/fsw; -90)" office:value-type="float" office:value="-14.5599880092027" calcext:value-type="float">
            <text:p>-14.5600</text:p>
          </table:table-cell>
          <table:table-cell table:formula="of:=20*LOG(1/SQRT(([.B32]/(1/2/PI()/30000/0.000000000005))^2+1))" office:value-type="float" office:value="-0.0242723810719072" calcext:value-type="float">
            <text:p>-0.0243</text:p>
          </table:table-cell>
          <table:table-cell table:formula="of:=-180/PI()*ATAN([.B32]/(1/2/PI()/30000/0.000000000005))" office:value-type="float" office:value="-4.28138594501257" calcext:value-type="float">
            <text:p>-4.2814</text:p>
          </table:table-cell>
          <table:table-cell table:formula="of:=IF(Op_mode=&quot;Boost&quot;; [.C32]+[.E32]+[.G32]+[.I32]+[.K32]+[.M32]+20*LOG(Vout_LP/Ioutmax/2*gm_PS*eff*Vin_LP/Vout_LP*gm_EA*10000000*1.129/Vout_max)+[.Q32]+[.S32]+[.U32]+[.Y32]; [.E32]+[.G32]+[.I32]+[.K32]+[.M32]+20*LOG(Vout_LP/Ioutmax*gm_PS*gm_EA*10000000*1.129/Vout_max)+[.Q32]+[.S32]+[.U32]+[.Y32])" office:value-type="float" office:value="-20.1868135420412" calcext:value-type="float">
            <text:p>-20.1868</text:p>
          </table:table-cell>
          <table:table-cell table:formula="of:=IF(Op_mode=&quot;Boost&quot;; [.D32]+[.F32]+[.H32]+[.J32]+180+[.L32]+[.N32]+[.R32]+[.T32]+[.V32]+[.X32]+[.Z32]; [.F32]+[.H32]+[.J32]+180+[.L32]+[.N32]+[.R32]+[.T32]+[.V32]+[.Z32])" office:value-type="float" office:value="-4.75798362674693" calcext:value-type="float">
            <text:p>-4.7580</text:p>
          </table:table-cell>
          <table:table-cell table:formula="of:=[.AA32]+[.O32]" office:value-type="float" office:value="-42.4310341807626" calcext:value-type="float">
            <text:p>-42.4310</text:p>
          </table:table-cell>
          <table:table-cell table:formula="of:=[.AB32]+[.P32]" office:value-type="float" office:value="-90.3285899986951" calcext:value-type="float">
            <text:p>-90.3286</text:p>
          </table:table-cell>
          <table:table-cell table:number-columns-repeated="16354"/>
        </table:table-row>
        <table:table-row table:style-name="ro6">
          <table:table-cell office:value-type="float" office:value="4" calcext:value-type="float">
            <text:p>4</text:p>
          </table:table-cell>
          <table:table-cell table:style-name="ce157" table:formula="of:=10*10^[.A33]" office:value-type="float" office:value="100000" calcext:value-type="float">
            <text:p>100,000</text:p>
          </table:table-cell>
          <table:table-cell table:formula="of:=20*LOG(SQRT(([.B33]/fzRHP)^2+1))" office:value-type="float" office:value="22.003352644516" calcext:value-type="float">
            <text:p>22.0034</text:p>
          </table:table-cell>
          <table:table-cell table:formula="of:=-180/PI()*ATAN([.B33]/fzRHP)" office:value-type="float" office:value="-85.4457967535218" calcext:value-type="float">
            <text:p>-85.4458</text:p>
          </table:table-cell>
          <table:table-cell table:formula="of:=20*LOG(1/SQRT(([.B33]/fp)^2+1))" office:value-type="float" office:value="-49.6605515604198" calcext:value-type="float">
            <text:p>-49.6606</text:p>
          </table:table-cell>
          <table:table-cell table:formula="of:=-180/PI()*ATAN([.B33]/fp)" office:value-type="float" office:value="-89.8115935194175" calcext:value-type="float">
            <text:p>-89.8116</text:p>
          </table:table-cell>
          <table:table-cell table:formula="of:=20*LOG(SQRT(([.B33]/fz_ESR)^2+1))" office:value-type="float" office:value="11.740425564333" calcext:value-type="float">
            <text:p>11.7404</text:p>
          </table:table-cell>
          <table:table-cell table:formula="of:=180/PI()*ATAN([.B33]/fz_ESR)" office:value-type="float" office:value="75.0006189241445" calcext:value-type="float">
            <text:p>75.0006</text:p>
          </table:table-cell>
          <table:table-cell table:formula="of:=20*LOG(1/SQRT(([.B33]/(1/2/PI()/ESR/(Cout_c*Cout_e/(Cout_c+Cout_e))))^2+1))" office:value-type="float" office:value="-0.473212412233494" calcext:value-type="float">
            <text:p>-0.4732</text:p>
          </table:table-cell>
          <table:table-cell table:formula="of:=-180/PI()*ATAN([.B33]/(1/2/PI()/(ESR)/(Cout_c*Cout_e/(Cout_c+Cout_e))))" office:value-type="float" office:value="-18.7416637497154" calcext:value-type="float">
            <text:p>-18.7417</text:p>
          </table:table-cell>
          <table:table-cell table:formula="of:=20*LOG(1/SQRT(([.B33]/(1/2/PI()/10000000/(Ccomp+Cp+0.000000000003)))^2+1))" office:value-type="float" office:value="-116.152870246811" calcext:value-type="float">
            <text:p>-116.1529</text:p>
          </table:table-cell>
          <table:table-cell table:formula="of:=-180/PI()*ATAN([.B33]/(1/2/PI()/10000000/(Ccomp+Cp+0.000000000003)))" office:value-type="float" office:value="-89.9999107765278" calcext:value-type="float">
            <text:p>-89.9999</text:p>
          </table:table-cell>
          <table:table-cell table:formula="of:=20*LOG(SQRT(([.B33]/fz_comp)^2+1))" office:value-type="float" office:value="57.5472299275579" calcext:value-type="float">
            <text:p>57.5472</text:p>
          </table:table-cell>
          <table:table-cell table:formula="of:=180/PI()*ATAN([.B33]/fz_comp)" office:value-type="float" office:value="89.9240091568254" calcext:value-type="float">
            <text:p>89.9240</text:p>
          </table:table-cell>
          <table:table-cell table:formula="of:=20*LOG(1/SQRT(([.B33]/fp_comp2)^2+1))" office:value-type="float" office:value="-24.2346505220573" calcext:value-type="float">
            <text:p>-24.2347</text:p>
          </table:table-cell>
          <table:table-cell table:formula="of:=-180/PI()*ATAN([.B33]/fp_comp2)" office:value-type="float" office:value="-86.4790205688785" calcext:value-type="float">
            <text:p>-86.4790</text:p>
          </table:table-cell>
          <table:table-cell table:formula="of:=20*LOG(1/SQRT(([.B33]/(1/2/PI()/400000/0.0000000000055))^2+1))" office:value-type="float" office:value="-4.64005713628634" calcext:value-type="float">
            <text:p>-4.6401</text:p>
          </table:table-cell>
          <table:table-cell table:formula="of:=-180/PI()*ATAN([.B33]/(1/2/PI()/400000/0.0000000000055))" office:value-type="float" office:value="-54.1168357857343" calcext:value-type="float">
            <text:p>-54.1168</text:p>
          </table:table-cell>
          <table:table-cell table:formula="of:=20*LOG(SQRT((2*PI()*R_ca*C_ca*[.B33])^2+1))" office:value-type="float" office:value="12.1671059030244" calcext:value-type="float">
            <text:p>12.1671</text:p>
          </table:table-cell>
          <table:table-cell table:formula="of:=180/PI()*ATAN(2*PI()*R_ca*C_ca*[.B33])" office:value-type="float" office:value="75.7352813123046" calcext:value-type="float">
            <text:p>75.7353</text:p>
          </table:table-cell>
          <table:table-cell table:formula="of:=20*LOG(1/SQRT((2*PI()*[.B33]*R_ca*C_ca)^2+(1-(2*PI()*[.B33])^2*C_ca/gm_ca/(IF(Op_mode=&quot;Boost&quot;; Vout_LP; Vin_LP)/V_m/L)*gm_PS)^2))" office:value-type="float" office:value="-12.1480236209479" calcext:value-type="float">
            <text:p>-12.1480</text:p>
          </table:table-cell>
          <table:table-cell table:formula="of:=IF(-180/PI()*ATAN((2*PI()*[.B33]*R_ca*C_ca)/(1-(2*PI()*[.B33])^2*C_ca/gm_ca/(IF(Op_mode=&quot;Boost&quot;; Vout_LP; Vin_LP)/V_m/L)*gm_PS))&gt;0; -180/PI()*ATAN((2*PI()*[.B33]*R_ca*C_ca)/(1-(2*PI()*[.B33])^2*C_ca/gm_ca/(IF(Op_mode=&quot;Boost&quot;; Vout_LP; Vin_LP)/V_m/L)*gm_PS))-180; -180/PI()*ATAN((2*PI()*[.B33]*R_ca*C_ca)/(1-(2*PI()*[.B33])^2*C_ca/gm_ca/(IF(Op_mode=&quot;Boost&quot;; Vout_LP; Vin_LP)/V_m/L)*gm_PS)))" office:value-type="float" office:value="-76.2396640859169" calcext:value-type="float">
            <text:p>-76.2397</text:p>
          </table:table-cell>
          <table:table-cell office:value-type="float" office:value="0" calcext:value-type="float">
            <text:p>0.0000</text:p>
          </table:table-cell>
          <table:table-cell table:formula="of:=IF([.B33]&lt;fsw; -180*[.B33]*1/2/fsw; -90)" office:value-type="float" office:value="-18.3299389002037" calcext:value-type="float">
            <text:p>-18.3299</text:p>
          </table:table-cell>
          <table:table-cell table:formula="of:=20*LOG(1/SQRT(([.B33]/(1/2/PI()/30000/0.000000000005))^2+1))" office:value-type="float" office:value="-0.0384065083119623" calcext:value-type="float">
            <text:p>-0.0384</text:p>
          </table:table-cell>
          <table:table-cell table:formula="of:=-180/PI()*ATAN([.B33]/(1/2/PI()/30000/0.000000000005))" office:value-type="float" office:value="-5.38409591739357" calcext:value-type="float">
            <text:p>-5.3841</text:p>
          </table:table-cell>
          <table:table-cell table:formula="of:=IF(Op_mode=&quot;Boost&quot;; [.C33]+[.E33]+[.G33]+[.I33]+[.K33]+[.M33]+20*LOG(Vout_LP/Ioutmax/2*gm_PS*eff*Vin_LP/Vout_LP*gm_EA*10000000*1.129/Vout_max)+[.Q33]+[.S33]+[.U33]+[.Y33]; [.E33]+[.G33]+[.I33]+[.K33]+[.M33]+20*LOG(Vout_LP/Ioutmax*gm_PS*gm_EA*10000000*1.129/Vout_max)+[.Q33]+[.S33]+[.U33]+[.Y33])" office:value-type="float" office:value="-19.756749710201" calcext:value-type="float">
            <text:p>-19.7567</text:p>
          </table:table-cell>
          <table:table-cell table:formula="of:=IF(Op_mode=&quot;Boost&quot;; [.D33]+[.F33]+[.H33]+[.J33]+180+[.L33]+[.N33]+[.R33]+[.T33]+[.V33]+[.X33]+[.Z33]; [.F33]+[.H33]+[.J33]+180+[.L33]+[.N33]+[.R33]+[.T33]+[.V33]+[.Z33])" office:value-type="float" office:value="-17.4095900951565" calcext:value-type="float">
            <text:p>-17.4096</text:p>
          </table:table-cell>
          <table:table-cell table:formula="of:=[.AA33]+[.O33]" office:value-type="float" office:value="-43.9914002322583" calcext:value-type="float">
            <text:p>-43.9914</text:p>
          </table:table-cell>
          <table:table-cell table:formula="of:=[.AB33]+[.P33]" office:value-type="float" office:value="-103.888610664035" calcext:value-type="float">
            <text:p>-103.8886</text:p>
          </table:table-cell>
          <table:table-cell table:number-columns-repeated="16354"/>
        </table:table-row>
        <table:table-row table:style-name="ro6">
          <table:table-cell office:value-type="float" office:value="4.1" calcext:value-type="float">
            <text:p>4.1</text:p>
          </table:table-cell>
          <table:table-cell table:formula="of:=10*10^[.A34]" office:value-type="float" office:value="125892.541179417" calcext:value-type="float">
            <text:p>125,893</text:p>
          </table:table-cell>
          <table:table-cell table:formula="of:=20*LOG(SQRT(([.B34]/fzRHP)^2+1))" office:value-type="float" office:value="23.9932361199246" calcext:value-type="float">
            <text:p>23.9932</text:p>
          </table:table-cell>
          <table:table-cell table:formula="of:=-180/PI()*ATAN([.B34]/fzRHP)" office:value-type="float" office:value="-86.3796558377449" calcext:value-type="float">
            <text:p>-86.3797</text:p>
          </table:table-cell>
          <table:table-cell table:formula="of:=20*LOG(1/SQRT(([.B34]/fp)^2+1))" office:value-type="float" office:value="-51.6605342300996" calcext:value-type="float">
            <text:p>-51.6605</text:p>
          </table:table-cell>
          <table:table-cell table:formula="of:=-180/PI()*ATAN([.B34]/fp)" office:value-type="float" office:value="-89.8503432138021" calcext:value-type="float">
            <text:p>-89.8503</text:p>
          </table:table-cell>
          <table:table-cell table:formula="of:=20*LOG(SQRT(([.B34]/fz_ESR)^2+1))" office:value-type="float" office:value="13.6317224110173" calcext:value-type="float">
            <text:p>13.6317</text:p>
          </table:table-cell>
          <table:table-cell table:formula="of:=180/PI()*ATAN([.B34]/fz_ESR)" office:value-type="float" office:value="77.9849885998289" calcext:value-type="float">
            <text:p>77.9850</text:p>
          </table:table-cell>
          <table:table-cell table:formula="of:=20*LOG(1/SQRT(([.B34]/(1/2/PI()/ESR/(Cout_c*Cout_e/(Cout_c+Cout_e))))^2+1))" office:value-type="float" office:value="-0.727833084849282" calcext:value-type="float">
            <text:p>-0.7278</text:p>
          </table:table-cell>
          <table:table-cell table:formula="of:=-180/PI()*ATAN([.B34]/(1/2/PI()/(ESR)/(Cout_c*Cout_e/(Cout_c+Cout_e))))" office:value-type="float" office:value="-23.1294275520618" calcext:value-type="float">
            <text:p>-23.1294</text:p>
          </table:table-cell>
          <table:table-cell table:formula="of:=20*LOG(1/SQRT(([.B34]/(1/2/PI()/10000000/(Ccomp+Cp+0.000000000003)))^2+1))" office:value-type="float" office:value="-118.152870246807" calcext:value-type="float">
            <text:p>-118.1529</text:p>
          </table:table-cell>
          <table:table-cell table:formula="of:=-180/PI()*ATAN([.B34]/(1/2/PI()/10000000/(Ccomp+Cp+0.000000000003)))" office:value-type="float" office:value="-89.9999291272768" calcext:value-type="float">
            <text:p>-89.9999</text:p>
          </table:table-cell>
          <table:table-cell table:formula="of:=20*LOG(SQRT(([.B34]/fz_comp)^2+1))" office:value-type="float" office:value="59.5472271082791" calcext:value-type="float">
            <text:p>59.5472</text:p>
          </table:table-cell>
          <table:table-cell table:formula="of:=180/PI()*ATAN([.B34]/fz_comp)" office:value-type="float" office:value="89.9396383146244" calcext:value-type="float">
            <text:p>89.9396</text:p>
          </table:table-cell>
          <table:table-cell table:formula="of:=20*LOG(1/SQRT(([.B34]/fp_comp2)^2+1))" office:value-type="float" office:value="-26.2286013177759" calcext:value-type="float">
            <text:p>-26.2286</text:p>
          </table:table-cell>
          <table:table-cell table:formula="of:=-180/PI()*ATAN([.B34]/fp_comp2)" office:value-type="float" office:value="-87.2018872460772" calcext:value-type="float">
            <text:p>-87.2019</text:p>
          </table:table-cell>
          <table:table-cell table:formula="of:=20*LOG(1/SQRT(([.B34]/(1/2/PI()/400000/0.0000000000055))^2+1))" office:value-type="float" office:value="-6.05126468601052" calcext:value-type="float">
            <text:p>-6.0513</text:p>
          </table:table-cell>
          <table:table-cell table:formula="of:=-180/PI()*ATAN([.B34]/(1/2/PI()/400000/0.0000000000055))" office:value-type="float" office:value="-60.1165108817205" calcext:value-type="float">
            <text:p>-60.1165</text:p>
          </table:table-cell>
          <table:table-cell table:formula="of:=20*LOG(SQRT((2*PI()*R_ca*C_ca*[.B34])^2+1))" office:value-type="float" office:value="14.0686908002284" calcext:value-type="float">
            <text:p>14.0687</text:p>
          </table:table-cell>
          <table:table-cell table:formula="of:=180/PI()*ATAN(2*PI()*R_ca*C_ca*[.B34])" office:value-type="float" office:value="78.5826286504395" calcext:value-type="float">
            <text:p>78.5826</text:p>
          </table:table-cell>
          <table:table-cell table:formula="of:=20*LOG(1/SQRT((2*PI()*[.B34]*R_ca*C_ca)^2+(1-(2*PI()*[.B34])^2*C_ca/gm_ca/(IF(Op_mode=&quot;Boost&quot;; Vout_LP; Vin_LP)/V_m/L)*gm_PS)^2))" office:value-type="float" office:value="-14.0493845636528" calcext:value-type="float">
            <text:p>-14.0494</text:p>
          </table:table-cell>
          <table:table-cell table:formula="of:=IF(-180/PI()*ATAN((2*PI()*[.B34]*R_ca*C_ca)/(1-(2*PI()*[.B34])^2*C_ca/gm_ca/(IF(Op_mode=&quot;Boost&quot;; Vout_LP; Vin_LP)/V_m/L)*gm_PS))&gt;0; -180/PI()*ATAN((2*PI()*[.B34]*R_ca*C_ca)/(1-(2*PI()*[.B34])^2*C_ca/gm_ca/(IF(Op_mode=&quot;Boost&quot;; Vout_LP; Vin_LP)/V_m/L)*gm_PS))-180; -180/PI()*ATAN((2*PI()*[.B34]*R_ca*C_ca)/(1-(2*PI()*[.B34])^2*C_ca/gm_ca/(IF(Op_mode=&quot;Boost&quot;; Vout_LP; Vin_LP)/V_m/L)*gm_PS)))" office:value-type="float" office:value="-79.2321847229417" calcext:value-type="float">
            <text:p>-79.2322</text:p>
          </table:table-cell>
          <table:table-cell office:value-type="float" office:value="0" calcext:value-type="float">
            <text:p>0.0000</text:p>
          </table:table-cell>
          <table:table-cell table:formula="of:=IF([.B34]&lt;fsw; -180*[.B34]*1/2/fsw; -90)" office:value-type="float" office:value="-23.0760258781009" calcext:value-type="float">
            <text:p>-23.0760</text:p>
          </table:table-cell>
          <table:table-cell table:formula="of:=20*LOG(1/SQRT(([.B34]/(1/2/PI()/30000/0.000000000005))^2+1))" office:value-type="float" office:value="-0.0607137894383726" calcext:value-type="float">
            <text:p>-0.0607</text:p>
          </table:table-cell>
          <table:table-cell table:formula="of:=-180/PI()*ATAN([.B34]/(1/2/PI()/30000/0.000000000005))" office:value-type="float" office:value="-6.76656224341977" calcext:value-type="float">
            <text:p>-6.7666</text:p>
          </table:table-cell>
          <table:table-cell table:formula="of:=IF(Op_mode=&quot;Boost&quot;; [.C34]+[.E34]+[.G34]+[.I34]+[.K34]+[.M34]+20*LOG(Vout_LP/Ioutmax/2*gm_PS*eff*Vin_LP/Vout_LP*gm_EA*10000000*1.129/Vout_max)+[.Q34]+[.S34]+[.U34]+[.Y34]; [.E34]+[.G34]+[.I34]+[.K34]+[.M34]+20*LOG(Vout_LP/Ioutmax*gm_PS*gm_EA*10000000*1.129/Vout_max)+[.Q34]+[.S34]+[.U34]+[.Y34])" office:value-type="float" office:value="-19.56346642603" calcext:value-type="float">
            <text:p>-19.5635</text:p>
          </table:table-cell>
          <table:table-cell table:formula="of:=IF(Op_mode=&quot;Boost&quot;; [.D34]+[.F34]+[.H34]+[.J34]+180+[.L34]+[.N34]+[.R34]+[.T34]+[.V34]+[.X34]+[.Z34]; [.F34]+[.H34]+[.J34]+180+[.L34]+[.N34]+[.R34]+[.T34]+[.V34]+[.Z34])" office:value-type="float" office:value="-32.0433838921756" calcext:value-type="float">
            <text:p>-32.0434</text:p>
          </table:table-cell>
          <table:table-cell table:formula="of:=[.AA34]+[.O34]" office:value-type="float" office:value="-45.7920677438059" calcext:value-type="float">
            <text:p>-45.7921</text:p>
          </table:table-cell>
          <table:table-cell table:formula="of:=[.AB34]+[.P34]" office:value-type="float" office:value="-119.245271138253" calcext:value-type="float">
            <text:p>-119.2453</text:p>
          </table:table-cell>
          <table:table-cell table:number-columns-repeated="16354"/>
        </table:table-row>
        <table:table-row table:style-name="ro6">
          <table:table-cell office:value-type="float" office:value="4.2" calcext:value-type="float">
            <text:p>4.2</text:p>
          </table:table-cell>
          <table:table-cell table:formula="of:=10*10^[.A35]" office:value-type="float" office:value="158489.319246111" calcext:value-type="float">
            <text:p>158,489</text:p>
          </table:table-cell>
          <table:table-cell table:formula="of:=20*LOG(SQRT(([.B35]/fzRHP)^2+1))" office:value-type="float" office:value="25.9868408778402" calcext:value-type="float">
            <text:p>25.9868</text:p>
          </table:table-cell>
          <table:table-cell table:formula="of:=-180/PI()*ATAN([.B35]/fzRHP)" office:value-type="float" office:value="-87.1228458860917" calcext:value-type="float">
            <text:p>-87.1228</text:p>
          </table:table-cell>
          <table:table-cell table:formula="of:=20*LOG(1/SQRT(([.B35]/fp)^2+1))" office:value-type="float" office:value="-53.6605232953711" calcext:value-type="float">
            <text:p>-53.6605</text:p>
          </table:table-cell>
          <table:table-cell table:formula="of:=-180/PI()*ATAN([.B35]/fp)" office:value-type="float" office:value="-89.881123289435" calcext:value-type="float">
            <text:p>-89.8811</text:p>
          </table:table-cell>
          <table:table-cell table:formula="of:=20*LOG(SQRT(([.B35]/fz_ESR)^2+1))" office:value-type="float" office:value="15.5617084526784" calcext:value-type="float">
            <text:p>15.5617</text:p>
          </table:table-cell>
          <table:table-cell table:formula="of:=180/PI()*ATAN([.B35]/fz_ESR)" office:value-type="float" office:value="80.4044637017905" calcext:value-type="float">
            <text:p>80.4045</text:p>
          </table:table-cell>
          <table:table-cell table:formula="of:=20*LOG(1/SQRT(([.B35]/(1/2/PI()/ESR/(Cout_c*Cout_e/(Cout_c+Cout_e))))^2+1))" office:value-type="float" office:value="-1.10308849541889" calcext:value-type="float">
            <text:p>-1.1031</text:p>
          </table:table-cell>
          <table:table-cell table:formula="of:=-180/PI()*ATAN([.B35]/(1/2/PI()/(ESR)/(Cout_c*Cout_e/(Cout_c+Cout_e))))" office:value-type="float" office:value="-28.2687680051537" calcext:value-type="float">
            <text:p>-28.2688</text:p>
          </table:table-cell>
          <table:table-cell table:formula="of:=20*LOG(1/SQRT(([.B35]/(1/2/PI()/10000000/(Ccomp+Cp+0.000000000003)))^2+1))" office:value-type="float" office:value="-120.152870246804" calcext:value-type="float">
            <text:p>-120.1529</text:p>
          </table:table-cell>
          <table:table-cell table:formula="of:=-180/PI()*ATAN([.B35]/(1/2/PI()/10000000/(Ccomp+Cp+0.000000000003)))" office:value-type="float" office:value="-89.9999437037949" calcext:value-type="float">
            <text:p>-89.9999</text:p>
          </table:table-cell>
          <table:table-cell table:formula="of:=20*LOG(SQRT(([.B35]/fz_comp)^2+1))" office:value-type="float" office:value="61.5472253294335" calcext:value-type="float">
            <text:p>61.5472</text:p>
          </table:table-cell>
          <table:table-cell table:formula="of:=180/PI()*ATAN([.B35]/fz_comp)" office:value-type="float" office:value="89.9520530024644" calcext:value-type="float">
            <text:p>89.9521</text:p>
          </table:table-cell>
          <table:table-cell table:formula="of:=20*LOG(1/SQRT(([.B35]/fp_comp2)^2+1))" office:value-type="float" office:value="-28.2247801879919" calcext:value-type="float">
            <text:p>-28.2248</text:p>
          </table:table-cell>
          <table:table-cell table:formula="of:=-180/PI()*ATAN([.B35]/fp_comp2)" office:value-type="float" office:value="-87.7767279151923" calcext:value-type="float">
            <text:p>-87.7767</text:p>
          </table:table-cell>
          <table:table-cell table:formula="of:=20*LOG(1/SQRT(([.B35]/(1/2/PI()/400000/0.0000000000055))^2+1))" office:value-type="float" office:value="-7.6339808562719" calcext:value-type="float">
            <text:p>-7.6340</text:p>
          </table:table-cell>
          <table:table-cell table:formula="of:=-180/PI()*ATAN([.B35]/(1/2/PI()/400000/0.0000000000055))" office:value-type="float" office:value="-65.4654617881908" calcext:value-type="float">
            <text:p>-65.4655</text:p>
          </table:table-cell>
          <table:table-cell table:formula="of:=20*LOG(SQRT((2*PI()*R_ca*C_ca*[.B35])^2+1))" office:value-type="float" office:value="16.0054276057452" calcext:value-type="float">
            <text:p>16.0054</text:p>
          </table:table-cell>
          <table:table-cell table:formula="of:=180/PI()*ATAN(2*PI()*R_ca*C_ca*[.B35])" office:value-type="float" office:value="80.8865233726995" calcext:value-type="float">
            <text:p>80.8865</text:p>
          </table:table-cell>
          <table:table-cell table:formula="of:=20*LOG(1/SQRT((2*PI()*[.B35]*R_ca*C_ca)^2+(1-(2*PI()*[.B35])^2*C_ca/gm_ca/(IF(Op_mode=&quot;Boost&quot;; Vout_LP; Vin_LP)/V_m/L)*gm_PS)^2))" office:value-type="float" office:value="-15.986182208354" calcext:value-type="float">
            <text:p>-15.9862</text:p>
          </table:table-cell>
          <table:table-cell table:formula="of:=IF(-180/PI()*ATAN((2*PI()*[.B35]*R_ca*C_ca)/(1-(2*PI()*[.B35])^2*C_ca/gm_ca/(IF(Op_mode=&quot;Boost&quot;; Vout_LP; Vin_LP)/V_m/L)*gm_PS))&gt;0; -180/PI()*ATAN((2*PI()*[.B35]*R_ca*C_ca)/(1-(2*PI()*[.B35])^2*C_ca/gm_ca/(IF(Op_mode=&quot;Boost&quot;; Vout_LP; Vin_LP)/V_m/L)*gm_PS))-180; -180/PI()*ATAN((2*PI()*[.B35]*R_ca*C_ca)/(1-(2*PI()*[.B35])^2*C_ca/gm_ca/(IF(Op_mode=&quot;Boost&quot;; Vout_LP; Vin_LP)/V_m/L)*gm_PS)))" office:value-type="float" office:value="-81.7162705851758" calcext:value-type="float">
            <text:p>-81.7163</text:p>
          </table:table-cell>
          <table:table-cell office:value-type="float" office:value="0" calcext:value-type="float">
            <text:p>0.0000</text:p>
          </table:table-cell>
          <table:table-cell table:formula="of:=IF([.B35]&lt;fsw; -180*[.B35]*1/2/fsw; -90)" office:value-type="float" office:value="-29.0509953811609" calcext:value-type="float">
            <text:p>-29.0510</text:p>
          </table:table-cell>
          <table:table-cell table:formula="of:=20*LOG(1/SQRT(([.B35]/(1/2/PI()/30000/0.000000000005))^2+1))" office:value-type="float" office:value="-0.0958354053846452" calcext:value-type="float">
            <text:p>-0.0958</text:p>
          </table:table-cell>
          <table:table-cell table:formula="of:=-180/PI()*ATAN([.B35]/(1/2/PI()/30000/0.000000000005))" office:value-type="float" office:value="-8.49560962818592" calcext:value-type="float">
            <text:p>-8.4956</text:p>
          </table:table-cell>
          <table:table-cell table:formula="of:=IF(Op_mode=&quot;Boost&quot;; [.C35]+[.E35]+[.G35]+[.I35]+[.K35]+[.M35]+20*LOG(Vout_LP/Ioutmax/2*gm_PS*eff*Vin_LP/Vout_LP*gm_EA*10000000*1.129/Vout_max)+[.Q35]+[.S35]+[.U35]+[.Y35]; [.E35]+[.G35]+[.I35]+[.K35]+[.M35]+20*LOG(Vout_LP/Ioutmax*gm_PS*gm_EA*10000000*1.129/Vout_max)+[.Q35]+[.S35]+[.U35]+[.Y35])" office:value-type="float" office:value="-19.6330205065291" calcext:value-type="float">
            <text:p>-19.6330</text:p>
          </table:table-cell>
          <table:table-cell table:formula="of:=IF(Op_mode=&quot;Boost&quot;; [.D35]+[.F35]+[.H35]+[.J35]+180+[.L35]+[.N35]+[.R35]+[.T35]+[.V35]+[.X35]+[.Z35]; [.F35]+[.H35]+[.J35]+180+[.L35]+[.N35]+[.R35]+[.T35]+[.V35]+[.Z35])" office:value-type="float" office:value="-48.7579781902344" calcext:value-type="float">
            <text:p>-48.7580</text:p>
          </table:table-cell>
          <table:table-cell table:formula="of:=[.AA35]+[.O35]" office:value-type="float" office:value="-47.857800694521" calcext:value-type="float">
            <text:p>-47.8578</text:p>
          </table:table-cell>
          <table:table-cell table:formula="of:=[.AB35]+[.P35]" office:value-type="float" office:value="-136.534706105427" calcext:value-type="float">
            <text:p>-136.5347</text:p>
          </table:table-cell>
          <table:table-cell table:number-columns-repeated="16354"/>
        </table:table-row>
        <table:table-row table:style-name="ro6">
          <table:table-cell office:value-type="float" office:value="4.3" calcext:value-type="float">
            <text:p>4.3</text:p>
          </table:table-cell>
          <table:table-cell table:formula="of:=10*10^[.A36]" office:value-type="float" office:value="199526.231496888" calcext:value-type="float">
            <text:p>199,526</text:p>
          </table:table-cell>
          <table:table-cell table:formula="of:=20*LOG(SQRT(([.B36]/fzRHP)^2+1))" office:value-type="float" office:value="27.9828009019502" calcext:value-type="float">
            <text:p>27.9828</text:p>
          </table:table-cell>
          <table:table-cell table:formula="of:=-180/PI()*ATAN([.B36]/fzRHP)" office:value-type="float" office:value="-87.7138862899126" calcext:value-type="float">
            <text:p>-87.7139</text:p>
          </table:table-cell>
          <table:table-cell table:formula="of:=20*LOG(1/SQRT(([.B36]/fp)^2+1))" office:value-type="float" office:value="-55.6605163960097" calcext:value-type="float">
            <text:p>-55.6605</text:p>
          </table:table-cell>
          <table:table-cell table:formula="of:=-180/PI()*ATAN([.B36]/fp)" office:value-type="float" office:value="-89.9055728223436" calcext:value-type="float">
            <text:p>-89.9056</text:p>
          </table:table-cell>
          <table:table-cell table:formula="of:=20*LOG(SQRT(([.B36]/fz_ESR)^2+1))" office:value-type="float" office:value="17.5169447196547" calcext:value-type="float">
            <text:p>17.5169</text:p>
          </table:table-cell>
          <table:table-cell table:formula="of:=180/PI()*ATAN([.B36]/fz_ESR)" office:value-type="float" office:value="82.3516816682416" calcext:value-type="float">
            <text:p>82.3517</text:p>
          </table:table-cell>
          <table:table-cell table:formula="of:=20*LOG(1/SQRT(([.B36]/(1/2/PI()/ESR/(Cout_c*Cout_e/(Cout_c+Cout_e))))^2+1))" office:value-type="float" office:value="-1.63846058416397" calcext:value-type="float">
            <text:p>-1.6385</text:p>
          </table:table-cell>
          <table:table-cell table:formula="of:=-180/PI()*ATAN([.B36]/(1/2/PI()/(ESR)/(Cout_c*Cout_e/(Cout_c+Cout_e))))" office:value-type="float" office:value="-34.0970791151078" calcext:value-type="float">
            <text:p>-34.0971</text:p>
          </table:table-cell>
          <table:table-cell table:formula="of:=20*LOG(1/SQRT(([.B36]/(1/2/PI()/10000000/(Ccomp+Cp+0.000000000003)))^2+1))" office:value-type="float" office:value="-122.152870246803" calcext:value-type="float">
            <text:p>-122.1529</text:p>
          </table:table-cell>
          <table:table-cell table:formula="of:=-180/PI()*ATAN([.B36]/(1/2/PI()/10000000/(Ccomp+Cp+0.000000000003)))" office:value-type="float" office:value="-89.9999552823348" calcext:value-type="float">
            <text:p>-90.0000</text:p>
          </table:table-cell>
          <table:table-cell table:formula="of:=20*LOG(SQRT(([.B36]/fz_comp)^2+1))" office:value-type="float" office:value="63.5472242070574" calcext:value-type="float">
            <text:p>63.5472</text:p>
          </table:table-cell>
          <table:table-cell table:formula="of:=180/PI()*ATAN([.B36]/fz_comp)" office:value-type="float" office:value="89.9619143428063" calcext:value-type="float">
            <text:p>89.9619</text:p>
          </table:table-cell>
          <table:table-cell table:formula="of:=20*LOG(1/SQRT(([.B36]/fp_comp2)^2+1))" office:value-type="float" office:value="-30.2223674870786" calcext:value-type="float">
            <text:p>-30.2224</text:p>
          </table:table-cell>
          <table:table-cell table:formula="of:=-180/PI()*ATAN([.B36]/fp_comp2)" office:value-type="float" office:value="-88.2336650934966" calcext:value-type="float">
            <text:p>-88.2337</text:p>
          </table:table-cell>
          <table:table-cell table:formula="of:=20*LOG(1/SQRT(([.B36]/(1/2/PI()/400000/0.0000000000055))^2+1))" office:value-type="float" office:value="-9.34844451489871" calcext:value-type="float">
            <text:p>-9.3484</text:p>
          </table:table-cell>
          <table:table-cell table:formula="of:=-180/PI()*ATAN([.B36]/(1/2/PI()/400000/0.0000000000055))" office:value-type="float" office:value="-70.0706384569182" calcext:value-type="float">
            <text:p>-70.0706</text:p>
          </table:table-cell>
          <table:table-cell table:formula="of:=20*LOG(SQRT((2*PI()*R_ca*C_ca*[.B36])^2+1))" office:value-type="float" office:value="17.9650317937401" calcext:value-type="float">
            <text:p>17.9650</text:p>
          </table:table-cell>
          <table:table-cell table:formula="of:=180/PI()*ATAN(2*PI()*R_ca*C_ca*[.B36])" office:value-type="float" office:value="82.738366334105" calcext:value-type="float">
            <text:p>82.7384</text:p>
          </table:table-cell>
          <table:table-cell table:formula="of:=20*LOG(1/SQRT((2*PI()*[.B36]*R_ca*C_ca)^2+(1-(2*PI()*[.B36])^2*C_ca/gm_ca/(IF(Op_mode=&quot;Boost&quot;; Vout_LP; Vin_LP)/V_m/L)*gm_PS)^2))" office:value-type="float" office:value="-17.9461576423211" calcext:value-type="float">
            <text:p>-17.9462</text:p>
          </table:table-cell>
          <table:table-cell table:formula="of:=IF(-180/PI()*ATAN((2*PI()*[.B36]*R_ca*C_ca)/(1-(2*PI()*[.B36])^2*C_ca/gm_ca/(IF(Op_mode=&quot;Boost&quot;; Vout_LP; Vin_LP)/V_m/L)*gm_PS))&gt;0; -180/PI()*ATAN((2*PI()*[.B36]*R_ca*C_ca)/(1-(2*PI()*[.B36])^2*C_ca/gm_ca/(IF(Op_mode=&quot;Boost&quot;; Vout_LP; Vin_LP)/V_m/L)*gm_PS))-180; -180/PI()*ATAN((2*PI()*[.B36]*R_ca*C_ca)/(1-(2*PI()*[.B36])^2*C_ca/gm_ca/(IF(Op_mode=&quot;Boost&quot;; Vout_LP; Vin_LP)/V_m/L)*gm_PS)))" office:value-type="float" office:value="-83.7926953303883" calcext:value-type="float">
            <text:p>-83.7927</text:p>
          </table:table-cell>
          <table:table-cell office:value-type="float" office:value="0" calcext:value-type="float">
            <text:p>0.0000</text:p>
          </table:table-cell>
          <table:table-cell table:formula="of:=IF([.B36]&lt;fsw; -180*[.B36]*1/2/fsw; -90)" office:value-type="float" office:value="-36.5730363232585" calcext:value-type="float">
            <text:p>-36.5730</text:p>
          </table:table-cell>
          <table:table-cell table:formula="of:=20*LOG(1/SQRT(([.B36]/(1/2/PI()/30000/0.000000000005))^2+1))" office:value-type="float" office:value="-0.150924070317844" calcext:value-type="float">
            <text:p>-0.1509</text:p>
          </table:table-cell>
          <table:table-cell table:formula="of:=-180/PI()*ATAN([.B36]/(1/2/PI()/30000/0.000000000005))" office:value-type="float" office:value="-10.6500417139815" calcext:value-type="float">
            <text:p>-10.6500</text:p>
          </table:table-cell>
          <table:table-cell table:formula="of:=IF(Op_mode=&quot;Boost&quot;; [.C36]+[.E36]+[.G36]+[.I36]+[.K36]+[.M36]+20*LOG(Vout_LP/Ioutmax/2*gm_PS*eff*Vin_LP/Vout_LP*gm_EA*10000000*1.129/Vout_max)+[.Q36]+[.S36]+[.U36]+[.Y36]; [.E36]+[.G36]+[.I36]+[.K36]+[.M36]+20*LOG(Vout_LP/Ioutmax*gm_PS*gm_EA*10000000*1.129/Vout_max)+[.Q36]+[.S36]+[.U36]+[.Y36])" office:value-type="float" office:value="-19.9871140967338" calcext:value-type="float">
            <text:p>-19.9871</text:p>
          </table:table-cell>
          <table:table-cell table:formula="of:=IF(Op_mode=&quot;Boost&quot;; [.D36]+[.F36]+[.H36]+[.J36]+180+[.L36]+[.N36]+[.R36]+[.T36]+[.V36]+[.X36]+[.Z36]; [.F36]+[.H36]+[.J36]+180+[.L36]+[.N36]+[.R36]+[.T36]+[.V36]+[.Z36])" office:value-type="float" office:value="-67.7509429890925" calcext:value-type="float">
            <text:p>-67.7509</text:p>
          </table:table-cell>
          <table:table-cell table:formula="of:=[.AA36]+[.O36]" office:value-type="float" office:value="-50.2094815838124" calcext:value-type="float">
            <text:p>-50.2095</text:p>
          </table:table-cell>
          <table:table-cell table:formula="of:=[.AB36]+[.P36]" office:value-type="float" office:value="-155.984608082589" calcext:value-type="float">
            <text:p>-155.9846</text:p>
          </table:table-cell>
          <table:table-cell table:number-columns-repeated="16354"/>
        </table:table-row>
        <table:table-row table:style-name="ro6">
          <table:table-cell office:value-type="float" office:value="4.4" calcext:value-type="float">
            <text:p>4.4</text:p>
          </table:table-cell>
          <table:table-cell table:formula="of:=10*10^[.A37]" office:value-type="float" office:value="251188.643150958" calcext:value-type="float">
            <text:p>251,189</text:p>
          </table:table-cell>
          <table:table-cell table:formula="of:=20*LOG(SQRT(([.B37]/fzRHP)^2+1))" office:value-type="float" office:value="29.9802499144481" calcext:value-type="float">
            <text:p>29.9802</text:p>
          </table:table-cell>
          <table:table-cell table:formula="of:=-180/PI()*ATAN([.B37]/fzRHP)" office:value-type="float" office:value="-88.1837196859713" calcext:value-type="float">
            <text:p>-88.1837</text:p>
          </table:table-cell>
          <table:table-cell table:formula="of:=20*LOG(1/SQRT(([.B37]/fp)^2+1))" office:value-type="float" office:value="-57.6605120428014" calcext:value-type="float">
            <text:p>-57.6605</text:p>
          </table:table-cell>
          <table:table-cell table:formula="of:=-180/PI()*ATAN([.B37]/fp)" office:value-type="float" office:value="-89.924993801601" calcext:value-type="float">
            <text:p>-89.9250</text:p>
          </table:table-cell>
          <table:table-cell table:formula="of:=20*LOG(SQRT(([.B37]/fz_ESR)^2+1))" office:value-type="float" office:value="19.4884614533093" calcext:value-type="float">
            <text:p>19.4885</text:p>
          </table:table-cell>
          <table:table-cell table:formula="of:=180/PI()*ATAN([.B37]/fz_ESR)" office:value-type="float" office:value="83.9114027891355" calcext:value-type="float">
            <text:p>83.9114</text:p>
          </table:table-cell>
          <table:table-cell table:formula="of:=20*LOG(1/SQRT(([.B37]/(1/2/PI()/ESR/(Cout_c*Cout_e/(Cout_c+Cout_e))))^2+1))" office:value-type="float" office:value="-2.37129402605558" calcext:value-type="float">
            <text:p>-2.3713</text:p>
          </table:table-cell>
          <table:table-cell table:formula="of:=-180/PI()*ATAN([.B37]/(1/2/PI()/(ESR)/(Cout_c*Cout_e/(Cout_c+Cout_e))))" office:value-type="float" office:value="-40.4397266670754" calcext:value-type="float">
            <text:p>-40.4397</text:p>
          </table:table-cell>
          <table:table-cell table:formula="of:=20*LOG(1/SQRT(([.B37]/(1/2/PI()/10000000/(Ccomp+Cp+0.000000000003)))^2+1))" office:value-type="float" office:value="-124.152870246802" calcext:value-type="float">
            <text:p>-124.1529</text:p>
          </table:table-cell>
          <table:table-cell table:formula="of:=-180/PI()*ATAN([.B37]/(1/2/PI()/10000000/(Ccomp+Cp+0.000000000003)))" office:value-type="float" office:value="-89.9999644794959" calcext:value-type="float">
            <text:p>-90.0000</text:p>
          </table:table-cell>
          <table:table-cell table:formula="of:=20*LOG(SQRT(([.B37]/fz_comp)^2+1))" office:value-type="float" office:value="65.5472234988858" calcext:value-type="float">
            <text:p>65.5472</text:p>
          </table:table-cell>
          <table:table-cell table:formula="of:=180/PI()*ATAN([.B37]/fz_comp)" office:value-type="float" office:value="89.9697474855086" calcext:value-type="float">
            <text:p>89.9697</text:p>
          </table:table-cell>
          <table:table-cell table:formula="of:=20*LOG(1/SQRT(([.B37]/fp_comp2)^2+1))" office:value-type="float" office:value="-32.2208444857679" calcext:value-type="float">
            <text:p>-32.2208</text:p>
          </table:table-cell>
          <table:table-cell table:formula="of:=-180/PI()*ATAN([.B37]/fp_comp2)" office:value-type="float" office:value="-88.5967862762145" calcext:value-type="float">
            <text:p>-88.5968</text:p>
          </table:table-cell>
          <table:table-cell table:formula="of:=20*LOG(1/SQRT(([.B37]/(1/2/PI()/400000/0.0000000000055))^2+1))" office:value-type="float" office:value="-11.1581185807335" calcext:value-type="float">
            <text:p>-11.1581</text:p>
          </table:table-cell>
          <table:table-cell table:formula="of:=-180/PI()*ATAN([.B37]/(1/2/PI()/400000/0.0000000000055))" office:value-type="float" office:value="-73.9334253336504" calcext:value-type="float">
            <text:p>-73.9334</text:p>
          </table:table-cell>
          <table:table-cell table:formula="of:=20*LOG(SQRT((2*PI()*R_ca*C_ca*[.B37])^2+1))" office:value-type="float" office:value="19.9393490627815" calcext:value-type="float">
            <text:p>19.9393</text:p>
          </table:table-cell>
          <table:table-cell table:formula="of:=180/PI()*ATAN(2*PI()*R_ca*C_ca*[.B37])" office:value-type="float" office:value="84.2204779184089" calcext:value-type="float">
            <text:p>84.2205</text:p>
          </table:table-cell>
          <table:table-cell table:formula="of:=20*LOG(1/SQRT((2*PI()*[.B37]*R_ca*C_ca)^2+(1-(2*PI()*[.B37])^2*C_ca/gm_ca/(IF(Op_mode=&quot;Boost&quot;; Vout_LP; Vin_LP)/V_m/L)*gm_PS)^2))" office:value-type="float" office:value="-19.9212418422892" calcext:value-type="float">
            <text:p>-19.9212</text:p>
          </table:table-cell>
          <table:table-cell table:formula="of:=IF(-180/PI()*ATAN((2*PI()*[.B37]*R_ca*C_ca)/(1-(2*PI()*[.B37])^2*C_ca/gm_ca/(IF(Op_mode=&quot;Boost&quot;; Vout_LP; Vin_LP)/V_m/L)*gm_PS))&gt;0; -180/PI()*ATAN((2*PI()*[.B37]*R_ca*C_ca)/(1-(2*PI()*[.B37])^2*C_ca/gm_ca/(IF(Op_mode=&quot;Boost&quot;; Vout_LP; Vin_LP)/V_m/L)*gm_PS))-180; -180/PI()*ATAN((2*PI()*[.B37]*R_ca*C_ca)/(1-(2*PI()*[.B37])^2*C_ca/gm_ca/(IF(Op_mode=&quot;Boost&quot;; Vout_LP; Vin_LP)/V_m/L)*gm_PS)))" office:value-type="float" office:value="-85.5555996693731" calcext:value-type="float">
            <text:p>-85.5556</text:p>
          </table:table-cell>
          <table:table-cell office:value-type="float" office:value="0" calcext:value-type="float">
            <text:p>0.0000</text:p>
          </table:table-cell>
          <table:table-cell table:formula="of:=IF([.B37]&lt;fsw; -180*[.B37]*1/2/fsw; -90)" office:value-type="float" office:value="-46.0427248138212" calcext:value-type="float">
            <text:p>-46.0427</text:p>
          </table:table-cell>
          <table:table-cell table:formula="of:=20*LOG(1/SQRT(([.B37]/(1/2/PI()/30000/0.000000000005))^2+1))" office:value-type="float" office:value="-0.236827102628295" calcext:value-type="float">
            <text:p>-0.2368</text:p>
          </table:table-cell>
          <table:table-cell table:formula="of:=-180/PI()*ATAN([.B37]/(1/2/PI()/30000/0.000000000005))" office:value-type="float" office:value="-13.3189764096822" calcext:value-type="float">
            <text:p>-13.3190</text:p>
          </table:table-cell>
          <table:table-cell table:formula="of:=IF(Op_mode=&quot;Boost&quot;; [.C37]+[.E37]+[.G37]+[.I37]+[.K37]+[.M37]+20*LOG(Vout_LP/Ioutmax/2*gm_PS*eff*Vin_LP/Vout_LP*gm_EA*10000000*1.129/Vout_max)+[.Q37]+[.S37]+[.U37]+[.Y37]; [.E37]+[.G37]+[.I37]+[.K37]+[.M37]+20*LOG(Vout_LP/Ioutmax*gm_PS*gm_EA*10000000*1.129/Vout_max)+[.Q37]+[.S37]+[.U37]+[.Y37])" office:value-type="float" office:value="-20.6473221765071" calcext:value-type="float">
            <text:p>-20.6473</text:p>
          </table:table-cell>
          <table:table-cell table:formula="of:=IF(Op_mode=&quot;Boost&quot;; [.D37]+[.F37]+[.H37]+[.J37]+180+[.L37]+[.N37]+[.R37]+[.T37]+[.V37]+[.X37]+[.Z37]; [.F37]+[.H37]+[.J37]+180+[.L37]+[.N37]+[.R37]+[.T37]+[.V37]+[.Z37])" office:value-type="float" office:value="-89.2975026676175" calcext:value-type="float">
            <text:p>-89.2975</text:p>
          </table:table-cell>
          <table:table-cell table:formula="of:=[.AA37]+[.O37]" office:value-type="float" office:value="-52.868166662275" calcext:value-type="float">
            <text:p>-52.8682</text:p>
          </table:table-cell>
          <table:table-cell table:formula="of:=[.AB37]+[.P37]" office:value-type="float" office:value="-177.894288943832" calcext:value-type="float">
            <text:p>-177.8943</text:p>
          </table:table-cell>
          <table:table-cell table:number-columns-repeated="16354"/>
        </table:table-row>
        <table:table-row table:style-name="ro6">
          <table:table-cell office:value-type="float" office:value="4.5" calcext:value-type="float">
            <text:p>4.5</text:p>
          </table:table-cell>
          <table:table-cell table:formula="of:=10*10^[.A38]" office:value-type="float" office:value="316227.766016838" calcext:value-type="float">
            <text:p>316,228</text:p>
          </table:table-cell>
          <table:table-cell table:formula="of:=20*LOG(SQRT(([.B38]/fzRHP)^2+1))" office:value-type="float" office:value="31.9786395788231" calcext:value-type="float">
            <text:p>31.9786</text:p>
          </table:table-cell>
          <table:table-cell table:formula="of:=-180/PI()*ATAN([.B38]/fzRHP)" office:value-type="float" office:value="-88.5570989164879" calcext:value-type="float">
            <text:p>-88.5571</text:p>
          </table:table-cell>
          <table:table-cell table:formula="of:=20*LOG(1/SQRT(([.B38]/fp)^2+1))" office:value-type="float" office:value="-59.6605092961103" calcext:value-type="float">
            <text:p>-59.6605</text:p>
          </table:table-cell>
          <table:table-cell table:formula="of:=-180/PI()*ATAN([.B38]/fp)" office:value-type="float" office:value="-89.940420446272" calcext:value-type="float">
            <text:p>-89.9404</text:p>
          </table:table-cell>
          <table:table-cell table:formula="of:=20*LOG(SQRT(([.B38]/fz_ESR)^2+1))" office:value-type="float" office:value="21.4703931307301" calcext:value-type="float">
            <text:p>21.4704</text:p>
          </table:table-cell>
          <table:table-cell table:formula="of:=180/PI()*ATAN([.B38]/fz_ESR)" office:value-type="float" office:value="85.1569353871866" calcext:value-type="float">
            <text:p>85.1569</text:p>
          </table:table-cell>
          <table:table-cell table:formula="of:=20*LOG(1/SQRT(([.B38]/(1/2/PI()/ESR/(Cout_c*Cout_e/(Cout_c+Cout_e))))^2+1))" office:value-type="float" office:value="-3.32678903071156" calcext:value-type="float">
            <text:p>-3.3268</text:p>
          </table:table-cell>
          <table:table-cell table:formula="of:=-180/PI()*ATAN([.B38]/(1/2/PI()/(ESR)/(Cout_c*Cout_e/(Cout_c+Cout_e))))" office:value-type="float" office:value="-47.0151012791753" calcext:value-type="float">
            <text:p>-47.0151</text:p>
          </table:table-cell>
          <table:table-cell table:formula="of:=20*LOG(1/SQRT(([.B38]/(1/2/PI()/10000000/(Ccomp+Cp+0.000000000003)))^2+1))" office:value-type="float" office:value="-126.152870246801" calcext:value-type="float">
            <text:p>-126.1529</text:p>
          </table:table-cell>
          <table:table-cell table:formula="of:=-180/PI()*ATAN([.B38]/(1/2/PI()/10000000/(Ccomp+Cp+0.000000000003)))" office:value-type="float" office:value="-89.9999717850607" calcext:value-type="float">
            <text:p>-90.0000</text:p>
          </table:table-cell>
          <table:table-cell table:formula="of:=20*LOG(SQRT(([.B38]/fz_comp)^2+1))" office:value-type="float" office:value="67.5472230520597" calcext:value-type="float">
            <text:p>67.5472</text:p>
          </table:table-cell>
          <table:table-cell table:formula="of:=180/PI()*ATAN([.B38]/fz_comp)" office:value-type="float" office:value="89.975969572744" calcext:value-type="float">
            <text:p>89.9760</text:p>
          </table:table-cell>
          <table:table-cell table:formula="of:=20*LOG(1/SQRT(([.B38]/fp_comp2)^2+1))" office:value-type="float" office:value="-34.2198832620249" calcext:value-type="float">
            <text:p>-34.2199</text:p>
          </table:table-cell>
          <table:table-cell table:formula="of:=-180/PI()*ATAN([.B38]/fp_comp2)" office:value-type="float" office:value="-88.8853054790885" calcext:value-type="float">
            <text:p>-88.8853</text:p>
          </table:table-cell>
          <table:table-cell table:formula="of:=20*LOG(1/SQRT(([.B38]/(1/2/PI()/400000/0.0000000000055))^2+1))" office:value-type="float" office:value="-13.0335924630193" calcext:value-type="float">
            <text:p>-13.0336</text:p>
          </table:table-cell>
          <table:table-cell table:formula="of:=-180/PI()*ATAN([.B38]/(1/2/PI()/400000/0.0000000000055))" office:value-type="float" office:value="-77.1142329964076" calcext:value-type="float">
            <text:p>-77.1142</text:p>
          </table:table-cell>
          <table:table-cell table:formula="of:=20*LOG(SQRT((2*PI()*R_ca*C_ca*[.B38])^2+1))" office:value-type="float" office:value="21.9230658582689" calcext:value-type="float">
            <text:p>21.9231</text:p>
          </table:table-cell>
          <table:table-cell table:formula="of:=180/PI()*ATAN(2*PI()*R_ca*C_ca*[.B38])" office:value-type="float" office:value="85.4034149239884" calcext:value-type="float">
            <text:p>85.4034</text:p>
          </table:table-cell>
          <table:table-cell table:formula="of:=20*LOG(1/SQRT((2*PI()*[.B38]*R_ca*C_ca)^2+(1-(2*PI()*[.B38])^2*C_ca/gm_ca/(IF(Op_mode=&quot;Boost&quot;; Vout_LP; Vin_LP)/V_m/L)*gm_PS)^2))" office:value-type="float" office:value="-21.9062886813668" calcext:value-type="float">
            <text:p>-21.9063</text:p>
          </table:table-cell>
          <table:table-cell table:formula="of:=IF(-180/PI()*ATAN((2*PI()*[.B38]*R_ca*C_ca)/(1-(2*PI()*[.B38])^2*C_ca/gm_ca/(IF(Op_mode=&quot;Boost&quot;; Vout_LP; Vin_LP)/V_m/L)*gm_PS))&gt;0; -180/PI()*ATAN((2*PI()*[.B38]*R_ca*C_ca)/(1-(2*PI()*[.B38])^2*C_ca/gm_ca/(IF(Op_mode=&quot;Boost&quot;; Vout_LP; Vin_LP)/V_m/L)*gm_PS))-180; -180/PI()*ATAN((2*PI()*[.B38]*R_ca*C_ca)/(1-(2*PI()*[.B38])^2*C_ca/gm_ca/(IF(Op_mode=&quot;Boost&quot;; Vout_LP; Vin_LP)/V_m/L)*gm_PS)))" office:value-type="float" office:value="-87.0903801688207" calcext:value-type="float">
            <text:p>-87.0904</text:p>
          </table:table-cell>
          <table:table-cell office:value-type="float" office:value="0" calcext:value-type="float">
            <text:p>0.0000</text:p>
          </table:table-cell>
          <table:table-cell table:formula="of:=IF([.B38]&lt;fsw; -180*[.B38]*1/2/fsw; -90)" office:value-type="float" office:value="-57.9643562963654" calcext:value-type="float">
            <text:p>-57.9644</text:p>
          </table:table-cell>
          <table:table-cell table:formula="of:=20*LOG(1/SQRT(([.B38]/(1/2/PI()/30000/0.000000000005))^2+1))" office:value-type="float" office:value="-0.36958658151585" calcext:value-type="float">
            <text:p>-0.3696</text:p>
          </table:table-cell>
          <table:table-cell table:formula="of:=-180/PI()*ATAN([.B38]/(1/2/PI()/30000/0.000000000005))" office:value-type="float" office:value="-16.5960376966736" calcext:value-type="float">
            <text:p>-16.5960</text:p>
          </table:table-cell>
          <table:table-cell table:formula="of:=IF(Op_mode=&quot;Boost&quot;; [.C38]+[.E38]+[.G38]+[.I38]+[.K38]+[.M38]+20*LOG(Vout_LP/Ioutmax/2*gm_PS*eff*Vin_LP/Vout_LP*gm_EA*10000000*1.129/Vout_max)+[.Q38]+[.S38]+[.U38]+[.Y38]; [.E38]+[.G38]+[.I38]+[.K38]+[.M38]+20*LOG(Vout_LP/Ioutmax*gm_PS*gm_EA*10000000*1.129/Vout_max)+[.Q38]+[.S38]+[.U38]+[.Y38])" office:value-type="float" office:value="-21.6320569442649" calcext:value-type="float">
            <text:p>-21.6321</text:p>
          </table:table-cell>
          <table:table-cell table:formula="of:=IF(Op_mode=&quot;Boost&quot;; [.D38]+[.F38]+[.H38]+[.J38]+180+[.L38]+[.N38]+[.R38]+[.T38]+[.V38]+[.X38]+[.Z38]; [.F38]+[.H38]+[.J38]+180+[.L38]+[.N38]+[.R38]+[.T38]+[.V38]+[.Z38])" office:value-type="float" office:value="-113.741279701344" calcext:value-type="float">
            <text:p>-113.7413</text:p>
          </table:table-cell>
          <table:table-cell table:formula="of:=[.AA38]+[.O38]" office:value-type="float" office:value="-55.8519402062898" calcext:value-type="float">
            <text:p>-55.8519</text:p>
          </table:table-cell>
          <table:table-cell table:formula="of:=[.AB38]+[.P38]" office:value-type="float" office:value="-202.626585180433" calcext:value-type="float">
            <text:p>-202.6266</text:p>
          </table:table-cell>
          <table:table-cell table:number-columns-repeated="16354"/>
        </table:table-row>
        <table:table-row table:style-name="ro6">
          <table:table-cell office:value-type="float" office:value="4.6" calcext:value-type="float">
            <text:p>4.6</text:p>
          </table:table-cell>
          <table:table-cell table:formula="of:=10*10^[.A39]" office:value-type="float" office:value="398107.170553497" calcext:value-type="float">
            <text:p>398,107</text:p>
          </table:table-cell>
          <table:table-cell table:formula="of:=20*LOG(SQRT(([.B39]/fzRHP)^2+1))" office:value-type="float" office:value="33.9776232184192" calcext:value-type="float">
            <text:p>33.9776</text:p>
          </table:table-cell>
          <table:table-cell table:formula="of:=-180/PI()*ATAN([.B39]/fzRHP)" office:value-type="float" office:value="-88.8537735113141" calcext:value-type="float">
            <text:p>-88.8538</text:p>
          </table:table-cell>
          <table:table-cell table:formula="of:=20*LOG(1/SQRT(([.B39]/fp)^2+1))" office:value-type="float" office:value="-61.6605075630645" calcext:value-type="float">
            <text:p>-61.6605</text:p>
          </table:table-cell>
          <table:table-cell table:formula="of:=-180/PI()*ATAN([.B39]/fp)" office:value-type="float" office:value="-89.9526742719665" calcext:value-type="float">
            <text:p>-89.9527</text:p>
          </table:table-cell>
          <table:table-cell table:formula="of:=20*LOG(SQRT(([.B39]/fz_ESR)^2+1))" office:value-type="float" office:value="23.4589539901728" calcext:value-type="float">
            <text:p>23.4590</text:p>
          </table:table-cell>
          <table:table-cell table:formula="of:=180/PI()*ATAN([.B39]/fz_ESR)" office:value-type="float" office:value="86.1496353228713" calcext:value-type="float">
            <text:p>86.1496</text:p>
          </table:table-cell>
          <table:table-cell table:formula="of:=20*LOG(1/SQRT(([.B39]/(1/2/PI()/ESR/(Cout_c*Cout_e/(Cout_c+Cout_e))))^2+1))" office:value-type="float" office:value="-4.50943767998331" calcext:value-type="float">
            <text:p>-4.5094</text:p>
          </table:table-cell>
          <table:table-cell table:formula="of:=-180/PI()*ATAN([.B39]/(1/2/PI()/(ESR)/(Cout_c*Cout_e/(Cout_c+Cout_e))))" office:value-type="float" office:value="-53.4862788665647" calcext:value-type="float">
            <text:p>-53.4863</text:p>
          </table:table-cell>
          <table:table-cell table:formula="of:=20*LOG(1/SQRT(([.B39]/(1/2/PI()/10000000/(Ccomp+Cp+0.000000000003)))^2+1))" office:value-type="float" office:value="-128.152870246801" calcext:value-type="float">
            <text:p>-128.1529</text:p>
          </table:table-cell>
          <table:table-cell table:formula="of:=-180/PI()*ATAN([.B39]/(1/2/PI()/10000000/(Ccomp+Cp+0.000000000003)))" office:value-type="float" office:value="-89.9999775880771" calcext:value-type="float">
            <text:p>-90.0000</text:p>
          </table:table-cell>
          <table:table-cell table:formula="of:=20*LOG(SQRT(([.B39]/fz_comp)^2+1))" office:value-type="float" office:value="69.5472227701315" calcext:value-type="float">
            <text:p>69.5472</text:p>
          </table:table-cell>
          <table:table-cell table:formula="of:=180/PI()*ATAN([.B39]/fz_comp)" office:value-type="float" office:value="89.980911952725" calcext:value-type="float">
            <text:p>89.9809</text:p>
          </table:table-cell>
          <table:table-cell table:formula="of:=20*LOG(1/SQRT(([.B39]/fp_comp2)^2+1))" office:value-type="float" office:value="-36.2192766613607" calcext:value-type="float">
            <text:p>-36.2193</text:p>
          </table:table-cell>
          <table:table-cell table:formula="of:=-180/PI()*ATAN([.B39]/fp_comp2)" office:value-type="float" office:value="-89.1145254420013" calcext:value-type="float">
            <text:p>-89.1145</text:p>
          </table:table-cell>
          <table:table-cell table:formula="of:=20*LOG(1/SQRT(([.B39]/(1/2/PI()/400000/0.0000000000055))^2+1))" office:value-type="float" office:value="-14.9531439823653" calcext:value-type="float">
            <text:p>-14.9531</text:p>
          </table:table-cell>
          <table:table-cell table:formula="of:=-180/PI()*ATAN([.B39]/(1/2/PI()/400000/0.0000000000055))" office:value-type="float" office:value="-79.7007214898363" calcext:value-type="float">
            <text:p>-79.7007</text:p>
          </table:table-cell>
          <table:table-cell table:formula="of:=20*LOG(SQRT((2*PI()*R_ca*C_ca*[.B39])^2+1))" office:value-type="float" office:value="23.9127603488226" calcext:value-type="float">
            <text:p>23.9128</text:p>
          </table:table-cell>
          <table:table-cell table:formula="of:=180/PI()*ATAN(2*PI()*R_ca*C_ca*[.B39])" office:value-type="float" office:value="86.3459115094553" calcext:value-type="float">
            <text:p>86.3459</text:p>
          </table:table-cell>
          <table:table-cell table:formula="of:=20*LOG(1/SQRT((2*PI()*[.B39]*R_ca*C_ca)^2+(1-(2*PI()*[.B39])^2*C_ca/gm_ca/(IF(Op_mode=&quot;Boost&quot;; Vout_LP; Vin_LP)/V_m/L)*gm_PS)^2))" office:value-type="float" office:value="-23.8981635998355" calcext:value-type="float">
            <text:p>-23.8982</text:p>
          </table:table-cell>
          <table:table-cell table:formula="of:=IF(-180/PI()*ATAN((2*PI()*[.B39]*R_ca*C_ca)/(1-(2*PI()*[.B39])^2*C_ca/gm_ca/(IF(Op_mode=&quot;Boost&quot;; Vout_LP; Vin_LP)/V_m/L)*gm_PS))&gt;0; -180/PI()*ATAN((2*PI()*[.B39]*R_ca*C_ca)/(1-(2*PI()*[.B39])^2*C_ca/gm_ca/(IF(Op_mode=&quot;Boost&quot;; Vout_LP; Vin_LP)/V_m/L)*gm_PS))-180; -180/PI()*ATAN((2*PI()*[.B39]*R_ca*C_ca)/(1-(2*PI()*[.B39])^2*C_ca/gm_ca/(IF(Op_mode=&quot;Boost&quot;; Vout_LP; Vin_LP)/V_m/L)*gm_PS)))" office:value-type="float" office:value="-88.4743681551903" calcext:value-type="float">
            <text:p>-88.4744</text:p>
          </table:table-cell>
          <table:table-cell office:value-type="float" office:value="0" calcext:value-type="float">
            <text:p>0.0000</text:p>
          </table:table-cell>
          <table:table-cell table:formula="of:=IF([.B39]&lt;fsw; -180*[.B39]*1/2/fsw; -90)" office:value-type="float" office:value="-72.9728011197856" calcext:value-type="float">
            <text:p>-72.9728</text:p>
          </table:table-cell>
          <table:table-cell table:formula="of:=20*LOG(1/SQRT(([.B39]/(1/2/PI()/30000/0.000000000005))^2+1))" office:value-type="float" office:value="-0.572020582663754" calcext:value-type="float">
            <text:p>-0.5720</text:p>
          </table:table-cell>
          <table:table-cell table:formula="of:=-180/PI()*ATAN([.B39]/(1/2/PI()/30000/0.000000000005))" office:value-type="float" office:value="-20.5664509918102" calcext:value-type="float">
            <text:p>-20.5665</text:p>
          </table:table-cell>
          <table:table-cell table:formula="of:=IF(Op_mode=&quot;Boost&quot;; [.C39]+[.E39]+[.G39]+[.I39]+[.K39]+[.M39]+20*LOG(Vout_LP/Ioutmax/2*gm_PS*eff*Vin_LP/Vout_LP*gm_EA*10000000*1.129/Vout_max)+[.Q39]+[.S39]+[.U39]+[.Y39]; [.E39]+[.G39]+[.I39]+[.K39]+[.M39]+20*LOG(Vout_LP/Ioutmax*gm_PS*gm_EA*10000000*1.129/Vout_max)+[.Q39]+[.S39]+[.U39]+[.Y39])" office:value-type="float" office:value="-22.9513255917892" calcext:value-type="float">
            <text:p>-22.9513</text:p>
          </table:table-cell>
          <table:table-cell table:formula="of:=IF(Op_mode=&quot;Boost&quot;; [.D39]+[.F39]+[.H39]+[.J39]+180+[.L39]+[.N39]+[.R39]+[.T39]+[.V39]+[.X39]+[.Z39]; [.F39]+[.H39]+[.J39]+180+[.L39]+[.N39]+[.R39]+[.T39]+[.V39]+[.Z39])" office:value-type="float" office:value="-141.530587209493" calcext:value-type="float">
            <text:p>-141.5306</text:p>
          </table:table-cell>
          <table:table-cell table:formula="of:=[.AA39]+[.O39]" office:value-type="float" office:value="-59.1706022531499" calcext:value-type="float">
            <text:p>-59.1706</text:p>
          </table:table-cell>
          <table:table-cell table:formula="of:=[.AB39]+[.P39]" office:value-type="float" office:value="-230.645112651495" calcext:value-type="float">
            <text:p>-230.6451</text:p>
          </table:table-cell>
          <table:table-cell table:number-columns-repeated="16354"/>
        </table:table-row>
        <table:table-row table:style-name="ro6">
          <table:table-cell office:value-type="float" office:value="4.7" calcext:value-type="float">
            <text:p>4.7</text:p>
          </table:table-cell>
          <table:table-cell table:formula="of:=10*10^[.A40]" office:value-type="float" office:value="501187.233627273" calcext:value-type="float">
            <text:p>501,187</text:p>
          </table:table-cell>
          <table:table-cell table:formula="of:=20*LOG(SQRT(([.B40]/fzRHP)^2+1))" office:value-type="float" office:value="35.9769818159525" calcext:value-type="float">
            <text:p>35.9770</text:p>
          </table:table-cell>
          <table:table-cell table:formula="of:=-180/PI()*ATAN([.B40]/fzRHP)" office:value-type="float" office:value="-89.0894751111532" calcext:value-type="float">
            <text:p>-89.0895</text:p>
          </table:table-cell>
          <table:table-cell table:formula="of:=20*LOG(1/SQRT(([.B40]/fp)^2+1))" office:value-type="float" office:value="-63.6605064695862" calcext:value-type="float">
            <text:p>-63.6605</text:p>
          </table:table-cell>
          <table:table-cell table:formula="of:=-180/PI()*ATAN([.B40]/fp)" office:value-type="float" office:value="-89.9624078348391" calcext:value-type="float">
            <text:p>-89.9624</text:p>
          </table:table-cell>
          <table:table-cell table:formula="of:=20*LOG(SQRT(([.B40]/fz_ESR)^2+1))" office:value-type="float" office:value="25.4517208465948" calcext:value-type="float">
            <text:p>25.4517</text:p>
          </table:table-cell>
          <table:table-cell table:formula="of:=180/PI()*ATAN([.B40]/fz_ESR)" office:value-type="float" office:value="86.9398473724492" calcext:value-type="float">
            <text:p>86.9398</text:p>
          </table:table-cell>
          <table:table-cell table:formula="of:=20*LOG(1/SQRT(([.B40]/(1/2/PI()/ESR/(Cout_c*Cout_e/(Cout_c+Cout_e))))^2+1))" office:value-type="float" office:value="-5.90134911999991" calcext:value-type="float">
            <text:p>-5.9013</text:p>
          </table:table-cell>
          <table:table-cell table:formula="of:=-180/PI()*ATAN([.B40]/(1/2/PI()/(ESR)/(Cout_c*Cout_e/(Cout_c+Cout_e))))" office:value-type="float" office:value="-59.5416445606564" calcext:value-type="float">
            <text:p>-59.5416</text:p>
          </table:table-cell>
          <table:table-cell table:formula="of:=20*LOG(1/SQRT(([.B40]/(1/2/PI()/10000000/(Ccomp+Cp+0.000000000003)))^2+1))" office:value-type="float" office:value="-130.152870246801" calcext:value-type="float">
            <text:p>-130.1529</text:p>
          </table:table-cell>
          <table:table-cell table:formula="of:=-180/PI()*ATAN([.B40]/(1/2/PI()/10000000/(Ccomp+Cp+0.000000000003)))" office:value-type="float" office:value="-89.9999821975768" calcext:value-type="float">
            <text:p>-90.0000</text:p>
          </table:table-cell>
          <table:table-cell table:formula="of:=20*LOG(SQRT(([.B40]/fz_comp)^2+1))" office:value-type="float" office:value="71.5472225922468" calcext:value-type="float">
            <text:p>71.5472</text:p>
          </table:table-cell>
          <table:table-cell table:formula="of:=180/PI()*ATAN([.B40]/fz_comp)" office:value-type="float" office:value="89.9848378248967" calcext:value-type="float">
            <text:p>89.9848</text:p>
          </table:table-cell>
          <table:table-cell table:formula="of:=20*LOG(1/SQRT(([.B40]/fp_comp2)^2+1))" office:value-type="float" office:value="-38.2188938786172" calcext:value-type="float">
            <text:p>-38.2189</text:p>
          </table:table-cell>
          <table:table-cell table:formula="of:=-180/PI()*ATAN([.B40]/fp_comp2)" office:value-type="float" office:value="-89.296621892208" calcext:value-type="float">
            <text:p>-89.2966</text:p>
          </table:table-cell>
          <table:table-cell table:formula="of:=20*LOG(1/SQRT(([.B40]/(1/2/PI()/400000/0.0000000000055))^2+1))" office:value-type="float" office:value="-16.9016067857455" calcext:value-type="float">
            <text:p>-16.9016</text:p>
          </table:table-cell>
          <table:table-cell table:formula="of:=-180/PI()*ATAN([.B40]/(1/2/PI()/400000/0.0000000000055))" office:value-type="float" office:value="-81.7864522300161" calcext:value-type="float">
            <text:p>-81.7865</text:p>
          </table:table-cell>
          <table:table-cell table:formula="of:=20*LOG(SQRT((2*PI()*R_ca*C_ca*[.B40])^2+1))" office:value-type="float" office:value="25.9062454068864" calcext:value-type="float">
            <text:p>25.9062</text:p>
          </table:table-cell>
          <table:table-cell table:formula="of:=180/PI()*ATAN(2*PI()*R_ca*C_ca*[.B40])" office:value-type="float" office:value="87.096001944355" calcext:value-type="float">
            <text:p>87.0960</text:p>
          </table:table-cell>
          <table:table-cell table:formula="of:=20*LOG(1/SQRT((2*PI()*[.B40]*R_ca*C_ca)^2+(1-(2*PI()*[.B40])^2*C_ca/gm_ca/(IF(Op_mode=&quot;Boost&quot;; Vout_LP; Vin_LP)/V_m/L)*gm_PS)^2))" office:value-type="float" office:value="-25.8951487182004" calcext:value-type="float">
            <text:p>-25.8951</text:p>
          </table:table-cell>
          <table:table-cell table:formula="of:=IF(-180/PI()*ATAN((2*PI()*[.B40]*R_ca*C_ca)/(1-(2*PI()*[.B40])^2*C_ca/gm_ca/(IF(Op_mode=&quot;Boost&quot;; Vout_LP; Vin_LP)/V_m/L)*gm_PS))&gt;0; -180/PI()*ATAN((2*PI()*[.B40]*R_ca*C_ca)/(1-(2*PI()*[.B40])^2*C_ca/gm_ca/(IF(Op_mode=&quot;Boost&quot;; Vout_LP; Vin_LP)/V_m/L)*gm_PS))-180; -180/PI()*ATAN((2*PI()*[.B40]*R_ca*C_ca)/(1-(2*PI()*[.B40])^2*C_ca/gm_ca/(IF(Op_mode=&quot;Boost&quot;; Vout_LP; Vin_LP)/V_m/L)*gm_PS)))" office:value-type="float" office:value="-89.7788749875485" calcext:value-type="float">
            <text:p>-89.7789</text:p>
          </table:table-cell>
          <table:table-cell office:value-type="float" office:value="0" calcext:value-type="float">
            <text:p>0.0000</text:p>
          </table:table-cell>
          <table:table-cell table:formula="of:=IF([.B40]&lt;fsw; -180*[.B40]*1/2/fsw; -90)" office:value-type="float" office:value="-90" calcext:value-type="float">
            <text:p>-90.0000</text:p>
          </table:table-cell>
          <table:table-cell table:formula="of:=20*LOG(1/SQRT(([.B40]/(1/2/PI()/30000/0.000000000005))^2+1))" office:value-type="float" office:value="-0.874697523743677" calcext:value-type="float">
            <text:p>-0.8747</text:p>
          </table:table-cell>
          <table:table-cell table:formula="of:=-180/PI()*ATAN([.B40]/(1/2/PI()/30000/0.000000000005))" office:value-type="float" office:value="-25.2840754020042" calcext:value-type="float">
            <text:p>-25.2841</text:p>
          </table:table-cell>
          <table:table-cell table:formula="of:=IF(Op_mode=&quot;Boost&quot;; [.C40]+[.E40]+[.G40]+[.I40]+[.K40]+[.M40]+20*LOG(Vout_LP/Ioutmax/2*gm_PS*eff*Vin_LP/Vout_LP*gm_EA*10000000*1.129/Vout_max)+[.Q40]+[.S40]+[.U40]+[.Y40]; [.E40]+[.G40]+[.I40]+[.K40]+[.M40]+20*LOG(Vout_LP/Ioutmax*gm_PS*gm_EA*10000000*1.129/Vout_max)+[.Q40]+[.S40]+[.U40]+[.Y40])" office:value-type="float" office:value="-24.605750467018" calcext:value-type="float">
            <text:p>-24.6058</text:p>
          </table:table-cell>
          <table:table-cell table:formula="of:=IF(Op_mode=&quot;Boost&quot;; [.D40]+[.F40]+[.H40]+[.J40]+180+[.L40]+[.N40]+[.R40]+[.T40]+[.V40]+[.X40]+[.Z40]; [.F40]+[.H40]+[.J40]+180+[.L40]+[.N40]+[.R40]+[.T40]+[.V40]+[.Z40])" office:value-type="float" office:value="-171.422225182093" calcext:value-type="float">
            <text:p>-171.4222</text:p>
          </table:table-cell>
          <table:table-cell table:formula="of:=[.AA40]+[.O40]" office:value-type="float" office:value="-62.8246443456353" calcext:value-type="float">
            <text:p>-62.8246</text:p>
          </table:table-cell>
          <table:table-cell table:formula="of:=[.AB40]+[.P40]" office:value-type="float" office:value="-260.718847074301" calcext:value-type="float">
            <text:p>-260.7188</text:p>
          </table:table-cell>
          <table:table-cell table:number-columns-repeated="16354"/>
        </table:table-row>
        <table:table-row table:style-name="ro6">
          <table:table-cell office:value-type="float" office:value="4.8" calcext:value-type="float">
            <text:p>4.8</text:p>
          </table:table-cell>
          <table:table-cell table:formula="of:=10*10^[.A41]" office:value-type="float" office:value="630957.344480193" calcext:value-type="float">
            <text:p>630,957</text:p>
          </table:table-cell>
          <table:table-cell table:formula="of:=20*LOG(SQRT(([.B41]/fzRHP)^2+1))" office:value-type="float" office:value="37.9765770696094" calcext:value-type="float">
            <text:p>37.9766</text:p>
          </table:table-cell>
          <table:table-cell table:formula="of:=-180/PI()*ATAN([.B41]/fzRHP)" office:value-type="float" office:value="-89.2767219031568" calcext:value-type="float">
            <text:p>-89.2767</text:p>
          </table:table-cell>
          <table:table-cell table:formula="of:=20*LOG(1/SQRT(([.B41]/fp)^2+1))" office:value-type="float" office:value="-65.6605057796479" calcext:value-type="float">
            <text:p>-65.6605</text:p>
          </table:table-cell>
          <table:table-cell table:formula="of:=-180/PI()*ATAN([.B41]/fp)" office:value-type="float" office:value="-89.970139480227" calcext:value-type="float">
            <text:p>-89.9701</text:p>
          </table:table-cell>
          <table:table-cell table:formula="of:=20*LOG(SQRT(([.B41]/fz_ESR)^2+1))" office:value-type="float" office:value="27.4471508352958" calcext:value-type="float">
            <text:p>27.4472</text:p>
          </table:table-cell>
          <table:table-cell table:formula="of:=180/PI()*ATAN([.B41]/fz_ESR)" office:value-type="float" office:value="87.5683813325244" calcext:value-type="float">
            <text:p>87.5684</text:p>
          </table:table-cell>
          <table:table-cell table:formula="of:=20*LOG(1/SQRT(([.B41]/(1/2/PI()/ESR/(Cout_c*Cout_e/(Cout_c+Cout_e))))^2+1))" office:value-type="float" office:value="-7.4686549282649" calcext:value-type="float">
            <text:p>-7.4687</text:p>
          </table:table-cell>
          <table:table-cell table:formula="of:=-180/PI()*ATAN([.B41]/(1/2/PI()/(ESR)/(Cout_c*Cout_e/(Cout_c+Cout_e))))" office:value-type="float" office:value="-64.9618868920739" calcext:value-type="float">
            <text:p>-64.9619</text:p>
          </table:table-cell>
          <table:table-cell table:formula="of:=20*LOG(1/SQRT(([.B41]/(1/2/PI()/10000000/(Ccomp+Cp+0.000000000003)))^2+1))" office:value-type="float" office:value="-132.152870246801" calcext:value-type="float">
            <text:p>-132.1529</text:p>
          </table:table-cell>
          <table:table-cell table:formula="of:=-180/PI()*ATAN([.B41]/(1/2/PI()/10000000/(Ccomp+Cp+0.000000000003)))" office:value-type="float" office:value="-89.9999858590326" calcext:value-type="float">
            <text:p>-90.0000</text:p>
          </table:table-cell>
          <table:table-cell table:formula="of:=20*LOG(SQRT(([.B41]/fz_comp)^2+1))" office:value-type="float" office:value="73.5472224800091" calcext:value-type="float">
            <text:p>73.5472</text:p>
          </table:table-cell>
          <table:table-cell table:formula="of:=180/PI()*ATAN([.B41]/fz_comp)" office:value-type="float" office:value="89.9879562561119" calcext:value-type="float">
            <text:p>89.9880</text:p>
          </table:table-cell>
          <table:table-cell table:formula="of:=20*LOG(1/SQRT(([.B41]/fp_comp2)^2+1))" office:value-type="float" office:value="-40.2186523416734" calcext:value-type="float">
            <text:p>-40.2187</text:p>
          </table:table-cell>
          <table:table-cell table:formula="of:=-180/PI()*ATAN([.B41]/fp_comp2)" office:value-type="float" office:value="-89.4412765512441" calcext:value-type="float">
            <text:p>-89.4413</text:p>
          </table:table-cell>
          <table:table-cell table:formula="of:=20*LOG(1/SQRT(([.B41]/(1/2/PI()/400000/0.0000000000055))^2+1))" office:value-type="float" office:value="-18.8687714901914" calcext:value-type="float">
            <text:p>-18.8688</text:p>
          </table:table-cell>
          <table:table-cell table:formula="of:=-180/PI()*ATAN([.B41]/(1/2/PI()/400000/0.0000000000055))" office:value-type="float" office:value="-83.4592469286091" calcext:value-type="float">
            <text:p>-83.4592</text:p>
          </table:table-cell>
          <table:table-cell table:formula="of:=20*LOG(SQRT((2*PI()*R_ca*C_ca*[.B41])^2+1))" office:value-type="float" office:value="27.9021297221018" calcext:value-type="float">
            <text:p>27.9021</text:p>
          </table:table-cell>
          <table:table-cell table:formula="of:=180/PI()*ATAN(2*PI()*R_ca*C_ca*[.B41])" office:value-type="float" office:value="87.6925433586973" calcext:value-type="float">
            <text:p>87.6925</text:p>
          </table:table-cell>
          <table:table-cell table:formula="of:=20*LOG(1/SQRT((2*PI()*[.B41]*R_ca*C_ca)^2+(1-(2*PI()*[.B41])^2*C_ca/gm_ca/(IF(Op_mode=&quot;Boost&quot;; Vout_LP; Vin_LP)/V_m/L)*gm_PS)^2))" office:value-type="float" office:value="-27.8966039623592" calcext:value-type="float">
            <text:p>-27.8966</text:p>
          </table:table-cell>
          <table:table-cell table:formula="of:=IF(-180/PI()*ATAN((2*PI()*[.B41]*R_ca*C_ca)/(1-(2*PI()*[.B41])^2*C_ca/gm_ca/(IF(Op_mode=&quot;Boost&quot;; Vout_LP; Vin_LP)/V_m/L)*gm_PS))&gt;0; -180/PI()*ATAN((2*PI()*[.B41]*R_ca*C_ca)/(1-(2*PI()*[.B41])^2*C_ca/gm_ca/(IF(Op_mode=&quot;Boost&quot;; Vout_LP; Vin_LP)/V_m/L)*gm_PS))-180; -180/PI()*ATAN((2*PI()*[.B41]*R_ca*C_ca)/(1-(2*PI()*[.B41])^2*C_ca/gm_ca/(IF(Op_mode=&quot;Boost&quot;; Vout_LP; Vin_LP)/V_m/L)*gm_PS)))" office:value-type="float" office:value="-91.0718394690909" calcext:value-type="float">
            <text:p>-91.0718</text:p>
          </table:table-cell>
          <table:table-cell office:value-type="float" office:value="0" calcext:value-type="float">
            <text:p>0.0000</text:p>
          </table:table-cell>
          <table:table-cell table:formula="of:=IF([.B41]&lt;fsw; -180*[.B41]*1/2/fsw; -90)" office:value-type="float" office:value="-90" calcext:value-type="float">
            <text:p>-90.0000</text:p>
          </table:table-cell>
          <table:table-cell table:formula="of:=20*LOG(1/SQRT(([.B41]/(1/2/PI()/30000/0.000000000005))^2+1))" office:value-type="float" office:value="-1.31498182378975" calcext:value-type="float">
            <text:p>-1.3150</text:p>
          </table:table-cell>
          <table:table-cell table:formula="of:=-180/PI()*ATAN([.B41]/(1/2/PI()/30000/0.000000000005))" office:value-type="float" office:value="-30.7383953985215" calcext:value-type="float">
            <text:p>-30.7384</text:p>
          </table:table-cell>
          <table:table-cell table:formula="of:=IF(Op_mode=&quot;Boost&quot;; [.C41]+[.E41]+[.G41]+[.I41]+[.K41]+[.M41]+20*LOG(Vout_LP/Ioutmax/2*gm_PS*eff*Vin_LP/Vout_LP*gm_EA*10000000*1.129/Vout_max)+[.Q41]+[.S41]+[.U41]+[.Y41]; [.E41]+[.G41]+[.I41]+[.K41]+[.M41]+20*LOG(Vout_LP/Ioutmax*gm_PS*gm_EA*10000000*1.129/Vout_max)+[.Q41]+[.S41]+[.U41]+[.Y41])" office:value-type="float" office:value="-26.5910503886599" calcext:value-type="float">
            <text:p>-26.5911</text:p>
          </table:table-cell>
          <table:table-cell table:formula="of:=IF(Op_mode=&quot;Boost&quot;; [.D41]+[.F41]+[.H41]+[.J41]+180+[.L41]+[.N41]+[.R41]+[.T41]+[.V41]+[.X41]+[.Z41]; [.F41]+[.H41]+[.J41]+180+[.L41]+[.N41]+[.R41]+[.T41]+[.V41]+[.Z41])" office:value-type="float" office:value="-184.229334983378" calcext:value-type="float">
            <text:p>-184.2293</text:p>
          </table:table-cell>
          <table:table-cell table:formula="of:=[.AA41]+[.O41]" office:value-type="float" office:value="-66.8097027303333" calcext:value-type="float">
            <text:p>-66.8097</text:p>
          </table:table-cell>
          <table:table-cell table:formula="of:=[.AB41]+[.P41]" office:value-type="float" office:value="-273.670611534622" calcext:value-type="float">
            <text:p>-273.6706</text:p>
          </table:table-cell>
          <table:table-cell table:number-columns-repeated="16354"/>
        </table:table-row>
        <table:table-row table:style-name="ro6">
          <table:table-cell office:value-type="float" office:value="4.9" calcext:value-type="float">
            <text:p>4.9</text:p>
          </table:table-cell>
          <table:table-cell table:formula="of:=10*10^[.A42]" office:value-type="float" office:value="794328.234724282" calcext:value-type="float">
            <text:p>794,328</text:p>
          </table:table-cell>
          <table:table-cell table:formula="of:=20*LOG(SQRT(([.B42]/fzRHP)^2+1))" office:value-type="float" office:value="39.9763216725217" calcext:value-type="float">
            <text:p>39.9763</text:p>
          </table:table-cell>
          <table:table-cell table:formula="of:=-180/PI()*ATAN([.B42]/fzRHP)" office:value-type="float" office:value="-89.42546852381" calcext:value-type="float">
            <text:p>-89.4255</text:p>
          </table:table-cell>
          <table:table-cell table:formula="of:=20*LOG(1/SQRT(([.B42]/fp)^2+1))" office:value-type="float" office:value="-67.6605053443262" calcext:value-type="float">
            <text:p>-67.6605</text:p>
          </table:table-cell>
          <table:table-cell table:formula="of:=-180/PI()*ATAN([.B42]/fp)" office:value-type="float" office:value="-89.9762809452483" calcext:value-type="float">
            <text:p>-89.9763</text:p>
          </table:table-cell>
          <table:table-cell table:formula="of:=20*LOG(SQRT(([.B42]/fz_ESR)^2+1))" office:value-type="float" office:value="29.4442648767778" calcext:value-type="float">
            <text:p>29.4443</text:p>
          </table:table-cell>
          <table:table-cell table:formula="of:=180/PI()*ATAN([.B42]/fz_ESR)" office:value-type="float" office:value="88.0680686664927" calcext:value-type="float">
            <text:p>88.0681</text:p>
          </table:table-cell>
          <table:table-cell table:formula="of:=20*LOG(1/SQRT(([.B42]/(1/2/PI()/ESR/(Cout_c*Cout_e/(Cout_c+Cout_e))))^2+1))" office:value-type="float" office:value="-9.1716518773164" calcext:value-type="float">
            <text:p>-9.1717</text:p>
          </table:table-cell>
          <table:table-cell table:formula="of:=-180/PI()*ATAN([.B42]/(1/2/PI()/(ESR)/(Cout_c*Cout_e/(Cout_c+Cout_e))))" office:value-type="float" office:value="-69.6428889827172" calcext:value-type="float">
            <text:p>-69.6429</text:p>
          </table:table-cell>
          <table:table-cell table:formula="of:=20*LOG(1/SQRT(([.B42]/(1/2/PI()/10000000/(Ccomp+Cp+0.000000000003)))^2+1))" office:value-type="float" office:value="-134.1528702468" calcext:value-type="float">
            <text:p>-134.1529</text:p>
          </table:table-cell>
          <table:table-cell table:formula="of:=-180/PI()*ATAN([.B42]/(1/2/PI()/10000000/(Ccomp+Cp+0.000000000003)))" office:value-type="float" office:value="-89.9999887674304" calcext:value-type="float">
            <text:p>-90.0000</text:p>
          </table:table-cell>
          <table:table-cell table:formula="of:=20*LOG(SQRT(([.B42]/fz_comp)^2+1))" office:value-type="float" office:value="75.5472224091919" calcext:value-type="float">
            <text:p>75.5472</text:p>
          </table:table-cell>
          <table:table-cell table:formula="of:=180/PI()*ATAN([.B42]/fz_comp)" office:value-type="float" office:value="89.9904333141259" calcext:value-type="float">
            <text:p>89.9904</text:p>
          </table:table-cell>
          <table:table-cell table:formula="of:=20*LOG(1/SQRT(([.B42]/fp_comp2)^2+1))" office:value-type="float" office:value="-42.2184999352525" calcext:value-type="float">
            <text:p>-42.2185</text:p>
          </table:table-cell>
          <table:table-cell table:formula="of:=-180/PI()*ATAN([.B42]/fp_comp2)" office:value-type="float" office:value="-89.5561849976459" calcext:value-type="float">
            <text:p>-89.5562</text:p>
          </table:table-cell>
          <table:table-cell table:formula="of:=20*LOG(1/SQRT(([.B42]/(1/2/PI()/400000/0.0000000000055))^2+1))" office:value-type="float" office:value="-20.847925351687" calcext:value-type="float">
            <text:p>-20.8479</text:p>
          </table:table-cell>
          <table:table-cell table:formula="of:=-180/PI()*ATAN([.B42]/(1/2/PI()/400000/0.0000000000055))" office:value-type="float" office:value="-84.7961638646004" calcext:value-type="float">
            <text:p>-84.7962</text:p>
          </table:table-cell>
          <table:table-cell table:formula="of:=20*LOG(SQRT((2*PI()*R_ca*C_ca*[.B42])^2+1))" office:value-type="float" office:value="29.8995308922855" calcext:value-type="float">
            <text:p>29.8995</text:p>
          </table:table-cell>
          <table:table-cell table:formula="of:=180/PI()*ATAN(2*PI()*R_ca*C_ca*[.B42])" office:value-type="float" office:value="88.166756338743" calcext:value-type="float">
            <text:p>88.1668</text:p>
          </table:table-cell>
          <table:table-cell table:formula="of:=20*LOG(1/SQRT((2*PI()*[.B42]*R_ca*C_ca)^2+(1-(2*PI()*[.B42])^2*C_ca/gm_ca/(IF(Op_mode=&quot;Boost&quot;; Vout_LP; Vin_LP)/V_m/L)*gm_PS)^2))" office:value-type="float" office:value="-29.9028384665414" calcext:value-type="float">
            <text:p>-29.9028</text:p>
          </table:table-cell>
          <table:table-cell table:formula="of:=IF(-180/PI()*ATAN((2*PI()*[.B42]*R_ca*C_ca)/(1-(2*PI()*[.B42])^2*C_ca/gm_ca/(IF(Op_mode=&quot;Boost&quot;; Vout_LP; Vin_LP)/V_m/L)*gm_PS))&gt;0; -180/PI()*ATAN((2*PI()*[.B42]*R_ca*C_ca)/(1-(2*PI()*[.B42])^2*C_ca/gm_ca/(IF(Op_mode=&quot;Boost&quot;; Vout_LP; Vin_LP)/V_m/L)*gm_PS))-180; -180/PI()*ATAN((2*PI()*[.B42]*R_ca*C_ca)/(1-(2*PI()*[.B42])^2*C_ca/gm_ca/(IF(Op_mode=&quot;Boost&quot;; Vout_LP; Vin_LP)/V_m/L)*gm_PS)))" office:value-type="float" office:value="-92.4206998277819" calcext:value-type="float">
            <text:p>-92.4207</text:p>
          </table:table-cell>
          <table:table-cell office:value-type="float" office:value="0" calcext:value-type="float">
            <text:p>0.0000</text:p>
          </table:table-cell>
          <table:table-cell table:formula="of:=IF([.B42]&lt;fsw; -180*[.B42]*1/2/fsw; -90)" office:value-type="float" office:value="-90" calcext:value-type="float">
            <text:p>-90.0000</text:p>
          </table:table-cell>
          <table:table-cell table:formula="of:=20*LOG(1/SQRT(([.B42]/(1/2/PI()/30000/0.000000000005))^2+1))" office:value-type="float" office:value="-1.93251790304333" calcext:value-type="float">
            <text:p>-1.9325</text:p>
          </table:table-cell>
          <table:table-cell table:formula="of:=-180/PI()*ATAN([.B42]/(1/2/PI()/30000/0.000000000005))" office:value-type="float" office:value="-36.8198745506011" calcext:value-type="float">
            <text:p>-36.8199</text:p>
          </table:table-cell>
          <table:table-cell table:formula="of:=IF(Op_mode=&quot;Boost&quot;; [.C42]+[.E42]+[.G42]+[.I42]+[.K42]+[.M42]+20*LOG(Vout_LP/Ioutmax/2*gm_PS*eff*Vin_LP/Vout_LP*gm_EA*10000000*1.129/Vout_max)+[.Q42]+[.S42]+[.U42]+[.Y42]; [.E42]+[.G42]+[.I42]+[.K42]+[.M42]+20*LOG(Vout_LP/Ioutmax*gm_PS*gm_EA*10000000*1.129/Vout_max)+[.Q42]+[.S42]+[.U42]+[.Y42])" office:value-type="float" office:value="-28.9027116035593" calcext:value-type="float">
            <text:p>-28.9027</text:p>
          </table:table-cell>
          <table:table-cell table:formula="of:=IF(Op_mode=&quot;Boost&quot;; [.D42]+[.F42]+[.H42]+[.J42]+180+[.L42]+[.N42]+[.R42]+[.T42]+[.V42]+[.X42]+[.Z42]; [.F42]+[.H42]+[.J42]+180+[.L42]+[.N42]+[.R42]+[.T42]+[.V42]+[.Z42])" office:value-type="float" office:value="-196.856107142828" calcext:value-type="float">
            <text:p>-196.8561</text:p>
          </table:table-cell>
          <table:table-cell table:formula="of:=[.AA42]+[.O42]" office:value-type="float" office:value="-71.1212115388118" calcext:value-type="float">
            <text:p>-71.1212</text:p>
          </table:table-cell>
          <table:table-cell table:formula="of:=[.AB42]+[.P42]" office:value-type="float" office:value="-286.412292140474" calcext:value-type="float">
            <text:p>-286.4123</text:p>
          </table:table-cell>
          <table:table-cell table:number-columns-repeated="16354"/>
        </table:table-row>
        <table:table-row table:style-name="ro6">
          <table:table-cell table:style-name="ce154" office:value-type="float" office:value="5" calcext:value-type="float">
            <text:p>5</text:p>
          </table:table-cell>
          <table:table-cell table:style-name="ce160" table:formula="of:=10*10^[.A43]" office:value-type="float" office:value="1000000" calcext:value-type="float">
            <text:p>1,000,000</text:p>
          </table:table-cell>
          <table:table-cell table:style-name="ce163" table:formula="of:=20*LOG(SQRT(([.B43]/fzRHP)^2+1))" office:value-type="float" office:value="41.9761605201251" calcext:value-type="float">
            <text:p>41.9762</text:p>
          </table:table-cell>
          <table:table-cell table:style-name="ce167" table:formula="of:=-180/PI()*ATAN([.B43]/fzRHP)" office:value-type="float" office:value="-89.5436277818737" calcext:value-type="float">
            <text:p>-89.5436</text:p>
          </table:table-cell>
          <table:table-cell table:style-name="ce167" table:formula="of:=20*LOG(1/SQRT(([.B43]/fp)^2+1))" office:value-type="float" office:value="-69.6605050696568" calcext:value-type="float">
            <text:p>-69.6605</text:p>
          </table:table-cell>
          <table:table-cell table:style-name="ce167" table:formula="of:=-180/PI()*ATAN([.B43]/fp)" office:value-type="float" office:value="-89.9811592847125" calcext:value-type="float">
            <text:p>-89.9812</text:p>
          </table:table-cell>
          <table:table-cell table:style-name="ce167" table:formula="of:=20*LOG(SQRT(([.B43]/fz_ESR)^2+1))" office:value-type="float" office:value="31.4424429728073" calcext:value-type="float">
            <text:p>31.4424</text:p>
          </table:table-cell>
          <table:table-cell table:style-name="ce167" table:formula="of:=180/PI()*ATAN([.B43]/fz_ESR)" office:value-type="float" office:value="88.4651977616552" calcext:value-type="float">
            <text:p>88.4652</text:p>
          </table:table-cell>
          <table:table-cell table:style-name="ce167" table:formula="of:=20*LOG(1/SQRT(([.B43]/(1/2/PI()/ESR/(Cout_c*Cout_e/(Cout_c+Cout_e))))^2+1))" office:value-type="float" office:value="-10.9732349284533" calcext:value-type="float">
            <text:p>-10.9732</text:p>
          </table:table-cell>
          <table:table-cell table:style-name="ce170" table:formula="of:=-180/PI()*ATAN([.B43]/(1/2/PI()/(ESR)/(Cout_c*Cout_e/(Cout_c+Cout_e))))" office:value-type="float" office:value="-73.578100650015" calcext:value-type="float">
            <text:p>-73.5781</text:p>
          </table:table-cell>
          <table:table-cell table:style-name="ce163" table:formula="of:=20*LOG(1/SQRT(([.B43]/(1/2/PI()/10000000/(Ccomp+Cp+0.000000000003)))^2+1))" office:value-type="float" office:value="-136.1528702468" calcext:value-type="float">
            <text:p>-136.1529</text:p>
          </table:table-cell>
          <table:table-cell table:style-name="ce167" table:formula="of:=-180/PI()*ATAN([.B43]/(1/2/PI()/10000000/(Ccomp+Cp+0.000000000003)))" office:value-type="float" office:value="-89.9999910776528" calcext:value-type="float">
            <text:p>-90.0000</text:p>
          </table:table-cell>
          <table:table-cell table:style-name="ce167" table:formula="of:=20*LOG(SQRT(([.B43]/fz_comp)^2+1))" office:value-type="float" office:value="77.5472223645093" calcext:value-type="float">
            <text:p>77.5472</text:p>
          </table:table-cell>
          <table:table-cell table:style-name="ce167" table:formula="of:=180/PI()*ATAN([.B43]/fz_comp)" office:value-type="float" office:value="89.9924009112714" calcext:value-type="float">
            <text:p>89.9924</text:p>
          </table:table-cell>
          <table:table-cell table:style-name="ce167" table:formula="of:=20*LOG(1/SQRT(([.B43]/fp_comp2)^2+1))" office:value-type="float" office:value="-44.21840377055" calcext:value-type="float">
            <text:p>-44.2184</text:p>
          </table:table-cell>
          <table:table-cell table:style-name="ce170" table:formula="of:=-180/PI()*ATAN([.B43]/fp_comp2)" office:value-type="float" office:value="-89.6474626105805" calcext:value-type="float">
            <text:p>-89.6475</text:p>
          </table:table-cell>
          <table:table-cell table:style-name="ce167" table:formula="of:=20*LOG(1/SQRT(([.B43]/(1/2/PI()/400000/0.0000000000055))^2+1))" office:value-type="float" office:value="-22.8347206555948" calcext:value-type="float">
            <text:p>-22.8347</text:p>
          </table:table-cell>
          <table:table-cell table:style-name="ce167" table:formula="of:=-180/PI()*ATAN([.B43]/(1/2/PI()/400000/0.0000000000055))" office:value-type="float" office:value="-85.8622507888223" calcext:value-type="float">
            <text:p>-85.8623</text:p>
          </table:table-cell>
          <table:table-cell table:style-name="ce163" table:formula="of:=20*LOG(SQRT((2*PI()*R_ca*C_ca*[.B43])^2+1))" office:value-type="float" office:value="31.8978903409916" calcext:value-type="float">
            <text:p>31.8979</text:p>
          </table:table-cell>
          <table:table-cell table:style-name="ce167" table:formula="of:=180/PI()*ATAN(2*PI()*R_ca*C_ca*[.B43])" office:value-type="float" office:value="88.54361940684" calcext:value-type="float">
            <text:p>88.5436</text:p>
          </table:table-cell>
          <table:table-cell table:style-name="ce167" table:formula="of:=20*LOG(1/SQRT((2*PI()*[.B43]*R_ca*C_ca)^2+(1-(2*PI()*[.B43])^2*C_ca/gm_ca/(IF(Op_mode=&quot;Boost&quot;; Vout_LP; Vin_LP)/V_m/L)*gm_PS)^2))" office:value-type="float" office:value="-31.9151728397386" calcext:value-type="float">
            <text:p>-31.9152</text:p>
          </table:table-cell>
          <table:table-cell table:style-name="ce170" table:formula="of:=IF(-180/PI()*ATAN((2*PI()*[.B43]*R_ca*C_ca)/(1-(2*PI()*[.B43])^2*C_ca/gm_ca/(IF(Op_mode=&quot;Boost&quot;; Vout_LP; Vin_LP)/V_m/L)*gm_PS))&gt;0; -180/PI()*ATAN((2*PI()*[.B43]*R_ca*C_ca)/(1-(2*PI()*[.B43])^2*C_ca/gm_ca/(IF(Op_mode=&quot;Boost&quot;; Vout_LP; Vin_LP)/V_m/L)*gm_PS))-180; -180/PI()*ATAN((2*PI()*[.B43]*R_ca*C_ca)/(1-(2*PI()*[.B43])^2*C_ca/gm_ca/(IF(Op_mode=&quot;Boost&quot;; Vout_LP; Vin_LP)/V_m/L)*gm_PS)))" office:value-type="float" office:value="-93.8952931315923" calcext:value-type="float">
            <text:p>-93.8953</text:p>
          </table:table-cell>
          <table:table-cell table:style-name="ce163" office:value-type="float" office:value="0" calcext:value-type="float">
            <text:p>0.0000</text:p>
          </table:table-cell>
          <table:table-cell table:style-name="ce170" table:formula="of:=IF([.B43]&lt;fsw; -180*[.B43]*1/2/fsw; -90)" office:value-type="float" office:value="-90" calcext:value-type="float">
            <text:p>-90.0000</text:p>
          </table:table-cell>
          <table:table-cell table:style-name="ce163" table:formula="of:=20*LOG(1/SQRT(([.B43]/(1/2/PI()/30000/0.000000000005))^2+1))" office:value-type="float" office:value="-2.76062804436123" calcext:value-type="float">
            <text:p>-2.7606</text:p>
          </table:table-cell>
          <table:table-cell table:style-name="ce170" table:formula="of:=-180/PI()*ATAN([.B43]/(1/2/PI()/30000/0.000000000005))" office:value-type="float" office:value="-43.3038073071707" calcext:value-type="float">
            <text:p>-43.3038</text:p>
          </table:table-cell>
          <table:table-cell table:style-name="ce167" table:formula="of:=IF(Op_mode=&quot;Boost&quot;; [.C43]+[.E43]+[.G43]+[.I43]+[.K43]+[.M43]+20*LOG(Vout_LP/Ioutmax/2*gm_PS*eff*Vin_LP/Vout_LP*gm_EA*10000000*1.129/Vout_max)+[.Q43]+[.S43]+[.U43]+[.Y43]; [.E43]+[.G43]+[.I43]+[.K43]+[.M43]+20*LOG(Vout_LP/Ioutmax*gm_PS*gm_EA*10000000*1.129/Vout_max)+[.Q43]+[.S43]+[.U43]+[.Y43])" office:value-type="float" office:value="-31.5351578507932" calcext:value-type="float">
            <text:p>-31.5352</text:p>
          </table:table-cell>
          <table:table-cell table:style-name="ce167" table:formula="of:=IF(Op_mode=&quot;Boost&quot;; [.D43]+[.F43]+[.H43]+[.J43]+180+[.L43]+[.N43]+[.R43]+[.T43]+[.V43]+[.X43]+[.Z43]; [.F43]+[.H43]+[.J43]+180+[.L43]+[.N43]+[.R43]+[.T43]+[.V43]+[.Z43])" office:value-type="float" office:value="-209.163011942073" calcext:value-type="float">
            <text:p>-209.1630</text:p>
          </table:table-cell>
          <table:table-cell table:style-name="ce167" table:formula="of:=[.AA43]+[.O43]" office:value-type="float" office:value="-75.7535616213432" calcext:value-type="float">
            <text:p>-75.7536</text:p>
          </table:table-cell>
          <table:table-cell table:style-name="ce174" table:formula="of:=[.AB43]+[.P43]" office:value-type="float" office:value="-298.810474552653" calcext:value-type="float">
            <text:p>-298.8105</text:p>
          </table:table-cell>
          <table:table-cell table:number-columns-repeated="16354"/>
        </table:table-row>
      </table:table>
      <table:table table:name="LegalDisclaimer" table:style-name="ta3" table:protected="true" table:protection-key="r6QLNP6yHZhDqjWyKC5DTjkcS9o=" table:protection-key-digest-algorithm="http://docs.oasis-open.org/office/ns/table/legacy-hash-excel" loext:protection-key-digest-algorithm-2="http://www.w3.org/2000/09/xmldsig#sha1">
        <loext:table-protection loext:select-protected-cells="true" loext:select-unprotected-cells="true"/>
        <table:table-column table:style-name="co28" table:default-cell-style-name="ce178"/>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column table:style-name="co28" table:default-cell-style-name="Default"/>
        <table:table-column table:style-name="co29" table:default-cell-style-name="Default"/>
        <table:table-column table:style-name="co12" table:number-columns-repeated="254" table:default-cell-style-name="Default"/>
        <table:table-row table:style-name="ro11">
          <table:table-cell office:value-type="string" calcext:value-type="string">
            <text:p>THIS PROGRAM IS PROVIDED "AS IS". TI MAKES NO WARRANTIES OR REPRESENTATIONS, EITHER EXPRESS, IMPLIED OR STATUTORY, INCLUDING ANY IMPLIED WARRANTIES OF MERCHANTABILITY, FITNESS FOR A PARTICULAR PURPOSE, LACK OF VIRUSES, ACCURACY OR COMPLETENESS OF RESPONSES, RESULTS AND LACK OF NEGLIGENCE. TI DISCLAIMS ANY WARRANTY OF TITLE, QUIET ENJOYMENT, QUIET POSSESSION, AND NON-INFRINGEMENT OF ANY THIRD PARTY INTELLECTUAL PROPERTY RIGHTS WITH REGARD TO THE PROGRAM OR YOUR USE OF THE PROGRAM.</text:p>
          </table:table-cell>
          <table:table-cell table:number-columns-repeated="16383"/>
        </table:table-row>
        <table:table-row table:style-name="ro1">
          <table:table-cell table:style-name="ce179"/>
          <table:table-cell table:number-columns-repeated="16383"/>
        </table:table-row>
        <table:table-row table:style-name="ro12">
          <table:table-cell office:value-type="string" calcext:value-type="string">
            <text:p>IN NO EVENT SHALL TI BE LIABLE FOR ANY SPECIAL, INCIDENTAL, CONSEQUENTIAL OR INDIRECT DAMAGES, HOWEVER CAUSED, ON ANY THEORY OF LIABILITY AND WHETHER OR NOT TI HAS BEEN ADVISED OF THE POSSIBILITY OF SUCH DAMAGES, ARISING IN ANY WAY OUT OF THIS AGREEMENT, THE PROGRAM, OR YOUR USE OF THE PROGRAM. <text:s/>EXCLUDED DAMAGES INCLUDE, BUT ARE NOT LIMITED TO, COST OF REMOVAL OR REINSTALLATION, COMPUTER TIME, LABOR COSTS, LOSS OF GOODWILL, LOSS OF PROFITS, LOSS OF SAVINGS, OR LOSS OF USE OR INTERRUPTION OF BUSINESS. IN NO EVENT WILL TI'S AGGREGATE LIABILITY UNDER THIS AGREEMENT OR ARISING OUT OF YOUR USE OF THE PROGRAM EXCEED FIVE HUNDRED DOLLARS (U.S.$500).</text:p>
          </table:table-cell>
          <table:table-cell table:number-columns-repeated="16383"/>
        </table:table-row>
        <table:table-row table:style-name="ro1">
          <table:table-cell table:style-name="ce179"/>
          <table:table-cell table:number-columns-repeated="16383"/>
        </table:table-row>
        <table:table-row table:style-name="ro11">
          <table:table-cell office:value-type="string" calcext:value-type="string">
            <text:p>Unless otherwise stated, the Program written and copyrighted by Texas Instruments is distributed as "freeware". <text:s/>You may, only under TI's copyright in the Program, use and modify the Program without any charge or restriction. <text:s/>You may distribute to third parties, provided that you transfer a copy of this license to the third party and the third party agrees to these terms by its first use of the Program. You must reproduce the copyright notice and any other legend of ownership on each copy or partial copy, of the Program.</text:p>
          </table:table-cell>
          <table:table-cell table:number-columns-repeated="16383"/>
        </table:table-row>
        <table:table-row table:style-name="ro1">
          <table:table-cell table:style-name="ce179"/>
          <table:table-cell table:number-columns-repeated="16383"/>
        </table:table-row>
        <table:table-row table:style-name="ro12">
          <table:table-cell office:value-type="string" calcext:value-type="string">
            <text:p>You acknowledge and agree that the Program contains copyrighted material, trade secrets and other TI proprietary information and is protected by copyright laws, international copyright treaties, and trade secret laws, as well as other intellectual property laws. <text:s/>To protect TI's rights in the Program, you agree not to decompile, reverse engineer, disassemble or otherwise translate any object code versions of the Program to a human-readable form. <text:s/>You agree that in no event will you alter, remove or destroy any copyright notice included in the Program. <text:s/>TI reserves all rights not specifically granted under this license. Except as specifically provided herein, nothing in this agreement shall be construed as conferring by implication, estoppel, or otherwise, upon you, any license or other right under any TI patents, copyrights or trade secrets.</text:p>
          </table:table-cell>
          <table:table-cell table:number-columns-repeated="16383"/>
        </table:table-row>
        <table:table-row table:style-name="ro1">
          <table:table-cell table:style-name="ce179"/>
          <table:table-cell table:number-columns-repeated="16383"/>
        </table:table-row>
        <table:table-row table:style-name="ro1">
          <table:table-cell office:value-type="string" calcext:value-type="string">
            <text:p>TI Information - Selective Disclosure. You may not use the Program in non-TI devices.</text:p>
          </table:table-cell>
          <table:table-cell table:number-columns-repeated="16383"/>
        </table:table-row>
      </table:table>
      <table:named-expressions>
        <table:named-range table:name="BST_HS_dead_time" table:base-cell-address="$'Design Calculation'.$A$1" table:cell-range-address="$'Design Calculation'.$C$109"/>
        <table:named-range table:name="BST_HS_Rdson" table:base-cell-address="$'Design Calculation'.$A$1" table:cell-range-address="$'Design Calculation'.$C$108"/>
        <table:named-range table:name="BST_HS_Vd" table:base-cell-address="$'Design Calculation'.$A$1" table:cell-range-address="$'Design Calculation'.$C$110"/>
        <table:named-range table:name="BST_LS_fall_time" table:base-cell-address="$'Design Calculation'.$A$1" table:cell-range-address="$'Design Calculation'.$C$106"/>
        <table:named-range table:name="BST_LS_Rdson" table:base-cell-address="$'Design Calculation'.$A$1" table:cell-range-address="$'Design Calculation'.$C$105"/>
        <table:named-range table:name="BST_LS_rise_time" table:base-cell-address="$'Design Calculation'.$A$1" table:cell-range-address="$'Design Calculation'.$C$107"/>
        <table:named-range table:name="BUCK_HS_Coss" table:base-cell-address="$'Design Calculation'.$A$1" table:cell-range-address="$'Design Calculation'.$C$97"/>
        <table:named-range table:name="BUCK_HS_fall_time" table:base-cell-address="$'Design Calculation'.$A$1" table:cell-range-address="$'Design Calculation'.$C$99"/>
        <table:named-range table:name="BUCK_HS_Qg" table:base-cell-address="$'Design Calculation'.$A$1" table:cell-range-address="$'Design Calculation'.$C$96"/>
        <table:named-range table:name="BUCK_HS_Rdson" table:base-cell-address="$'Design Calculation'.$A$1" table:cell-range-address="$'Design Calculation'.$C$95"/>
        <table:named-range table:name="BUCK_HS_rise_time" table:base-cell-address="$'Design Calculation'.$A$1" table:cell-range-address="$'Design Calculation'.$C$98"/>
        <table:named-range table:name="BUCK_LS_deadtime" table:base-cell-address="$'Design Calculation'.$A$1" table:cell-range-address="$'Design Calculation'.$C$103"/>
        <table:named-range table:name="BUCK_LS_dead_time" table:base-cell-address="$'Design Calculation'.$A$1" table:cell-range-address="$'Design Calculation'.$C$103"/>
        <table:named-range table:name="BUCK_LS_Qg" table:base-cell-address="$'Design Calculation'.$A$1" table:cell-range-address="$'Design Calculation'.$C$101"/>
        <table:named-range table:name="BUCK_LS_Qrr" table:base-cell-address="$'Design Calculation'.$A$1" table:cell-range-address="$'Design Calculation'.$C$102"/>
        <table:named-range table:name="BUCK_LS_Rdson" table:base-cell-address="$'Design Calculation'.$A$1" table:cell-range-address="$'Design Calculation'.$C$100"/>
        <table:named-range table:name="BUCK_LS_Vd" table:base-cell-address="$'Design Calculation'.$A$1" table:cell-range-address="$'Design Calculation'.$C$104"/>
        <table:named-range table:name="Ccomp" table:base-cell-address="$'Design Calculation'.$A$1" table:cell-range-address="$'Design Calculation'.$C$84"/>
        <table:named-range table:name="Cout_c" table:base-cell-address="$'Design Calculation'.$A$1" table:cell-range-address="$'Design Calculation'.$C$39"/>
        <table:named-range table:name="Cout_e" table:base-cell-address="$'Design Calculation'.$A$1" table:cell-range-address="$'Design Calculation'.$C$41"/>
        <table:named-range table:name="Cp" table:base-cell-address="$'Design Calculation'.$A$1" table:cell-range-address="$'Design Calculation'.$C$87"/>
        <table:named-range table:name="C_bst_snubber" table:base-cell-address="$'Design Calculation'.$A$1" table:cell-range-address="$'Design Calculation'.$C$112"/>
        <table:named-range table:name="C_buck_snubber" table:base-cell-address="$'Design Calculation'.$A$1" table:cell-range-address="$'Design Calculation'.$C$111"/>
        <table:named-range table:name="C_ca" table:base-cell-address="$'Design Calculation'.$A$1" table:cell-range-address="$'Frequency Response Calculation'.$AG$5"/>
        <table:named-range table:name="DCR" table:base-cell-address="$'Design Calculation'.$A$1" table:cell-range-address="$'Design Calculation'.$C$94"/>
        <table:named-range table:name="dVinpkpk" table:base-cell-address="$'Design Calculation'.$A$1" table:cell-range-address="$'Design Calculation'.$C$45"/>
        <table:named-range table:name="dVoutpkpk" table:base-cell-address="$'Design Calculation'.$A$1" table:cell-range-address="$'Design Calculation'.$C$37"/>
        <table:named-range table:name="eff" table:base-cell-address="$'Design Calculation'.$A$1" table:cell-range-address="$'Design Calculation'.$C$51"/>
        <table:named-range table:name="ESR" table:base-cell-address="$'Design Calculation'.$A$1" table:cell-range-address="$'Design Calculation'.$C$43"/>
        <table:named-range table:name="fco" table:base-cell-address="$'Design Calculation'.$A$1" table:cell-range-address="$'Design Calculation'.$C$79"/>
        <table:named-range table:name="fp" table:base-cell-address="$'Design Calculation'.$A$1" table:cell-range-address="$'Design Calculation'.$C$76"/>
        <table:named-range table:name="fp_comp2" table:base-cell-address="$'Design Calculation'.$A$1" table:cell-range-address="$'Design Calculation'.$C$88"/>
        <table:named-range table:name="fsw" table:base-cell-address="$'Design Calculation'.$A$1" table:cell-range-address="$'Design Calculation'.$C$33"/>
        <table:named-range table:name="fzRHP" table:base-cell-address="$'Design Calculation'.$A$1" table:cell-range-address="$'Design Calculation'.$C$77"/>
        <table:named-range table:name="fz_comp" table:base-cell-address="$'Design Calculation'.$A$1" table:cell-range-address="$'Design Calculation'.$C$85"/>
        <table:named-range table:name="fz_ESR" table:base-cell-address="$'Design Calculation'.$A$1" table:cell-range-address="$'Design Calculation'.$C$78"/>
        <table:named-range table:name="gm_ca" table:base-cell-address="$'Design Calculation'.$A$1" table:cell-range-address="$'Frequency Response Calculation'.$AG$3"/>
        <table:named-range table:name="gm_EA" table:base-cell-address="$'Design Calculation'.$A$1" table:cell-range-address="$'Design Calculation'.$C$80"/>
        <table:named-range table:name="gm_PS" table:base-cell-address="$'Design Calculation'.$A$1" table:cell-range-address="$'Design Calculation'.$C$75"/>
        <table:named-range table:name="Iavg_limit" table:base-cell-address="$'Design Calculation'.$A$1" table:cell-range-address="$'Design Calculation'.$C$60"/>
        <table:named-range table:name="ILpeak" table:base-cell-address="$'Design Calculation'.$A$1" table:cell-range-address="$'Design Calculation'.$C$92"/>
        <table:named-range table:name="ILpeak_max" table:base-cell-address="$'Design Calculation'.$A$1" table:cell-range-address="$'Design Calculation'.$C$58"/>
        <table:named-range table:name="ILrms" table:base-cell-address="$'Design Calculation'.$A$1" table:cell-range-address="$'Design Calculation'.$C$91"/>
        <table:named-range table:name="ILrms_max" table:base-cell-address="$'Design Calculation'.$A$1" table:cell-range-address="$'Design Calculation'.$C$57"/>
        <table:named-range table:name="ILvalley" table:base-cell-address="$'Design Calculation'.$A$1" table:cell-range-address="$'Design Calculation'.$C$93"/>
        <table:named-range table:name="ILvalley_max" table:base-cell-address="$'Design Calculation'.$A$1" table:cell-range-address="$'Design Calculation'.$C$59"/>
        <table:named-range table:name="Ioutmax" table:base-cell-address="$'Design Calculation'.$A$1" table:cell-range-address="$'Design Calculation'.$C$19"/>
        <table:named-range table:name="Iout_limit" table:base-cell-address="$'Design Calculation'.$A$1" table:cell-range-address="$'Design Calculation'.$C$28"/>
        <table:named-range table:name="K" table:base-cell-address="$'Design Calculation'.$A$1" table:cell-range-address="$'Design Calculation'.$C$53"/>
        <table:named-range table:name="L" table:base-cell-address="$'Design Calculation'.$A$1" table:cell-range-address="$'Design Calculation'.$C$56"/>
        <table:named-range table:name="Op_mode" table:base-cell-address="$'Design Calculation'.$A$1" table:cell-range-address="$'Design Calculation'.$C$74"/>
        <table:named-range table:name="Rcomp" table:base-cell-address="$'Design Calculation'.$A$1" table:cell-range-address="$'Design Calculation'.$C$82"/>
        <table:named-range table:name="Reg_Ilimit" table:base-cell-address="$'Design Calculation'.$A$1" table:cell-range-address="$'Design Calculation'.$C$30"/>
        <table:named-range table:name="Reg_Vref" table:base-cell-address="$'Design Calculation'.$A$1" table:cell-range-address="$'Design Calculation'.$C$20"/>
        <table:named-range table:name="Rpcb" table:base-cell-address="$'Design Calculation'.$A$1" table:cell-range-address="$'Design Calculation'.$C$113"/>
        <table:named-range table:name="R_1" table:base-cell-address="$'Design Calculation'.$A$1" table:cell-range-address="$'Design Calculation'.$C$29"/>
        <table:named-range table:name="R_7" table:base-cell-address="$'Design Calculation'.$A$1" table:cell-range-address="$'Design Calculation'.$C$25"/>
        <table:named-range table:name="R_ca" table:base-cell-address="$'Design Calculation'.$A$1" table:cell-range-address="$'Frequency Response Calculation'.$AG$4"/>
        <table:named-range table:name="tou" table:base-cell-address="$'Design Calculation'.$A$1" table:cell-range-address="$'Design Calculation'.$F$122"/>
        <table:named-range table:name="Vin" table:base-cell-address="$'Design Calculation'.$A$1" table:cell-range-address="$'Design Calculation'.$C$72"/>
        <table:named-range table:name="Vin_eff" table:base-cell-address="$'Design Calculation'.$A$1" table:cell-range-address="$'Design Calculation'.$C$90"/>
        <table:named-range table:name="Vin_LP" table:base-cell-address="$'Design Calculation'.$A$1" table:cell-range-address="$'Design Calculation'.$C$72"/>
        <table:named-range table:name="Vin_max" table:base-cell-address="$'Design Calculation'.$A$1" table:cell-range-address="$'Design Calculation'.$C$15"/>
        <table:named-range table:name="Vin_min" table:base-cell-address="$'Design Calculation'.$A$1" table:cell-range-address="$'Design Calculation'.$C$14"/>
        <table:named-range table:name="Vout" table:base-cell-address="$'Design Calculation'.$A$1" table:cell-range-address="$'Design Calculation'.$C$17"/>
        <table:named-range table:name="Vout_LP" table:base-cell-address="$'Design Calculation'.$A$1" table:cell-range-address="$'Design Calculation'.$C$73"/>
        <table:named-range table:name="Vout_max" table:base-cell-address="$'Design Calculation'.$A$1" table:cell-range-address="$'Design Calculation'.$C$18"/>
        <table:named-range table:name="V_m" table:base-cell-address="$'Design Calculation'.$A$1" table:cell-range-address="$'Frequency Response Calculation'.$AG$6"/>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wiss"/>
    <style:font-face style:name="Calibri" svg:font-family="Calibri"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roman" style:font-charset="x-symbol"/>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currency-style style:name="N130P0" style:volatile="true">
      <number:currency-symbol/>
      <number:number number:decimal-places="0" number:min-decimal-places="0" number:min-integer-digits="1" number:grouping="true"/>
      <number:text> _)</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_)</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_)</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_)</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loext:blank-width-char=")">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loext:blank-width-char=")">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5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51P2" style:volatile="true">
      <number:text loext:blank-width-char="("> </number:text>
      <number:fill-character> </number:fill-character>
      <number:text>- _)</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currency-style style:name="N15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5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text loext:blank-width-char="("> </number:text>
      <number:currency-symbol/>
      <number:fill-character> </number:fill-character>
      <number:text>- _)</number:text>
    </number:currency-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5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currency-style style:name="N16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6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63">
      <number:text loext:blank-width-char="("> </number:text>
      <number:text-content/>
      <number:text loext:blank-width-char=")">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number:number-style style:name="N168">
      <number:number number:decimal-places="1" number:min-decimal-places="1" number:min-integer-digits="1"/>
    </number:number-style>
    <number:percentage-style style:name="N169">
      <number:number number:decimal-places="1" number:min-decimal-places="1" number:min-integer-digits="1"/>
      <number:text>%</number:text>
    </number:percentage-style>
    <number:number-style style:name="N170">
      <number:scientific-number number:decimal-places="3" number:min-decimal-places="3" number:min-integer-digits="1" number:min-exponent-digits="2" number:exponent-interval="1" number:forced-exponent-sign="true"/>
    </number:number-style>
    <number:number-style style:name="N171">
      <number:scientific-number number:decimal-places="1" number:min-decimal-places="1" number:min-integer-digits="1" number:min-exponent-digits="2" number:exponent-interval="1" number:forced-exponent-sign="true"/>
    </number:number-style>
    <number:number-style style:name="N172">
      <number:number number:decimal-places="4" number:min-decimal-places="4" number:min-integer-digits="1"/>
    </number:number-style>
    <number:number-style style:name="N173">
      <number:number number:decimal-places="3" number:min-decimal-places="3" number:min-integer-digits="1" number:grouping="true"/>
    </number:number-style>
    <number:number-style style:name="N175P0" style:volatile="true">
      <number:text/>
    </number:number-style>
    <number:number-style style:name="N175P1" style:volatile="true">
      <number:text/>
    </number:number-style>
    <number:number-style style:name="N175P2" style:volatile="true">
      <number:text/>
    </number:number-style>
    <number:text-style style:name="N175">
      <number:text/>
      <style:map style:condition="value()&gt;0" style:apply-style-name="N175P0"/>
      <style:map style:condition="value()&lt;0" style:apply-style-name="N175P1"/>
      <style:map style:condition="value()=0" style:apply-style-name="N175P2"/>
    </number:text-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style:style style:name="ConditionalStyle_5f_6" style:display-name="ConditionalStyle_6" style:family="table-cell" style:parent-style-name="Default">
      <style:table-cell-properties fo:background-color="#00ff00"/>
    </style:style>
    <style:style style:name="ConditionalStyle_5f_5" style:display-name="ConditionalStyle_5" style:family="table-cell" style:parent-style-name="Default">
      <style:table-cell-properties fo:background-color="#bfbfbf">
        <loext:background-complex-color loext:theme-type="light1" loext:color-type="theme">
          <loext:transformation loext:type="lummod" loext:value="7500"/>
        </loext:background-complex-color>
      </style:table-cell-properties>
    </style:style>
    <style:style style:name="ConditionalStyle_5f_8" style:display-name="ConditionalStyle_8" style:family="table-cell" style:parent-style-name="Default">
      <style:table-cell-properties fo:background-color="#fac090">
        <loext:background-complex-color loext:theme-type="accent6" loext:color-type="theme">
          <loext:transformation loext:type="lummod" loext:value="6000"/>
          <loext:transformation loext:type="lumoff" loext:value="3999"/>
        </loext:background-complex-color>
      </style:table-cell-properties>
    </style:style>
    <style:style style:name="ConditionalStyle_5f_7" style:display-name="ConditionalStyle_7" style:family="table-cell" style:parent-style-name="Default">
      <style:table-cell-properties fo:background-color="#bfbfbf">
        <loext:background-complex-color loext:theme-type="light1" loext:color-type="theme">
          <loext:transformation loext:type="lummod" loext:value="7500"/>
        </loext:background-complex-color>
      </style:table-cell-properties>
    </style:style>
    <style:style style:name="ConditionalStyle_5f_10" style:display-name="ConditionalStyle_10" style:family="table-cell" style:parent-style-name="Default">
      <style:table-cell-properties fo:background-color="#bfbfbf">
        <loext:background-complex-color loext:theme-type="light1" loext:color-type="theme">
          <loext:transformation loext:type="lummod" loext:value="7500"/>
        </loext:background-complex-color>
      </style:table-cell-properties>
    </style:style>
    <style:style style:name="ConditionalStyle_5f_9" style:display-name="ConditionalStyle_9" style:family="table-cell" style:parent-style-name="Default">
      <style:table-cell-properties fo:background-color="#00ff00"/>
    </style:style>
    <style:style style:name="ConditionalStyle_5f_12" style:display-name="ConditionalStyle_12" style:family="table-cell" style:parent-style-name="Default">
      <style:table-cell-properties fo:background-color="#fac090">
        <loext:background-complex-color loext:theme-type="accent6" loext:color-type="theme">
          <loext:transformation loext:type="lummod" loext:value="6000"/>
          <loext:transformation loext:type="lumoff" loext:value="3999"/>
        </loext:background-complex-color>
      </style:table-cell-properties>
    </style:style>
    <style:style style:name="ConditionalStyle_5f_11" style:display-name="ConditionalStyle_11" style:family="table-cell" style:parent-style-name="Default">
      <style:table-cell-properties fo:background-color="#bfbfbf">
        <loext:background-complex-color loext:theme-type="light1" loext:color-type="theme">
          <loext:transformation loext:type="lummod" loext:value="7500"/>
        </loext:background-complex-color>
      </style:table-cell-properties>
    </style:style>
    <style:style style:name="ConditionalStyle_5f_14" style:display-name="ConditionalStyle_14" style:family="table-cell" style:parent-style-name="Default">
      <style:table-cell-properties fo:background-color="#bfbfbf">
        <loext:background-complex-color loext:theme-type="light1" loext:color-type="theme">
          <loext:transformation loext:type="lummod" loext:value="7500"/>
        </loext:background-complex-color>
      </style:table-cell-properties>
    </style:style>
    <style:style style:name="ConditionalStyle_5f_13" style:display-name="ConditionalStyle_13" style:family="table-cell" style:parent-style-name="Default">
      <style:table-cell-properties fo:background-color="#00ff00"/>
    </style:style>
    <style:style style:name="ConditionalStyle_5f_4" style:display-name="ConditionalStyle_4" style:family="table-cell" style:parent-style-name="Default">
      <style:table-cell-properties fo:background-color="#00ff00"/>
    </style:style>
    <style:style style:name="ConditionalStyle_5f_3" style:display-name="ConditionalStyle_3" style:family="table-cell" style:parent-style-name="Default">
      <style:table-cell-properties fo:background-color="#d9d9d9">
        <loext:background-complex-color loext:theme-type="light1" loext:color-type="theme">
          <loext:transformation loext:type="lummod" loext:value="8500"/>
        </loext:background-complex-color>
      </style:table-cell-properties>
    </style:style>
    <style:style style:name="ConditionalStyle_5f_2" style:display-name="ConditionalStyle_2" style:family="table-cell" style:parent-style-name="Default">
      <style:table-cell-properties fo:background-color="#fac090">
        <loext:background-complex-color loext:theme-type="accent6" loext:color-type="theme">
          <loext:transformation loext:type="lummod" loext:value="6000"/>
          <loext:transformation loext:type="lumoff" loext:value="3999"/>
        </loext:background-complex-color>
      </style:table-cell-properties>
    </style:style>
    <style:style style:name="ConditionalStyle_5f_1" style:display-name="ConditionalStyle_1" style:family="table-cell" style:parent-style-name="Default">
      <style:table-cell-properties fo:background-color="#bfbfbf">
        <loext:background-complex-color loext:theme-type="light1" loext:color-type="theme">
          <loext:transformation loext:type="lummod" loext:value="7500"/>
        </loext:background-complex-color>
      </style:table-cell-properties>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1in" fo:margin-bottom="1in" fo:margin-left="0.75in" fo:margin-right="0.75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24">00/00/0000</text:date>, <text:time style:data-style-name="N2" text:time-value="19:22:24.0290080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egalDisclaimer" style:display-name="PageStyle_LegalDisclaimer" style:page-layout-name="Mpm3">
      <style:header style:display="false"/>
      <style:header-left style:display="false"/>
      <style:header-first style:display="false"/>
      <style:footer style:display="false"/>
      <style:footer-left style:display="false"/>
      <style:footer-first style:display="false"/>
    </style:master-page>
    <style:master-page style:name="PageStyle_5f_Frequency_20_Response_20_Calculation" style:display-name="PageStyle_Frequency Response Calcula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Design_20_Calculation" style:display-name="PageStyle_Design Calculation" style:page-layout-name="Mpm4">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0216859</meta:initial-creator>
    <meta:creation-date>2011-04-19T20:45:42</meta:creation-date>
    <dc:date>2025-01-24T19:23:32.636454531</dc:date>
    <meta:generator>LibreOffice/24.8.4.2$Linux_X86_64 LibreOffice_project/480$Build-2</meta:generator>
    <meta:editing-duration>PT3H3M6S</meta:editing-duration>
    <meta:editing-cycles>10</meta:editing-cycles>
    <meta:document-statistic meta:table-count="3" meta:cell-count="1856" meta:object-count="2"/>
    <meta:user-defined meta:name="AppVersion">14.0300</meta:user-defined>
    <meta:user-defined meta:name="Company">Texas Instruments</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number-style style:name="N172">
      <number:number number:decimal-places="4" number:min-decimal-places="4"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font-size="13pt" style:font-size-asian="13pt" style:font-size-complex="13pt"/>
    </style:style>
    <style:style style:name="ch3" style:family="chart">
      <style:graphic-properties draw:stroke="none" draw:fill="solid" draw:fill-color="#ffffff"/>
      <style:text-properties fo:color="#000000" style:text-position="0% 100%" fo:font-family="Calibri" fo:font-size="10pt" style:font-size-asian="10pt" style:font-size-complex="10pt"/>
    </style:style>
    <style:style style:name="ch4" style:family="chart">
      <style:chart-properties chart:interpolation="cubic-spline" chart:include-hidden-cells="false" chart:treat-empty-cells="leave-gap"/>
    </style:style>
    <style:style style:name="ch5" style:family="chart" style:data-style-name="N3">
      <style:chart-properties chart:display-label="true" chart:tick-marks-minor-inner="false" chart:tick-marks-minor-outer="true" chart:logarithmic="true" chart:minimum="100" chart:reverse-direction="false" text:line-break="false" loext:try-staggering-first="false" chart:link-data-style-to-source="false" chart:axis-position="-4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chart-properties chart:auto-position="true" style:rotation-angle="0"/>
      <style:text-properties fo:font-size="13pt" style:font-size-asian="13pt" style:font-size-complex="13pt"/>
    </style:style>
    <style:style style:name="ch7" style:family="chart">
      <style:graphic-properties svg:stroke-width="0.026cm" svg:stroke-color="#b7b7b7"/>
    </style:style>
    <style:style style:name="ch8" style:family="chart" style:data-style-name="N3">
      <style:chart-properties chart:display-label="true" chart:logarithmic="true" chart:reverse-direction="false" text:line-break="false" loext:try-staggering-first="false" chart:link-data-style-to-source="true" chart:visibl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9" style:family="chart" style:data-style-name="N1">
      <style:chart-properties chart:display-label="true" chart:logarithmic="false" chart:minimum="-40" chart:maximum="50" chart:interval-major="5" chart:interval-minor-divisor="5" chart:reverse-direction="false" text:line-break="false" loext:try-staggering-first="false" chart:link-data-style-to-source="false" chart:axis-position="100" chart:tick-mark-position="at-axis"/>
      <style:graphic-properties svg:stroke-width="0.026cm" svg:stroke-color="#878787"/>
      <style:text-properties fo:color="#000000" style:text-position="0% 100%" fo:font-family="Calibri" fo:font-size="10pt" style:font-size-asian="10pt" style:font-size-complex="10pt"/>
    </style:style>
    <style:style style:name="ch10" style:family="chart">
      <style:chart-properties style:rotation-angle="90"/>
      <style:text-properties fo:font-size="13pt" style:font-size-asian="13pt" style:font-size-complex="13pt"/>
    </style:style>
    <style:style style:name="ch11" style:family="chart">
      <style:graphic-properties svg:stroke-width="0.026cm" svg:stroke-color="#878787"/>
    </style:style>
    <style:style style:name="ch12" style:family="chart" style:data-style-name="N1">
      <style:chart-properties chart:display-label="true" chart:logarithmic="false" chart:minimum="-120" chart:maximum="150" chart:interval-major="15" chart:interval-minor-divisor="5" chart:reverse-direction="false" text:line-break="false" loext:try-staggering-first="false" chart:link-data-style-to-source="false" chart:axis-position="end" chart:tick-mark-position="at-axis"/>
      <style:graphic-properties svg:stroke-width="0.026cm" svg:stroke-color="#878787"/>
      <style:text-properties fo:color="#000000" style:text-position="0% 100%" fo:font-family="Calibri" fo:font-size="10pt" style:font-size-asian="10pt" style:font-size-complex="10pt"/>
    </style:style>
    <style:style style:name="ch13" style:family="chart" style:data-style-name="N172">
      <style:chart-properties chart:symbol-type="none" chart:link-data-style-to-source="true" chart:label-position="right">
        <chart:label-separator>
          <text:p>; </text:p>
        </chart:label-separator>
      </style:chart-properties>
      <style:graphic-properties svg:stroke-width="0.079cm" svg:stroke-color="#4a7ebb" draw:fill-color="#4a7ebb" fo:wrap-option="wrap"/>
      <style:text-properties fo:color="#000000" style:text-position="0% 100%" fo:font-family="Calibri" fo:font-size="10pt" style:font-size-asian="10pt" style:font-size-complex="10pt"/>
    </style:style>
    <style:style style:name="ch14" style:family="chart" style:data-style-name="N172">
      <style:chart-properties chart:symbol-type="none" chart:link-data-style-to-source="true" chart:label-position="right">
        <chart:label-separator>
          <text:p>; </text:p>
        </chart:label-separator>
      </style:chart-properties>
      <style:graphic-properties svg:stroke-width="0.079cm" svg:stroke-color="#be4b48" draw:fill-color="#be4b48"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style:style style:name="T1" style:family="text">
      <style:text-properties fo:color="#000000" style:text-position="0% 100%" fo:font-family="Calibri" fo:font-size="18pt" fo:language="en" fo:country="US" fo:font-weight="bold" style:font-size-asian="18pt" style:font-weight-asian="bold" style:font-size-complex="18pt" style:font-weight-complex="bold"/>
    </style:style>
    <style:style style:name="T2" style:family="text">
      <style:text-properties fo:color="#000000" style:text-position="0% 100%" fo:font-family="Calibri" fo:font-size="16pt" fo:language="en" fo:country="US" fo:font-weight="bold" style:font-size-asian="16pt" style:font-weight-asian="bold" style:font-size-complex="16pt" style:font-weight-complex="bold"/>
    </style:style>
  </office:automatic-styles>
  <office:body>
    <office:chart>
      <chart:chart svg:width="19.668cm" svg:height="14.278cm" xlink:href=".." xlink:type="simple" chart:class="chart:scatter" chart:style-name="ch1">
        <chart:title svg:x="6.625cm" svg:y="0.368cm" chart:style-name="ch2">
          <text:p><text:span text:style-name="T1">Open Loop Bode Plot</text:span></text:p>
        </chart:title>
        <chart:legend chart:legend-position="end" svg:x="14.741cm" svg:y="1.999cm" style:legend-expansion="custom" svg:width="1.887cm" svg:height="1.46cm" style:legend-expansion-aspect-ratio="1.29246575342466" chart:style-name="ch3"/>
        <chart:plot-area chart:style-name="ch4" table:cell-range-address="'Frequency Response Calculation'.B3:'Frequency Response Calculation'.B43 'Frequency Response Calculation'.AC3:'Frequency Response Calculation'.AD43" chart:data-source-has-labels="row" svg:x="1.331cm" svg:y="1.7cm" svg:width="16.912cm" svg:height="10.976cm">
          <chart:coordinate-region svg:x="2.036cm" svg:y="1.873cm" svg:width="15.327cm" svg:height="10.209cm"/>
          <chart:axis chart:dimension="x" chart:name="primary-x" chart:style-name="ch5">
            <chart:title svg:x="8.484cm" svg:y="12.961cm" chart:style-name="ch6">
              <text:p><text:span text:style-name="T2">Frequency</text:span></text:p>
            </chart:title>
            <chart:grid chart:style-name="ch7" chart:class="minor"/>
          </chart:axis>
          <chart:axis chart:dimension="x" chart:name="secondary-x" chart:style-name="ch8"/>
          <chart:axis chart:dimension="y" chart:name="primary-y" chart:style-name="ch9">
            <chart:title svg:x="0.249cm" svg:y="7.934cm" chart:style-name="ch10">
              <text:p><text:span text:style-name="T2">Gain (dB)</text:span></text:p>
            </chart:title>
            <chart:grid chart:style-name="ch11" chart:class="major"/>
          </chart:axis>
          <chart:axis chart:dimension="y" chart:name="secondary-y" chart:style-name="ch12">
            <chart:title svg:x="18.439cm" svg:y="9.086cm" chart:style-name="ch10">
              <text:p><text:span text:style-name="T2">Phase Margin (degree)</text:span></text:p>
            </chart:title>
          </chart:axis>
          <chart:series chart:attached-axis="primary-y" chart:style-name="ch13" chart:values-cell-range-address="'Frequency Response Calculation'.AC3:'Frequency Response Calculation'.AC43" loext:label-string="&quot;gain&quot;" chart:class="chart:scatter">
            <chart:domain table:cell-range-address="'Frequency Response Calculation'.B3:'Frequency Response Calculation'.B43"/>
            <chart:data-point chart:repeated="41"/>
          </chart:series>
          <chart:series chart:attached-axis="secondary-y" chart:style-name="ch14" chart:values-cell-range-address="'Frequency Response Calculation'.AD3:'Frequency Response Calculation'.AD43" loext:label-string="&quot;phase&quot;" chart:class="chart:scatter">
            <chart:data-point chart:repeated="41"/>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ain</text:p>
              </table:table-cell>
              <table:table-cell office:value-type="string">
                <text:p>phase</text:p>
              </table:table-cell>
            </table:table-row>
          </table:table-header-rows>
          <table:table-rows>
            <table:table-row>
              <table:table-cell office:value-type="string">
                <text:p>1</text:p>
              </table:table-cell>
              <table:table-cell office:value-type="float" office:value="100">
                <text:p>100</text:p>
                <draw:g>
                  <svg:desc>'Frequency Response Calculation'.B3:'Frequency Response Calculation'.B43</svg:desc>
                </draw:g>
              </table:table-cell>
              <table:table-cell office:value-type="float" office:value="5.31564459104484">
                <text:p>5.31564459104484</text:p>
                <draw:g>
                  <svg:desc>'Frequency Response Calculation'.AC3:'Frequency Response Calculation'.AC43</svg:desc>
                </draw:g>
              </table:table-cell>
              <table:table-cell office:value-type="float" office:value="108.631123423872">
                <text:p>108.631123423872</text:p>
                <draw:g>
                  <svg:desc>'Frequency Response Calculation'.AD3:'Frequency Response Calculation'.AD43</svg:desc>
                </draw:g>
              </table:table-cell>
            </table:table-row>
            <table:table-row>
              <table:table-cell office:value-type="string">
                <text:p>2</text:p>
              </table:table-cell>
              <table:table-cell office:value-type="float" office:value="125.892541179417">
                <text:p>125.892541179417</text:p>
              </table:table-cell>
              <table:table-cell office:value-type="float" office:value="3.94052667836432">
                <text:p>3.94052667836432</text:p>
              </table:table-cell>
              <table:table-cell office:value-type="float" office:value="110.666541663535">
                <text:p>110.666541663535</text:p>
              </table:table-cell>
            </table:table-row>
            <table:table-row>
              <table:table-cell office:value-type="string">
                <text:p>3</text:p>
              </table:table-cell>
              <table:table-cell office:value-type="float" office:value="158.489319246111">
                <text:p>158.489319246111</text:p>
              </table:table-cell>
              <table:table-cell office:value-type="float" office:value="2.68963724197542">
                <text:p>2.68963724197542</text:p>
              </table:table-cell>
              <table:table-cell office:value-type="float" office:value="111.929231594582">
                <text:p>111.929231594582</text:p>
              </table:table-cell>
            </table:table-row>
            <table:table-row>
              <table:table-cell office:value-type="string">
                <text:p>4</text:p>
              </table:table-cell>
              <table:table-cell office:value-type="float" office:value="199.526231496888">
                <text:p>199.526231496888</text:p>
              </table:table-cell>
              <table:table-cell office:value-type="float" office:value="1.51877743085702">
                <text:p>1.51877743085702</text:p>
              </table:table-cell>
              <table:table-cell office:value-type="float" office:value="112.074025039926">
                <text:p>112.074025039926</text:p>
              </table:table-cell>
            </table:table-row>
            <table:table-row>
              <table:table-cell office:value-type="string">
                <text:p>5</text:p>
              </table:table-cell>
              <table:table-cell office:value-type="float" office:value="251.188643150958">
                <text:p>251.188643150958</text:p>
              </table:table-cell>
              <table:table-cell office:value-type="float" office:value="0.36179851967062">
                <text:p>0.36179851967062</text:p>
              </table:table-cell>
              <table:table-cell office:value-type="float" office:value="110.911496722969">
                <text:p>110.911496722969</text:p>
              </table:table-cell>
            </table:table-row>
            <table:table-row>
              <table:table-cell office:value-type="string">
                <text:p>6</text:p>
              </table:table-cell>
              <table:table-cell office:value-type="float" office:value="316.227766016838">
                <text:p>316.227766016838</text:p>
              </table:table-cell>
              <table:table-cell office:value-type="float" office:value="-0.851635031969745">
                <text:p>-0.851635031969745</text:p>
              </table:table-cell>
              <table:table-cell office:value-type="float" office:value="108.467675944243">
                <text:p>108.467675944243</text:p>
              </table:table-cell>
            </table:table-row>
            <table:table-row>
              <table:table-cell office:value-type="string">
                <text:p>7</text:p>
              </table:table-cell>
              <table:table-cell office:value-type="float" office:value="398.107170553497">
                <text:p>398.107170553497</text:p>
              </table:table-cell>
              <table:table-cell office:value-type="float" office:value="-2.17621367199126">
                <text:p>-2.17621367199126</text:p>
              </table:table-cell>
              <table:table-cell office:value-type="float" office:value="104.954216314139">
                <text:p>104.954216314139</text:p>
              </table:table-cell>
            </table:table-row>
            <table:table-row>
              <table:table-cell office:value-type="string">
                <text:p>8</text:p>
              </table:table-cell>
              <table:table-cell office:value-type="float" office:value="501.187233627272">
                <text:p>501.187233627272</text:p>
              </table:table-cell>
              <table:table-cell office:value-type="float" office:value="-3.63900132089065">
                <text:p>-3.63900132089065</text:p>
              </table:table-cell>
              <table:table-cell office:value-type="float" office:value="100.665839943825">
                <text:p>100.665839943825</text:p>
              </table:table-cell>
            </table:table-row>
            <table:table-row>
              <table:table-cell office:value-type="string">
                <text:p>9</text:p>
              </table:table-cell>
              <table:table-cell office:value-type="float" office:value="630.957344480193">
                <text:p>630.957344480193</text:p>
              </table:table-cell>
              <table:table-cell office:value-type="float" office:value="-5.23986210503665">
                <text:p>-5.23986210503665</text:p>
              </table:table-cell>
              <table:table-cell office:value-type="float" office:value="95.863057741828">
                <text:p>95.863057741828</text:p>
              </table:table-cell>
            </table:table-row>
            <table:table-row>
              <table:table-cell office:value-type="string">
                <text:p>10</text:p>
              </table:table-cell>
              <table:table-cell office:value-type="float" office:value="794.328234724281">
                <text:p>794.328234724281</text:p>
              </table:table-cell>
              <table:table-cell office:value-type="float" office:value="-6.96096570735341">
                <text:p>-6.96096570735341</text:p>
              </table:table-cell>
              <table:table-cell office:value-type="float" office:value="90.6956284202374">
                <text:p>90.6956284202374</text:p>
              </table:table-cell>
            </table:table-row>
            <table:table-row>
              <table:table-cell office:value-type="string">
                <text:p>11</text:p>
              </table:table-cell>
              <table:table-cell office:value-type="float" office:value="1000">
                <text:p>1000</text:p>
              </table:table-cell>
              <table:table-cell office:value-type="float" office:value="-8.7781883538199">
                <text:p>-8.7781883538199</text:p>
              </table:table-cell>
              <table:table-cell office:value-type="float" office:value="85.1834385514941">
                <text:p>85.1834385514941</text:p>
              </table:table-cell>
            </table:table-row>
            <table:table-row>
              <table:table-cell office:value-type="string">
                <text:p>12</text:p>
              </table:table-cell>
              <table:table-cell office:value-type="float" office:value="1258.92541179417">
                <text:p>1258.92541179417</text:p>
              </table:table-cell>
              <table:table-cell office:value-type="float" office:value="-10.6693132214001">
                <text:p>-10.6693132214001</text:p>
              </table:table-cell>
              <table:table-cell office:value-type="float" office:value="79.2368022663548">
                <text:p>79.2368022663548</text:p>
              </table:table-cell>
            </table:table-row>
            <table:table-row>
              <table:table-cell office:value-type="string">
                <text:p>13</text:p>
              </table:table-cell>
              <table:table-cell office:value-type="float" office:value="1584.89319246111">
                <text:p>1584.89319246111</text:p>
              </table:table-cell>
              <table:table-cell office:value-type="float" office:value="-12.6179645022929">
                <text:p>-12.6179645022929</text:p>
              </table:table-cell>
              <table:table-cell office:value-type="float" office:value="72.6917847280681">
                <text:p>72.6917847280681</text:p>
              </table:table-cell>
            </table:table-row>
            <table:table-row>
              <table:table-cell office:value-type="string">
                <text:p>14</text:p>
              </table:table-cell>
              <table:table-cell office:value-type="float" office:value="1995.26231496888">
                <text:p>1995.26231496888</text:p>
              </table:table-cell>
              <table:table-cell office:value-type="float" office:value="-14.6144374076781">
                <text:p>-14.6144374076781</text:p>
              </table:table-cell>
              <table:table-cell office:value-type="float" office:value="65.3483409323837">
                <text:p>65.3483409323837</text:p>
              </table:table-cell>
            </table:table-row>
            <table:table-row>
              <table:table-cell office:value-type="string">
                <text:p>15</text:p>
              </table:table-cell>
              <table:table-cell office:value-type="float" office:value="2511.88643150958">
                <text:p>2511.88643150958</text:p>
              </table:table-cell>
              <table:table-cell office:value-type="float" office:value="-16.6546634163276">
                <text:p>-16.6546634163276</text:p>
              </table:table-cell>
              <table:table-cell office:value-type="float" office:value="57.01216619669">
                <text:p>57.01216619669</text:p>
              </table:table-cell>
            </table:table-row>
            <table:table-row>
              <table:table-cell office:value-type="string">
                <text:p>16</text:p>
              </table:table-cell>
              <table:table-cell office:value-type="float" office:value="3162.27766016838">
                <text:p>3162.27766016838</text:p>
              </table:table-cell>
              <table:table-cell office:value-type="float" office:value="-18.7377089238658">
                <text:p>-18.7377089238658</text:p>
              </table:table-cell>
              <table:table-cell office:value-type="float" office:value="47.5468986346921">
                <text:p>47.5468986346921</text:p>
              </table:table-cell>
            </table:table-row>
            <table:table-row>
              <table:table-cell office:value-type="string">
                <text:p>17</text:p>
              </table:table-cell>
              <table:table-cell office:value-type="float" office:value="3981.07170553497">
                <text:p>3981.07170553497</text:p>
              </table:table-cell>
              <table:table-cell office:value-type="float" office:value="-20.8615387093602">
                <text:p>-20.8615387093602</text:p>
              </table:table-cell>
              <table:table-cell office:value-type="float" office:value="36.9392631063711">
                <text:p>36.9392631063711</text:p>
              </table:table-cell>
            </table:table-row>
            <table:table-row>
              <table:table-cell office:value-type="string">
                <text:p>18</text:p>
              </table:table-cell>
              <table:table-cell office:value-type="float" office:value="5011.87233627273">
                <text:p>5011.87233627273</text:p>
              </table:table-cell>
              <table:table-cell office:value-type="float" office:value="-23.0171353723181">
                <text:p>-23.0171353723181</text:p>
              </table:table-cell>
              <table:table-cell office:value-type="float" office:value="25.3645059601373">
                <text:p>25.3645059601373</text:p>
              </table:table-cell>
            </table:table-row>
            <table:table-row>
              <table:table-cell office:value-type="string">
                <text:p>19</text:p>
              </table:table-cell>
              <table:table-cell office:value-type="float" office:value="6309.57344480193">
                <text:p>6309.57344480193</text:p>
              </table:table-cell>
              <table:table-cell office:value-type="float" office:value="-25.1828974119877">
                <text:p>-25.1828974119877</text:p>
              </table:table-cell>
              <table:table-cell office:value-type="float" office:value="13.2179824885564">
                <text:p>13.2179824885564</text:p>
              </table:table-cell>
            </table:table-row>
            <table:table-row>
              <table:table-cell office:value-type="string">
                <text:p>20</text:p>
              </table:table-cell>
              <table:table-cell office:value-type="float" office:value="7943.28234724281">
                <text:p>7943.28234724281</text:p>
              </table:table-cell>
              <table:table-cell office:value-type="float" office:value="-27.3231550446686">
                <text:p>-27.3231550446686</text:p>
              </table:table-cell>
              <table:table-cell office:value-type="float" office:value="1.0711660462642">
                <text:p>1.0711660462642</text:p>
              </table:table-cell>
            </table:table-row>
            <table:table-row>
              <table:table-cell office:value-type="string">
                <text:p>21</text:p>
              </table:table-cell>
              <table:table-cell office:value-type="float" office:value="10000">
                <text:p>10000</text:p>
              </table:table-cell>
              <table:table-cell office:value-type="float" office:value="-29.3932350802778">
                <text:p>-29.3932350802778</text:p>
              </table:table-cell>
              <table:table-cell office:value-type="float" office:value="-10.459821034344">
                <text:p>-10.459821034344</text:p>
              </table:table-cell>
            </table:table-row>
            <table:table-row>
              <table:table-cell office:value-type="string">
                <text:p>22</text:p>
              </table:table-cell>
              <table:table-cell office:value-type="float" office:value="12589.2541179417">
                <text:p>12589.2541179417</text:p>
              </table:table-cell>
              <table:table-cell office:value-type="float" office:value="-31.3484323689872">
                <text:p>-31.3484323689872</text:p>
              </table:table-cell>
              <table:table-cell office:value-type="float" office:value="-20.8890372952439">
                <text:p>-20.8890372952439</text:p>
              </table:table-cell>
            </table:table-row>
            <table:table-row>
              <table:table-cell office:value-type="string">
                <text:p>23</text:p>
              </table:table-cell>
              <table:table-cell office:value-type="float" office:value="15848.9319246111">
                <text:p>15848.9319246111</text:p>
              </table:table-cell>
              <table:table-cell office:value-type="float" office:value="-33.1517759058073">
                <text:p>-33.1517759058073</text:p>
              </table:table-cell>
              <table:table-cell office:value-type="float" office:value="-30.0042905974839">
                <text:p>-30.0042905974839</text:p>
              </table:table-cell>
            </table:table-row>
            <table:table-row>
              <table:table-cell office:value-type="string">
                <text:p>24</text:p>
              </table:table-cell>
              <table:table-cell office:value-type="float" office:value="19952.6231496888">
                <text:p>19952.6231496888</text:p>
              </table:table-cell>
              <table:table-cell office:value-type="float" office:value="-34.7794457159038">
                <text:p>-34.7794457159038</text:p>
              </table:table-cell>
              <table:table-cell office:value-type="float" office:value="-37.9281719697257">
                <text:p>-37.9281719697257</text:p>
              </table:table-cell>
            </table:table-row>
            <table:table-row>
              <table:table-cell office:value-type="string">
                <text:p>25</text:p>
              </table:table-cell>
              <table:table-cell office:value-type="float" office:value="25118.8643150958">
                <text:p>25118.8643150958</text:p>
              </table:table-cell>
              <table:table-cell office:value-type="float" office:value="-36.2268323552833">
                <text:p>-36.2268323552833</text:p>
              </table:table-cell>
              <table:table-cell office:value-type="float" office:value="-45.088247685709">
                <text:p>-45.088247685709</text:p>
              </table:table-cell>
            </table:table-row>
            <table:table-row>
              <table:table-cell office:value-type="string">
                <text:p>26</text:p>
              </table:table-cell>
              <table:table-cell office:value-type="float" office:value="31622.7766016838">
                <text:p>31622.7766016838</text:p>
              </table:table-cell>
              <table:table-cell office:value-type="float" office:value="-37.5159711655279">
                <text:p>-37.5159711655279</text:p>
              </table:table-cell>
              <table:table-cell office:value-type="float" office:value="-52.1117484369962">
                <text:p>-52.1117484369962</text:p>
              </table:table-cell>
            </table:table-row>
            <table:table-row>
              <table:table-cell office:value-type="string">
                <text:p>27</text:p>
              </table:table-cell>
              <table:table-cell office:value-type="float" office:value="39810.7170553497">
                <text:p>39810.7170553497</text:p>
              </table:table-cell>
              <table:table-cell office:value-type="float" office:value="-38.6995406601029">
                <text:p>-38.6995406601029</text:p>
              </table:table-cell>
              <table:table-cell office:value-type="float" office:value="-59.6733983268418">
                <text:p>-59.6733983268418</text:p>
              </table:table-cell>
            </table:table-row>
            <table:table-row>
              <table:table-cell office:value-type="string">
                <text:p>28</text:p>
              </table:table-cell>
              <table:table-cell office:value-type="float" office:value="50118.7233627273">
                <text:p>50118.7233627273</text:p>
              </table:table-cell>
              <table:table-cell office:value-type="float" office:value="-39.8555698454894">
                <text:p>-39.8555698454894</text:p>
              </table:table-cell>
              <table:table-cell office:value-type="float" office:value="-68.3449121452382">
                <text:p>-68.3449121452382</text:p>
              </table:table-cell>
            </table:table-row>
            <table:table-row>
              <table:table-cell office:value-type="string">
                <text:p>29</text:p>
              </table:table-cell>
              <table:table-cell office:value-type="float" office:value="63095.7344480193">
                <text:p>63095.7344480193</text:p>
              </table:table-cell>
              <table:table-cell office:value-type="float" office:value="-41.0725114401399">
                <text:p>-41.0725114401399</text:p>
              </table:table-cell>
              <table:table-cell office:value-type="float" office:value="-78.5028986876792">
                <text:p>-78.5028986876792</text:p>
              </table:table-cell>
            </table:table-row>
            <table:table-row>
              <table:table-cell office:value-type="string">
                <text:p>30</text:p>
              </table:table-cell>
              <table:table-cell office:value-type="float" office:value="79432.8234724281">
                <text:p>79432.8234724281</text:p>
              </table:table-cell>
              <table:table-cell office:value-type="float" office:value="-42.4310341807626">
                <text:p>-42.4310341807626</text:p>
              </table:table-cell>
              <table:table-cell office:value-type="float" office:value="-90.3285899986951">
                <text:p>-90.3285899986951</text:p>
              </table:table-cell>
            </table:table-row>
            <table:table-row>
              <table:table-cell office:value-type="string">
                <text:p>31</text:p>
              </table:table-cell>
              <table:table-cell office:value-type="float" office:value="100000">
                <text:p>100000</text:p>
              </table:table-cell>
              <table:table-cell office:value-type="float" office:value="-43.9914002322583">
                <text:p>-43.9914002322583</text:p>
              </table:table-cell>
              <table:table-cell office:value-type="float" office:value="-103.888610664035">
                <text:p>-103.888610664035</text:p>
              </table:table-cell>
            </table:table-row>
            <table:table-row>
              <table:table-cell office:value-type="string">
                <text:p>32</text:p>
              </table:table-cell>
              <table:table-cell office:value-type="float" office:value="125892.541179417">
                <text:p>125892.541179417</text:p>
              </table:table-cell>
              <table:table-cell office:value-type="float" office:value="-45.7920677438059">
                <text:p>-45.7920677438059</text:p>
              </table:table-cell>
              <table:table-cell office:value-type="float" office:value="-119.245271138253">
                <text:p>-119.245271138253</text:p>
              </table:table-cell>
            </table:table-row>
            <table:table-row>
              <table:table-cell office:value-type="string">
                <text:p>33</text:p>
              </table:table-cell>
              <table:table-cell office:value-type="float" office:value="158489.319246111">
                <text:p>158489.319246111</text:p>
              </table:table-cell>
              <table:table-cell office:value-type="float" office:value="-47.857800694521">
                <text:p>-47.857800694521</text:p>
              </table:table-cell>
              <table:table-cell office:value-type="float" office:value="-136.534706105427">
                <text:p>-136.534706105427</text:p>
              </table:table-cell>
            </table:table-row>
            <table:table-row>
              <table:table-cell office:value-type="string">
                <text:p>34</text:p>
              </table:table-cell>
              <table:table-cell office:value-type="float" office:value="199526.231496888">
                <text:p>199526.231496888</text:p>
              </table:table-cell>
              <table:table-cell office:value-type="float" office:value="-50.2094815838124">
                <text:p>-50.2094815838124</text:p>
              </table:table-cell>
              <table:table-cell office:value-type="float" office:value="-155.984608082589">
                <text:p>-155.984608082589</text:p>
              </table:table-cell>
            </table:table-row>
            <table:table-row>
              <table:table-cell office:value-type="string">
                <text:p>35</text:p>
              </table:table-cell>
              <table:table-cell office:value-type="float" office:value="251188.643150958">
                <text:p>251188.643150958</text:p>
              </table:table-cell>
              <table:table-cell office:value-type="float" office:value="-52.868166662275">
                <text:p>-52.868166662275</text:p>
              </table:table-cell>
              <table:table-cell office:value-type="float" office:value="-177.894288943832">
                <text:p>-177.894288943832</text:p>
              </table:table-cell>
            </table:table-row>
            <table:table-row>
              <table:table-cell office:value-type="string">
                <text:p>36</text:p>
              </table:table-cell>
              <table:table-cell office:value-type="float" office:value="316227.766016838">
                <text:p>316227.766016838</text:p>
              </table:table-cell>
              <table:table-cell office:value-type="float" office:value="-55.8519402062898">
                <text:p>-55.8519402062898</text:p>
              </table:table-cell>
              <table:table-cell office:value-type="float" office:value="-202.626585180433">
                <text:p>-202.626585180433</text:p>
              </table:table-cell>
            </table:table-row>
            <table:table-row>
              <table:table-cell office:value-type="string">
                <text:p>37</text:p>
              </table:table-cell>
              <table:table-cell office:value-type="float" office:value="398107.170553497">
                <text:p>398107.170553497</text:p>
              </table:table-cell>
              <table:table-cell office:value-type="float" office:value="-59.1706022531499">
                <text:p>-59.1706022531499</text:p>
              </table:table-cell>
              <table:table-cell office:value-type="float" office:value="-230.645112651495">
                <text:p>-230.645112651495</text:p>
              </table:table-cell>
            </table:table-row>
            <table:table-row>
              <table:table-cell office:value-type="string">
                <text:p>38</text:p>
              </table:table-cell>
              <table:table-cell office:value-type="float" office:value="501187.233627273">
                <text:p>501187.233627273</text:p>
              </table:table-cell>
              <table:table-cell office:value-type="float" office:value="-62.8246443456353">
                <text:p>-62.8246443456353</text:p>
              </table:table-cell>
              <table:table-cell office:value-type="float" office:value="-260.718847074301">
                <text:p>-260.718847074301</text:p>
              </table:table-cell>
            </table:table-row>
            <table:table-row>
              <table:table-cell office:value-type="string">
                <text:p>39</text:p>
              </table:table-cell>
              <table:table-cell office:value-type="float" office:value="630957.344480193">
                <text:p>630957.344480193</text:p>
              </table:table-cell>
              <table:table-cell office:value-type="float" office:value="-66.8097027303333">
                <text:p>-66.8097027303333</text:p>
              </table:table-cell>
              <table:table-cell office:value-type="float" office:value="-273.670611534622">
                <text:p>-273.670611534622</text:p>
              </table:table-cell>
            </table:table-row>
            <table:table-row>
              <table:table-cell office:value-type="string">
                <text:p>40</text:p>
              </table:table-cell>
              <table:table-cell office:value-type="float" office:value="794328.234724282">
                <text:p>794328.234724282</text:p>
              </table:table-cell>
              <table:table-cell office:value-type="float" office:value="-71.1212115388118">
                <text:p>-71.1212115388118</text:p>
              </table:table-cell>
              <table:table-cell office:value-type="float" office:value="-286.412292140474">
                <text:p>-286.412292140474</text:p>
              </table:table-cell>
            </table:table-row>
            <table:table-row>
              <table:table-cell office:value-type="string">
                <text:p>41</text:p>
              </table:table-cell>
              <table:table-cell office:value-type="float" office:value="1000000">
                <text:p>1000000</text:p>
              </table:table-cell>
              <table:table-cell office:value-type="float" office:value="-75.7535616213432">
                <text:p>-75.7535616213432</text:p>
              </table:table-cell>
              <table:table-cell office:value-type="float" office:value="-298.810474552653">
                <text:p>-298.81047455265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8.4.2$Linux_X86_64 LibreOffice_project/48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